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svg:font-family="Courier" style:font-family-generic="system" style:font-pitch="variable" svg:panose-1="2 7 4 9 2 2 5 2 4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text:start-value="1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2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28">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style style:name="P1" style:parent-style-name="Normal" style:master-page-name="MP0" style:family="paragraph">
      <style:paragraph-properties fo:break-before="page" fo:text-align="center" fo:margin-top="0.0625in" fo:margin-bottom="0.0208in"/>
    </style:style>
    <style:style style:name="T2" style:parent-style-name="DefaultParagraphFont" style:family="text">
      <style:text-properties fo:font-weight="bold" style:font-weight-asian="bold" style:font-weight-complex="bold" fo:color="#000000" fo:font-size="36pt" style:font-size-asian="36pt" style:font-size-complex="36pt"/>
    </style:style>
    <style:style style:name="P3" style:parent-style-name="Normal" style:family="paragraph">
      <style:paragraph-properties fo:text-align="center" fo:margin-bottom="0.1458in"/>
    </style:style>
    <style:style style:name="T4" style:parent-style-name="DefaultParagraphFont" style:family="text">
      <style:text-properties fo:font-style="italic" style:font-style-asian="italic" style:font-style-complex="italic" fo:color="#444444" fo:font-size="12pt" style:font-size-asian="12pt" style:font-size-complex="12pt"/>
    </style:style>
    <style:style style:name="T5" style:parent-style-name="DefaultParagraphFont" style:family="text">
      <style:text-properties fo:font-weight="bold" style:font-weight-asian="bold" style:font-weight-complex="bold" fo:font-style="italic" style:font-style-asian="italic" style:font-style-complex="italic" fo:color="#444444" fo:font-size="12pt" style:font-size-asian="12pt" style:font-size-complex="12pt"/>
    </style:style>
    <style:style style:name="T6" style:parent-style-name="DefaultParagraphFont" style:family="text">
      <style:text-properties fo:font-style="italic" style:font-style-asian="italic" style:font-style-complex="italic" fo:color="#444444" fo:font-size="12pt" style:font-size-asian="12pt" style:font-size-complex="12pt"/>
    </style:style>
    <style:style style:name="TableColumn8" style:family="table-column">
      <style:table-column-properties style:column-width="5.968in"/>
    </style:style>
    <style:style style:name="Table7" style:family="table">
      <style:table-properties style:width="5.968in" fo:margin-left="0in" table:align="left"/>
    </style:style>
    <style:style style:name="TableRow9" style:family="table-row">
      <style:table-row-properties/>
    </style:style>
    <style:style style:name="TableCell10" style:family="table-cell">
      <style:table-cell-properties fo:border="0.0312in solid #000000" fo:background-color="#0B0F14" style:writing-mode="lr-tb" fo:padding-top="0in" fo:padding-left="0.075in" fo:padding-bottom="0in" fo:padding-right="0.075in"/>
    </style:style>
    <style:style style:name="P11" style:parent-style-name="Normal" style:family="paragraph">
      <style:paragraph-properties fo:margin-bottom="0.1041in" fo:line-height="100%"/>
    </style:style>
    <style:style style:name="T12" style:parent-style-name="DefaultParagraphFont" style:family="text">
      <style:text-properties fo:font-size="14pt" style:font-size-asian="14pt" style:font-size-complex="14pt"/>
    </style:style>
    <style:style style:name="P13" style:parent-style-name="Normal" style:family="paragraph">
      <style:paragraph-properties fo:margin-bottom="0.1041in" fo:line-height="100%"/>
    </style:style>
    <style:style style:name="T14" style:parent-style-name="DefaultParagraphFont" style:family="text">
      <style:text-properties fo:font-weight="bold" style:font-weight-asian="bold" style:font-weight-complex="bold" fo:font-size="18pt" style:font-size-asian="18pt" style:font-size-complex="18pt"/>
    </style:style>
    <style:style style:name="P15" style:parent-style-name="Normal" style:family="paragraph">
      <style:paragraph-properties fo:margin-bottom="0.1458in" fo:line-height="100%"/>
    </style:style>
    <style:style style:name="T16" style:parent-style-name="DefaultParagraphFont" style:family="text">
      <style:text-properties fo:font-size="13pt" style:font-size-asian="13pt" style:font-size-complex="13pt"/>
    </style:style>
    <style:style style:name="P17" style:parent-style-name="Normal" style:family="paragraph">
      <style:paragraph-properties fo:margin-bottom="0.1458in" fo:line-height="100%"/>
    </style:style>
    <style:style style:name="T18" style:parent-style-name="DefaultParagraphFont" style:family="text">
      <style:text-properties fo:font-weight="bold" style:font-weight-asian="bold" style:font-weight-complex="bold" fo:font-size="14pt" style:font-size-asian="14pt" style:font-size-complex="14pt"/>
    </style:style>
    <style:style style:name="P19" style:parent-style-name="Normal" style:family="paragraph">
      <style:paragraph-properties fo:margin-bottom="0.125in" fo:line-height="100%"/>
    </style:style>
    <style:style style:name="T20" style:parent-style-name="DefaultParagraphFont" style:family="text">
      <style:text-properties fo:color="#E6E6E6" fo:font-size="11.5pt" style:font-size-asian="11.5pt" style:font-size-complex="11.5pt"/>
    </style:style>
    <style:style style:name="T21" style:parent-style-name="DefaultParagraphFont" style:family="text">
      <style:text-properties fo:color="#E6E6E6" fo:font-size="11.5pt" style:font-size-asian="11.5pt" style:font-size-complex="11.5pt"/>
    </style:style>
    <style:style style:name="T22" style:parent-style-name="DefaultParagraphFont" style:family="text">
      <style:text-properties fo:color="#E6E6E6" fo:font-size="11.5pt" style:font-size-asian="11.5pt" style:font-size-complex="11.5pt"/>
    </style:style>
    <style:style style:name="T23" style:parent-style-name="DefaultParagraphFont" style:family="text">
      <style:text-properties fo:color="#E6E6E6" fo:font-size="11.5pt" style:font-size-asian="11.5pt" style:font-size-complex="11.5pt"/>
    </style:style>
    <style:style style:name="T24" style:parent-style-name="DefaultParagraphFont" style:family="text">
      <style:text-properties fo:color="#E6E6E6" fo:font-size="11.5pt" style:font-size-asian="11.5pt" style:font-size-complex="11.5pt"/>
    </style:style>
    <style:style style:name="T25" style:parent-style-name="DefaultParagraphFont" style:family="text">
      <style:text-properties fo:color="#E6E6E6" fo:font-size="11.5pt" style:font-size-asian="11.5pt" style:font-size-complex="11.5pt"/>
    </style:style>
    <style:style style:name="T26" style:parent-style-name="DefaultParagraphFont" style:family="text">
      <style:text-properties fo:color="#E6E6E6" fo:font-size="11.5pt" style:font-size-asian="11.5pt" style:font-size-complex="11.5pt"/>
    </style:style>
    <style:style style:name="T27" style:parent-style-name="DefaultParagraphFont" style:family="text">
      <style:text-properties fo:color="#E6E6E6" fo:font-size="11.5pt" style:font-size-asian="11.5pt" style:font-size-complex="11.5pt"/>
    </style:style>
    <style:style style:name="T28" style:parent-style-name="DefaultParagraphFont" style:family="text">
      <style:text-properties fo:color="#E6E6E6" fo:font-size="11.5pt" style:font-size-asian="11.5pt" style:font-size-complex="11.5pt"/>
    </style:style>
    <style:style style:name="T29" style:parent-style-name="DefaultParagraphFont" style:family="text">
      <style:text-properties fo:color="#E6E6E6" fo:font-size="11.5pt" style:font-size-asian="11.5pt" style:font-size-complex="11.5pt"/>
    </style:style>
    <style:style style:name="T30" style:parent-style-name="DefaultParagraphFont" style:family="text">
      <style:text-properties fo:color="#E6E6E6" fo:font-size="11.5pt" style:font-size-asian="11.5pt" style:font-size-complex="11.5pt"/>
    </style:style>
    <style:style style:name="T31" style:parent-style-name="DefaultParagraphFont" style:family="text">
      <style:text-properties fo:color="#E6E6E6" fo:font-size="11.5pt" style:font-size-asian="11.5pt" style:font-size-complex="11.5pt"/>
    </style:style>
    <style:style style:name="T32" style:parent-style-name="DefaultParagraphFont" style:family="text">
      <style:text-properties fo:color="#E6E6E6" fo:font-size="11.5pt" style:font-size-asian="11.5pt" style:font-size-complex="11.5pt"/>
    </style:style>
    <style:style style:name="P33" style:parent-style-name="Normal" style:family="paragraph">
      <style:paragraph-properties fo:margin-bottom="0.0833in" fo:line-height="100%"/>
    </style:style>
    <style:style style:name="T34" style:parent-style-name="DefaultParagraphFont" style:family="text">
      <style:text-properties fo:font-weight="bold" style:font-weight-asian="bold" style:font-weight-complex="bold" fo:color="#E6E6E6" fo:font-size="11.5pt" style:font-size-asian="11.5pt" style:font-size-complex="11.5pt"/>
    </style:style>
    <style:style style:name="T35" style:parent-style-name="DefaultParagraphFont" style:family="text">
      <style:text-properties fo:color="#E6E6E6" fo:font-size="11.5pt" style:font-size-asian="11.5pt" style:font-size-complex="11.5pt"/>
    </style:style>
    <style:style style:name="P36" style:parent-style-name="Normal" style:family="paragraph">
      <style:paragraph-properties fo:margin-bottom="0.0833in" fo:line-height="100%"/>
    </style:style>
    <style:style style:name="T37" style:parent-style-name="DefaultParagraphFont" style:family="text">
      <style:text-properties fo:font-weight="bold" style:font-weight-asian="bold" style:font-weight-complex="bold" fo:color="#E6E6E6" fo:font-size="11.5pt" style:font-size-asian="11.5pt" style:font-size-complex="11.5pt"/>
    </style:style>
    <style:style style:name="T38" style:parent-style-name="DefaultParagraphFont" style:family="text">
      <style:text-properties fo:color="#E6E6E6" fo:font-size="11.5pt" style:font-size-asian="11.5pt" style:font-size-complex="11.5pt"/>
    </style:style>
    <style:style style:name="P39" style:parent-style-name="Normal" style:family="paragraph">
      <style:paragraph-properties fo:margin-bottom="0.0833in" fo:line-height="100%"/>
    </style:style>
    <style:style style:name="T40" style:parent-style-name="DefaultParagraphFont" style:family="text">
      <style:text-properties fo:font-weight="bold" style:font-weight-asian="bold" style:font-weight-complex="bold" fo:color="#E6E6E6" fo:font-size="11.5pt" style:font-size-asian="11.5pt" style:font-size-complex="11.5pt"/>
    </style:style>
    <style:style style:name="T41" style:parent-style-name="DefaultParagraphFont" style:family="text">
      <style:text-properties fo:font-weight="bold" style:font-weight-asian="bold" style:font-weight-complex="bold" fo:color="#E6E6E6" fo:font-size="11.5pt" style:font-size-asian="11.5pt" style:font-size-complex="11.5pt"/>
    </style:style>
    <style:style style:name="T42" style:parent-style-name="DefaultParagraphFont" style:family="text">
      <style:text-properties fo:font-weight="bold" style:font-weight-asian="bold" style:font-weight-complex="bold" fo:color="#E6E6E6" fo:font-size="11.5pt" style:font-size-asian="11.5pt" style:font-size-complex="11.5pt"/>
    </style:style>
    <style:style style:name="T43" style:parent-style-name="DefaultParagraphFont" style:family="text">
      <style:text-properties fo:color="#E6E6E6" fo:font-size="11.5pt" style:font-size-asian="11.5pt" style:font-size-complex="11.5pt"/>
    </style:style>
    <style:style style:name="P44" style:parent-style-name="Normal" style:family="paragraph">
      <style:paragraph-properties fo:margin-bottom="0in" fo:line-height="100%"/>
    </style:style>
    <style:style style:name="T45" style:parent-style-name="DefaultParagraphFont" style:family="text">
      <style:text-properties fo:color="#E6E6E6" fo:font-size="11.5pt" style:font-size-asian="11.5pt" style:font-size-complex="11.5pt"/>
    </style:style>
    <style:style style:name="T46" style:parent-style-name="DefaultParagraphFont" style:family="text">
      <style:text-properties fo:color="#E6E6E6" fo:font-size="11.5pt" style:font-size-asian="11.5pt" style:font-size-complex="11.5pt"/>
    </style:style>
    <style:style style:name="T47" style:parent-style-name="DefaultParagraphFont" style:family="text">
      <style:text-properties fo:color="#E6E6E6" fo:font-size="11.5pt" style:font-size-asian="11.5pt" style:font-size-complex="11.5pt"/>
    </style:style>
    <style:style style:name="T48" style:parent-style-name="DefaultParagraphFont" style:family="text">
      <style:text-properties fo:color="#E6E6E6" fo:font-size="11.5pt" style:font-size-asian="11.5pt" style:font-size-complex="11.5pt"/>
    </style:style>
    <style:style style:name="T49" style:parent-style-name="DefaultParagraphFont" style:family="text">
      <style:text-properties fo:color="#E6E6E6" fo:font-size="11.5pt" style:font-size-asian="11.5pt" style:font-size-complex="11.5pt"/>
    </style:style>
    <style:style style:name="T50" style:parent-style-name="DefaultParagraphFont" style:family="text">
      <style:text-properties fo:color="#E6E6E6" fo:font-size="11.5pt" style:font-size-asian="11.5pt" style:font-size-complex="11.5pt"/>
    </style:style>
    <style:style style:name="T51" style:parent-style-name="DefaultParagraphFont" style:family="text">
      <style:text-properties fo:color="#E6E6E6" fo:font-size="11.5pt" style:font-size-asian="11.5pt" style:font-size-complex="11.5pt"/>
    </style:style>
    <style:style style:name="T52" style:parent-style-name="DefaultParagraphFont" style:family="text">
      <style:text-properties fo:color="#E6E6E6" fo:font-size="11.5pt" style:font-size-asian="11.5pt" style:font-size-complex="11.5pt"/>
    </style:style>
    <style:style style:name="T53" style:parent-style-name="DefaultParagraphFont" style:family="text">
      <style:text-properties fo:color="#E6E6E6" fo:font-size="11.5pt" style:font-size-asian="11.5pt" style:font-size-complex="11.5pt"/>
    </style:style>
    <style:style style:name="T54" style:parent-style-name="DefaultParagraphFont" style:family="text">
      <style:text-properties fo:color="#E6E6E6" fo:font-size="11.5pt" style:font-size-asian="11.5pt" style:font-size-complex="11.5pt"/>
    </style:style>
    <style:style style:name="T55" style:parent-style-name="DefaultParagraphFont" style:family="text">
      <style:text-properties fo:color="#E6E6E6" fo:font-size="11.5pt" style:font-size-asian="11.5pt" style:font-size-complex="11.5pt"/>
    </style:style>
    <style:style style:name="T56" style:parent-style-name="DefaultParagraphFont" style:family="text">
      <style:text-properties fo:color="#E6E6E6" fo:font-size="11.5pt" style:font-size-asian="11.5pt" style:font-size-complex="11.5pt"/>
    </style:style>
    <style:style style:name="T57" style:parent-style-name="DefaultParagraphFont" style:family="text">
      <style:text-properties fo:color="#E6E6E6" fo:font-size="11.5pt" style:font-size-asian="11.5pt" style:font-size-complex="11.5pt"/>
    </style:style>
    <style:style style:name="T58" style:parent-style-name="DefaultParagraphFont" style:family="text">
      <style:text-properties fo:color="#E6E6E6" fo:font-size="11.5pt" style:font-size-asian="11.5pt" style:font-size-complex="11.5pt"/>
    </style:style>
    <style:style style:name="T59" style:parent-style-name="DefaultParagraphFont" style:family="text">
      <style:text-properties fo:color="#E6E6E6" fo:font-size="11.5pt" style:font-size-asian="11.5pt" style:font-size-complex="11.5pt"/>
    </style:style>
    <style:style style:name="T60" style:parent-style-name="DefaultParagraphFont" style:family="text">
      <style:text-properties fo:color="#E6E6E6" fo:font-size="11.5pt" style:font-size-asian="11.5pt" style:font-size-complex="11.5pt"/>
    </style:style>
    <style:style style:name="T61" style:parent-style-name="DefaultParagraphFont" style:family="text">
      <style:text-properties fo:color="#E6E6E6" fo:font-size="11.5pt" style:font-size-asian="11.5pt" style:font-size-complex="11.5pt"/>
    </style:style>
    <style:style style:name="T62" style:parent-style-name="DefaultParagraphFont" style:family="text">
      <style:text-properties fo:color="#E6E6E6" fo:font-size="11.5pt" style:font-size-asian="11.5pt" style:font-size-complex="11.5pt"/>
    </style:style>
    <style:style style:name="T63" style:parent-style-name="DefaultParagraphFont" style:family="text">
      <style:text-properties fo:color="#E6E6E6" fo:font-size="11.5pt" style:font-size-asian="11.5pt" style:font-size-complex="11.5pt"/>
    </style:style>
    <style:style style:name="T64" style:parent-style-name="DefaultParagraphFont" style:family="text">
      <style:text-properties fo:color="#E6E6E6" fo:font-size="11.5pt" style:font-size-asian="11.5pt" style:font-size-complex="11.5pt"/>
    </style:style>
    <style:style style:name="T65" style:parent-style-name="DefaultParagraphFont" style:family="text">
      <style:text-properties fo:color="#E6E6E6" fo:font-size="11.5pt" style:font-size-asian="11.5pt" style:font-size-complex="11.5pt"/>
    </style:style>
    <style:style style:name="P66" style:parent-style-name="Normal" style:family="paragraph">
      <style:paragraph-properties fo:margin-top="0.1041in" fo:margin-bottom="0.1041in"/>
    </style:style>
    <style:style style:name="P67" style:parent-style-name="Normal" style:family="paragraph">
      <style:paragraph-properties fo:text-align="center"/>
    </style:style>
    <style:style style:name="T68" style:parent-style-name="DefaultParagraphFont" style:family="text">
      <style:text-properties fo:font-weight="bold" style:font-weight-asian="bold" fo:color="#000000" fo:font-size="28pt" style:font-size-asian="28pt"/>
    </style:style>
    <style:style style:name="P69" style:parent-style-name="Normal" style:family="paragraph">
      <style:paragraph-properties fo:text-align="center"/>
    </style:style>
    <style:style style:name="T70" style:parent-style-name="DefaultParagraphFont" style:family="text">
      <style:text-properties fo:color="#444444" fo:font-size="18pt" style:font-size-asian="18pt"/>
    </style:style>
    <style:style style:name="P71" style:parent-style-name="Normal" style:family="paragraph">
      <style:paragraph-properties fo:text-align="center"/>
    </style:style>
    <style:style style:name="T72" style:parent-style-name="DefaultParagraphFont" style:family="text">
      <style:text-properties fo:color="#666666" fo:font-size="10pt" style:font-size-asian="10pt"/>
    </style:style>
    <style:style style:name="P73" style:parent-style-name="Normal" style:family="paragraph">
      <style:paragraph-properties fo:text-align="center"/>
    </style:style>
    <style:style style:name="T74" style:parent-style-name="DefaultParagraphFont" style:family="text">
      <style:text-properties fo:color="#666666" fo:font-size="10pt" style:font-size-asian="10pt"/>
    </style:style>
    <style:style style:name="P75" style:parent-style-name="Normal" style:family="paragraph">
      <style:paragraph-properties fo:text-align="center" fo:margin-top="0.1875in" fo:margin-bottom="0.0416in"/>
    </style:style>
    <style:style style:name="T76" style:parent-style-name="DefaultParagraphFont" style:family="text">
      <style:text-properties fo:font-style="italic" style:font-style-asian="italic" style:font-style-complex="italic" fo:color="#0F4761" fo:font-size="12pt" style:font-size-asian="12pt" style:font-size-complex="12pt"/>
    </style:style>
    <style:style style:name="P77" style:parent-style-name="Normal" style:family="paragraph">
      <style:paragraph-properties fo:text-align="center" fo:margin-bottom="0.1875in"/>
    </style:style>
    <style:style style:name="T78" style:parent-style-name="DefaultParagraphFont" style:family="text">
      <style:text-properties fo:font-style="italic" style:font-style-asian="italic" style:font-style-complex="italic" fo:color="#595959" fo:font-size="12pt" style:font-size-asian="12pt" style:font-size-complex="12pt"/>
    </style:style>
    <style:style style:name="T79" style:parent-style-name="DefaultParagraphFont" style:family="text">
      <style:text-properties style:font-name="Aptos Display" style:font-name-asian="Aptos Display" style:font-name-complex="Aptos Display" fo:font-weight="normal" style:font-weight-asian="normal" style:font-weight-complex="normal" fo:color="#0F4761" fo:font-size="20pt" style:font-size-asian="20pt" style:font-size-complex="20pt"/>
    </style:style>
    <style:style style:name="T80" style:parent-style-name="DefaultParagraphFont" style:family="text">
      <style:text-properties style:font-name="Aptos Display" style:font-name-asian="Aptos Display" style:font-name-complex="Aptos Display" fo:font-weight="normal" style:font-weight-asian="normal" style:font-weight-complex="normal" fo:color="#0F4761" fo:font-size="16pt" style:font-size-asian="16pt" style:font-size-complex="16pt"/>
    </style:style>
    <style:style style:name="T81" style:parent-style-name="DefaultParagraphFont" style:family="text">
      <style:text-properties fo:color="#444444"/>
    </style:style>
    <style:style style:name="T82" style:parent-style-name="DefaultParagraphFont" style:family="text">
      <style:text-properties fo:color="#444444"/>
    </style:style>
    <style:style style:name="T83" style:parent-style-name="DefaultParagraphFont" style:family="text">
      <style:text-properties fo:color="#444444"/>
    </style:style>
    <style:style style:name="T84" style:parent-style-name="DefaultParagraphFont" style:family="text">
      <style:text-properties fo:color="#444444"/>
    </style:style>
    <style:style style:name="T85" style:parent-style-name="DefaultParagraphFont" style:family="text">
      <style:text-properties fo:color="#444444"/>
    </style:style>
    <style:style style:name="P86" style:parent-style-name="Normal" style:family="paragraph">
      <style:paragraph-properties fo:break-before="page"/>
    </style:style>
    <style:style style:name="T87" style:parent-style-name="DefaultParagraphFont" style:family="text">
      <style:text-properties fo:color="#000000"/>
    </style:style>
    <style:style style:name="T88" style:parent-style-name="DefaultParagraphFont" style:family="text">
      <style:text-properties fo:color="#444444"/>
    </style:style>
    <style:style style:name="TableColumn90" style:family="table-column">
      <style:table-column-properties style:column-width="0.8569in" style:use-optimal-column-width="false"/>
    </style:style>
    <style:style style:name="TableColumn91" style:family="table-column">
      <style:table-column-properties style:column-width="0.8569in" style:use-optimal-column-width="false"/>
    </style:style>
    <style:style style:name="TableColumn92" style:family="table-column">
      <style:table-column-properties style:column-width="0.8569in" style:use-optimal-column-width="false"/>
    </style:style>
    <style:style style:name="TableColumn93" style:family="table-column">
      <style:table-column-properties style:column-width="0.8569in" style:use-optimal-column-width="false"/>
    </style:style>
    <style:style style:name="TableColumn94" style:family="table-column">
      <style:table-column-properties style:column-width="0.8569in" style:use-optimal-column-width="false"/>
    </style:style>
    <style:style style:name="TableColumn95" style:family="table-column">
      <style:table-column-properties style:column-width="0.8569in" style:use-optimal-column-width="false"/>
    </style:style>
    <style:style style:name="TableColumn96" style:family="table-column">
      <style:table-column-properties style:column-width="0.8569in" style:use-optimal-column-width="false"/>
    </style:style>
    <style:style style:name="Table89" style:family="table">
      <style:table-properties style:width="5.9986in" fo:margin-left="0in" table:align="left"/>
    </style:style>
    <style:style style:name="TableRow97" style:family="table-row">
      <style:table-row-properties style:use-optimal-row-height="false"/>
    </style:style>
    <style:style style:name="TableCell98"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99" style:parent-style-name="Normal" style:family="paragraph">
      <style:paragraph-properties fo:margin-bottom="0in" fo:line-height="100%"/>
    </style:style>
    <style:style style:name="T100" style:parent-style-name="DefaultParagraphFont" style:family="text">
      <style:text-properties style:font-name-asian="MS Gothic" style:font-name-complex="Times New Roman" fo:font-weight="bold" style:font-weight-asian="bold" style:font-weight-complex="bold" fo:font-size="10pt" style:font-size-asian="10pt"/>
    </style:style>
    <style:style style:name="TableCell101"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02" style:parent-style-name="Normal" style:family="paragraph">
      <style:paragraph-properties fo:margin-bottom="0in" fo:line-height="100%"/>
    </style:style>
    <style:style style:name="T103" style:parent-style-name="DefaultParagraphFont" style:family="text">
      <style:text-properties style:font-name-asian="MS Gothic" style:font-name-complex="Times New Roman" fo:font-weight="bold" style:font-weight-asian="bold" style:font-weight-complex="bold" fo:font-size="10pt" style:font-size-asian="10pt"/>
    </style:style>
    <style:style style:name="TableCell104"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05" style:parent-style-name="Normal" style:family="paragraph">
      <style:paragraph-properties fo:margin-bottom="0in" fo:line-height="100%"/>
    </style:style>
    <style:style style:name="T106" style:parent-style-name="DefaultParagraphFont" style:family="text">
      <style:text-properties style:font-name-asian="MS Gothic" style:font-name-complex="Times New Roman" fo:font-weight="bold" style:font-weight-asian="bold" style:font-weight-complex="bold" fo:font-size="10pt" style:font-size-asian="10pt"/>
    </style:style>
    <style:style style:name="TableCell107"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08" style:parent-style-name="Normal" style:family="paragraph">
      <style:paragraph-properties fo:margin-bottom="0in" fo:line-height="100%"/>
    </style:style>
    <style:style style:name="T109" style:parent-style-name="DefaultParagraphFont" style:family="text">
      <style:text-properties style:font-name-asian="MS Gothic" style:font-name-complex="Times New Roman" fo:font-weight="bold" style:font-weight-asian="bold" style:font-weight-complex="bold" fo:font-size="10pt" style:font-size-asian="10pt"/>
    </style:style>
    <style:style style:name="TableCell110"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11" style:parent-style-name="Normal" style:family="paragraph">
      <style:paragraph-properties fo:margin-bottom="0in" fo:line-height="100%"/>
    </style:style>
    <style:style style:name="T112" style:parent-style-name="DefaultParagraphFont" style:family="text">
      <style:text-properties style:font-name-asian="MS Gothic" style:font-name-complex="Times New Roman" fo:font-weight="bold" style:font-weight-asian="bold" style:font-weight-complex="bold" fo:font-size="10pt" style:font-size-asian="10pt"/>
    </style:style>
    <style:style style:name="TableCell113"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14" style:parent-style-name="Normal" style:family="paragraph">
      <style:paragraph-properties fo:margin-bottom="0in" fo:line-height="100%"/>
    </style:style>
    <style:style style:name="T115" style:parent-style-name="DefaultParagraphFont" style:family="text">
      <style:text-properties style:font-name-asian="MS Gothic" style:font-name-complex="Times New Roman" fo:font-weight="bold" style:font-weight-asian="bold" style:font-weight-complex="bold" fo:font-size="10pt" style:font-size-asian="10pt"/>
    </style:style>
    <style:style style:name="TableCell116"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17" style:parent-style-name="Normal" style:family="paragraph">
      <style:paragraph-properties fo:margin-bottom="0in" fo:line-height="100%"/>
    </style:style>
    <style:style style:name="T118" style:parent-style-name="DefaultParagraphFont" style:family="text">
      <style:text-properties style:font-name-asian="MS Gothic" style:font-name-complex="Times New Roman" fo:font-weight="bold" style:font-weight-asian="bold" style:font-weight-complex="bold" fo:font-size="10pt" style:font-size-asian="10pt"/>
    </style:style>
    <style:style style:name="TableRow119" style:family="table-row">
      <style:table-row-properties style:use-optimal-row-height="false"/>
    </style:style>
    <style:style style:name="TableCell120" style:family="table-cell">
      <style:table-cell-properties fo:border="0.0138in solid #4F81BD" fo:background-color="#D3DFEE" style:writing-mode="lr-tb" fo:padding-top="0in" fo:padding-left="0.075in" fo:padding-bottom="0in" fo:padding-right="0.075in"/>
    </style:style>
    <style:style style:name="P121" style:parent-style-name="Normal" style:family="paragraph">
      <style:paragraph-properties fo:margin-bottom="0in" fo:line-height="100%"/>
    </style:style>
    <style:style style:name="T122"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123" style:family="table-cell">
      <style:table-cell-properties fo:border="0.0138in solid #4F81BD" fo:background-color="#D3DFEE" style:writing-mode="lr-tb" fo:padding-top="0in" fo:padding-left="0.075in" fo:padding-bottom="0in" fo:padding-right="0.075in"/>
    </style:style>
    <style:style style:name="P124" style:parent-style-name="Normal" style:family="paragraph">
      <style:paragraph-properties fo:margin-bottom="0in" fo:line-height="100%"/>
    </style:style>
    <style:style style:name="TableCell125" style:family="table-cell">
      <style:table-cell-properties fo:border="0.0138in solid #4F81BD" fo:background-color="#D3DFEE" style:writing-mode="lr-tb" fo:padding-top="0in" fo:padding-left="0.075in" fo:padding-bottom="0in" fo:padding-right="0.075in"/>
    </style:style>
    <style:style style:name="P126" style:parent-style-name="Normal" style:family="paragraph">
      <style:paragraph-properties fo:margin-bottom="0in" fo:line-height="100%"/>
    </style:style>
    <style:style style:name="TableCell127" style:family="table-cell">
      <style:table-cell-properties fo:border="0.0138in solid #4F81BD" fo:background-color="#D3DFEE" style:writing-mode="lr-tb" fo:padding-top="0in" fo:padding-left="0.075in" fo:padding-bottom="0in" fo:padding-right="0.075in"/>
    </style:style>
    <style:style style:name="P128" style:parent-style-name="Normal" style:family="paragraph">
      <style:paragraph-properties fo:margin-bottom="0in" fo:line-height="100%"/>
    </style:style>
    <style:style style:name="TableCell129" style:family="table-cell">
      <style:table-cell-properties fo:border="0.0138in solid #4F81BD" fo:background-color="#D3DFEE" style:writing-mode="lr-tb" fo:padding-top="0in" fo:padding-left="0.075in" fo:padding-bottom="0in" fo:padding-right="0.075in"/>
    </style:style>
    <style:style style:name="P130" style:parent-style-name="Normal" style:family="paragraph">
      <style:paragraph-properties fo:margin-bottom="0in" fo:line-height="100%"/>
    </style:style>
    <style:style style:name="TableCell131" style:family="table-cell">
      <style:table-cell-properties fo:border="0.0138in solid #4F81BD" fo:background-color="#D3DFEE" style:writing-mode="lr-tb" fo:padding-top="0in" fo:padding-left="0.075in" fo:padding-bottom="0in" fo:padding-right="0.075in"/>
    </style:style>
    <style:style style:name="P132" style:parent-style-name="Normal" style:family="paragraph">
      <style:paragraph-properties fo:margin-bottom="0in" fo:line-height="100%"/>
    </style:style>
    <style:style style:name="TableCell133" style:family="table-cell">
      <style:table-cell-properties fo:border="0.0138in solid #4F81BD" fo:background-color="#D3DFEE" style:writing-mode="lr-tb" fo:padding-top="0in" fo:padding-left="0.075in" fo:padding-bottom="0in" fo:padding-right="0.075in"/>
    </style:style>
    <style:style style:name="P134" style:parent-style-name="Normal" style:family="paragraph">
      <style:paragraph-properties fo:margin-bottom="0in" fo:line-height="100%"/>
    </style:style>
    <style:style style:name="TableRow135" style:family="table-row">
      <style:table-row-properties style:use-optimal-row-height="false"/>
    </style:style>
    <style:style style:name="TableCell136" style:family="table-cell">
      <style:table-cell-properties fo:border="0.0138in solid #4F81BD" style:writing-mode="lr-tb" fo:padding-top="0in" fo:padding-left="0.075in" fo:padding-bottom="0in" fo:padding-right="0.075in"/>
    </style:style>
    <style:style style:name="P137" style:parent-style-name="Normal" style:family="paragraph">
      <style:paragraph-properties fo:margin-bottom="0in" fo:line-height="100%"/>
    </style:style>
    <style:style style:name="T138"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139" style:family="table-cell">
      <style:table-cell-properties fo:border="0.0138in solid #4F81BD" style:writing-mode="lr-tb" fo:padding-top="0in" fo:padding-left="0.075in" fo:padding-bottom="0in" fo:padding-right="0.075in"/>
    </style:style>
    <style:style style:name="P140" style:parent-style-name="Normal" style:family="paragraph">
      <style:paragraph-properties fo:margin-bottom="0in" fo:line-height="100%"/>
    </style:style>
    <style:style style:name="T141" style:parent-style-name="DefaultParagraphFont" style:family="text">
      <style:text-properties fo:font-size="9pt" style:font-size-asian="9pt"/>
    </style:style>
    <style:style style:name="TableCell142" style:family="table-cell">
      <style:table-cell-properties fo:border="0.0138in solid #4F81BD" style:writing-mode="lr-tb" fo:padding-top="0in" fo:padding-left="0.075in" fo:padding-bottom="0in" fo:padding-right="0.075in"/>
    </style:style>
    <style:style style:name="P143" style:parent-style-name="Normal" style:family="paragraph">
      <style:paragraph-properties fo:margin-bottom="0in" fo:line-height="100%"/>
    </style:style>
    <style:style style:name="T144" style:parent-style-name="DefaultParagraphFont" style:family="text">
      <style:text-properties fo:font-size="9pt" style:font-size-asian="9pt"/>
    </style:style>
    <style:style style:name="TableCell145" style:family="table-cell">
      <style:table-cell-properties fo:border="0.0138in solid #4F81BD" style:writing-mode="lr-tb" fo:padding-top="0in" fo:padding-left="0.075in" fo:padding-bottom="0in" fo:padding-right="0.075in"/>
    </style:style>
    <style:style style:name="P146" style:parent-style-name="Normal" style:family="paragraph">
      <style:paragraph-properties fo:margin-bottom="0in" fo:line-height="100%"/>
    </style:style>
    <style:style style:name="T147" style:parent-style-name="DefaultParagraphFont" style:family="text">
      <style:text-properties fo:font-size="9pt" style:font-size-asian="9pt"/>
    </style:style>
    <style:style style:name="TableCell148" style:family="table-cell">
      <style:table-cell-properties fo:border="0.0138in solid #4F81BD" style:writing-mode="lr-tb" fo:padding-top="0in" fo:padding-left="0.075in" fo:padding-bottom="0in" fo:padding-right="0.075in"/>
    </style:style>
    <style:style style:name="P149" style:parent-style-name="Normal" style:family="paragraph">
      <style:paragraph-properties fo:margin-bottom="0in" fo:line-height="100%"/>
    </style:style>
    <style:style style:name="T150" style:parent-style-name="DefaultParagraphFont" style:family="text">
      <style:text-properties fo:font-size="9pt" style:font-size-asian="9pt"/>
    </style:style>
    <style:style style:name="TableCell151" style:family="table-cell">
      <style:table-cell-properties fo:border="0.0138in solid #4F81BD" style:writing-mode="lr-tb" fo:padding-top="0in" fo:padding-left="0.075in" fo:padding-bottom="0in" fo:padding-right="0.075in"/>
    </style:style>
    <style:style style:name="P152" style:parent-style-name="Normal" style:family="paragraph">
      <style:paragraph-properties fo:margin-bottom="0in" fo:line-height="100%"/>
    </style:style>
    <style:style style:name="T153" style:parent-style-name="DefaultParagraphFont" style:family="text">
      <style:text-properties fo:font-size="9pt" style:font-size-asian="9pt"/>
    </style:style>
    <style:style style:name="TableCell154" style:family="table-cell">
      <style:table-cell-properties fo:border="0.0138in solid #4F81BD" style:writing-mode="lr-tb" fo:padding-top="0in" fo:padding-left="0.075in" fo:padding-bottom="0in" fo:padding-right="0.075in"/>
    </style:style>
    <style:style style:name="P155" style:parent-style-name="Normal" style:family="paragraph">
      <style:paragraph-properties fo:margin-bottom="0in" fo:line-height="100%"/>
    </style:style>
    <style:style style:name="T156" style:parent-style-name="DefaultParagraphFont" style:family="text">
      <style:text-properties fo:font-size="9pt" style:font-size-asian="9pt"/>
    </style:style>
    <style:style style:name="TableRow157" style:family="table-row">
      <style:table-row-properties style:use-optimal-row-height="false"/>
    </style:style>
    <style:style style:name="TableCell158" style:family="table-cell">
      <style:table-cell-properties fo:border="0.0138in solid #4F81BD" fo:background-color="#D3DFEE" style:writing-mode="lr-tb" fo:padding-top="0in" fo:padding-left="0.075in" fo:padding-bottom="0in" fo:padding-right="0.075in"/>
    </style:style>
    <style:style style:name="P159" style:parent-style-name="Normal" style:family="paragraph">
      <style:paragraph-properties fo:margin-bottom="0in" fo:line-height="100%"/>
    </style:style>
    <style:style style:name="T160"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161" style:family="table-cell">
      <style:table-cell-properties fo:border="0.0138in solid #4F81BD" fo:background-color="#D3DFEE" style:writing-mode="lr-tb" fo:padding-top="0in" fo:padding-left="0.075in" fo:padding-bottom="0in" fo:padding-right="0.075in"/>
    </style:style>
    <style:style style:name="P162" style:parent-style-name="Normal" style:family="paragraph">
      <style:paragraph-properties fo:margin-bottom="0in" fo:line-height="100%"/>
    </style:style>
    <style:style style:name="T163" style:parent-style-name="DefaultParagraphFont" style:family="text">
      <style:text-properties fo:font-size="9pt" style:font-size-asian="9pt"/>
    </style:style>
    <style:style style:name="TableCell164" style:family="table-cell">
      <style:table-cell-properties fo:border="0.0138in solid #4F81BD" fo:background-color="#D3DFEE" style:writing-mode="lr-tb" fo:padding-top="0in" fo:padding-left="0.075in" fo:padding-bottom="0in" fo:padding-right="0.075in"/>
    </style:style>
    <style:style style:name="P165" style:parent-style-name="Normal" style:family="paragraph">
      <style:paragraph-properties fo:margin-bottom="0in" fo:line-height="100%"/>
    </style:style>
    <style:style style:name="T166" style:parent-style-name="DefaultParagraphFont" style:family="text">
      <style:text-properties fo:font-size="9pt" style:font-size-asian="9pt"/>
    </style:style>
    <style:style style:name="TableCell167" style:family="table-cell">
      <style:table-cell-properties fo:border="0.0138in solid #4F81BD" fo:background-color="#D3DFEE" style:writing-mode="lr-tb" fo:padding-top="0in" fo:padding-left="0.075in" fo:padding-bottom="0in" fo:padding-right="0.075in"/>
    </style:style>
    <style:style style:name="P168" style:parent-style-name="Normal" style:family="paragraph">
      <style:paragraph-properties fo:margin-bottom="0in" fo:line-height="100%"/>
    </style:style>
    <style:style style:name="T169" style:parent-style-name="DefaultParagraphFont" style:family="text">
      <style:text-properties fo:font-size="9pt" style:font-size-asian="9pt"/>
    </style:style>
    <style:style style:name="TableCell170" style:family="table-cell">
      <style:table-cell-properties fo:border="0.0138in solid #4F81BD" fo:background-color="#D3DFEE" style:writing-mode="lr-tb" fo:padding-top="0in" fo:padding-left="0.075in" fo:padding-bottom="0in" fo:padding-right="0.075in"/>
    </style:style>
    <style:style style:name="P171" style:parent-style-name="Normal" style:family="paragraph">
      <style:paragraph-properties fo:margin-bottom="0in" fo:line-height="100%"/>
    </style:style>
    <style:style style:name="T172" style:parent-style-name="DefaultParagraphFont" style:family="text">
      <style:text-properties fo:font-size="9pt" style:font-size-asian="9pt"/>
    </style:style>
    <style:style style:name="TableCell173" style:family="table-cell">
      <style:table-cell-properties fo:border="0.0138in solid #4F81BD" fo:background-color="#D3DFEE" style:writing-mode="lr-tb" fo:padding-top="0in" fo:padding-left="0.075in" fo:padding-bottom="0in" fo:padding-right="0.075in"/>
    </style:style>
    <style:style style:name="P174" style:parent-style-name="Normal" style:family="paragraph">
      <style:paragraph-properties fo:margin-bottom="0in" fo:line-height="100%"/>
    </style:style>
    <style:style style:name="T175" style:parent-style-name="DefaultParagraphFont" style:family="text">
      <style:text-properties fo:font-size="9pt" style:font-size-asian="9pt"/>
    </style:style>
    <style:style style:name="TableCell176" style:family="table-cell">
      <style:table-cell-properties fo:border="0.0138in solid #4F81BD" fo:background-color="#D3DFEE" style:writing-mode="lr-tb" fo:padding-top="0in" fo:padding-left="0.075in" fo:padding-bottom="0in" fo:padding-right="0.075in"/>
    </style:style>
    <style:style style:name="P177" style:parent-style-name="Normal" style:family="paragraph">
      <style:paragraph-properties fo:margin-bottom="0in" fo:line-height="100%"/>
    </style:style>
    <style:style style:name="T178" style:parent-style-name="DefaultParagraphFont" style:family="text">
      <style:text-properties fo:font-size="9pt" style:font-size-asian="9pt"/>
    </style:style>
    <style:style style:name="TableRow179" style:family="table-row">
      <style:table-row-properties style:use-optimal-row-height="false"/>
    </style:style>
    <style:style style:name="TableCell180" style:family="table-cell">
      <style:table-cell-properties fo:border="0.0138in solid #4F81BD" style:writing-mode="lr-tb" fo:padding-top="0in" fo:padding-left="0.075in" fo:padding-bottom="0in" fo:padding-right="0.075in"/>
    </style:style>
    <style:style style:name="P181" style:parent-style-name="Normal" style:family="paragraph">
      <style:paragraph-properties fo:margin-bottom="0in" fo:line-height="100%"/>
    </style:style>
    <style:style style:name="T182"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183" style:family="table-cell">
      <style:table-cell-properties fo:border="0.0138in solid #4F81BD" style:writing-mode="lr-tb" fo:padding-top="0in" fo:padding-left="0.075in" fo:padding-bottom="0in" fo:padding-right="0.075in"/>
    </style:style>
    <style:style style:name="P184" style:parent-style-name="Normal" style:family="paragraph">
      <style:paragraph-properties fo:margin-bottom="0in" fo:line-height="100%"/>
    </style:style>
    <style:style style:name="T185" style:parent-style-name="DefaultParagraphFont" style:family="text">
      <style:text-properties fo:font-size="9pt" style:font-size-asian="9pt"/>
    </style:style>
    <style:style style:name="TableCell186" style:family="table-cell">
      <style:table-cell-properties fo:border="0.0138in solid #4F81BD" style:writing-mode="lr-tb" fo:padding-top="0in" fo:padding-left="0.075in" fo:padding-bottom="0in" fo:padding-right="0.075in"/>
    </style:style>
    <style:style style:name="P187" style:parent-style-name="Normal" style:family="paragraph">
      <style:paragraph-properties fo:margin-bottom="0in" fo:line-height="100%"/>
    </style:style>
    <style:style style:name="T188" style:parent-style-name="DefaultParagraphFont" style:family="text">
      <style:text-properties fo:font-size="9pt" style:font-size-asian="9pt"/>
    </style:style>
    <style:style style:name="TableCell189" style:family="table-cell">
      <style:table-cell-properties fo:border="0.0138in solid #4F81BD" style:writing-mode="lr-tb" fo:padding-top="0in" fo:padding-left="0.075in" fo:padding-bottom="0in" fo:padding-right="0.075in"/>
    </style:style>
    <style:style style:name="P190" style:parent-style-name="Normal" style:family="paragraph">
      <style:paragraph-properties fo:margin-bottom="0in" fo:line-height="100%"/>
    </style:style>
    <style:style style:name="T191" style:parent-style-name="DefaultParagraphFont" style:family="text">
      <style:text-properties fo:font-size="9pt" style:font-size-asian="9pt"/>
    </style:style>
    <style:style style:name="TableCell192" style:family="table-cell">
      <style:table-cell-properties fo:border="0.0138in solid #4F81BD" style:writing-mode="lr-tb" fo:padding-top="0in" fo:padding-left="0.075in" fo:padding-bottom="0in" fo:padding-right="0.075in"/>
    </style:style>
    <style:style style:name="P193" style:parent-style-name="Normal" style:family="paragraph">
      <style:paragraph-properties fo:margin-bottom="0in" fo:line-height="100%"/>
    </style:style>
    <style:style style:name="T194" style:parent-style-name="DefaultParagraphFont" style:family="text">
      <style:text-properties fo:font-size="9pt" style:font-size-asian="9pt"/>
    </style:style>
    <style:style style:name="TableCell195" style:family="table-cell">
      <style:table-cell-properties fo:border="0.0138in solid #4F81BD" style:writing-mode="lr-tb" fo:padding-top="0in" fo:padding-left="0.075in" fo:padding-bottom="0in" fo:padding-right="0.075in"/>
    </style:style>
    <style:style style:name="P196" style:parent-style-name="Normal" style:family="paragraph">
      <style:paragraph-properties fo:margin-bottom="0in" fo:line-height="100%"/>
    </style:style>
    <style:style style:name="T197" style:parent-style-name="DefaultParagraphFont" style:family="text">
      <style:text-properties fo:font-size="9pt" style:font-size-asian="9pt"/>
    </style:style>
    <style:style style:name="TableCell198" style:family="table-cell">
      <style:table-cell-properties fo:border="0.0138in solid #4F81BD" style:writing-mode="lr-tb" fo:padding-top="0in" fo:padding-left="0.075in" fo:padding-bottom="0in" fo:padding-right="0.075in"/>
    </style:style>
    <style:style style:name="P199" style:parent-style-name="Normal" style:family="paragraph">
      <style:paragraph-properties fo:margin-bottom="0in" fo:line-height="100%"/>
    </style:style>
    <style:style style:name="T200" style:parent-style-name="DefaultParagraphFont" style:family="text">
      <style:text-properties fo:font-size="9pt" style:font-size-asian="9pt"/>
    </style:style>
    <style:style style:name="TableRow201" style:family="table-row">
      <style:table-row-properties style:use-optimal-row-height="false"/>
    </style:style>
    <style:style style:name="TableCell202" style:family="table-cell">
      <style:table-cell-properties fo:border="0.0138in solid #4F81BD" fo:background-color="#D3DFEE" style:writing-mode="lr-tb" fo:padding-top="0in" fo:padding-left="0.075in" fo:padding-bottom="0in" fo:padding-right="0.075in"/>
    </style:style>
    <style:style style:name="P203" style:parent-style-name="Normal" style:family="paragraph">
      <style:paragraph-properties fo:margin-bottom="0in" fo:line-height="100%"/>
    </style:style>
    <style:style style:name="T204"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205" style:family="table-cell">
      <style:table-cell-properties fo:border="0.0138in solid #4F81BD" fo:background-color="#D3DFEE" style:writing-mode="lr-tb" fo:padding-top="0in" fo:padding-left="0.075in" fo:padding-bottom="0in" fo:padding-right="0.075in"/>
    </style:style>
    <style:style style:name="P206" style:parent-style-name="Normal" style:family="paragraph">
      <style:paragraph-properties fo:margin-bottom="0in" fo:line-height="100%"/>
    </style:style>
    <style:style style:name="T207" style:parent-style-name="DefaultParagraphFont" style:family="text">
      <style:text-properties fo:font-size="9pt" style:font-size-asian="9pt"/>
    </style:style>
    <style:style style:name="TableCell208" style:family="table-cell">
      <style:table-cell-properties fo:border="0.0138in solid #4F81BD" fo:background-color="#D3DFEE" style:writing-mode="lr-tb" fo:padding-top="0in" fo:padding-left="0.075in" fo:padding-bottom="0in" fo:padding-right="0.075in"/>
    </style:style>
    <style:style style:name="P209" style:parent-style-name="Normal" style:family="paragraph">
      <style:paragraph-properties fo:margin-bottom="0in" fo:line-height="100%"/>
    </style:style>
    <style:style style:name="T210" style:parent-style-name="DefaultParagraphFont" style:family="text">
      <style:text-properties fo:font-size="9pt" style:font-size-asian="9pt"/>
    </style:style>
    <style:style style:name="TableCell211" style:family="table-cell">
      <style:table-cell-properties fo:border="0.0138in solid #4F81BD" fo:background-color="#D3DFEE" style:writing-mode="lr-tb" fo:padding-top="0in" fo:padding-left="0.075in" fo:padding-bottom="0in" fo:padding-right="0.075in"/>
    </style:style>
    <style:style style:name="P212" style:parent-style-name="Normal" style:family="paragraph">
      <style:paragraph-properties fo:margin-bottom="0in" fo:line-height="100%"/>
    </style:style>
    <style:style style:name="T213" style:parent-style-name="DefaultParagraphFont" style:family="text">
      <style:text-properties fo:font-size="9pt" style:font-size-asian="9pt"/>
    </style:style>
    <style:style style:name="TableCell214" style:family="table-cell">
      <style:table-cell-properties fo:border="0.0138in solid #4F81BD" fo:background-color="#D3DFEE" style:writing-mode="lr-tb" fo:padding-top="0in" fo:padding-left="0.075in" fo:padding-bottom="0in" fo:padding-right="0.075in"/>
    </style:style>
    <style:style style:name="P215" style:parent-style-name="Normal" style:family="paragraph">
      <style:paragraph-properties fo:margin-bottom="0in" fo:line-height="100%"/>
    </style:style>
    <style:style style:name="T216" style:parent-style-name="DefaultParagraphFont" style:family="text">
      <style:text-properties fo:font-size="9pt" style:font-size-asian="9pt"/>
    </style:style>
    <style:style style:name="TableCell217" style:family="table-cell">
      <style:table-cell-properties fo:border="0.0138in solid #4F81BD" fo:background-color="#D3DFEE" style:writing-mode="lr-tb" fo:padding-top="0in" fo:padding-left="0.075in" fo:padding-bottom="0in" fo:padding-right="0.075in"/>
    </style:style>
    <style:style style:name="P218" style:parent-style-name="Normal" style:family="paragraph">
      <style:paragraph-properties fo:margin-bottom="0in" fo:line-height="100%"/>
    </style:style>
    <style:style style:name="T219" style:parent-style-name="DefaultParagraphFont" style:family="text">
      <style:text-properties fo:font-size="9pt" style:font-size-asian="9pt"/>
    </style:style>
    <style:style style:name="TableCell220" style:family="table-cell">
      <style:table-cell-properties fo:border="0.0138in solid #4F81BD" fo:background-color="#D3DFEE" style:writing-mode="lr-tb" fo:padding-top="0in" fo:padding-left="0.075in" fo:padding-bottom="0in" fo:padding-right="0.075in"/>
    </style:style>
    <style:style style:name="P221" style:parent-style-name="Normal" style:family="paragraph">
      <style:paragraph-properties fo:margin-bottom="0in" fo:line-height="100%"/>
    </style:style>
    <style:style style:name="T222" style:parent-style-name="DefaultParagraphFont" style:family="text">
      <style:text-properties fo:font-size="9pt" style:font-size-asian="9pt"/>
    </style:style>
    <style:style style:name="TableRow223" style:family="table-row">
      <style:table-row-properties style:use-optimal-row-height="false"/>
    </style:style>
    <style:style style:name="TableCell224" style:family="table-cell">
      <style:table-cell-properties fo:border="0.0138in solid #4F81BD" style:writing-mode="lr-tb" fo:padding-top="0in" fo:padding-left="0.075in" fo:padding-bottom="0in" fo:padding-right="0.075in"/>
    </style:style>
    <style:style style:name="P225" style:parent-style-name="Normal" style:family="paragraph">
      <style:paragraph-properties fo:margin-bottom="0in" fo:line-height="100%"/>
    </style:style>
    <style:style style:name="T226"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227" style:family="table-cell">
      <style:table-cell-properties fo:border="0.0138in solid #4F81BD" style:writing-mode="lr-tb" fo:padding-top="0in" fo:padding-left="0.075in" fo:padding-bottom="0in" fo:padding-right="0.075in"/>
    </style:style>
    <style:style style:name="P228" style:parent-style-name="Normal" style:family="paragraph">
      <style:paragraph-properties fo:margin-bottom="0in" fo:line-height="100%"/>
    </style:style>
    <style:style style:name="TableCell229" style:family="table-cell">
      <style:table-cell-properties fo:border="0.0138in solid #4F81BD" style:writing-mode="lr-tb" fo:padding-top="0in" fo:padding-left="0.075in" fo:padding-bottom="0in" fo:padding-right="0.075in"/>
    </style:style>
    <style:style style:name="P230" style:parent-style-name="Normal" style:family="paragraph">
      <style:paragraph-properties fo:margin-bottom="0in" fo:line-height="100%"/>
    </style:style>
    <style:style style:name="TableCell231" style:family="table-cell">
      <style:table-cell-properties fo:border="0.0138in solid #4F81BD" style:writing-mode="lr-tb" fo:padding-top="0in" fo:padding-left="0.075in" fo:padding-bottom="0in" fo:padding-right="0.075in"/>
    </style:style>
    <style:style style:name="P232" style:parent-style-name="Normal" style:family="paragraph">
      <style:paragraph-properties fo:margin-bottom="0in" fo:line-height="100%"/>
    </style:style>
    <style:style style:name="TableCell233" style:family="table-cell">
      <style:table-cell-properties fo:border="0.0138in solid #4F81BD" style:writing-mode="lr-tb" fo:padding-top="0in" fo:padding-left="0.075in" fo:padding-bottom="0in" fo:padding-right="0.075in"/>
    </style:style>
    <style:style style:name="P234" style:parent-style-name="Normal" style:family="paragraph">
      <style:paragraph-properties fo:margin-bottom="0in" fo:line-height="100%"/>
    </style:style>
    <style:style style:name="TableCell235" style:family="table-cell">
      <style:table-cell-properties fo:border="0.0138in solid #4F81BD" style:writing-mode="lr-tb" fo:padding-top="0in" fo:padding-left="0.075in" fo:padding-bottom="0in" fo:padding-right="0.075in"/>
    </style:style>
    <style:style style:name="P236" style:parent-style-name="Normal" style:family="paragraph">
      <style:paragraph-properties fo:margin-bottom="0in" fo:line-height="100%"/>
    </style:style>
    <style:style style:name="TableCell237" style:family="table-cell">
      <style:table-cell-properties fo:border="0.0138in solid #4F81BD" style:writing-mode="lr-tb" fo:padding-top="0in" fo:padding-left="0.075in" fo:padding-bottom="0in" fo:padding-right="0.075in"/>
    </style:style>
    <style:style style:name="P238" style:parent-style-name="Normal" style:family="paragraph">
      <style:paragraph-properties fo:margin-bottom="0in" fo:line-height="100%"/>
    </style:style>
    <style:style style:name="TableRow239" style:family="table-row">
      <style:table-row-properties style:use-optimal-row-height="false"/>
    </style:style>
    <style:style style:name="TableCell240" style:family="table-cell">
      <style:table-cell-properties fo:border="0.0138in solid #4F81BD" fo:background-color="#D3DFEE" style:writing-mode="lr-tb" fo:padding-top="0in" fo:padding-left="0.075in" fo:padding-bottom="0in" fo:padding-right="0.075in"/>
    </style:style>
    <style:style style:name="P241" style:parent-style-name="Normal" style:family="paragraph">
      <style:paragraph-properties fo:margin-bottom="0in" fo:line-height="100%"/>
    </style:style>
    <style:style style:name="T242" style:parent-style-name="DefaultParagraphFont" style:family="text">
      <style:text-properties style:font-name-asian="MS Gothic" style:font-name-complex="Times New Roman" fo:font-weight="bold" style:font-weight-asian="bold" style:font-weight-complex="bold" fo:font-size="9pt" style:font-size-asian="9pt"/>
    </style:style>
    <style:style style:name="T243" style:parent-style-name="DefaultParagraphFont" style:family="text">
      <style:text-properties style:font-name-asian="MS Gothic" style:font-name-complex="Times New Roman" fo:font-weight="bold" style:font-weight-asian="bold" style:font-weight-complex="bold" fo:font-size="9pt" style:font-size-asian="9pt"/>
    </style:style>
    <style:style style:name="T244"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245" style:family="table-cell">
      <style:table-cell-properties fo:border="0.0138in solid #4F81BD" fo:background-color="#D3DFEE" style:writing-mode="lr-tb" fo:padding-top="0in" fo:padding-left="0.075in" fo:padding-bottom="0in" fo:padding-right="0.075in"/>
    </style:style>
    <style:style style:name="P246" style:parent-style-name="Normal" style:family="paragraph">
      <style:paragraph-properties fo:margin-bottom="0in" fo:line-height="100%"/>
    </style:style>
    <style:style style:name="T247" style:parent-style-name="DefaultParagraphFont" style:family="text">
      <style:text-properties fo:font-size="9pt" style:font-size-asian="9pt"/>
    </style:style>
    <style:style style:name="TableCell248" style:family="table-cell">
      <style:table-cell-properties fo:border="0.0138in solid #4F81BD" fo:background-color="#D3DFEE" style:writing-mode="lr-tb" fo:padding-top="0in" fo:padding-left="0.075in" fo:padding-bottom="0in" fo:padding-right="0.075in"/>
    </style:style>
    <style:style style:name="P249" style:parent-style-name="Normal" style:family="paragraph">
      <style:paragraph-properties fo:margin-bottom="0in" fo:line-height="100%"/>
    </style:style>
    <style:style style:name="T250" style:parent-style-name="DefaultParagraphFont" style:family="text">
      <style:text-properties fo:font-size="9pt" style:font-size-asian="9pt"/>
    </style:style>
    <style:style style:name="TableCell251" style:family="table-cell">
      <style:table-cell-properties fo:border="0.0138in solid #4F81BD" fo:background-color="#D3DFEE" style:writing-mode="lr-tb" fo:padding-top="0in" fo:padding-left="0.075in" fo:padding-bottom="0in" fo:padding-right="0.075in"/>
    </style:style>
    <style:style style:name="P252" style:parent-style-name="Normal" style:family="paragraph">
      <style:paragraph-properties fo:margin-bottom="0in" fo:line-height="100%"/>
    </style:style>
    <style:style style:name="T253" style:parent-style-name="DefaultParagraphFont" style:family="text">
      <style:text-properties fo:font-size="9pt" style:font-size-asian="9pt"/>
    </style:style>
    <style:style style:name="TableCell254" style:family="table-cell">
      <style:table-cell-properties fo:border="0.0138in solid #4F81BD" fo:background-color="#D3DFEE" style:writing-mode="lr-tb" fo:padding-top="0in" fo:padding-left="0.075in" fo:padding-bottom="0in" fo:padding-right="0.075in"/>
    </style:style>
    <style:style style:name="P255" style:parent-style-name="Normal" style:family="paragraph">
      <style:paragraph-properties fo:margin-bottom="0in" fo:line-height="100%"/>
    </style:style>
    <style:style style:name="T256" style:parent-style-name="DefaultParagraphFont" style:family="text">
      <style:text-properties fo:font-size="9pt" style:font-size-asian="9pt"/>
    </style:style>
    <style:style style:name="TableCell257" style:family="table-cell">
      <style:table-cell-properties fo:border="0.0138in solid #4F81BD" fo:background-color="#D3DFEE" style:writing-mode="lr-tb" fo:padding-top="0in" fo:padding-left="0.075in" fo:padding-bottom="0in" fo:padding-right="0.075in"/>
    </style:style>
    <style:style style:name="P258" style:parent-style-name="Normal" style:family="paragraph">
      <style:paragraph-properties fo:margin-bottom="0in" fo:line-height="100%"/>
    </style:style>
    <style:style style:name="T259" style:parent-style-name="DefaultParagraphFont" style:family="text">
      <style:text-properties fo:font-size="9pt" style:font-size-asian="9pt"/>
    </style:style>
    <style:style style:name="TableCell260" style:family="table-cell">
      <style:table-cell-properties fo:border="0.0138in solid #4F81BD" fo:background-color="#D3DFEE" style:writing-mode="lr-tb" fo:padding-top="0in" fo:padding-left="0.075in" fo:padding-bottom="0in" fo:padding-right="0.075in"/>
    </style:style>
    <style:style style:name="P261" style:parent-style-name="Normal" style:family="paragraph">
      <style:paragraph-properties fo:margin-bottom="0in" fo:line-height="100%"/>
    </style:style>
    <style:style style:name="T262" style:parent-style-name="DefaultParagraphFont" style:family="text">
      <style:text-properties fo:font-size="9pt" style:font-size-asian="9pt"/>
    </style:style>
    <style:style style:name="TableRow263" style:family="table-row">
      <style:table-row-properties style:use-optimal-row-height="false"/>
    </style:style>
    <style:style style:name="TableCell264" style:family="table-cell">
      <style:table-cell-properties fo:border="0.0138in solid #4F81BD" style:writing-mode="lr-tb" fo:padding-top="0in" fo:padding-left="0.075in" fo:padding-bottom="0in" fo:padding-right="0.075in"/>
    </style:style>
    <style:style style:name="P265" style:parent-style-name="Normal" style:family="paragraph">
      <style:paragraph-properties fo:margin-bottom="0in" fo:line-height="100%"/>
    </style:style>
    <style:style style:name="T266"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267" style:family="table-cell">
      <style:table-cell-properties fo:border="0.0138in solid #4F81BD" style:writing-mode="lr-tb" fo:padding-top="0in" fo:padding-left="0.075in" fo:padding-bottom="0in" fo:padding-right="0.075in"/>
    </style:style>
    <style:style style:name="P268" style:parent-style-name="Normal" style:family="paragraph">
      <style:paragraph-properties fo:margin-bottom="0in" fo:line-height="100%"/>
    </style:style>
    <style:style style:name="T269" style:parent-style-name="DefaultParagraphFont" style:family="text">
      <style:text-properties fo:font-size="9pt" style:font-size-asian="9pt"/>
    </style:style>
    <style:style style:name="TableCell270" style:family="table-cell">
      <style:table-cell-properties fo:border="0.0138in solid #4F81BD" style:writing-mode="lr-tb" fo:padding-top="0in" fo:padding-left="0.075in" fo:padding-bottom="0in" fo:padding-right="0.075in"/>
    </style:style>
    <style:style style:name="P271" style:parent-style-name="Normal" style:family="paragraph">
      <style:paragraph-properties fo:margin-bottom="0in" fo:line-height="100%"/>
    </style:style>
    <style:style style:name="T272" style:parent-style-name="DefaultParagraphFont" style:family="text">
      <style:text-properties fo:font-size="9pt" style:font-size-asian="9pt"/>
    </style:style>
    <style:style style:name="TableCell273" style:family="table-cell">
      <style:table-cell-properties fo:border="0.0138in solid #4F81BD" style:writing-mode="lr-tb" fo:padding-top="0in" fo:padding-left="0.075in" fo:padding-bottom="0in" fo:padding-right="0.075in"/>
    </style:style>
    <style:style style:name="P274" style:parent-style-name="Normal" style:family="paragraph">
      <style:paragraph-properties fo:margin-bottom="0in" fo:line-height="100%"/>
    </style:style>
    <style:style style:name="T275" style:parent-style-name="DefaultParagraphFont" style:family="text">
      <style:text-properties fo:font-size="9pt" style:font-size-asian="9pt"/>
    </style:style>
    <style:style style:name="TableCell276" style:family="table-cell">
      <style:table-cell-properties fo:border="0.0138in solid #4F81BD" style:writing-mode="lr-tb" fo:padding-top="0in" fo:padding-left="0.075in" fo:padding-bottom="0in" fo:padding-right="0.075in"/>
    </style:style>
    <style:style style:name="P277" style:parent-style-name="Normal" style:family="paragraph">
      <style:paragraph-properties fo:margin-bottom="0in" fo:line-height="100%"/>
    </style:style>
    <style:style style:name="T278" style:parent-style-name="DefaultParagraphFont" style:family="text">
      <style:text-properties fo:font-size="9pt" style:font-size-asian="9pt"/>
    </style:style>
    <style:style style:name="TableCell279" style:family="table-cell">
      <style:table-cell-properties fo:border="0.0138in solid #4F81BD" style:writing-mode="lr-tb" fo:padding-top="0in" fo:padding-left="0.075in" fo:padding-bottom="0in" fo:padding-right="0.075in"/>
    </style:style>
    <style:style style:name="P280" style:parent-style-name="Normal" style:family="paragraph">
      <style:paragraph-properties fo:margin-bottom="0in" fo:line-height="100%"/>
    </style:style>
    <style:style style:name="T281" style:parent-style-name="DefaultParagraphFont" style:family="text">
      <style:text-properties fo:font-size="9pt" style:font-size-asian="9pt"/>
    </style:style>
    <style:style style:name="TableCell282" style:family="table-cell">
      <style:table-cell-properties fo:border="0.0138in solid #4F81BD" style:writing-mode="lr-tb" fo:padding-top="0in" fo:padding-left="0.075in" fo:padding-bottom="0in" fo:padding-right="0.075in"/>
    </style:style>
    <style:style style:name="P283" style:parent-style-name="Normal" style:family="paragraph">
      <style:paragraph-properties fo:margin-bottom="0in" fo:line-height="100%"/>
    </style:style>
    <style:style style:name="T284" style:parent-style-name="DefaultParagraphFont" style:family="text">
      <style:text-properties fo:font-size="9pt" style:font-size-asian="9pt"/>
    </style:style>
    <style:style style:name="TableRow285" style:family="table-row">
      <style:table-row-properties style:use-optimal-row-height="false"/>
    </style:style>
    <style:style style:name="TableCell286" style:family="table-cell">
      <style:table-cell-properties fo:border="0.0138in solid #4F81BD" fo:background-color="#D3DFEE" style:writing-mode="lr-tb" fo:padding-top="0in" fo:padding-left="0.075in" fo:padding-bottom="0in" fo:padding-right="0.075in"/>
    </style:style>
    <style:style style:name="P287" style:parent-style-name="Normal" style:family="paragraph">
      <style:paragraph-properties fo:margin-bottom="0in" fo:line-height="100%"/>
    </style:style>
    <style:style style:name="T288"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289" style:family="table-cell">
      <style:table-cell-properties fo:border="0.0138in solid #4F81BD" fo:background-color="#D3DFEE" style:writing-mode="lr-tb" fo:padding-top="0in" fo:padding-left="0.075in" fo:padding-bottom="0in" fo:padding-right="0.075in"/>
    </style:style>
    <style:style style:name="P290" style:parent-style-name="Normal" style:family="paragraph">
      <style:paragraph-properties fo:margin-bottom="0in" fo:line-height="100%"/>
    </style:style>
    <style:style style:name="T291" style:parent-style-name="DefaultParagraphFont" style:family="text">
      <style:text-properties fo:font-size="9pt" style:font-size-asian="9pt"/>
    </style:style>
    <style:style style:name="TableCell292" style:family="table-cell">
      <style:table-cell-properties fo:border="0.0138in solid #4F81BD" fo:background-color="#D3DFEE" style:writing-mode="lr-tb" fo:padding-top="0in" fo:padding-left="0.075in" fo:padding-bottom="0in" fo:padding-right="0.075in"/>
    </style:style>
    <style:style style:name="P293" style:parent-style-name="Normal" style:family="paragraph">
      <style:paragraph-properties fo:margin-bottom="0in" fo:line-height="100%"/>
    </style:style>
    <style:style style:name="T294" style:parent-style-name="DefaultParagraphFont" style:family="text">
      <style:text-properties fo:font-size="9pt" style:font-size-asian="9pt"/>
    </style:style>
    <style:style style:name="TableCell295" style:family="table-cell">
      <style:table-cell-properties fo:border="0.0138in solid #4F81BD" fo:background-color="#D3DFEE" style:writing-mode="lr-tb" fo:padding-top="0in" fo:padding-left="0.075in" fo:padding-bottom="0in" fo:padding-right="0.075in"/>
    </style:style>
    <style:style style:name="P296" style:parent-style-name="Normal" style:family="paragraph">
      <style:paragraph-properties fo:margin-bottom="0in" fo:line-height="100%"/>
    </style:style>
    <style:style style:name="T297" style:parent-style-name="DefaultParagraphFont" style:family="text">
      <style:text-properties fo:font-size="9pt" style:font-size-asian="9pt"/>
    </style:style>
    <style:style style:name="TableCell298" style:family="table-cell">
      <style:table-cell-properties fo:border="0.0138in solid #4F81BD" fo:background-color="#D3DFEE" style:writing-mode="lr-tb" fo:padding-top="0in" fo:padding-left="0.075in" fo:padding-bottom="0in" fo:padding-right="0.075in"/>
    </style:style>
    <style:style style:name="P299" style:parent-style-name="Normal" style:family="paragraph">
      <style:paragraph-properties fo:margin-bottom="0in" fo:line-height="100%"/>
    </style:style>
    <style:style style:name="T300" style:parent-style-name="DefaultParagraphFont" style:family="text">
      <style:text-properties fo:font-size="9pt" style:font-size-asian="9pt"/>
    </style:style>
    <style:style style:name="TableCell301" style:family="table-cell">
      <style:table-cell-properties fo:border="0.0138in solid #4F81BD" fo:background-color="#D3DFEE" style:writing-mode="lr-tb" fo:padding-top="0in" fo:padding-left="0.075in" fo:padding-bottom="0in" fo:padding-right="0.075in"/>
    </style:style>
    <style:style style:name="P302" style:parent-style-name="Normal" style:family="paragraph">
      <style:paragraph-properties fo:margin-bottom="0in" fo:line-height="100%"/>
    </style:style>
    <style:style style:name="T303" style:parent-style-name="DefaultParagraphFont" style:family="text">
      <style:text-properties fo:font-size="9pt" style:font-size-asian="9pt"/>
    </style:style>
    <style:style style:name="TableCell304" style:family="table-cell">
      <style:table-cell-properties fo:border="0.0138in solid #4F81BD" fo:background-color="#D3DFEE" style:writing-mode="lr-tb" fo:padding-top="0in" fo:padding-left="0.075in" fo:padding-bottom="0in" fo:padding-right="0.075in"/>
    </style:style>
    <style:style style:name="P305" style:parent-style-name="Normal" style:family="paragraph">
      <style:paragraph-properties fo:margin-bottom="0in" fo:line-height="100%"/>
    </style:style>
    <style:style style:name="T306" style:parent-style-name="DefaultParagraphFont" style:family="text">
      <style:text-properties fo:font-size="9pt" style:font-size-asian="9pt"/>
    </style:style>
    <style:style style:name="TableRow307" style:family="table-row">
      <style:table-row-properties style:use-optimal-row-height="false"/>
    </style:style>
    <style:style style:name="TableCell308" style:family="table-cell">
      <style:table-cell-properties fo:border="0.0138in solid #4F81BD" style:writing-mode="lr-tb" fo:padding-top="0in" fo:padding-left="0.075in" fo:padding-bottom="0in" fo:padding-right="0.075in"/>
    </style:style>
    <style:style style:name="P309" style:parent-style-name="Normal" style:family="paragraph">
      <style:paragraph-properties fo:margin-bottom="0in" fo:line-height="100%"/>
    </style:style>
    <style:style style:name="T310"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311" style:family="table-cell">
      <style:table-cell-properties fo:border="0.0138in solid #4F81BD" style:writing-mode="lr-tb" fo:padding-top="0in" fo:padding-left="0.075in" fo:padding-bottom="0in" fo:padding-right="0.075in"/>
    </style:style>
    <style:style style:name="P312" style:parent-style-name="Normal" style:family="paragraph">
      <style:paragraph-properties fo:margin-bottom="0in" fo:line-height="100%"/>
    </style:style>
    <style:style style:name="T313" style:parent-style-name="DefaultParagraphFont" style:family="text">
      <style:text-properties fo:font-size="9pt" style:font-size-asian="9pt"/>
    </style:style>
    <style:style style:name="TableCell314" style:family="table-cell">
      <style:table-cell-properties fo:border="0.0138in solid #4F81BD" style:writing-mode="lr-tb" fo:padding-top="0in" fo:padding-left="0.075in" fo:padding-bottom="0in" fo:padding-right="0.075in"/>
    </style:style>
    <style:style style:name="P315" style:parent-style-name="Normal" style:family="paragraph">
      <style:paragraph-properties fo:margin-bottom="0in" fo:line-height="100%"/>
    </style:style>
    <style:style style:name="T316" style:parent-style-name="DefaultParagraphFont" style:family="text">
      <style:text-properties fo:font-size="9pt" style:font-size-asian="9pt"/>
    </style:style>
    <style:style style:name="TableCell317" style:family="table-cell">
      <style:table-cell-properties fo:border="0.0138in solid #4F81BD" style:writing-mode="lr-tb" fo:padding-top="0in" fo:padding-left="0.075in" fo:padding-bottom="0in" fo:padding-right="0.075in"/>
    </style:style>
    <style:style style:name="P318" style:parent-style-name="Normal" style:family="paragraph">
      <style:paragraph-properties fo:margin-bottom="0in" fo:line-height="100%"/>
    </style:style>
    <style:style style:name="T319" style:parent-style-name="DefaultParagraphFont" style:family="text">
      <style:text-properties fo:font-size="9pt" style:font-size-asian="9pt"/>
    </style:style>
    <style:style style:name="TableCell320" style:family="table-cell">
      <style:table-cell-properties fo:border="0.0138in solid #4F81BD" style:writing-mode="lr-tb" fo:padding-top="0in" fo:padding-left="0.075in" fo:padding-bottom="0in" fo:padding-right="0.075in"/>
    </style:style>
    <style:style style:name="P321" style:parent-style-name="Normal" style:family="paragraph">
      <style:paragraph-properties fo:margin-bottom="0in" fo:line-height="100%"/>
    </style:style>
    <style:style style:name="T322" style:parent-style-name="DefaultParagraphFont" style:family="text">
      <style:text-properties fo:font-size="9pt" style:font-size-asian="9pt"/>
    </style:style>
    <style:style style:name="TableCell323" style:family="table-cell">
      <style:table-cell-properties fo:border="0.0138in solid #4F81BD" style:writing-mode="lr-tb" fo:padding-top="0in" fo:padding-left="0.075in" fo:padding-bottom="0in" fo:padding-right="0.075in"/>
    </style:style>
    <style:style style:name="P324" style:parent-style-name="Normal" style:family="paragraph">
      <style:paragraph-properties fo:margin-bottom="0in" fo:line-height="100%"/>
    </style:style>
    <style:style style:name="T325" style:parent-style-name="DefaultParagraphFont" style:family="text">
      <style:text-properties fo:font-size="9pt" style:font-size-asian="9pt"/>
    </style:style>
    <style:style style:name="TableCell326" style:family="table-cell">
      <style:table-cell-properties fo:border="0.0138in solid #4F81BD" style:writing-mode="lr-tb" fo:padding-top="0in" fo:padding-left="0.075in" fo:padding-bottom="0in" fo:padding-right="0.075in"/>
    </style:style>
    <style:style style:name="P327" style:parent-style-name="Normal" style:family="paragraph">
      <style:paragraph-properties fo:margin-bottom="0in" fo:line-height="100%"/>
    </style:style>
    <style:style style:name="T328" style:parent-style-name="DefaultParagraphFont" style:family="text">
      <style:text-properties fo:font-size="9pt" style:font-size-asian="9pt"/>
    </style:style>
    <style:style style:name="TableRow329" style:family="table-row">
      <style:table-row-properties style:use-optimal-row-height="false"/>
    </style:style>
    <style:style style:name="TableCell330" style:family="table-cell">
      <style:table-cell-properties fo:border="0.0138in solid #4F81BD" fo:background-color="#D3DFEE" style:writing-mode="lr-tb" fo:padding-top="0in" fo:padding-left="0.075in" fo:padding-bottom="0in" fo:padding-right="0.075in"/>
    </style:style>
    <style:style style:name="P331" style:parent-style-name="Normal" style:family="paragraph">
      <style:paragraph-properties fo:margin-bottom="0in" fo:line-height="100%"/>
    </style:style>
    <style:style style:name="T332"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333" style:family="table-cell">
      <style:table-cell-properties fo:border="0.0138in solid #4F81BD" fo:background-color="#D3DFEE" style:writing-mode="lr-tb" fo:padding-top="0in" fo:padding-left="0.075in" fo:padding-bottom="0in" fo:padding-right="0.075in"/>
    </style:style>
    <style:style style:name="P334" style:parent-style-name="Normal" style:family="paragraph">
      <style:paragraph-properties fo:margin-bottom="0in" fo:line-height="100%"/>
    </style:style>
    <style:style style:name="T335" style:parent-style-name="DefaultParagraphFont" style:family="text">
      <style:text-properties fo:font-size="9pt" style:font-size-asian="9pt"/>
    </style:style>
    <style:style style:name="TableCell336" style:family="table-cell">
      <style:table-cell-properties fo:border="0.0138in solid #4F81BD" fo:background-color="#D3DFEE" style:writing-mode="lr-tb" fo:padding-top="0in" fo:padding-left="0.075in" fo:padding-bottom="0in" fo:padding-right="0.075in"/>
    </style:style>
    <style:style style:name="P337" style:parent-style-name="Normal" style:family="paragraph">
      <style:paragraph-properties fo:margin-bottom="0in" fo:line-height="100%"/>
    </style:style>
    <style:style style:name="T338" style:parent-style-name="DefaultParagraphFont" style:family="text">
      <style:text-properties fo:font-size="9pt" style:font-size-asian="9pt"/>
    </style:style>
    <style:style style:name="TableCell339" style:family="table-cell">
      <style:table-cell-properties fo:border="0.0138in solid #4F81BD" fo:background-color="#D3DFEE" style:writing-mode="lr-tb" fo:padding-top="0in" fo:padding-left="0.075in" fo:padding-bottom="0in" fo:padding-right="0.075in"/>
    </style:style>
    <style:style style:name="P340" style:parent-style-name="Normal" style:family="paragraph">
      <style:paragraph-properties fo:margin-bottom="0in" fo:line-height="100%"/>
    </style:style>
    <style:style style:name="T341" style:parent-style-name="DefaultParagraphFont" style:family="text">
      <style:text-properties fo:font-size="9pt" style:font-size-asian="9pt"/>
    </style:style>
    <style:style style:name="TableCell342" style:family="table-cell">
      <style:table-cell-properties fo:border="0.0138in solid #4F81BD" fo:background-color="#D3DFEE" style:writing-mode="lr-tb" fo:padding-top="0in" fo:padding-left="0.075in" fo:padding-bottom="0in" fo:padding-right="0.075in"/>
    </style:style>
    <style:style style:name="P343" style:parent-style-name="Normal" style:family="paragraph">
      <style:paragraph-properties fo:margin-bottom="0in" fo:line-height="100%"/>
    </style:style>
    <style:style style:name="T344" style:parent-style-name="DefaultParagraphFont" style:family="text">
      <style:text-properties fo:font-size="9pt" style:font-size-asian="9pt"/>
    </style:style>
    <style:style style:name="TableCell345" style:family="table-cell">
      <style:table-cell-properties fo:border="0.0138in solid #4F81BD" fo:background-color="#D3DFEE" style:writing-mode="lr-tb" fo:padding-top="0in" fo:padding-left="0.075in" fo:padding-bottom="0in" fo:padding-right="0.075in"/>
    </style:style>
    <style:style style:name="P346" style:parent-style-name="Normal" style:family="paragraph">
      <style:paragraph-properties fo:margin-bottom="0in" fo:line-height="100%"/>
    </style:style>
    <style:style style:name="T347" style:parent-style-name="DefaultParagraphFont" style:family="text">
      <style:text-properties fo:font-size="9pt" style:font-size-asian="9pt"/>
    </style:style>
    <style:style style:name="TableCell348" style:family="table-cell">
      <style:table-cell-properties fo:border="0.0138in solid #4F81BD" fo:background-color="#D3DFEE" style:writing-mode="lr-tb" fo:padding-top="0in" fo:padding-left="0.075in" fo:padding-bottom="0in" fo:padding-right="0.075in"/>
    </style:style>
    <style:style style:name="P349" style:parent-style-name="Normal" style:family="paragraph">
      <style:paragraph-properties fo:margin-bottom="0in" fo:line-height="100%"/>
    </style:style>
    <style:style style:name="T350" style:parent-style-name="DefaultParagraphFont" style:family="text">
      <style:text-properties fo:font-size="9pt" style:font-size-asian="9pt"/>
    </style:style>
    <style:style style:name="TableRow351" style:family="table-row">
      <style:table-row-properties style:use-optimal-row-height="false"/>
    </style:style>
    <style:style style:name="TableCell352" style:family="table-cell">
      <style:table-cell-properties fo:border="0.0138in solid #4F81BD" style:writing-mode="lr-tb" fo:padding-top="0in" fo:padding-left="0.075in" fo:padding-bottom="0in" fo:padding-right="0.075in"/>
    </style:style>
    <style:style style:name="P353" style:parent-style-name="Normal" style:family="paragraph">
      <style:paragraph-properties fo:margin-bottom="0in" fo:line-height="100%"/>
    </style:style>
    <style:style style:name="T354"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355" style:family="table-cell">
      <style:table-cell-properties fo:border="0.0138in solid #4F81BD" style:writing-mode="lr-tb" fo:padding-top="0in" fo:padding-left="0.075in" fo:padding-bottom="0in" fo:padding-right="0.075in"/>
    </style:style>
    <style:style style:name="P356" style:parent-style-name="Normal" style:family="paragraph">
      <style:paragraph-properties fo:margin-bottom="0in" fo:line-height="100%"/>
    </style:style>
    <style:style style:name="T357" style:parent-style-name="DefaultParagraphFont" style:family="text">
      <style:text-properties fo:font-size="9pt" style:font-size-asian="9pt"/>
    </style:style>
    <style:style style:name="TableCell358" style:family="table-cell">
      <style:table-cell-properties fo:border="0.0138in solid #4F81BD" style:writing-mode="lr-tb" fo:padding-top="0in" fo:padding-left="0.075in" fo:padding-bottom="0in" fo:padding-right="0.075in"/>
    </style:style>
    <style:style style:name="P359" style:parent-style-name="Normal" style:family="paragraph">
      <style:paragraph-properties fo:margin-bottom="0in" fo:line-height="100%"/>
    </style:style>
    <style:style style:name="T360" style:parent-style-name="DefaultParagraphFont" style:family="text">
      <style:text-properties fo:font-size="9pt" style:font-size-asian="9pt"/>
    </style:style>
    <style:style style:name="TableCell361" style:family="table-cell">
      <style:table-cell-properties fo:border="0.0138in solid #4F81BD" style:writing-mode="lr-tb" fo:padding-top="0in" fo:padding-left="0.075in" fo:padding-bottom="0in" fo:padding-right="0.075in"/>
    </style:style>
    <style:style style:name="P362" style:parent-style-name="Normal" style:family="paragraph">
      <style:paragraph-properties fo:margin-bottom="0in" fo:line-height="100%"/>
    </style:style>
    <style:style style:name="T363" style:parent-style-name="DefaultParagraphFont" style:family="text">
      <style:text-properties fo:font-size="9pt" style:font-size-asian="9pt"/>
    </style:style>
    <style:style style:name="TableCell364" style:family="table-cell">
      <style:table-cell-properties fo:border="0.0138in solid #4F81BD" style:writing-mode="lr-tb" fo:padding-top="0in" fo:padding-left="0.075in" fo:padding-bottom="0in" fo:padding-right="0.075in"/>
    </style:style>
    <style:style style:name="P365" style:parent-style-name="Normal" style:family="paragraph">
      <style:paragraph-properties fo:margin-bottom="0in" fo:line-height="100%"/>
    </style:style>
    <style:style style:name="T366" style:parent-style-name="DefaultParagraphFont" style:family="text">
      <style:text-properties fo:font-size="9pt" style:font-size-asian="9pt"/>
    </style:style>
    <style:style style:name="TableCell367" style:family="table-cell">
      <style:table-cell-properties fo:border="0.0138in solid #4F81BD" style:writing-mode="lr-tb" fo:padding-top="0in" fo:padding-left="0.075in" fo:padding-bottom="0in" fo:padding-right="0.075in"/>
    </style:style>
    <style:style style:name="P368" style:parent-style-name="Normal" style:family="paragraph">
      <style:paragraph-properties fo:margin-bottom="0in" fo:line-height="100%"/>
    </style:style>
    <style:style style:name="T369" style:parent-style-name="DefaultParagraphFont" style:family="text">
      <style:text-properties fo:font-size="9pt" style:font-size-asian="9pt"/>
    </style:style>
    <style:style style:name="TableCell370" style:family="table-cell">
      <style:table-cell-properties fo:border="0.0138in solid #4F81BD" style:writing-mode="lr-tb" fo:padding-top="0in" fo:padding-left="0.075in" fo:padding-bottom="0in" fo:padding-right="0.075in"/>
    </style:style>
    <style:style style:name="P371" style:parent-style-name="Normal" style:family="paragraph">
      <style:paragraph-properties fo:margin-bottom="0in" fo:line-height="100%"/>
    </style:style>
    <style:style style:name="T372" style:parent-style-name="DefaultParagraphFont" style:family="text">
      <style:text-properties fo:font-size="9pt" style:font-size-asian="9pt"/>
    </style:style>
    <style:style style:name="TableRow373" style:family="table-row">
      <style:table-row-properties style:use-optimal-row-height="false"/>
    </style:style>
    <style:style style:name="TableCell374" style:family="table-cell">
      <style:table-cell-properties fo:border="0.0138in solid #4F81BD" fo:background-color="#D3DFEE" style:writing-mode="lr-tb" fo:padding-top="0in" fo:padding-left="0.075in" fo:padding-bottom="0in" fo:padding-right="0.075in"/>
    </style:style>
    <style:style style:name="P375" style:parent-style-name="Normal" style:family="paragraph">
      <style:paragraph-properties fo:margin-bottom="0in" fo:line-height="100%"/>
    </style:style>
    <style:style style:name="T376"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377" style:family="table-cell">
      <style:table-cell-properties fo:border="0.0138in solid #4F81BD" fo:background-color="#D3DFEE" style:writing-mode="lr-tb" fo:padding-top="0in" fo:padding-left="0.075in" fo:padding-bottom="0in" fo:padding-right="0.075in"/>
    </style:style>
    <style:style style:name="P378" style:parent-style-name="Normal" style:family="paragraph">
      <style:paragraph-properties fo:margin-bottom="0in" fo:line-height="100%"/>
    </style:style>
    <style:style style:name="T379" style:parent-style-name="DefaultParagraphFont" style:family="text">
      <style:text-properties fo:font-size="9pt" style:font-size-asian="9pt"/>
    </style:style>
    <style:style style:name="TableCell380" style:family="table-cell">
      <style:table-cell-properties fo:border="0.0138in solid #4F81BD" fo:background-color="#D3DFEE" style:writing-mode="lr-tb" fo:padding-top="0in" fo:padding-left="0.075in" fo:padding-bottom="0in" fo:padding-right="0.075in"/>
    </style:style>
    <style:style style:name="P381" style:parent-style-name="Normal" style:family="paragraph">
      <style:paragraph-properties fo:margin-bottom="0in" fo:line-height="100%"/>
    </style:style>
    <style:style style:name="T382" style:parent-style-name="DefaultParagraphFont" style:family="text">
      <style:text-properties fo:font-size="9pt" style:font-size-asian="9pt"/>
    </style:style>
    <style:style style:name="TableCell383" style:family="table-cell">
      <style:table-cell-properties fo:border="0.0138in solid #4F81BD" fo:background-color="#D3DFEE" style:writing-mode="lr-tb" fo:padding-top="0in" fo:padding-left="0.075in" fo:padding-bottom="0in" fo:padding-right="0.075in"/>
    </style:style>
    <style:style style:name="P384" style:parent-style-name="Normal" style:family="paragraph">
      <style:paragraph-properties fo:margin-bottom="0in" fo:line-height="100%"/>
    </style:style>
    <style:style style:name="T385" style:parent-style-name="DefaultParagraphFont" style:family="text">
      <style:text-properties fo:font-size="9pt" style:font-size-asian="9pt"/>
    </style:style>
    <style:style style:name="TableCell386" style:family="table-cell">
      <style:table-cell-properties fo:border="0.0138in solid #4F81BD" fo:background-color="#D3DFEE" style:writing-mode="lr-tb" fo:padding-top="0in" fo:padding-left="0.075in" fo:padding-bottom="0in" fo:padding-right="0.075in"/>
    </style:style>
    <style:style style:name="P387" style:parent-style-name="Normal" style:family="paragraph">
      <style:paragraph-properties fo:margin-bottom="0in" fo:line-height="100%"/>
    </style:style>
    <style:style style:name="T388" style:parent-style-name="DefaultParagraphFont" style:family="text">
      <style:text-properties fo:font-size="9pt" style:font-size-asian="9pt"/>
    </style:style>
    <style:style style:name="TableCell389" style:family="table-cell">
      <style:table-cell-properties fo:border="0.0138in solid #4F81BD" fo:background-color="#D3DFEE" style:writing-mode="lr-tb" fo:padding-top="0in" fo:padding-left="0.075in" fo:padding-bottom="0in" fo:padding-right="0.075in"/>
    </style:style>
    <style:style style:name="P390" style:parent-style-name="Normal" style:family="paragraph">
      <style:paragraph-properties fo:margin-bottom="0in" fo:line-height="100%"/>
    </style:style>
    <style:style style:name="T391" style:parent-style-name="DefaultParagraphFont" style:family="text">
      <style:text-properties fo:font-size="9pt" style:font-size-asian="9pt"/>
    </style:style>
    <style:style style:name="TableCell392" style:family="table-cell">
      <style:table-cell-properties fo:border="0.0138in solid #4F81BD" fo:background-color="#D3DFEE" style:writing-mode="lr-tb" fo:padding-top="0in" fo:padding-left="0.075in" fo:padding-bottom="0in" fo:padding-right="0.075in"/>
    </style:style>
    <style:style style:name="P393" style:parent-style-name="Normal" style:family="paragraph">
      <style:paragraph-properties fo:margin-bottom="0in" fo:line-height="100%"/>
    </style:style>
    <style:style style:name="T394" style:parent-style-name="DefaultParagraphFont" style:family="text">
      <style:text-properties fo:font-size="9pt" style:font-size-asian="9pt"/>
    </style:style>
    <style:style style:name="TableRow395" style:family="table-row">
      <style:table-row-properties style:use-optimal-row-height="false"/>
    </style:style>
    <style:style style:name="TableCell396" style:family="table-cell">
      <style:table-cell-properties fo:border="0.0138in solid #4F81BD" style:writing-mode="lr-tb" fo:padding-top="0in" fo:padding-left="0.075in" fo:padding-bottom="0in" fo:padding-right="0.075in"/>
    </style:style>
    <style:style style:name="P397" style:parent-style-name="Normal" style:family="paragraph">
      <style:paragraph-properties fo:margin-bottom="0in" fo:line-height="100%"/>
    </style:style>
    <style:style style:name="T398"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399" style:family="table-cell">
      <style:table-cell-properties fo:border="0.0138in solid #4F81BD" style:writing-mode="lr-tb" fo:padding-top="0in" fo:padding-left="0.075in" fo:padding-bottom="0in" fo:padding-right="0.075in"/>
    </style:style>
    <style:style style:name="P400" style:parent-style-name="Normal" style:family="paragraph">
      <style:paragraph-properties fo:margin-bottom="0in" fo:line-height="100%"/>
    </style:style>
    <style:style style:name="T401" style:parent-style-name="DefaultParagraphFont" style:family="text">
      <style:text-properties fo:font-size="9pt" style:font-size-asian="9pt"/>
    </style:style>
    <style:style style:name="TableCell402" style:family="table-cell">
      <style:table-cell-properties fo:border="0.0138in solid #4F81BD" style:writing-mode="lr-tb" fo:padding-top="0in" fo:padding-left="0.075in" fo:padding-bottom="0in" fo:padding-right="0.075in"/>
    </style:style>
    <style:style style:name="P403" style:parent-style-name="Normal" style:family="paragraph">
      <style:paragraph-properties fo:margin-bottom="0in" fo:line-height="100%"/>
    </style:style>
    <style:style style:name="T404" style:parent-style-name="DefaultParagraphFont" style:family="text">
      <style:text-properties fo:font-size="9pt" style:font-size-asian="9pt"/>
    </style:style>
    <style:style style:name="TableCell405" style:family="table-cell">
      <style:table-cell-properties fo:border="0.0138in solid #4F81BD" style:writing-mode="lr-tb" fo:padding-top="0in" fo:padding-left="0.075in" fo:padding-bottom="0in" fo:padding-right="0.075in"/>
    </style:style>
    <style:style style:name="P406" style:parent-style-name="Normal" style:family="paragraph">
      <style:paragraph-properties fo:margin-bottom="0in" fo:line-height="100%"/>
    </style:style>
    <style:style style:name="T407" style:parent-style-name="DefaultParagraphFont" style:family="text">
      <style:text-properties fo:font-size="9pt" style:font-size-asian="9pt"/>
    </style:style>
    <style:style style:name="TableCell408" style:family="table-cell">
      <style:table-cell-properties fo:border="0.0138in solid #4F81BD" style:writing-mode="lr-tb" fo:padding-top="0in" fo:padding-left="0.075in" fo:padding-bottom="0in" fo:padding-right="0.075in"/>
    </style:style>
    <style:style style:name="P409" style:parent-style-name="Normal" style:family="paragraph">
      <style:paragraph-properties fo:margin-bottom="0in" fo:line-height="100%"/>
    </style:style>
    <style:style style:name="T410" style:parent-style-name="DefaultParagraphFont" style:family="text">
      <style:text-properties fo:font-size="9pt" style:font-size-asian="9pt"/>
    </style:style>
    <style:style style:name="TableCell411" style:family="table-cell">
      <style:table-cell-properties fo:border="0.0138in solid #4F81BD" style:writing-mode="lr-tb" fo:padding-top="0in" fo:padding-left="0.075in" fo:padding-bottom="0in" fo:padding-right="0.075in"/>
    </style:style>
    <style:style style:name="P412" style:parent-style-name="Normal" style:family="paragraph">
      <style:paragraph-properties fo:margin-bottom="0in" fo:line-height="100%"/>
    </style:style>
    <style:style style:name="T413" style:parent-style-name="DefaultParagraphFont" style:family="text">
      <style:text-properties fo:font-size="9pt" style:font-size-asian="9pt"/>
    </style:style>
    <style:style style:name="TableCell414" style:family="table-cell">
      <style:table-cell-properties fo:border="0.0138in solid #4F81BD" style:writing-mode="lr-tb" fo:padding-top="0in" fo:padding-left="0.075in" fo:padding-bottom="0in" fo:padding-right="0.075in"/>
    </style:style>
    <style:style style:name="P415" style:parent-style-name="Normal" style:family="paragraph">
      <style:paragraph-properties fo:margin-bottom="0in" fo:line-height="100%"/>
    </style:style>
    <style:style style:name="T416" style:parent-style-name="DefaultParagraphFont" style:family="text">
      <style:text-properties fo:font-size="9pt" style:font-size-asian="9pt"/>
    </style:style>
    <style:style style:name="TableRow417" style:family="table-row">
      <style:table-row-properties style:use-optimal-row-height="false"/>
    </style:style>
    <style:style style:name="TableCell418" style:family="table-cell">
      <style:table-cell-properties fo:border="0.0138in solid #4F81BD" fo:background-color="#D3DFEE" style:writing-mode="lr-tb" fo:padding-top="0in" fo:padding-left="0.075in" fo:padding-bottom="0in" fo:padding-right="0.075in"/>
    </style:style>
    <style:style style:name="P419" style:parent-style-name="Normal" style:family="paragraph">
      <style:paragraph-properties fo:margin-bottom="0in" fo:line-height="100%"/>
    </style:style>
    <style:style style:name="T420"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421" style:family="table-cell">
      <style:table-cell-properties fo:border="0.0138in solid #4F81BD" fo:background-color="#D3DFEE" style:writing-mode="lr-tb" fo:padding-top="0in" fo:padding-left="0.075in" fo:padding-bottom="0in" fo:padding-right="0.075in"/>
    </style:style>
    <style:style style:name="P422" style:parent-style-name="Normal" style:family="paragraph">
      <style:paragraph-properties fo:margin-bottom="0in" fo:line-height="100%"/>
    </style:style>
    <style:style style:name="T423" style:parent-style-name="DefaultParagraphFont" style:family="text">
      <style:text-properties fo:font-size="9pt" style:font-size-asian="9pt"/>
    </style:style>
    <style:style style:name="TableCell424" style:family="table-cell">
      <style:table-cell-properties fo:border="0.0138in solid #4F81BD" fo:background-color="#D3DFEE" style:writing-mode="lr-tb" fo:padding-top="0in" fo:padding-left="0.075in" fo:padding-bottom="0in" fo:padding-right="0.075in"/>
    </style:style>
    <style:style style:name="P425" style:parent-style-name="Normal" style:family="paragraph">
      <style:paragraph-properties fo:margin-bottom="0in" fo:line-height="100%"/>
    </style:style>
    <style:style style:name="T426" style:parent-style-name="DefaultParagraphFont" style:family="text">
      <style:text-properties fo:font-size="9pt" style:font-size-asian="9pt"/>
    </style:style>
    <style:style style:name="TableCell427" style:family="table-cell">
      <style:table-cell-properties fo:border="0.0138in solid #4F81BD" fo:background-color="#D3DFEE" style:writing-mode="lr-tb" fo:padding-top="0in" fo:padding-left="0.075in" fo:padding-bottom="0in" fo:padding-right="0.075in"/>
    </style:style>
    <style:style style:name="P428" style:parent-style-name="Normal" style:family="paragraph">
      <style:paragraph-properties fo:margin-bottom="0in" fo:line-height="100%"/>
    </style:style>
    <style:style style:name="T429" style:parent-style-name="DefaultParagraphFont" style:family="text">
      <style:text-properties fo:font-size="9pt" style:font-size-asian="9pt"/>
    </style:style>
    <style:style style:name="TableCell430" style:family="table-cell">
      <style:table-cell-properties fo:border="0.0138in solid #4F81BD" fo:background-color="#D3DFEE" style:writing-mode="lr-tb" fo:padding-top="0in" fo:padding-left="0.075in" fo:padding-bottom="0in" fo:padding-right="0.075in"/>
    </style:style>
    <style:style style:name="P431" style:parent-style-name="Normal" style:family="paragraph">
      <style:paragraph-properties fo:margin-bottom="0in" fo:line-height="100%"/>
    </style:style>
    <style:style style:name="T432" style:parent-style-name="DefaultParagraphFont" style:family="text">
      <style:text-properties fo:font-size="9pt" style:font-size-asian="9pt"/>
    </style:style>
    <style:style style:name="TableCell433" style:family="table-cell">
      <style:table-cell-properties fo:border="0.0138in solid #4F81BD" fo:background-color="#D3DFEE" style:writing-mode="lr-tb" fo:padding-top="0in" fo:padding-left="0.075in" fo:padding-bottom="0in" fo:padding-right="0.075in"/>
    </style:style>
    <style:style style:name="P434" style:parent-style-name="Normal" style:family="paragraph">
      <style:paragraph-properties fo:margin-bottom="0in" fo:line-height="100%"/>
    </style:style>
    <style:style style:name="T435" style:parent-style-name="DefaultParagraphFont" style:family="text">
      <style:text-properties fo:font-size="9pt" style:font-size-asian="9pt"/>
    </style:style>
    <style:style style:name="TableCell436" style:family="table-cell">
      <style:table-cell-properties fo:border="0.0138in solid #4F81BD" fo:background-color="#D3DFEE" style:writing-mode="lr-tb" fo:padding-top="0in" fo:padding-left="0.075in" fo:padding-bottom="0in" fo:padding-right="0.075in"/>
    </style:style>
    <style:style style:name="P437" style:parent-style-name="Normal" style:family="paragraph">
      <style:paragraph-properties fo:margin-bottom="0in" fo:line-height="100%"/>
    </style:style>
    <style:style style:name="T438" style:parent-style-name="DefaultParagraphFont" style:family="text">
      <style:text-properties fo:font-size="9pt" style:font-size-asian="9pt"/>
    </style:style>
    <style:style style:name="TableRow439" style:family="table-row">
      <style:table-row-properties style:use-optimal-row-height="false"/>
    </style:style>
    <style:style style:name="TableCell440" style:family="table-cell">
      <style:table-cell-properties fo:border="0.0138in solid #4F81BD" style:writing-mode="lr-tb" fo:padding-top="0in" fo:padding-left="0.075in" fo:padding-bottom="0in" fo:padding-right="0.075in"/>
    </style:style>
    <style:style style:name="P441" style:parent-style-name="Normal" style:family="paragraph">
      <style:paragraph-properties fo:margin-bottom="0in" fo:line-height="100%"/>
    </style:style>
    <style:style style:name="T442"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443" style:family="table-cell">
      <style:table-cell-properties fo:border="0.0138in solid #4F81BD" style:writing-mode="lr-tb" fo:padding-top="0in" fo:padding-left="0.075in" fo:padding-bottom="0in" fo:padding-right="0.075in"/>
    </style:style>
    <style:style style:name="P444" style:parent-style-name="Normal" style:family="paragraph">
      <style:paragraph-properties fo:margin-bottom="0in" fo:line-height="100%"/>
    </style:style>
    <style:style style:name="T445" style:parent-style-name="DefaultParagraphFont" style:family="text">
      <style:text-properties fo:font-size="9pt" style:font-size-asian="9pt"/>
    </style:style>
    <style:style style:name="TableCell446" style:family="table-cell">
      <style:table-cell-properties fo:border="0.0138in solid #4F81BD" style:writing-mode="lr-tb" fo:padding-top="0in" fo:padding-left="0.075in" fo:padding-bottom="0in" fo:padding-right="0.075in"/>
    </style:style>
    <style:style style:name="P447" style:parent-style-name="Normal" style:family="paragraph">
      <style:paragraph-properties fo:margin-bottom="0in" fo:line-height="100%"/>
    </style:style>
    <style:style style:name="T448" style:parent-style-name="DefaultParagraphFont" style:family="text">
      <style:text-properties fo:font-size="9pt" style:font-size-asian="9pt"/>
    </style:style>
    <style:style style:name="TableCell449" style:family="table-cell">
      <style:table-cell-properties fo:border="0.0138in solid #4F81BD" style:writing-mode="lr-tb" fo:padding-top="0in" fo:padding-left="0.075in" fo:padding-bottom="0in" fo:padding-right="0.075in"/>
    </style:style>
    <style:style style:name="P450" style:parent-style-name="Normal" style:family="paragraph">
      <style:paragraph-properties fo:margin-bottom="0in" fo:line-height="100%"/>
    </style:style>
    <style:style style:name="T451" style:parent-style-name="DefaultParagraphFont" style:family="text">
      <style:text-properties fo:font-size="9pt" style:font-size-asian="9pt"/>
    </style:style>
    <style:style style:name="TableCell452" style:family="table-cell">
      <style:table-cell-properties fo:border="0.0138in solid #4F81BD" style:writing-mode="lr-tb" fo:padding-top="0in" fo:padding-left="0.075in" fo:padding-bottom="0in" fo:padding-right="0.075in"/>
    </style:style>
    <style:style style:name="P453" style:parent-style-name="Normal" style:family="paragraph">
      <style:paragraph-properties fo:margin-bottom="0in" fo:line-height="100%"/>
    </style:style>
    <style:style style:name="T454" style:parent-style-name="DefaultParagraphFont" style:family="text">
      <style:text-properties fo:font-size="9pt" style:font-size-asian="9pt"/>
    </style:style>
    <style:style style:name="TableCell455" style:family="table-cell">
      <style:table-cell-properties fo:border="0.0138in solid #4F81BD" style:writing-mode="lr-tb" fo:padding-top="0in" fo:padding-left="0.075in" fo:padding-bottom="0in" fo:padding-right="0.075in"/>
    </style:style>
    <style:style style:name="P456" style:parent-style-name="Normal" style:family="paragraph">
      <style:paragraph-properties fo:margin-bottom="0in" fo:line-height="100%"/>
    </style:style>
    <style:style style:name="T457" style:parent-style-name="DefaultParagraphFont" style:family="text">
      <style:text-properties fo:font-size="9pt" style:font-size-asian="9pt"/>
    </style:style>
    <style:style style:name="TableCell458" style:family="table-cell">
      <style:table-cell-properties fo:border="0.0138in solid #4F81BD" style:writing-mode="lr-tb" fo:padding-top="0in" fo:padding-left="0.075in" fo:padding-bottom="0in" fo:padding-right="0.075in"/>
    </style:style>
    <style:style style:name="P459" style:parent-style-name="Normal" style:family="paragraph">
      <style:paragraph-properties fo:margin-bottom="0in" fo:line-height="100%"/>
    </style:style>
    <style:style style:name="T460" style:parent-style-name="DefaultParagraphFont" style:family="text">
      <style:text-properties fo:font-size="9pt" style:font-size-asian="9pt"/>
    </style:style>
    <style:style style:name="TableRow461" style:family="table-row">
      <style:table-row-properties style:use-optimal-row-height="false"/>
    </style:style>
    <style:style style:name="TableCell462" style:family="table-cell">
      <style:table-cell-properties fo:border="0.0138in solid #4F81BD" fo:background-color="#D3DFEE" style:writing-mode="lr-tb" fo:padding-top="0in" fo:padding-left="0.075in" fo:padding-bottom="0in" fo:padding-right="0.075in"/>
    </style:style>
    <style:style style:name="P463" style:parent-style-name="Normal" style:family="paragraph">
      <style:paragraph-properties fo:margin-bottom="0in" fo:line-height="100%"/>
    </style:style>
    <style:style style:name="T464"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465" style:family="table-cell">
      <style:table-cell-properties fo:border="0.0138in solid #4F81BD" fo:background-color="#D3DFEE" style:writing-mode="lr-tb" fo:padding-top="0in" fo:padding-left="0.075in" fo:padding-bottom="0in" fo:padding-right="0.075in"/>
    </style:style>
    <style:style style:name="P466" style:parent-style-name="Normal" style:family="paragraph">
      <style:paragraph-properties fo:margin-bottom="0in" fo:line-height="100%"/>
    </style:style>
    <style:style style:name="T467" style:parent-style-name="DefaultParagraphFont" style:family="text">
      <style:text-properties fo:font-size="9pt" style:font-size-asian="9pt"/>
    </style:style>
    <style:style style:name="TableCell468" style:family="table-cell">
      <style:table-cell-properties fo:border="0.0138in solid #4F81BD" fo:background-color="#D3DFEE" style:writing-mode="lr-tb" fo:padding-top="0in" fo:padding-left="0.075in" fo:padding-bottom="0in" fo:padding-right="0.075in"/>
    </style:style>
    <style:style style:name="P469" style:parent-style-name="Normal" style:family="paragraph">
      <style:paragraph-properties fo:margin-bottom="0in" fo:line-height="100%"/>
    </style:style>
    <style:style style:name="T470" style:parent-style-name="DefaultParagraphFont" style:family="text">
      <style:text-properties fo:font-size="9pt" style:font-size-asian="9pt"/>
    </style:style>
    <style:style style:name="TableCell471" style:family="table-cell">
      <style:table-cell-properties fo:border="0.0138in solid #4F81BD" fo:background-color="#D3DFEE" style:writing-mode="lr-tb" fo:padding-top="0in" fo:padding-left="0.075in" fo:padding-bottom="0in" fo:padding-right="0.075in"/>
    </style:style>
    <style:style style:name="P472" style:parent-style-name="Normal" style:family="paragraph">
      <style:paragraph-properties fo:margin-bottom="0in" fo:line-height="100%"/>
    </style:style>
    <style:style style:name="T473" style:parent-style-name="DefaultParagraphFont" style:family="text">
      <style:text-properties fo:font-size="9pt" style:font-size-asian="9pt"/>
    </style:style>
    <style:style style:name="TableCell474" style:family="table-cell">
      <style:table-cell-properties fo:border="0.0138in solid #4F81BD" fo:background-color="#D3DFEE" style:writing-mode="lr-tb" fo:padding-top="0in" fo:padding-left="0.075in" fo:padding-bottom="0in" fo:padding-right="0.075in"/>
    </style:style>
    <style:style style:name="P475" style:parent-style-name="Normal" style:family="paragraph">
      <style:paragraph-properties fo:margin-bottom="0in" fo:line-height="100%"/>
    </style:style>
    <style:style style:name="T476" style:parent-style-name="DefaultParagraphFont" style:family="text">
      <style:text-properties fo:font-size="9pt" style:font-size-asian="9pt"/>
    </style:style>
    <style:style style:name="TableCell477" style:family="table-cell">
      <style:table-cell-properties fo:border="0.0138in solid #4F81BD" fo:background-color="#D3DFEE" style:writing-mode="lr-tb" fo:padding-top="0in" fo:padding-left="0.075in" fo:padding-bottom="0in" fo:padding-right="0.075in"/>
    </style:style>
    <style:style style:name="P478" style:parent-style-name="Normal" style:family="paragraph">
      <style:paragraph-properties fo:margin-bottom="0in" fo:line-height="100%"/>
    </style:style>
    <style:style style:name="T479" style:parent-style-name="DefaultParagraphFont" style:family="text">
      <style:text-properties fo:font-size="9pt" style:font-size-asian="9pt"/>
    </style:style>
    <style:style style:name="TableCell480" style:family="table-cell">
      <style:table-cell-properties fo:border="0.0138in solid #4F81BD" fo:background-color="#D3DFEE" style:writing-mode="lr-tb" fo:padding-top="0in" fo:padding-left="0.075in" fo:padding-bottom="0in" fo:padding-right="0.075in"/>
    </style:style>
    <style:style style:name="P481" style:parent-style-name="Normal" style:family="paragraph">
      <style:paragraph-properties fo:margin-bottom="0in" fo:line-height="100%"/>
    </style:style>
    <style:style style:name="T482" style:parent-style-name="DefaultParagraphFont" style:family="text">
      <style:text-properties fo:font-size="9pt" style:font-size-asian="9pt"/>
    </style:style>
    <style:style style:name="TableRow483" style:family="table-row">
      <style:table-row-properties style:use-optimal-row-height="false"/>
    </style:style>
    <style:style style:name="TableCell484" style:family="table-cell">
      <style:table-cell-properties fo:border="0.0138in solid #4F81BD" style:writing-mode="lr-tb" fo:padding-top="0in" fo:padding-left="0.075in" fo:padding-bottom="0in" fo:padding-right="0.075in"/>
    </style:style>
    <style:style style:name="P485" style:parent-style-name="Normal" style:family="paragraph">
      <style:paragraph-properties fo:margin-bottom="0in" fo:line-height="100%"/>
    </style:style>
    <style:style style:name="T486"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487" style:family="table-cell">
      <style:table-cell-properties fo:border="0.0138in solid #4F81BD" style:writing-mode="lr-tb" fo:padding-top="0in" fo:padding-left="0.075in" fo:padding-bottom="0in" fo:padding-right="0.075in"/>
    </style:style>
    <style:style style:name="P488" style:parent-style-name="Normal" style:family="paragraph">
      <style:paragraph-properties fo:margin-bottom="0in" fo:line-height="100%"/>
    </style:style>
    <style:style style:name="T489" style:parent-style-name="DefaultParagraphFont" style:family="text">
      <style:text-properties fo:font-size="9pt" style:font-size-asian="9pt"/>
    </style:style>
    <style:style style:name="TableCell490" style:family="table-cell">
      <style:table-cell-properties fo:border="0.0138in solid #4F81BD" style:writing-mode="lr-tb" fo:padding-top="0in" fo:padding-left="0.075in" fo:padding-bottom="0in" fo:padding-right="0.075in"/>
    </style:style>
    <style:style style:name="P491" style:parent-style-name="Normal" style:family="paragraph">
      <style:paragraph-properties fo:margin-bottom="0in" fo:line-height="100%"/>
    </style:style>
    <style:style style:name="T492" style:parent-style-name="DefaultParagraphFont" style:family="text">
      <style:text-properties fo:font-size="9pt" style:font-size-asian="9pt"/>
    </style:style>
    <style:style style:name="TableCell493" style:family="table-cell">
      <style:table-cell-properties fo:border="0.0138in solid #4F81BD" style:writing-mode="lr-tb" fo:padding-top="0in" fo:padding-left="0.075in" fo:padding-bottom="0in" fo:padding-right="0.075in"/>
    </style:style>
    <style:style style:name="P494" style:parent-style-name="Normal" style:family="paragraph">
      <style:paragraph-properties fo:margin-bottom="0in" fo:line-height="100%"/>
    </style:style>
    <style:style style:name="T495" style:parent-style-name="DefaultParagraphFont" style:family="text">
      <style:text-properties fo:font-size="9pt" style:font-size-asian="9pt"/>
    </style:style>
    <style:style style:name="TableCell496" style:family="table-cell">
      <style:table-cell-properties fo:border="0.0138in solid #4F81BD" style:writing-mode="lr-tb" fo:padding-top="0in" fo:padding-left="0.075in" fo:padding-bottom="0in" fo:padding-right="0.075in"/>
    </style:style>
    <style:style style:name="P497" style:parent-style-name="Normal" style:family="paragraph">
      <style:paragraph-properties fo:margin-bottom="0in" fo:line-height="100%"/>
    </style:style>
    <style:style style:name="T498" style:parent-style-name="DefaultParagraphFont" style:family="text">
      <style:text-properties fo:font-size="9pt" style:font-size-asian="9pt"/>
    </style:style>
    <style:style style:name="TableCell499" style:family="table-cell">
      <style:table-cell-properties fo:border="0.0138in solid #4F81BD" style:writing-mode="lr-tb" fo:padding-top="0in" fo:padding-left="0.075in" fo:padding-bottom="0in" fo:padding-right="0.075in"/>
    </style:style>
    <style:style style:name="P500" style:parent-style-name="Normal" style:family="paragraph">
      <style:paragraph-properties fo:margin-bottom="0in" fo:line-height="100%"/>
    </style:style>
    <style:style style:name="T501" style:parent-style-name="DefaultParagraphFont" style:family="text">
      <style:text-properties fo:font-size="9pt" style:font-size-asian="9pt"/>
    </style:style>
    <style:style style:name="TableCell502" style:family="table-cell">
      <style:table-cell-properties fo:border="0.0138in solid #4F81BD" style:writing-mode="lr-tb" fo:padding-top="0in" fo:padding-left="0.075in" fo:padding-bottom="0in" fo:padding-right="0.075in"/>
    </style:style>
    <style:style style:name="P503" style:parent-style-name="Normal" style:family="paragraph">
      <style:paragraph-properties fo:margin-bottom="0in" fo:line-height="100%"/>
    </style:style>
    <style:style style:name="T504" style:parent-style-name="DefaultParagraphFont" style:family="text">
      <style:text-properties fo:font-size="9pt" style:font-size-asian="9pt"/>
    </style:style>
    <style:style style:name="TableRow505" style:family="table-row">
      <style:table-row-properties style:use-optimal-row-height="false"/>
    </style:style>
    <style:style style:name="TableCell506" style:family="table-cell">
      <style:table-cell-properties fo:border="0.0138in solid #4F81BD" fo:background-color="#D3DFEE" style:writing-mode="lr-tb" fo:padding-top="0in" fo:padding-left="0.075in" fo:padding-bottom="0in" fo:padding-right="0.075in"/>
    </style:style>
    <style:style style:name="P507" style:parent-style-name="Normal" style:family="paragraph">
      <style:paragraph-properties fo:margin-bottom="0in" fo:line-height="100%"/>
    </style:style>
    <style:style style:name="T508"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509" style:family="table-cell">
      <style:table-cell-properties fo:border="0.0138in solid #4F81BD" fo:background-color="#D3DFEE" style:writing-mode="lr-tb" fo:padding-top="0in" fo:padding-left="0.075in" fo:padding-bottom="0in" fo:padding-right="0.075in"/>
    </style:style>
    <style:style style:name="P510" style:parent-style-name="Normal" style:family="paragraph">
      <style:paragraph-properties fo:margin-bottom="0in" fo:line-height="100%"/>
    </style:style>
    <style:style style:name="TableCell511" style:family="table-cell">
      <style:table-cell-properties fo:border="0.0138in solid #4F81BD" fo:background-color="#D3DFEE" style:writing-mode="lr-tb" fo:padding-top="0in" fo:padding-left="0.075in" fo:padding-bottom="0in" fo:padding-right="0.075in"/>
    </style:style>
    <style:style style:name="P512" style:parent-style-name="Normal" style:family="paragraph">
      <style:paragraph-properties fo:margin-bottom="0in" fo:line-height="100%"/>
    </style:style>
    <style:style style:name="TableCell513" style:family="table-cell">
      <style:table-cell-properties fo:border="0.0138in solid #4F81BD" fo:background-color="#D3DFEE" style:writing-mode="lr-tb" fo:padding-top="0in" fo:padding-left="0.075in" fo:padding-bottom="0in" fo:padding-right="0.075in"/>
    </style:style>
    <style:style style:name="P514" style:parent-style-name="Normal" style:family="paragraph">
      <style:paragraph-properties fo:margin-bottom="0in" fo:line-height="100%"/>
    </style:style>
    <style:style style:name="TableCell515" style:family="table-cell">
      <style:table-cell-properties fo:border="0.0138in solid #4F81BD" fo:background-color="#D3DFEE" style:writing-mode="lr-tb" fo:padding-top="0in" fo:padding-left="0.075in" fo:padding-bottom="0in" fo:padding-right="0.075in"/>
    </style:style>
    <style:style style:name="P516" style:parent-style-name="Normal" style:family="paragraph">
      <style:paragraph-properties fo:margin-bottom="0in" fo:line-height="100%"/>
    </style:style>
    <style:style style:name="TableCell517" style:family="table-cell">
      <style:table-cell-properties fo:border="0.0138in solid #4F81BD" fo:background-color="#D3DFEE" style:writing-mode="lr-tb" fo:padding-top="0in" fo:padding-left="0.075in" fo:padding-bottom="0in" fo:padding-right="0.075in"/>
    </style:style>
    <style:style style:name="P518" style:parent-style-name="Normal" style:family="paragraph">
      <style:paragraph-properties fo:margin-bottom="0in" fo:line-height="100%"/>
    </style:style>
    <style:style style:name="TableCell519" style:family="table-cell">
      <style:table-cell-properties fo:border="0.0138in solid #4F81BD" fo:background-color="#D3DFEE" style:writing-mode="lr-tb" fo:padding-top="0in" fo:padding-left="0.075in" fo:padding-bottom="0in" fo:padding-right="0.075in"/>
    </style:style>
    <style:style style:name="P520" style:parent-style-name="Normal" style:family="paragraph">
      <style:paragraph-properties fo:margin-bottom="0in" fo:line-height="100%"/>
    </style:style>
    <style:style style:name="TableRow521" style:family="table-row">
      <style:table-row-properties style:use-optimal-row-height="false"/>
    </style:style>
    <style:style style:name="TableCell522" style:family="table-cell">
      <style:table-cell-properties fo:border="0.0138in solid #4F81BD" style:writing-mode="lr-tb" fo:padding-top="0in" fo:padding-left="0.075in" fo:padding-bottom="0in" fo:padding-right="0.075in"/>
    </style:style>
    <style:style style:name="P523" style:parent-style-name="Normal" style:family="paragraph">
      <style:paragraph-properties fo:margin-bottom="0in" fo:line-height="100%"/>
    </style:style>
    <style:style style:name="T524"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525" style:family="table-cell">
      <style:table-cell-properties fo:border="0.0138in solid #4F81BD" style:writing-mode="lr-tb" fo:padding-top="0in" fo:padding-left="0.075in" fo:padding-bottom="0in" fo:padding-right="0.075in"/>
    </style:style>
    <style:style style:name="P526" style:parent-style-name="Normal" style:family="paragraph">
      <style:paragraph-properties fo:margin-bottom="0in" fo:line-height="100%"/>
    </style:style>
    <style:style style:name="T527" style:parent-style-name="DefaultParagraphFont" style:family="text">
      <style:text-properties fo:font-size="9pt" style:font-size-asian="9pt"/>
    </style:style>
    <style:style style:name="TableCell528" style:family="table-cell">
      <style:table-cell-properties fo:border="0.0138in solid #4F81BD" style:writing-mode="lr-tb" fo:padding-top="0in" fo:padding-left="0.075in" fo:padding-bottom="0in" fo:padding-right="0.075in"/>
    </style:style>
    <style:style style:name="P529" style:parent-style-name="Normal" style:family="paragraph">
      <style:paragraph-properties fo:margin-bottom="0in" fo:line-height="100%"/>
    </style:style>
    <style:style style:name="T530" style:parent-style-name="DefaultParagraphFont" style:family="text">
      <style:text-properties fo:font-size="9pt" style:font-size-asian="9pt"/>
    </style:style>
    <style:style style:name="TableCell531" style:family="table-cell">
      <style:table-cell-properties fo:border="0.0138in solid #4F81BD" style:writing-mode="lr-tb" fo:padding-top="0in" fo:padding-left="0.075in" fo:padding-bottom="0in" fo:padding-right="0.075in"/>
    </style:style>
    <style:style style:name="P532" style:parent-style-name="Normal" style:family="paragraph">
      <style:paragraph-properties fo:margin-bottom="0in" fo:line-height="100%"/>
    </style:style>
    <style:style style:name="T533" style:parent-style-name="DefaultParagraphFont" style:family="text">
      <style:text-properties fo:font-size="9pt" style:font-size-asian="9pt"/>
    </style:style>
    <style:style style:name="TableCell534" style:family="table-cell">
      <style:table-cell-properties fo:border="0.0138in solid #4F81BD" style:writing-mode="lr-tb" fo:padding-top="0in" fo:padding-left="0.075in" fo:padding-bottom="0in" fo:padding-right="0.075in"/>
    </style:style>
    <style:style style:name="P535" style:parent-style-name="Normal" style:family="paragraph">
      <style:paragraph-properties fo:margin-bottom="0in" fo:line-height="100%"/>
    </style:style>
    <style:style style:name="T536" style:parent-style-name="DefaultParagraphFont" style:family="text">
      <style:text-properties fo:font-size="9pt" style:font-size-asian="9pt"/>
    </style:style>
    <style:style style:name="TableCell537" style:family="table-cell">
      <style:table-cell-properties fo:border="0.0138in solid #4F81BD" style:writing-mode="lr-tb" fo:padding-top="0in" fo:padding-left="0.075in" fo:padding-bottom="0in" fo:padding-right="0.075in"/>
    </style:style>
    <style:style style:name="P538" style:parent-style-name="Normal" style:family="paragraph">
      <style:paragraph-properties fo:margin-bottom="0in" fo:line-height="100%"/>
    </style:style>
    <style:style style:name="T539" style:parent-style-name="DefaultParagraphFont" style:family="text">
      <style:text-properties fo:font-size="9pt" style:font-size-asian="9pt"/>
    </style:style>
    <style:style style:name="TableCell540" style:family="table-cell">
      <style:table-cell-properties fo:border="0.0138in solid #4F81BD" style:writing-mode="lr-tb" fo:padding-top="0in" fo:padding-left="0.075in" fo:padding-bottom="0in" fo:padding-right="0.075in"/>
    </style:style>
    <style:style style:name="P541" style:parent-style-name="Normal" style:family="paragraph">
      <style:paragraph-properties fo:margin-bottom="0in" fo:line-height="100%"/>
    </style:style>
    <style:style style:name="T542" style:parent-style-name="DefaultParagraphFont" style:family="text">
      <style:text-properties fo:font-size="9pt" style:font-size-asian="9pt"/>
    </style:style>
    <style:style style:name="TableRow543" style:family="table-row">
      <style:table-row-properties style:use-optimal-row-height="false"/>
    </style:style>
    <style:style style:name="TableCell544" style:family="table-cell">
      <style:table-cell-properties fo:border="0.0138in solid #4F81BD" fo:background-color="#D3DFEE" style:writing-mode="lr-tb" fo:padding-top="0in" fo:padding-left="0.075in" fo:padding-bottom="0in" fo:padding-right="0.075in"/>
    </style:style>
    <style:style style:name="P545" style:parent-style-name="Normal" style:family="paragraph">
      <style:paragraph-properties fo:margin-bottom="0in" fo:line-height="100%"/>
    </style:style>
    <style:style style:name="T546"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547" style:family="table-cell">
      <style:table-cell-properties fo:border="0.0138in solid #4F81BD" fo:background-color="#D3DFEE" style:writing-mode="lr-tb" fo:padding-top="0in" fo:padding-left="0.075in" fo:padding-bottom="0in" fo:padding-right="0.075in"/>
    </style:style>
    <style:style style:name="P548" style:parent-style-name="Normal" style:family="paragraph">
      <style:paragraph-properties fo:margin-bottom="0in" fo:line-height="100%"/>
    </style:style>
    <style:style style:name="T549" style:parent-style-name="DefaultParagraphFont" style:family="text">
      <style:text-properties fo:font-size="9pt" style:font-size-asian="9pt"/>
    </style:style>
    <style:style style:name="TableCell550" style:family="table-cell">
      <style:table-cell-properties fo:border="0.0138in solid #4F81BD" fo:background-color="#D3DFEE" style:writing-mode="lr-tb" fo:padding-top="0in" fo:padding-left="0.075in" fo:padding-bottom="0in" fo:padding-right="0.075in"/>
    </style:style>
    <style:style style:name="P551" style:parent-style-name="Normal" style:family="paragraph">
      <style:paragraph-properties fo:margin-bottom="0in" fo:line-height="100%"/>
    </style:style>
    <style:style style:name="T552" style:parent-style-name="DefaultParagraphFont" style:family="text">
      <style:text-properties fo:font-size="9pt" style:font-size-asian="9pt"/>
    </style:style>
    <style:style style:name="TableCell553" style:family="table-cell">
      <style:table-cell-properties fo:border="0.0138in solid #4F81BD" fo:background-color="#D3DFEE" style:writing-mode="lr-tb" fo:padding-top="0in" fo:padding-left="0.075in" fo:padding-bottom="0in" fo:padding-right="0.075in"/>
    </style:style>
    <style:style style:name="P554" style:parent-style-name="Normal" style:family="paragraph">
      <style:paragraph-properties fo:margin-bottom="0in" fo:line-height="100%"/>
    </style:style>
    <style:style style:name="T555" style:parent-style-name="DefaultParagraphFont" style:family="text">
      <style:text-properties fo:font-size="9pt" style:font-size-asian="9pt"/>
    </style:style>
    <style:style style:name="TableCell556" style:family="table-cell">
      <style:table-cell-properties fo:border="0.0138in solid #4F81BD" fo:background-color="#D3DFEE" style:writing-mode="lr-tb" fo:padding-top="0in" fo:padding-left="0.075in" fo:padding-bottom="0in" fo:padding-right="0.075in"/>
    </style:style>
    <style:style style:name="P557" style:parent-style-name="Normal" style:family="paragraph">
      <style:paragraph-properties fo:margin-bottom="0in" fo:line-height="100%"/>
    </style:style>
    <style:style style:name="T558" style:parent-style-name="DefaultParagraphFont" style:family="text">
      <style:text-properties fo:font-size="9pt" style:font-size-asian="9pt"/>
    </style:style>
    <style:style style:name="TableCell559" style:family="table-cell">
      <style:table-cell-properties fo:border="0.0138in solid #4F81BD" fo:background-color="#D3DFEE" style:writing-mode="lr-tb" fo:padding-top="0in" fo:padding-left="0.075in" fo:padding-bottom="0in" fo:padding-right="0.075in"/>
    </style:style>
    <style:style style:name="P560" style:parent-style-name="Normal" style:family="paragraph">
      <style:paragraph-properties fo:margin-bottom="0in" fo:line-height="100%"/>
    </style:style>
    <style:style style:name="T561" style:parent-style-name="DefaultParagraphFont" style:family="text">
      <style:text-properties fo:font-size="9pt" style:font-size-asian="9pt"/>
    </style:style>
    <style:style style:name="TableCell562" style:family="table-cell">
      <style:table-cell-properties fo:border="0.0138in solid #4F81BD" fo:background-color="#D3DFEE" style:writing-mode="lr-tb" fo:padding-top="0in" fo:padding-left="0.075in" fo:padding-bottom="0in" fo:padding-right="0.075in"/>
    </style:style>
    <style:style style:name="P563" style:parent-style-name="Normal" style:family="paragraph">
      <style:paragraph-properties fo:margin-bottom="0in" fo:line-height="100%"/>
    </style:style>
    <style:style style:name="T564" style:parent-style-name="DefaultParagraphFont" style:family="text">
      <style:text-properties fo:font-size="9pt" style:font-size-asian="9pt"/>
    </style:style>
    <style:style style:name="TableRow565" style:family="table-row">
      <style:table-row-properties style:use-optimal-row-height="false"/>
    </style:style>
    <style:style style:name="TableCell566" style:family="table-cell">
      <style:table-cell-properties fo:border="0.0138in solid #4F81BD" style:writing-mode="lr-tb" fo:padding-top="0in" fo:padding-left="0.075in" fo:padding-bottom="0in" fo:padding-right="0.075in"/>
    </style:style>
    <style:style style:name="P567" style:parent-style-name="Normal" style:family="paragraph">
      <style:paragraph-properties fo:margin-bottom="0in" fo:line-height="100%"/>
    </style:style>
    <style:style style:name="T568"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569" style:family="table-cell">
      <style:table-cell-properties fo:border="0.0138in solid #4F81BD" style:writing-mode="lr-tb" fo:padding-top="0in" fo:padding-left="0.075in" fo:padding-bottom="0in" fo:padding-right="0.075in"/>
    </style:style>
    <style:style style:name="P570" style:parent-style-name="Normal" style:family="paragraph">
      <style:paragraph-properties fo:margin-bottom="0in" fo:line-height="100%"/>
    </style:style>
    <style:style style:name="TableCell571" style:family="table-cell">
      <style:table-cell-properties fo:border="0.0138in solid #4F81BD" style:writing-mode="lr-tb" fo:padding-top="0in" fo:padding-left="0.075in" fo:padding-bottom="0in" fo:padding-right="0.075in"/>
    </style:style>
    <style:style style:name="P572" style:parent-style-name="Normal" style:family="paragraph">
      <style:paragraph-properties fo:margin-bottom="0in" fo:line-height="100%"/>
    </style:style>
    <style:style style:name="TableCell573" style:family="table-cell">
      <style:table-cell-properties fo:border="0.0138in solid #4F81BD" style:writing-mode="lr-tb" fo:padding-top="0in" fo:padding-left="0.075in" fo:padding-bottom="0in" fo:padding-right="0.075in"/>
    </style:style>
    <style:style style:name="P574" style:parent-style-name="Normal" style:family="paragraph">
      <style:paragraph-properties fo:margin-bottom="0in" fo:line-height="100%"/>
    </style:style>
    <style:style style:name="TableCell575" style:family="table-cell">
      <style:table-cell-properties fo:border="0.0138in solid #4F81BD" style:writing-mode="lr-tb" fo:padding-top="0in" fo:padding-left="0.075in" fo:padding-bottom="0in" fo:padding-right="0.075in"/>
    </style:style>
    <style:style style:name="P576" style:parent-style-name="Normal" style:family="paragraph">
      <style:paragraph-properties fo:margin-bottom="0in" fo:line-height="100%"/>
    </style:style>
    <style:style style:name="TableCell577" style:family="table-cell">
      <style:table-cell-properties fo:border="0.0138in solid #4F81BD" style:writing-mode="lr-tb" fo:padding-top="0in" fo:padding-left="0.075in" fo:padding-bottom="0in" fo:padding-right="0.075in"/>
    </style:style>
    <style:style style:name="P578" style:parent-style-name="Normal" style:family="paragraph">
      <style:paragraph-properties fo:margin-bottom="0in" fo:line-height="100%"/>
    </style:style>
    <style:style style:name="TableCell579" style:family="table-cell">
      <style:table-cell-properties fo:border="0.0138in solid #4F81BD" style:writing-mode="lr-tb" fo:padding-top="0in" fo:padding-left="0.075in" fo:padding-bottom="0in" fo:padding-right="0.075in"/>
    </style:style>
    <style:style style:name="P580" style:parent-style-name="Normal" style:family="paragraph">
      <style:paragraph-properties fo:margin-bottom="0in" fo:line-height="100%"/>
    </style:style>
    <style:style style:name="TableRow581" style:family="table-row">
      <style:table-row-properties style:use-optimal-row-height="false"/>
    </style:style>
    <style:style style:name="TableCell582" style:family="table-cell">
      <style:table-cell-properties fo:border="0.0138in solid #4F81BD" fo:background-color="#D3DFEE" style:writing-mode="lr-tb" fo:padding-top="0in" fo:padding-left="0.075in" fo:padding-bottom="0in" fo:padding-right="0.075in"/>
    </style:style>
    <style:style style:name="P583" style:parent-style-name="Normal" style:family="paragraph">
      <style:paragraph-properties fo:margin-bottom="0in" fo:line-height="100%"/>
    </style:style>
    <style:style style:name="T584"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585" style:family="table-cell">
      <style:table-cell-properties fo:border="0.0138in solid #4F81BD" fo:background-color="#D3DFEE" style:writing-mode="lr-tb" fo:padding-top="0in" fo:padding-left="0.075in" fo:padding-bottom="0in" fo:padding-right="0.075in"/>
    </style:style>
    <style:style style:name="P586" style:parent-style-name="Normal" style:family="paragraph">
      <style:paragraph-properties fo:margin-bottom="0in" fo:line-height="100%"/>
    </style:style>
    <style:style style:name="T587" style:parent-style-name="DefaultParagraphFont" style:family="text">
      <style:text-properties fo:font-size="9pt" style:font-size-asian="9pt"/>
    </style:style>
    <style:style style:name="TableCell588" style:family="table-cell">
      <style:table-cell-properties fo:border="0.0138in solid #4F81BD" fo:background-color="#D3DFEE" style:writing-mode="lr-tb" fo:padding-top="0in" fo:padding-left="0.075in" fo:padding-bottom="0in" fo:padding-right="0.075in"/>
    </style:style>
    <style:style style:name="P589" style:parent-style-name="Normal" style:family="paragraph">
      <style:paragraph-properties fo:margin-bottom="0in" fo:line-height="100%"/>
    </style:style>
    <style:style style:name="T590" style:parent-style-name="DefaultParagraphFont" style:family="text">
      <style:text-properties fo:font-size="9pt" style:font-size-asian="9pt"/>
    </style:style>
    <style:style style:name="TableCell591" style:family="table-cell">
      <style:table-cell-properties fo:border="0.0138in solid #4F81BD" fo:background-color="#D3DFEE" style:writing-mode="lr-tb" fo:padding-top="0in" fo:padding-left="0.075in" fo:padding-bottom="0in" fo:padding-right="0.075in"/>
    </style:style>
    <style:style style:name="P592" style:parent-style-name="Normal" style:family="paragraph">
      <style:paragraph-properties fo:margin-bottom="0in" fo:line-height="100%"/>
    </style:style>
    <style:style style:name="T593" style:parent-style-name="DefaultParagraphFont" style:family="text">
      <style:text-properties fo:font-size="9pt" style:font-size-asian="9pt"/>
    </style:style>
    <style:style style:name="TableCell594" style:family="table-cell">
      <style:table-cell-properties fo:border="0.0138in solid #4F81BD" fo:background-color="#D3DFEE" style:writing-mode="lr-tb" fo:padding-top="0in" fo:padding-left="0.075in" fo:padding-bottom="0in" fo:padding-right="0.075in"/>
    </style:style>
    <style:style style:name="P595" style:parent-style-name="Normal" style:family="paragraph">
      <style:paragraph-properties fo:margin-bottom="0in" fo:line-height="100%"/>
    </style:style>
    <style:style style:name="T596" style:parent-style-name="DefaultParagraphFont" style:family="text">
      <style:text-properties fo:font-size="9pt" style:font-size-asian="9pt"/>
    </style:style>
    <style:style style:name="TableCell597" style:family="table-cell">
      <style:table-cell-properties fo:border="0.0138in solid #4F81BD" fo:background-color="#D3DFEE" style:writing-mode="lr-tb" fo:padding-top="0in" fo:padding-left="0.075in" fo:padding-bottom="0in" fo:padding-right="0.075in"/>
    </style:style>
    <style:style style:name="P598" style:parent-style-name="Normal" style:family="paragraph">
      <style:paragraph-properties fo:margin-bottom="0in" fo:line-height="100%"/>
    </style:style>
    <style:style style:name="T599" style:parent-style-name="DefaultParagraphFont" style:family="text">
      <style:text-properties fo:font-size="9pt" style:font-size-asian="9pt"/>
    </style:style>
    <style:style style:name="TableCell600" style:family="table-cell">
      <style:table-cell-properties fo:border="0.0138in solid #4F81BD" fo:background-color="#D3DFEE" style:writing-mode="lr-tb" fo:padding-top="0in" fo:padding-left="0.075in" fo:padding-bottom="0in" fo:padding-right="0.075in"/>
    </style:style>
    <style:style style:name="P601" style:parent-style-name="Normal" style:family="paragraph">
      <style:paragraph-properties fo:margin-bottom="0in" fo:line-height="100%"/>
    </style:style>
    <style:style style:name="T602" style:parent-style-name="DefaultParagraphFont" style:family="text">
      <style:text-properties fo:font-size="9pt" style:font-size-asian="9pt"/>
    </style:style>
    <style:style style:name="TableRow603" style:family="table-row">
      <style:table-row-properties style:use-optimal-row-height="false"/>
    </style:style>
    <style:style style:name="TableCell604" style:family="table-cell">
      <style:table-cell-properties fo:border="0.0138in solid #4F81BD" style:writing-mode="lr-tb" fo:padding-top="0in" fo:padding-left="0.075in" fo:padding-bottom="0in" fo:padding-right="0.075in"/>
    </style:style>
    <style:style style:name="P605" style:parent-style-name="Normal" style:family="paragraph">
      <style:paragraph-properties fo:margin-bottom="0in" fo:line-height="100%"/>
    </style:style>
    <style:style style:name="T606"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607" style:family="table-cell">
      <style:table-cell-properties fo:border="0.0138in solid #4F81BD" style:writing-mode="lr-tb" fo:padding-top="0in" fo:padding-left="0.075in" fo:padding-bottom="0in" fo:padding-right="0.075in"/>
    </style:style>
    <style:style style:name="P608" style:parent-style-name="Normal" style:family="paragraph">
      <style:paragraph-properties fo:margin-bottom="0in" fo:line-height="100%"/>
    </style:style>
    <style:style style:name="T609" style:parent-style-name="DefaultParagraphFont" style:family="text">
      <style:text-properties fo:font-size="9pt" style:font-size-asian="9pt"/>
    </style:style>
    <style:style style:name="TableCell610" style:family="table-cell">
      <style:table-cell-properties fo:border="0.0138in solid #4F81BD" style:writing-mode="lr-tb" fo:padding-top="0in" fo:padding-left="0.075in" fo:padding-bottom="0in" fo:padding-right="0.075in"/>
    </style:style>
    <style:style style:name="P611" style:parent-style-name="Normal" style:family="paragraph">
      <style:paragraph-properties fo:margin-bottom="0in" fo:line-height="100%"/>
    </style:style>
    <style:style style:name="T612" style:parent-style-name="DefaultParagraphFont" style:family="text">
      <style:text-properties fo:font-size="9pt" style:font-size-asian="9pt"/>
    </style:style>
    <style:style style:name="TableCell613" style:family="table-cell">
      <style:table-cell-properties fo:border="0.0138in solid #4F81BD" style:writing-mode="lr-tb" fo:padding-top="0in" fo:padding-left="0.075in" fo:padding-bottom="0in" fo:padding-right="0.075in"/>
    </style:style>
    <style:style style:name="P614" style:parent-style-name="Normal" style:family="paragraph">
      <style:paragraph-properties fo:margin-bottom="0in" fo:line-height="100%"/>
    </style:style>
    <style:style style:name="T615" style:parent-style-name="DefaultParagraphFont" style:family="text">
      <style:text-properties fo:font-size="9pt" style:font-size-asian="9pt"/>
    </style:style>
    <style:style style:name="TableCell616" style:family="table-cell">
      <style:table-cell-properties fo:border="0.0138in solid #4F81BD" style:writing-mode="lr-tb" fo:padding-top="0in" fo:padding-left="0.075in" fo:padding-bottom="0in" fo:padding-right="0.075in"/>
    </style:style>
    <style:style style:name="P617" style:parent-style-name="Normal" style:family="paragraph">
      <style:paragraph-properties fo:margin-bottom="0in" fo:line-height="100%"/>
    </style:style>
    <style:style style:name="T618" style:parent-style-name="DefaultParagraphFont" style:family="text">
      <style:text-properties fo:font-size="9pt" style:font-size-asian="9pt"/>
    </style:style>
    <style:style style:name="TableCell619" style:family="table-cell">
      <style:table-cell-properties fo:border="0.0138in solid #4F81BD" style:writing-mode="lr-tb" fo:padding-top="0in" fo:padding-left="0.075in" fo:padding-bottom="0in" fo:padding-right="0.075in"/>
    </style:style>
    <style:style style:name="P620" style:parent-style-name="Normal" style:family="paragraph">
      <style:paragraph-properties fo:margin-bottom="0in" fo:line-height="100%"/>
    </style:style>
    <style:style style:name="T621" style:parent-style-name="DefaultParagraphFont" style:family="text">
      <style:text-properties fo:font-size="9pt" style:font-size-asian="9pt"/>
    </style:style>
    <style:style style:name="TableCell622" style:family="table-cell">
      <style:table-cell-properties fo:border="0.0138in solid #4F81BD" style:writing-mode="lr-tb" fo:padding-top="0in" fo:padding-left="0.075in" fo:padding-bottom="0in" fo:padding-right="0.075in"/>
    </style:style>
    <style:style style:name="P623" style:parent-style-name="Normal" style:family="paragraph">
      <style:paragraph-properties fo:margin-bottom="0in" fo:line-height="100%"/>
    </style:style>
    <style:style style:name="T624" style:parent-style-name="DefaultParagraphFont" style:family="text">
      <style:text-properties fo:font-size="9pt" style:font-size-asian="9pt"/>
    </style:style>
    <style:style style:name="TableRow625" style:family="table-row">
      <style:table-row-properties style:use-optimal-row-height="false"/>
    </style:style>
    <style:style style:name="TableCell626" style:family="table-cell">
      <style:table-cell-properties fo:border="0.0138in solid #4F81BD" fo:background-color="#D3DFEE" style:writing-mode="lr-tb" fo:padding-top="0in" fo:padding-left="0.075in" fo:padding-bottom="0in" fo:padding-right="0.075in"/>
    </style:style>
    <style:style style:name="P627" style:parent-style-name="Normal" style:family="paragraph">
      <style:paragraph-properties fo:margin-bottom="0in" fo:line-height="100%"/>
    </style:style>
    <style:style style:name="T628"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629" style:family="table-cell">
      <style:table-cell-properties fo:border="0.0138in solid #4F81BD" fo:background-color="#D3DFEE" style:writing-mode="lr-tb" fo:padding-top="0in" fo:padding-left="0.075in" fo:padding-bottom="0in" fo:padding-right="0.075in"/>
    </style:style>
    <style:style style:name="P630" style:parent-style-name="Normal" style:family="paragraph">
      <style:paragraph-properties fo:margin-bottom="0in" fo:line-height="100%"/>
    </style:style>
    <style:style style:name="TableCell631" style:family="table-cell">
      <style:table-cell-properties fo:border="0.0138in solid #4F81BD" fo:background-color="#D3DFEE" style:writing-mode="lr-tb" fo:padding-top="0in" fo:padding-left="0.075in" fo:padding-bottom="0in" fo:padding-right="0.075in"/>
    </style:style>
    <style:style style:name="P632" style:parent-style-name="Normal" style:family="paragraph">
      <style:paragraph-properties fo:margin-bottom="0in" fo:line-height="100%"/>
    </style:style>
    <style:style style:name="TableCell633" style:family="table-cell">
      <style:table-cell-properties fo:border="0.0138in solid #4F81BD" fo:background-color="#D3DFEE" style:writing-mode="lr-tb" fo:padding-top="0in" fo:padding-left="0.075in" fo:padding-bottom="0in" fo:padding-right="0.075in"/>
    </style:style>
    <style:style style:name="P634" style:parent-style-name="Normal" style:family="paragraph">
      <style:paragraph-properties fo:margin-bottom="0in" fo:line-height="100%"/>
    </style:style>
    <style:style style:name="TableCell635" style:family="table-cell">
      <style:table-cell-properties fo:border="0.0138in solid #4F81BD" fo:background-color="#D3DFEE" style:writing-mode="lr-tb" fo:padding-top="0in" fo:padding-left="0.075in" fo:padding-bottom="0in" fo:padding-right="0.075in"/>
    </style:style>
    <style:style style:name="P636" style:parent-style-name="Normal" style:family="paragraph">
      <style:paragraph-properties fo:margin-bottom="0in" fo:line-height="100%"/>
    </style:style>
    <style:style style:name="TableCell637" style:family="table-cell">
      <style:table-cell-properties fo:border="0.0138in solid #4F81BD" fo:background-color="#D3DFEE" style:writing-mode="lr-tb" fo:padding-top="0in" fo:padding-left="0.075in" fo:padding-bottom="0in" fo:padding-right="0.075in"/>
    </style:style>
    <style:style style:name="P638" style:parent-style-name="Normal" style:family="paragraph">
      <style:paragraph-properties fo:margin-bottom="0in" fo:line-height="100%"/>
    </style:style>
    <style:style style:name="TableCell639" style:family="table-cell">
      <style:table-cell-properties fo:border="0.0138in solid #4F81BD" fo:background-color="#D3DFEE" style:writing-mode="lr-tb" fo:padding-top="0in" fo:padding-left="0.075in" fo:padding-bottom="0in" fo:padding-right="0.075in"/>
    </style:style>
    <style:style style:name="P640" style:parent-style-name="Normal" style:family="paragraph">
      <style:paragraph-properties fo:margin-bottom="0in" fo:line-height="100%"/>
    </style:style>
    <style:style style:name="TableRow641" style:family="table-row">
      <style:table-row-properties style:use-optimal-row-height="false"/>
    </style:style>
    <style:style style:name="TableCell642" style:family="table-cell">
      <style:table-cell-properties fo:border="0.0138in solid #4F81BD" style:writing-mode="lr-tb" fo:padding-top="0in" fo:padding-left="0.075in" fo:padding-bottom="0in" fo:padding-right="0.075in"/>
    </style:style>
    <style:style style:name="P643" style:parent-style-name="Normal" style:family="paragraph">
      <style:paragraph-properties fo:margin-bottom="0in" fo:line-height="100%"/>
    </style:style>
    <style:style style:name="T644"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645" style:family="table-cell">
      <style:table-cell-properties fo:border="0.0138in solid #4F81BD" style:writing-mode="lr-tb" fo:padding-top="0in" fo:padding-left="0.075in" fo:padding-bottom="0in" fo:padding-right="0.075in"/>
    </style:style>
    <style:style style:name="P646" style:parent-style-name="Normal" style:family="paragraph">
      <style:paragraph-properties fo:margin-bottom="0in" fo:line-height="100%"/>
    </style:style>
    <style:style style:name="T647" style:parent-style-name="DefaultParagraphFont" style:family="text">
      <style:text-properties fo:font-size="9pt" style:font-size-asian="9pt"/>
    </style:style>
    <style:style style:name="TableCell648" style:family="table-cell">
      <style:table-cell-properties fo:border="0.0138in solid #4F81BD" style:writing-mode="lr-tb" fo:padding-top="0in" fo:padding-left="0.075in" fo:padding-bottom="0in" fo:padding-right="0.075in"/>
    </style:style>
    <style:style style:name="P649" style:parent-style-name="Normal" style:family="paragraph">
      <style:paragraph-properties fo:margin-bottom="0in" fo:line-height="100%"/>
    </style:style>
    <style:style style:name="T650" style:parent-style-name="DefaultParagraphFont" style:family="text">
      <style:text-properties fo:font-size="9pt" style:font-size-asian="9pt"/>
    </style:style>
    <style:style style:name="TableCell651" style:family="table-cell">
      <style:table-cell-properties fo:border="0.0138in solid #4F81BD" style:writing-mode="lr-tb" fo:padding-top="0in" fo:padding-left="0.075in" fo:padding-bottom="0in" fo:padding-right="0.075in"/>
    </style:style>
    <style:style style:name="P652" style:parent-style-name="Normal" style:family="paragraph">
      <style:paragraph-properties fo:margin-bottom="0in" fo:line-height="100%"/>
    </style:style>
    <style:style style:name="T653" style:parent-style-name="DefaultParagraphFont" style:family="text">
      <style:text-properties fo:font-size="9pt" style:font-size-asian="9pt"/>
    </style:style>
    <style:style style:name="TableCell654" style:family="table-cell">
      <style:table-cell-properties fo:border="0.0138in solid #4F81BD" style:writing-mode="lr-tb" fo:padding-top="0in" fo:padding-left="0.075in" fo:padding-bottom="0in" fo:padding-right="0.075in"/>
    </style:style>
    <style:style style:name="P655" style:parent-style-name="Normal" style:family="paragraph">
      <style:paragraph-properties fo:margin-bottom="0in" fo:line-height="100%"/>
    </style:style>
    <style:style style:name="T656" style:parent-style-name="DefaultParagraphFont" style:family="text">
      <style:text-properties fo:font-size="9pt" style:font-size-asian="9pt"/>
    </style:style>
    <style:style style:name="TableCell657" style:family="table-cell">
      <style:table-cell-properties fo:border="0.0138in solid #4F81BD" style:writing-mode="lr-tb" fo:padding-top="0in" fo:padding-left="0.075in" fo:padding-bottom="0in" fo:padding-right="0.075in"/>
    </style:style>
    <style:style style:name="P658" style:parent-style-name="Normal" style:family="paragraph">
      <style:paragraph-properties fo:margin-bottom="0in" fo:line-height="100%"/>
    </style:style>
    <style:style style:name="T659" style:parent-style-name="DefaultParagraphFont" style:family="text">
      <style:text-properties fo:font-size="9pt" style:font-size-asian="9pt"/>
    </style:style>
    <style:style style:name="TableCell660" style:family="table-cell">
      <style:table-cell-properties fo:border="0.0138in solid #4F81BD" style:writing-mode="lr-tb" fo:padding-top="0in" fo:padding-left="0.075in" fo:padding-bottom="0in" fo:padding-right="0.075in"/>
    </style:style>
    <style:style style:name="P661" style:parent-style-name="Normal" style:family="paragraph">
      <style:paragraph-properties fo:margin-bottom="0in" fo:line-height="100%"/>
    </style:style>
    <style:style style:name="T662" style:parent-style-name="DefaultParagraphFont" style:family="text">
      <style:text-properties fo:font-size="9pt" style:font-size-asian="9pt"/>
    </style:style>
    <style:style style:name="TableRow663" style:family="table-row">
      <style:table-row-properties style:use-optimal-row-height="false"/>
    </style:style>
    <style:style style:name="TableCell664" style:family="table-cell">
      <style:table-cell-properties fo:border="0.0138in solid #4F81BD" fo:background-color="#D3DFEE" style:writing-mode="lr-tb" fo:padding-top="0in" fo:padding-left="0.075in" fo:padding-bottom="0in" fo:padding-right="0.075in"/>
    </style:style>
    <style:style style:name="P665" style:parent-style-name="Normal" style:family="paragraph">
      <style:paragraph-properties fo:margin-bottom="0in" fo:line-height="100%"/>
    </style:style>
    <style:style style:name="T666"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667" style:family="table-cell">
      <style:table-cell-properties fo:border="0.0138in solid #4F81BD" fo:background-color="#D3DFEE" style:writing-mode="lr-tb" fo:padding-top="0in" fo:padding-left="0.075in" fo:padding-bottom="0in" fo:padding-right="0.075in"/>
    </style:style>
    <style:style style:name="P668" style:parent-style-name="Normal" style:family="paragraph">
      <style:paragraph-properties fo:margin-bottom="0in" fo:line-height="100%"/>
    </style:style>
    <style:style style:name="T669" style:parent-style-name="DefaultParagraphFont" style:family="text">
      <style:text-properties fo:font-size="9pt" style:font-size-asian="9pt"/>
    </style:style>
    <style:style style:name="TableCell670" style:family="table-cell">
      <style:table-cell-properties fo:border="0.0138in solid #4F81BD" fo:background-color="#D3DFEE" style:writing-mode="lr-tb" fo:padding-top="0in" fo:padding-left="0.075in" fo:padding-bottom="0in" fo:padding-right="0.075in"/>
    </style:style>
    <style:style style:name="P671" style:parent-style-name="Normal" style:family="paragraph">
      <style:paragraph-properties fo:margin-bottom="0in" fo:line-height="100%"/>
    </style:style>
    <style:style style:name="T672" style:parent-style-name="DefaultParagraphFont" style:family="text">
      <style:text-properties fo:font-size="9pt" style:font-size-asian="9pt"/>
    </style:style>
    <style:style style:name="TableCell673" style:family="table-cell">
      <style:table-cell-properties fo:border="0.0138in solid #4F81BD" fo:background-color="#D3DFEE" style:writing-mode="lr-tb" fo:padding-top="0in" fo:padding-left="0.075in" fo:padding-bottom="0in" fo:padding-right="0.075in"/>
    </style:style>
    <style:style style:name="P674" style:parent-style-name="Normal" style:family="paragraph">
      <style:paragraph-properties fo:margin-bottom="0in" fo:line-height="100%"/>
    </style:style>
    <style:style style:name="T675" style:parent-style-name="DefaultParagraphFont" style:family="text">
      <style:text-properties fo:font-size="9pt" style:font-size-asian="9pt"/>
    </style:style>
    <style:style style:name="TableCell676" style:family="table-cell">
      <style:table-cell-properties fo:border="0.0138in solid #4F81BD" fo:background-color="#D3DFEE" style:writing-mode="lr-tb" fo:padding-top="0in" fo:padding-left="0.075in" fo:padding-bottom="0in" fo:padding-right="0.075in"/>
    </style:style>
    <style:style style:name="P677" style:parent-style-name="Normal" style:family="paragraph">
      <style:paragraph-properties fo:margin-bottom="0in" fo:line-height="100%"/>
    </style:style>
    <style:style style:name="T678" style:parent-style-name="DefaultParagraphFont" style:family="text">
      <style:text-properties fo:font-size="9pt" style:font-size-asian="9pt"/>
    </style:style>
    <style:style style:name="TableCell679" style:family="table-cell">
      <style:table-cell-properties fo:border="0.0138in solid #4F81BD" fo:background-color="#D3DFEE" style:writing-mode="lr-tb" fo:padding-top="0in" fo:padding-left="0.075in" fo:padding-bottom="0in" fo:padding-right="0.075in"/>
    </style:style>
    <style:style style:name="P680" style:parent-style-name="Normal" style:family="paragraph">
      <style:paragraph-properties fo:margin-bottom="0in" fo:line-height="100%"/>
    </style:style>
    <style:style style:name="T681" style:parent-style-name="DefaultParagraphFont" style:family="text">
      <style:text-properties fo:font-size="9pt" style:font-size-asian="9pt"/>
    </style:style>
    <style:style style:name="TableCell682" style:family="table-cell">
      <style:table-cell-properties fo:border="0.0138in solid #4F81BD" fo:background-color="#D3DFEE" style:writing-mode="lr-tb" fo:padding-top="0in" fo:padding-left="0.075in" fo:padding-bottom="0in" fo:padding-right="0.075in"/>
    </style:style>
    <style:style style:name="P683" style:parent-style-name="Normal" style:family="paragraph">
      <style:paragraph-properties fo:margin-bottom="0in" fo:line-height="100%"/>
    </style:style>
    <style:style style:name="T684" style:parent-style-name="DefaultParagraphFont" style:family="text">
      <style:text-properties fo:font-size="9pt" style:font-size-asian="9pt"/>
    </style:style>
    <style:style style:name="TableRow685" style:family="table-row">
      <style:table-row-properties style:use-optimal-row-height="false"/>
    </style:style>
    <style:style style:name="TableCell686" style:family="table-cell">
      <style:table-cell-properties fo:border="0.0138in solid #4F81BD" style:writing-mode="lr-tb" fo:padding-top="0in" fo:padding-left="0.075in" fo:padding-bottom="0in" fo:padding-right="0.075in"/>
    </style:style>
    <style:style style:name="P687" style:parent-style-name="Normal" style:family="paragraph">
      <style:paragraph-properties fo:margin-bottom="0in" fo:line-height="100%"/>
    </style:style>
    <style:style style:name="T688"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689" style:family="table-cell">
      <style:table-cell-properties fo:border="0.0138in solid #4F81BD" style:writing-mode="lr-tb" fo:padding-top="0in" fo:padding-left="0.075in" fo:padding-bottom="0in" fo:padding-right="0.075in"/>
    </style:style>
    <style:style style:name="P690" style:parent-style-name="Normal" style:family="paragraph">
      <style:paragraph-properties fo:margin-bottom="0in" fo:line-height="100%"/>
    </style:style>
    <style:style style:name="T691" style:parent-style-name="DefaultParagraphFont" style:family="text">
      <style:text-properties fo:font-size="9pt" style:font-size-asian="9pt"/>
    </style:style>
    <style:style style:name="TableCell692" style:family="table-cell">
      <style:table-cell-properties fo:border="0.0138in solid #4F81BD" style:writing-mode="lr-tb" fo:padding-top="0in" fo:padding-left="0.075in" fo:padding-bottom="0in" fo:padding-right="0.075in"/>
    </style:style>
    <style:style style:name="P693" style:parent-style-name="Normal" style:family="paragraph">
      <style:paragraph-properties fo:margin-bottom="0in" fo:line-height="100%"/>
    </style:style>
    <style:style style:name="T694" style:parent-style-name="DefaultParagraphFont" style:family="text">
      <style:text-properties fo:font-size="9pt" style:font-size-asian="9pt"/>
    </style:style>
    <style:style style:name="TableCell695" style:family="table-cell">
      <style:table-cell-properties fo:border="0.0138in solid #4F81BD" style:writing-mode="lr-tb" fo:padding-top="0in" fo:padding-left="0.075in" fo:padding-bottom="0in" fo:padding-right="0.075in"/>
    </style:style>
    <style:style style:name="P696" style:parent-style-name="Normal" style:family="paragraph">
      <style:paragraph-properties fo:margin-bottom="0in" fo:line-height="100%"/>
    </style:style>
    <style:style style:name="T697" style:parent-style-name="DefaultParagraphFont" style:family="text">
      <style:text-properties fo:font-size="9pt" style:font-size-asian="9pt"/>
    </style:style>
    <style:style style:name="TableCell698" style:family="table-cell">
      <style:table-cell-properties fo:border="0.0138in solid #4F81BD" style:writing-mode="lr-tb" fo:padding-top="0in" fo:padding-left="0.075in" fo:padding-bottom="0in" fo:padding-right="0.075in"/>
    </style:style>
    <style:style style:name="P699" style:parent-style-name="Normal" style:family="paragraph">
      <style:paragraph-properties fo:margin-bottom="0in" fo:line-height="100%"/>
    </style:style>
    <style:style style:name="T700" style:parent-style-name="DefaultParagraphFont" style:family="text">
      <style:text-properties fo:font-size="9pt" style:font-size-asian="9pt"/>
    </style:style>
    <style:style style:name="TableCell701" style:family="table-cell">
      <style:table-cell-properties fo:border="0.0138in solid #4F81BD" style:writing-mode="lr-tb" fo:padding-top="0in" fo:padding-left="0.075in" fo:padding-bottom="0in" fo:padding-right="0.075in"/>
    </style:style>
    <style:style style:name="P702" style:parent-style-name="Normal" style:family="paragraph">
      <style:paragraph-properties fo:margin-bottom="0in" fo:line-height="100%"/>
    </style:style>
    <style:style style:name="T703" style:parent-style-name="DefaultParagraphFont" style:family="text">
      <style:text-properties fo:font-size="9pt" style:font-size-asian="9pt"/>
    </style:style>
    <style:style style:name="TableCell704" style:family="table-cell">
      <style:table-cell-properties fo:border="0.0138in solid #4F81BD" style:writing-mode="lr-tb" fo:padding-top="0in" fo:padding-left="0.075in" fo:padding-bottom="0in" fo:padding-right="0.075in"/>
    </style:style>
    <style:style style:name="P705" style:parent-style-name="Normal" style:family="paragraph">
      <style:paragraph-properties fo:margin-bottom="0in" fo:line-height="100%"/>
    </style:style>
    <style:style style:name="T706" style:parent-style-name="DefaultParagraphFont" style:family="text">
      <style:text-properties fo:font-size="9pt" style:font-size-asian="9pt"/>
    </style:style>
    <style:style style:name="TableRow707" style:family="table-row">
      <style:table-row-properties style:use-optimal-row-height="false"/>
    </style:style>
    <style:style style:name="TableCell708" style:family="table-cell">
      <style:table-cell-properties fo:border="0.0138in solid #4F81BD" fo:background-color="#D3DFEE" style:writing-mode="lr-tb" fo:padding-top="0in" fo:padding-left="0.075in" fo:padding-bottom="0in" fo:padding-right="0.075in"/>
    </style:style>
    <style:style style:name="P709" style:parent-style-name="Normal" style:family="paragraph">
      <style:paragraph-properties fo:margin-bottom="0in" fo:line-height="100%"/>
    </style:style>
    <style:style style:name="T710"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711" style:family="table-cell">
      <style:table-cell-properties fo:border="0.0138in solid #4F81BD" fo:background-color="#D3DFEE" style:writing-mode="lr-tb" fo:padding-top="0in" fo:padding-left="0.075in" fo:padding-bottom="0in" fo:padding-right="0.075in"/>
    </style:style>
    <style:style style:name="P712" style:parent-style-name="Normal" style:family="paragraph">
      <style:paragraph-properties fo:margin-bottom="0in" fo:line-height="100%"/>
    </style:style>
    <style:style style:name="T713" style:parent-style-name="DefaultParagraphFont" style:family="text">
      <style:text-properties fo:font-size="9pt" style:font-size-asian="9pt"/>
    </style:style>
    <style:style style:name="TableCell714" style:family="table-cell">
      <style:table-cell-properties fo:border="0.0138in solid #4F81BD" fo:background-color="#D3DFEE" style:writing-mode="lr-tb" fo:padding-top="0in" fo:padding-left="0.075in" fo:padding-bottom="0in" fo:padding-right="0.075in"/>
    </style:style>
    <style:style style:name="P715" style:parent-style-name="Normal" style:family="paragraph">
      <style:paragraph-properties fo:margin-bottom="0in" fo:line-height="100%"/>
    </style:style>
    <style:style style:name="T716" style:parent-style-name="DefaultParagraphFont" style:family="text">
      <style:text-properties fo:font-size="9pt" style:font-size-asian="9pt"/>
    </style:style>
    <style:style style:name="TableCell717" style:family="table-cell">
      <style:table-cell-properties fo:border="0.0138in solid #4F81BD" fo:background-color="#D3DFEE" style:writing-mode="lr-tb" fo:padding-top="0in" fo:padding-left="0.075in" fo:padding-bottom="0in" fo:padding-right="0.075in"/>
    </style:style>
    <style:style style:name="P718" style:parent-style-name="Normal" style:family="paragraph">
      <style:paragraph-properties fo:margin-bottom="0in" fo:line-height="100%"/>
    </style:style>
    <style:style style:name="T719" style:parent-style-name="DefaultParagraphFont" style:family="text">
      <style:text-properties fo:font-size="9pt" style:font-size-asian="9pt"/>
    </style:style>
    <style:style style:name="TableCell720" style:family="table-cell">
      <style:table-cell-properties fo:border="0.0138in solid #4F81BD" fo:background-color="#D3DFEE" style:writing-mode="lr-tb" fo:padding-top="0in" fo:padding-left="0.075in" fo:padding-bottom="0in" fo:padding-right="0.075in"/>
    </style:style>
    <style:style style:name="P721" style:parent-style-name="Normal" style:family="paragraph">
      <style:paragraph-properties fo:margin-bottom="0in" fo:line-height="100%"/>
    </style:style>
    <style:style style:name="T722" style:parent-style-name="DefaultParagraphFont" style:family="text">
      <style:text-properties fo:font-size="9pt" style:font-size-asian="9pt"/>
    </style:style>
    <style:style style:name="TableCell723" style:family="table-cell">
      <style:table-cell-properties fo:border="0.0138in solid #4F81BD" fo:background-color="#D3DFEE" style:writing-mode="lr-tb" fo:padding-top="0in" fo:padding-left="0.075in" fo:padding-bottom="0in" fo:padding-right="0.075in"/>
    </style:style>
    <style:style style:name="P724" style:parent-style-name="Normal" style:family="paragraph">
      <style:paragraph-properties fo:margin-bottom="0in" fo:line-height="100%"/>
    </style:style>
    <style:style style:name="T725" style:parent-style-name="DefaultParagraphFont" style:family="text">
      <style:text-properties fo:font-size="9pt" style:font-size-asian="9pt"/>
    </style:style>
    <style:style style:name="TableCell726" style:family="table-cell">
      <style:table-cell-properties fo:border="0.0138in solid #4F81BD" fo:background-color="#D3DFEE" style:writing-mode="lr-tb" fo:padding-top="0in" fo:padding-left="0.075in" fo:padding-bottom="0in" fo:padding-right="0.075in"/>
    </style:style>
    <style:style style:name="P727" style:parent-style-name="Normal" style:family="paragraph">
      <style:paragraph-properties fo:margin-bottom="0in" fo:line-height="100%"/>
    </style:style>
    <style:style style:name="T728" style:parent-style-name="DefaultParagraphFont" style:family="text">
      <style:text-properties fo:font-size="9pt" style:font-size-asian="9pt"/>
    </style:style>
    <style:style style:name="TableRow729" style:family="table-row">
      <style:table-row-properties style:use-optimal-row-height="false"/>
    </style:style>
    <style:style style:name="TableCell730" style:family="table-cell">
      <style:table-cell-properties fo:border="0.0138in solid #4F81BD" style:writing-mode="lr-tb" fo:padding-top="0in" fo:padding-left="0.075in" fo:padding-bottom="0in" fo:padding-right="0.075in"/>
    </style:style>
    <style:style style:name="P731" style:parent-style-name="Normal" style:family="paragraph">
      <style:paragraph-properties fo:margin-bottom="0in" fo:line-height="100%"/>
    </style:style>
    <style:style style:name="T732"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733" style:family="table-cell">
      <style:table-cell-properties fo:border="0.0138in solid #4F81BD" style:writing-mode="lr-tb" fo:padding-top="0in" fo:padding-left="0.075in" fo:padding-bottom="0in" fo:padding-right="0.075in"/>
    </style:style>
    <style:style style:name="P734" style:parent-style-name="Normal" style:family="paragraph">
      <style:paragraph-properties fo:margin-bottom="0in" fo:line-height="100%"/>
    </style:style>
    <style:style style:name="TableCell735" style:family="table-cell">
      <style:table-cell-properties fo:border="0.0138in solid #4F81BD" style:writing-mode="lr-tb" fo:padding-top="0in" fo:padding-left="0.075in" fo:padding-bottom="0in" fo:padding-right="0.075in"/>
    </style:style>
    <style:style style:name="P736" style:parent-style-name="Normal" style:family="paragraph">
      <style:paragraph-properties fo:margin-bottom="0in" fo:line-height="100%"/>
    </style:style>
    <style:style style:name="TableCell737" style:family="table-cell">
      <style:table-cell-properties fo:border="0.0138in solid #4F81BD" style:writing-mode="lr-tb" fo:padding-top="0in" fo:padding-left="0.075in" fo:padding-bottom="0in" fo:padding-right="0.075in"/>
    </style:style>
    <style:style style:name="P738" style:parent-style-name="Normal" style:family="paragraph">
      <style:paragraph-properties fo:margin-bottom="0in" fo:line-height="100%"/>
    </style:style>
    <style:style style:name="TableCell739" style:family="table-cell">
      <style:table-cell-properties fo:border="0.0138in solid #4F81BD" style:writing-mode="lr-tb" fo:padding-top="0in" fo:padding-left="0.075in" fo:padding-bottom="0in" fo:padding-right="0.075in"/>
    </style:style>
    <style:style style:name="P740" style:parent-style-name="Normal" style:family="paragraph">
      <style:paragraph-properties fo:margin-bottom="0in" fo:line-height="100%"/>
    </style:style>
    <style:style style:name="TableCell741" style:family="table-cell">
      <style:table-cell-properties fo:border="0.0138in solid #4F81BD" style:writing-mode="lr-tb" fo:padding-top="0in" fo:padding-left="0.075in" fo:padding-bottom="0in" fo:padding-right="0.075in"/>
    </style:style>
    <style:style style:name="P742" style:parent-style-name="Normal" style:family="paragraph">
      <style:paragraph-properties fo:margin-bottom="0in" fo:line-height="100%"/>
    </style:style>
    <style:style style:name="TableCell743" style:family="table-cell">
      <style:table-cell-properties fo:border="0.0138in solid #4F81BD" style:writing-mode="lr-tb" fo:padding-top="0in" fo:padding-left="0.075in" fo:padding-bottom="0in" fo:padding-right="0.075in"/>
    </style:style>
    <style:style style:name="P744" style:parent-style-name="Normal" style:family="paragraph">
      <style:paragraph-properties fo:margin-bottom="0in" fo:line-height="100%"/>
    </style:style>
    <style:style style:name="TableRow745" style:family="table-row">
      <style:table-row-properties style:use-optimal-row-height="false"/>
    </style:style>
    <style:style style:name="TableCell746" style:family="table-cell">
      <style:table-cell-properties fo:border="0.0138in solid #4F81BD" fo:background-color="#D3DFEE" style:writing-mode="lr-tb" fo:padding-top="0in" fo:padding-left="0.075in" fo:padding-bottom="0in" fo:padding-right="0.075in"/>
    </style:style>
    <style:style style:name="P747" style:parent-style-name="Normal" style:family="paragraph">
      <style:paragraph-properties fo:margin-bottom="0in" fo:line-height="100%"/>
    </style:style>
    <style:style style:name="T748"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749" style:family="table-cell">
      <style:table-cell-properties fo:border="0.0138in solid #4F81BD" fo:background-color="#D3DFEE" style:writing-mode="lr-tb" fo:padding-top="0in" fo:padding-left="0.075in" fo:padding-bottom="0in" fo:padding-right="0.075in"/>
    </style:style>
    <style:style style:name="P750" style:parent-style-name="Normal" style:family="paragraph">
      <style:paragraph-properties fo:margin-bottom="0in" fo:line-height="100%"/>
    </style:style>
    <style:style style:name="T751" style:parent-style-name="DefaultParagraphFont" style:family="text">
      <style:text-properties fo:font-size="9pt" style:font-size-asian="9pt"/>
    </style:style>
    <style:style style:name="TableCell752" style:family="table-cell">
      <style:table-cell-properties fo:border="0.0138in solid #4F81BD" fo:background-color="#D3DFEE" style:writing-mode="lr-tb" fo:padding-top="0in" fo:padding-left="0.075in" fo:padding-bottom="0in" fo:padding-right="0.075in"/>
    </style:style>
    <style:style style:name="P753" style:parent-style-name="Normal" style:family="paragraph">
      <style:paragraph-properties fo:margin-bottom="0in" fo:line-height="100%"/>
    </style:style>
    <style:style style:name="T754" style:parent-style-name="DefaultParagraphFont" style:family="text">
      <style:text-properties fo:font-size="9pt" style:font-size-asian="9pt"/>
    </style:style>
    <style:style style:name="TableCell755" style:family="table-cell">
      <style:table-cell-properties fo:border="0.0138in solid #4F81BD" fo:background-color="#D3DFEE" style:writing-mode="lr-tb" fo:padding-top="0in" fo:padding-left="0.075in" fo:padding-bottom="0in" fo:padding-right="0.075in"/>
    </style:style>
    <style:style style:name="P756" style:parent-style-name="Normal" style:family="paragraph">
      <style:paragraph-properties fo:margin-bottom="0in" fo:line-height="100%"/>
    </style:style>
    <style:style style:name="T757" style:parent-style-name="DefaultParagraphFont" style:family="text">
      <style:text-properties fo:font-size="9pt" style:font-size-asian="9pt"/>
    </style:style>
    <style:style style:name="TableCell758" style:family="table-cell">
      <style:table-cell-properties fo:border="0.0138in solid #4F81BD" fo:background-color="#D3DFEE" style:writing-mode="lr-tb" fo:padding-top="0in" fo:padding-left="0.075in" fo:padding-bottom="0in" fo:padding-right="0.075in"/>
    </style:style>
    <style:style style:name="P759" style:parent-style-name="Normal" style:family="paragraph">
      <style:paragraph-properties fo:margin-bottom="0in" fo:line-height="100%"/>
    </style:style>
    <style:style style:name="T760" style:parent-style-name="DefaultParagraphFont" style:family="text">
      <style:text-properties fo:font-size="9pt" style:font-size-asian="9pt"/>
    </style:style>
    <style:style style:name="TableCell761" style:family="table-cell">
      <style:table-cell-properties fo:border="0.0138in solid #4F81BD" fo:background-color="#D3DFEE" style:writing-mode="lr-tb" fo:padding-top="0in" fo:padding-left="0.075in" fo:padding-bottom="0in" fo:padding-right="0.075in"/>
    </style:style>
    <style:style style:name="P762" style:parent-style-name="Normal" style:family="paragraph">
      <style:paragraph-properties fo:margin-bottom="0in" fo:line-height="100%"/>
    </style:style>
    <style:style style:name="T763" style:parent-style-name="DefaultParagraphFont" style:family="text">
      <style:text-properties fo:font-size="9pt" style:font-size-asian="9pt"/>
    </style:style>
    <style:style style:name="TableCell764" style:family="table-cell">
      <style:table-cell-properties fo:border="0.0138in solid #4F81BD" fo:background-color="#D3DFEE" style:writing-mode="lr-tb" fo:padding-top="0in" fo:padding-left="0.075in" fo:padding-bottom="0in" fo:padding-right="0.075in"/>
    </style:style>
    <style:style style:name="P765" style:parent-style-name="Normal" style:family="paragraph">
      <style:paragraph-properties fo:margin-bottom="0in" fo:line-height="100%"/>
    </style:style>
    <style:style style:name="T766" style:parent-style-name="DefaultParagraphFont" style:family="text">
      <style:text-properties fo:font-size="9pt" style:font-size-asian="9pt"/>
    </style:style>
    <style:style style:name="TableRow767" style:family="table-row">
      <style:table-row-properties style:use-optimal-row-height="false"/>
    </style:style>
    <style:style style:name="TableCell768" style:family="table-cell">
      <style:table-cell-properties fo:border="0.0138in solid #4F81BD" style:writing-mode="lr-tb" fo:padding-top="0in" fo:padding-left="0.075in" fo:padding-bottom="0in" fo:padding-right="0.075in"/>
    </style:style>
    <style:style style:name="P769" style:parent-style-name="Normal" style:family="paragraph">
      <style:paragraph-properties fo:margin-bottom="0in" fo:line-height="100%"/>
    </style:style>
    <style:style style:name="T770"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771" style:family="table-cell">
      <style:table-cell-properties fo:border="0.0138in solid #4F81BD" style:writing-mode="lr-tb" fo:padding-top="0in" fo:padding-left="0.075in" fo:padding-bottom="0in" fo:padding-right="0.075in"/>
    </style:style>
    <style:style style:name="P772" style:parent-style-name="Normal" style:family="paragraph">
      <style:paragraph-properties fo:margin-bottom="0in" fo:line-height="100%"/>
    </style:style>
    <style:style style:name="T773" style:parent-style-name="DefaultParagraphFont" style:family="text">
      <style:text-properties fo:font-size="9pt" style:font-size-asian="9pt"/>
    </style:style>
    <style:style style:name="TableCell774" style:family="table-cell">
      <style:table-cell-properties fo:border="0.0138in solid #4F81BD" style:writing-mode="lr-tb" fo:padding-top="0in" fo:padding-left="0.075in" fo:padding-bottom="0in" fo:padding-right="0.075in"/>
    </style:style>
    <style:style style:name="P775" style:parent-style-name="Normal" style:family="paragraph">
      <style:paragraph-properties fo:margin-bottom="0in" fo:line-height="100%"/>
    </style:style>
    <style:style style:name="T776" style:parent-style-name="DefaultParagraphFont" style:family="text">
      <style:text-properties fo:font-size="9pt" style:font-size-asian="9pt"/>
    </style:style>
    <style:style style:name="TableCell777" style:family="table-cell">
      <style:table-cell-properties fo:border="0.0138in solid #4F81BD" style:writing-mode="lr-tb" fo:padding-top="0in" fo:padding-left="0.075in" fo:padding-bottom="0in" fo:padding-right="0.075in"/>
    </style:style>
    <style:style style:name="P778" style:parent-style-name="Normal" style:family="paragraph">
      <style:paragraph-properties fo:margin-bottom="0in" fo:line-height="100%"/>
    </style:style>
    <style:style style:name="T779" style:parent-style-name="DefaultParagraphFont" style:family="text">
      <style:text-properties fo:font-size="9pt" style:font-size-asian="9pt"/>
    </style:style>
    <style:style style:name="TableCell780" style:family="table-cell">
      <style:table-cell-properties fo:border="0.0138in solid #4F81BD" style:writing-mode="lr-tb" fo:padding-top="0in" fo:padding-left="0.075in" fo:padding-bottom="0in" fo:padding-right="0.075in"/>
    </style:style>
    <style:style style:name="P781" style:parent-style-name="Normal" style:family="paragraph">
      <style:paragraph-properties fo:margin-bottom="0in" fo:line-height="100%"/>
    </style:style>
    <style:style style:name="T782" style:parent-style-name="DefaultParagraphFont" style:family="text">
      <style:text-properties fo:font-size="9pt" style:font-size-asian="9pt"/>
    </style:style>
    <style:style style:name="TableCell783" style:family="table-cell">
      <style:table-cell-properties fo:border="0.0138in solid #4F81BD" style:writing-mode="lr-tb" fo:padding-top="0in" fo:padding-left="0.075in" fo:padding-bottom="0in" fo:padding-right="0.075in"/>
    </style:style>
    <style:style style:name="P784" style:parent-style-name="Normal" style:family="paragraph">
      <style:paragraph-properties fo:margin-bottom="0in" fo:line-height="100%"/>
    </style:style>
    <style:style style:name="T785" style:parent-style-name="DefaultParagraphFont" style:family="text">
      <style:text-properties fo:font-size="9pt" style:font-size-asian="9pt"/>
    </style:style>
    <style:style style:name="TableCell786" style:family="table-cell">
      <style:table-cell-properties fo:border="0.0138in solid #4F81BD" style:writing-mode="lr-tb" fo:padding-top="0in" fo:padding-left="0.075in" fo:padding-bottom="0in" fo:padding-right="0.075in"/>
    </style:style>
    <style:style style:name="P787" style:parent-style-name="Normal" style:family="paragraph">
      <style:paragraph-properties fo:margin-bottom="0in" fo:line-height="100%"/>
    </style:style>
    <style:style style:name="T788" style:parent-style-name="DefaultParagraphFont" style:family="text">
      <style:text-properties fo:font-size="9pt" style:font-size-asian="9pt"/>
    </style:style>
    <style:style style:name="TableRow789" style:family="table-row">
      <style:table-row-properties style:use-optimal-row-height="false"/>
    </style:style>
    <style:style style:name="TableCell790" style:family="table-cell">
      <style:table-cell-properties fo:border="0.0138in solid #4F81BD" fo:background-color="#D3DFEE" style:writing-mode="lr-tb" fo:padding-top="0in" fo:padding-left="0.075in" fo:padding-bottom="0in" fo:padding-right="0.075in"/>
    </style:style>
    <style:style style:name="P791" style:parent-style-name="Normal" style:family="paragraph">
      <style:paragraph-properties fo:margin-bottom="0in" fo:line-height="100%"/>
    </style:style>
    <style:style style:name="T792"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793" style:family="table-cell">
      <style:table-cell-properties fo:border="0.0138in solid #4F81BD" fo:background-color="#D3DFEE" style:writing-mode="lr-tb" fo:padding-top="0in" fo:padding-left="0.075in" fo:padding-bottom="0in" fo:padding-right="0.075in"/>
    </style:style>
    <style:style style:name="P794" style:parent-style-name="Normal" style:family="paragraph">
      <style:paragraph-properties fo:margin-bottom="0in" fo:line-height="100%"/>
    </style:style>
    <style:style style:name="T795" style:parent-style-name="DefaultParagraphFont" style:family="text">
      <style:text-properties fo:font-size="9pt" style:font-size-asian="9pt"/>
    </style:style>
    <style:style style:name="TableCell796" style:family="table-cell">
      <style:table-cell-properties fo:border="0.0138in solid #4F81BD" fo:background-color="#D3DFEE" style:writing-mode="lr-tb" fo:padding-top="0in" fo:padding-left="0.075in" fo:padding-bottom="0in" fo:padding-right="0.075in"/>
    </style:style>
    <style:style style:name="P797" style:parent-style-name="Normal" style:family="paragraph">
      <style:paragraph-properties fo:margin-bottom="0in" fo:line-height="100%"/>
    </style:style>
    <style:style style:name="T798" style:parent-style-name="DefaultParagraphFont" style:family="text">
      <style:text-properties fo:font-size="9pt" style:font-size-asian="9pt"/>
    </style:style>
    <style:style style:name="TableCell799" style:family="table-cell">
      <style:table-cell-properties fo:border="0.0138in solid #4F81BD" fo:background-color="#D3DFEE" style:writing-mode="lr-tb" fo:padding-top="0in" fo:padding-left="0.075in" fo:padding-bottom="0in" fo:padding-right="0.075in"/>
    </style:style>
    <style:style style:name="P800" style:parent-style-name="Normal" style:family="paragraph">
      <style:paragraph-properties fo:margin-bottom="0in" fo:line-height="100%"/>
    </style:style>
    <style:style style:name="T801" style:parent-style-name="DefaultParagraphFont" style:family="text">
      <style:text-properties fo:font-size="9pt" style:font-size-asian="9pt"/>
    </style:style>
    <style:style style:name="TableCell802" style:family="table-cell">
      <style:table-cell-properties fo:border="0.0138in solid #4F81BD" fo:background-color="#D3DFEE" style:writing-mode="lr-tb" fo:padding-top="0in" fo:padding-left="0.075in" fo:padding-bottom="0in" fo:padding-right="0.075in"/>
    </style:style>
    <style:style style:name="P803" style:parent-style-name="Normal" style:family="paragraph">
      <style:paragraph-properties fo:margin-bottom="0in" fo:line-height="100%"/>
    </style:style>
    <style:style style:name="T804" style:parent-style-name="DefaultParagraphFont" style:family="text">
      <style:text-properties fo:font-size="9pt" style:font-size-asian="9pt"/>
    </style:style>
    <style:style style:name="TableCell805" style:family="table-cell">
      <style:table-cell-properties fo:border="0.0138in solid #4F81BD" fo:background-color="#D3DFEE" style:writing-mode="lr-tb" fo:padding-top="0in" fo:padding-left="0.075in" fo:padding-bottom="0in" fo:padding-right="0.075in"/>
    </style:style>
    <style:style style:name="P806" style:parent-style-name="Normal" style:family="paragraph">
      <style:paragraph-properties fo:margin-bottom="0in" fo:line-height="100%"/>
    </style:style>
    <style:style style:name="T807" style:parent-style-name="DefaultParagraphFont" style:family="text">
      <style:text-properties fo:font-size="9pt" style:font-size-asian="9pt"/>
    </style:style>
    <style:style style:name="TableCell808" style:family="table-cell">
      <style:table-cell-properties fo:border="0.0138in solid #4F81BD" fo:background-color="#D3DFEE" style:writing-mode="lr-tb" fo:padding-top="0in" fo:padding-left="0.075in" fo:padding-bottom="0in" fo:padding-right="0.075in"/>
    </style:style>
    <style:style style:name="P809" style:parent-style-name="Normal" style:family="paragraph">
      <style:paragraph-properties fo:margin-bottom="0in" fo:line-height="100%"/>
    </style:style>
    <style:style style:name="T810" style:parent-style-name="DefaultParagraphFont" style:family="text">
      <style:text-properties fo:font-size="9pt" style:font-size-asian="9pt"/>
    </style:style>
    <style:style style:name="TableRow811" style:family="table-row">
      <style:table-row-properties style:use-optimal-row-height="false"/>
    </style:style>
    <style:style style:name="TableCell812" style:family="table-cell">
      <style:table-cell-properties fo:border="0.0138in solid #4F81BD" style:writing-mode="lr-tb" fo:padding-top="0in" fo:padding-left="0.075in" fo:padding-bottom="0in" fo:padding-right="0.075in"/>
    </style:style>
    <style:style style:name="P813" style:parent-style-name="Normal" style:family="paragraph">
      <style:paragraph-properties fo:margin-bottom="0in" fo:line-height="100%"/>
    </style:style>
    <style:style style:name="T814"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815" style:family="table-cell">
      <style:table-cell-properties fo:border="0.0138in solid #4F81BD" style:writing-mode="lr-tb" fo:padding-top="0in" fo:padding-left="0.075in" fo:padding-bottom="0in" fo:padding-right="0.075in"/>
    </style:style>
    <style:style style:name="P816" style:parent-style-name="Normal" style:family="paragraph">
      <style:paragraph-properties fo:margin-bottom="0in" fo:line-height="100%"/>
    </style:style>
    <style:style style:name="T817" style:parent-style-name="DefaultParagraphFont" style:family="text">
      <style:text-properties fo:font-size="9pt" style:font-size-asian="9pt"/>
    </style:style>
    <style:style style:name="TableCell818" style:family="table-cell">
      <style:table-cell-properties fo:border="0.0138in solid #4F81BD" style:writing-mode="lr-tb" fo:padding-top="0in" fo:padding-left="0.075in" fo:padding-bottom="0in" fo:padding-right="0.075in"/>
    </style:style>
    <style:style style:name="P819" style:parent-style-name="Normal" style:family="paragraph">
      <style:paragraph-properties fo:margin-bottom="0in" fo:line-height="100%"/>
    </style:style>
    <style:style style:name="T820" style:parent-style-name="DefaultParagraphFont" style:family="text">
      <style:text-properties fo:font-size="9pt" style:font-size-asian="9pt"/>
    </style:style>
    <style:style style:name="TableCell821" style:family="table-cell">
      <style:table-cell-properties fo:border="0.0138in solid #4F81BD" style:writing-mode="lr-tb" fo:padding-top="0in" fo:padding-left="0.075in" fo:padding-bottom="0in" fo:padding-right="0.075in"/>
    </style:style>
    <style:style style:name="P822" style:parent-style-name="Normal" style:family="paragraph">
      <style:paragraph-properties fo:margin-bottom="0in" fo:line-height="100%"/>
    </style:style>
    <style:style style:name="T823" style:parent-style-name="DefaultParagraphFont" style:family="text">
      <style:text-properties fo:font-size="9pt" style:font-size-asian="9pt"/>
    </style:style>
    <style:style style:name="TableCell824" style:family="table-cell">
      <style:table-cell-properties fo:border="0.0138in solid #4F81BD" style:writing-mode="lr-tb" fo:padding-top="0in" fo:padding-left="0.075in" fo:padding-bottom="0in" fo:padding-right="0.075in"/>
    </style:style>
    <style:style style:name="P825" style:parent-style-name="Normal" style:family="paragraph">
      <style:paragraph-properties fo:margin-bottom="0in" fo:line-height="100%"/>
    </style:style>
    <style:style style:name="T826" style:parent-style-name="DefaultParagraphFont" style:family="text">
      <style:text-properties fo:font-size="9pt" style:font-size-asian="9pt"/>
    </style:style>
    <style:style style:name="TableCell827" style:family="table-cell">
      <style:table-cell-properties fo:border="0.0138in solid #4F81BD" style:writing-mode="lr-tb" fo:padding-top="0in" fo:padding-left="0.075in" fo:padding-bottom="0in" fo:padding-right="0.075in"/>
    </style:style>
    <style:style style:name="P828" style:parent-style-name="Normal" style:family="paragraph">
      <style:paragraph-properties fo:margin-bottom="0in" fo:line-height="100%"/>
    </style:style>
    <style:style style:name="T829" style:parent-style-name="DefaultParagraphFont" style:family="text">
      <style:text-properties fo:font-size="9pt" style:font-size-asian="9pt"/>
    </style:style>
    <style:style style:name="TableCell830" style:family="table-cell">
      <style:table-cell-properties fo:border="0.0138in solid #4F81BD" style:writing-mode="lr-tb" fo:padding-top="0in" fo:padding-left="0.075in" fo:padding-bottom="0in" fo:padding-right="0.075in"/>
    </style:style>
    <style:style style:name="P831" style:parent-style-name="Normal" style:family="paragraph">
      <style:paragraph-properties fo:margin-bottom="0in" fo:line-height="100%"/>
    </style:style>
    <style:style style:name="T832" style:parent-style-name="DefaultParagraphFont" style:family="text">
      <style:text-properties fo:font-size="9pt" style:font-size-asian="9pt"/>
    </style:style>
    <style:style style:name="TableRow833" style:family="table-row">
      <style:table-row-properties style:use-optimal-row-height="false"/>
    </style:style>
    <style:style style:name="TableCell834" style:family="table-cell">
      <style:table-cell-properties fo:border="0.0138in solid #4F81BD" fo:background-color="#D3DFEE" style:writing-mode="lr-tb" fo:padding-top="0in" fo:padding-left="0.075in" fo:padding-bottom="0in" fo:padding-right="0.075in"/>
    </style:style>
    <style:style style:name="P835" style:parent-style-name="Normal" style:family="paragraph">
      <style:paragraph-properties fo:margin-bottom="0in" fo:line-height="100%"/>
    </style:style>
    <style:style style:name="T836"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837" style:family="table-cell">
      <style:table-cell-properties fo:border="0.0138in solid #4F81BD" fo:background-color="#D3DFEE" style:writing-mode="lr-tb" fo:padding-top="0in" fo:padding-left="0.075in" fo:padding-bottom="0in" fo:padding-right="0.075in"/>
    </style:style>
    <style:style style:name="P838" style:parent-style-name="Normal" style:family="paragraph">
      <style:paragraph-properties fo:margin-bottom="0in" fo:line-height="100%"/>
    </style:style>
    <style:style style:name="T839" style:parent-style-name="DefaultParagraphFont" style:family="text">
      <style:text-properties fo:font-size="9pt" style:font-size-asian="9pt"/>
    </style:style>
    <style:style style:name="TableCell840" style:family="table-cell">
      <style:table-cell-properties fo:border="0.0138in solid #4F81BD" fo:background-color="#D3DFEE" style:writing-mode="lr-tb" fo:padding-top="0in" fo:padding-left="0.075in" fo:padding-bottom="0in" fo:padding-right="0.075in"/>
    </style:style>
    <style:style style:name="P841" style:parent-style-name="Normal" style:family="paragraph">
      <style:paragraph-properties fo:margin-bottom="0in" fo:line-height="100%"/>
    </style:style>
    <style:style style:name="T842" style:parent-style-name="DefaultParagraphFont" style:family="text">
      <style:text-properties fo:font-size="9pt" style:font-size-asian="9pt"/>
    </style:style>
    <style:style style:name="TableCell843" style:family="table-cell">
      <style:table-cell-properties fo:border="0.0138in solid #4F81BD" fo:background-color="#D3DFEE" style:writing-mode="lr-tb" fo:padding-top="0in" fo:padding-left="0.075in" fo:padding-bottom="0in" fo:padding-right="0.075in"/>
    </style:style>
    <style:style style:name="P844" style:parent-style-name="Normal" style:family="paragraph">
      <style:paragraph-properties fo:margin-bottom="0in" fo:line-height="100%"/>
    </style:style>
    <style:style style:name="T845" style:parent-style-name="DefaultParagraphFont" style:family="text">
      <style:text-properties fo:font-size="9pt" style:font-size-asian="9pt"/>
    </style:style>
    <style:style style:name="TableCell846" style:family="table-cell">
      <style:table-cell-properties fo:border="0.0138in solid #4F81BD" fo:background-color="#D3DFEE" style:writing-mode="lr-tb" fo:padding-top="0in" fo:padding-left="0.075in" fo:padding-bottom="0in" fo:padding-right="0.075in"/>
    </style:style>
    <style:style style:name="P847" style:parent-style-name="Normal" style:family="paragraph">
      <style:paragraph-properties fo:margin-bottom="0in" fo:line-height="100%"/>
    </style:style>
    <style:style style:name="T848" style:parent-style-name="DefaultParagraphFont" style:family="text">
      <style:text-properties fo:font-size="9pt" style:font-size-asian="9pt"/>
    </style:style>
    <style:style style:name="TableCell849" style:family="table-cell">
      <style:table-cell-properties fo:border="0.0138in solid #4F81BD" fo:background-color="#D3DFEE" style:writing-mode="lr-tb" fo:padding-top="0in" fo:padding-left="0.075in" fo:padding-bottom="0in" fo:padding-right="0.075in"/>
    </style:style>
    <style:style style:name="P850" style:parent-style-name="Normal" style:family="paragraph">
      <style:paragraph-properties fo:margin-bottom="0in" fo:line-height="100%"/>
    </style:style>
    <style:style style:name="T851" style:parent-style-name="DefaultParagraphFont" style:family="text">
      <style:text-properties fo:font-size="9pt" style:font-size-asian="9pt"/>
    </style:style>
    <style:style style:name="TableCell852" style:family="table-cell">
      <style:table-cell-properties fo:border="0.0138in solid #4F81BD" fo:background-color="#D3DFEE" style:writing-mode="lr-tb" fo:padding-top="0in" fo:padding-left="0.075in" fo:padding-bottom="0in" fo:padding-right="0.075in"/>
    </style:style>
    <style:style style:name="P853" style:parent-style-name="Normal" style:family="paragraph">
      <style:paragraph-properties fo:margin-bottom="0in" fo:line-height="100%"/>
    </style:style>
    <style:style style:name="T854" style:parent-style-name="DefaultParagraphFont" style:family="text">
      <style:text-properties fo:font-size="9pt" style:font-size-asian="9pt"/>
    </style:style>
    <style:style style:name="TableRow855" style:family="table-row">
      <style:table-row-properties style:use-optimal-row-height="false"/>
    </style:style>
    <style:style style:name="TableCell856" style:family="table-cell">
      <style:table-cell-properties fo:border="0.0138in solid #4F81BD" style:writing-mode="lr-tb" fo:padding-top="0in" fo:padding-left="0.075in" fo:padding-bottom="0in" fo:padding-right="0.075in"/>
    </style:style>
    <style:style style:name="P857" style:parent-style-name="Normal" style:family="paragraph">
      <style:paragraph-properties fo:margin-bottom="0in" fo:line-height="100%"/>
    </style:style>
    <style:style style:name="T858"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859" style:family="table-cell">
      <style:table-cell-properties fo:border="0.0138in solid #4F81BD" style:writing-mode="lr-tb" fo:padding-top="0in" fo:padding-left="0.075in" fo:padding-bottom="0in" fo:padding-right="0.075in"/>
    </style:style>
    <style:style style:name="P860" style:parent-style-name="Normal" style:family="paragraph">
      <style:paragraph-properties fo:margin-bottom="0in" fo:line-height="100%"/>
    </style:style>
    <style:style style:name="TableCell861" style:family="table-cell">
      <style:table-cell-properties fo:border="0.0138in solid #4F81BD" style:writing-mode="lr-tb" fo:padding-top="0in" fo:padding-left="0.075in" fo:padding-bottom="0in" fo:padding-right="0.075in"/>
    </style:style>
    <style:style style:name="P862" style:parent-style-name="Normal" style:family="paragraph">
      <style:paragraph-properties fo:margin-bottom="0in" fo:line-height="100%"/>
    </style:style>
    <style:style style:name="TableCell863" style:family="table-cell">
      <style:table-cell-properties fo:border="0.0138in solid #4F81BD" style:writing-mode="lr-tb" fo:padding-top="0in" fo:padding-left="0.075in" fo:padding-bottom="0in" fo:padding-right="0.075in"/>
    </style:style>
    <style:style style:name="P864" style:parent-style-name="Normal" style:family="paragraph">
      <style:paragraph-properties fo:margin-bottom="0in" fo:line-height="100%"/>
    </style:style>
    <style:style style:name="TableCell865" style:family="table-cell">
      <style:table-cell-properties fo:border="0.0138in solid #4F81BD" style:writing-mode="lr-tb" fo:padding-top="0in" fo:padding-left="0.075in" fo:padding-bottom="0in" fo:padding-right="0.075in"/>
    </style:style>
    <style:style style:name="P866" style:parent-style-name="Normal" style:family="paragraph">
      <style:paragraph-properties fo:margin-bottom="0in" fo:line-height="100%"/>
    </style:style>
    <style:style style:name="TableCell867" style:family="table-cell">
      <style:table-cell-properties fo:border="0.0138in solid #4F81BD" style:writing-mode="lr-tb" fo:padding-top="0in" fo:padding-left="0.075in" fo:padding-bottom="0in" fo:padding-right="0.075in"/>
    </style:style>
    <style:style style:name="P868" style:parent-style-name="Normal" style:family="paragraph">
      <style:paragraph-properties fo:margin-bottom="0in" fo:line-height="100%"/>
    </style:style>
    <style:style style:name="TableCell869" style:family="table-cell">
      <style:table-cell-properties fo:border="0.0138in solid #4F81BD" style:writing-mode="lr-tb" fo:padding-top="0in" fo:padding-left="0.075in" fo:padding-bottom="0in" fo:padding-right="0.075in"/>
    </style:style>
    <style:style style:name="P870" style:parent-style-name="Normal" style:family="paragraph">
      <style:paragraph-properties fo:margin-bottom="0in" fo:line-height="100%"/>
    </style:style>
    <style:style style:name="TableRow871" style:family="table-row">
      <style:table-row-properties style:use-optimal-row-height="false"/>
    </style:style>
    <style:style style:name="TableCell872" style:family="table-cell">
      <style:table-cell-properties fo:border="0.0138in solid #4F81BD" fo:background-color="#D3DFEE" style:writing-mode="lr-tb" fo:padding-top="0in" fo:padding-left="0.075in" fo:padding-bottom="0in" fo:padding-right="0.075in"/>
    </style:style>
    <style:style style:name="P873" style:parent-style-name="Normal" style:family="paragraph">
      <style:paragraph-properties fo:margin-bottom="0in" fo:line-height="100%"/>
    </style:style>
    <style:style style:name="T874"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875" style:family="table-cell">
      <style:table-cell-properties fo:border="0.0138in solid #4F81BD" fo:background-color="#D3DFEE" style:writing-mode="lr-tb" fo:padding-top="0in" fo:padding-left="0.075in" fo:padding-bottom="0in" fo:padding-right="0.075in"/>
    </style:style>
    <style:style style:name="P876" style:parent-style-name="Normal" style:family="paragraph">
      <style:paragraph-properties fo:margin-bottom="0in" fo:line-height="100%"/>
    </style:style>
    <style:style style:name="T877" style:parent-style-name="DefaultParagraphFont" style:family="text">
      <style:text-properties fo:font-size="9pt" style:font-size-asian="9pt"/>
    </style:style>
    <style:style style:name="TableCell878" style:family="table-cell">
      <style:table-cell-properties fo:border="0.0138in solid #4F81BD" fo:background-color="#D3DFEE" style:writing-mode="lr-tb" fo:padding-top="0in" fo:padding-left="0.075in" fo:padding-bottom="0in" fo:padding-right="0.075in"/>
    </style:style>
    <style:style style:name="P879" style:parent-style-name="Normal" style:family="paragraph">
      <style:paragraph-properties fo:margin-bottom="0in" fo:line-height="100%"/>
    </style:style>
    <style:style style:name="T880" style:parent-style-name="DefaultParagraphFont" style:family="text">
      <style:text-properties fo:font-size="9pt" style:font-size-asian="9pt"/>
    </style:style>
    <style:style style:name="TableCell881" style:family="table-cell">
      <style:table-cell-properties fo:border="0.0138in solid #4F81BD" fo:background-color="#D3DFEE" style:writing-mode="lr-tb" fo:padding-top="0in" fo:padding-left="0.075in" fo:padding-bottom="0in" fo:padding-right="0.075in"/>
    </style:style>
    <style:style style:name="P882" style:parent-style-name="Normal" style:family="paragraph">
      <style:paragraph-properties fo:margin-bottom="0in" fo:line-height="100%"/>
    </style:style>
    <style:style style:name="T883" style:parent-style-name="DefaultParagraphFont" style:family="text">
      <style:text-properties fo:font-size="9pt" style:font-size-asian="9pt"/>
    </style:style>
    <style:style style:name="TableCell884" style:family="table-cell">
      <style:table-cell-properties fo:border="0.0138in solid #4F81BD" fo:background-color="#D3DFEE" style:writing-mode="lr-tb" fo:padding-top="0in" fo:padding-left="0.075in" fo:padding-bottom="0in" fo:padding-right="0.075in"/>
    </style:style>
    <style:style style:name="P885" style:parent-style-name="Normal" style:family="paragraph">
      <style:paragraph-properties fo:margin-bottom="0in" fo:line-height="100%"/>
    </style:style>
    <style:style style:name="T886" style:parent-style-name="DefaultParagraphFont" style:family="text">
      <style:text-properties fo:font-size="9pt" style:font-size-asian="9pt"/>
    </style:style>
    <style:style style:name="TableCell887" style:family="table-cell">
      <style:table-cell-properties fo:border="0.0138in solid #4F81BD" fo:background-color="#D3DFEE" style:writing-mode="lr-tb" fo:padding-top="0in" fo:padding-left="0.075in" fo:padding-bottom="0in" fo:padding-right="0.075in"/>
    </style:style>
    <style:style style:name="P888" style:parent-style-name="Normal" style:family="paragraph">
      <style:paragraph-properties fo:margin-bottom="0in" fo:line-height="100%"/>
    </style:style>
    <style:style style:name="T889" style:parent-style-name="DefaultParagraphFont" style:family="text">
      <style:text-properties fo:font-size="9pt" style:font-size-asian="9pt"/>
    </style:style>
    <style:style style:name="TableCell890" style:family="table-cell">
      <style:table-cell-properties fo:border="0.0138in solid #4F81BD" fo:background-color="#D3DFEE" style:writing-mode="lr-tb" fo:padding-top="0in" fo:padding-left="0.075in" fo:padding-bottom="0in" fo:padding-right="0.075in"/>
    </style:style>
    <style:style style:name="P891" style:parent-style-name="Normal" style:family="paragraph">
      <style:paragraph-properties fo:margin-bottom="0in" fo:line-height="100%"/>
    </style:style>
    <style:style style:name="T892" style:parent-style-name="DefaultParagraphFont" style:family="text">
      <style:text-properties fo:font-size="9pt" style:font-size-asian="9pt"/>
    </style:style>
    <style:style style:name="TableRow893" style:family="table-row">
      <style:table-row-properties style:use-optimal-row-height="false"/>
    </style:style>
    <style:style style:name="TableCell894" style:family="table-cell">
      <style:table-cell-properties fo:border="0.0138in solid #4F81BD" style:writing-mode="lr-tb" fo:padding-top="0in" fo:padding-left="0.075in" fo:padding-bottom="0in" fo:padding-right="0.075in"/>
    </style:style>
    <style:style style:name="P895" style:parent-style-name="Normal" style:family="paragraph">
      <style:paragraph-properties fo:margin-bottom="0in" fo:line-height="100%"/>
    </style:style>
    <style:style style:name="T896"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897" style:family="table-cell">
      <style:table-cell-properties fo:border="0.0138in solid #4F81BD" style:writing-mode="lr-tb" fo:padding-top="0in" fo:padding-left="0.075in" fo:padding-bottom="0in" fo:padding-right="0.075in"/>
    </style:style>
    <style:style style:name="P898" style:parent-style-name="Normal" style:family="paragraph">
      <style:paragraph-properties fo:margin-bottom="0in" fo:line-height="100%"/>
    </style:style>
    <style:style style:name="T899" style:parent-style-name="DefaultParagraphFont" style:family="text">
      <style:text-properties fo:font-size="9pt" style:font-size-asian="9pt"/>
    </style:style>
    <style:style style:name="TableCell900" style:family="table-cell">
      <style:table-cell-properties fo:border="0.0138in solid #4F81BD" style:writing-mode="lr-tb" fo:padding-top="0in" fo:padding-left="0.075in" fo:padding-bottom="0in" fo:padding-right="0.075in"/>
    </style:style>
    <style:style style:name="P901" style:parent-style-name="Normal" style:family="paragraph">
      <style:paragraph-properties fo:margin-bottom="0in" fo:line-height="100%"/>
    </style:style>
    <style:style style:name="T902" style:parent-style-name="DefaultParagraphFont" style:family="text">
      <style:text-properties fo:font-size="9pt" style:font-size-asian="9pt"/>
    </style:style>
    <style:style style:name="TableCell903" style:family="table-cell">
      <style:table-cell-properties fo:border="0.0138in solid #4F81BD" style:writing-mode="lr-tb" fo:padding-top="0in" fo:padding-left="0.075in" fo:padding-bottom="0in" fo:padding-right="0.075in"/>
    </style:style>
    <style:style style:name="P904" style:parent-style-name="Normal" style:family="paragraph">
      <style:paragraph-properties fo:margin-bottom="0in" fo:line-height="100%"/>
    </style:style>
    <style:style style:name="T905" style:parent-style-name="DefaultParagraphFont" style:family="text">
      <style:text-properties fo:font-size="9pt" style:font-size-asian="9pt"/>
    </style:style>
    <style:style style:name="TableCell906" style:family="table-cell">
      <style:table-cell-properties fo:border="0.0138in solid #4F81BD" style:writing-mode="lr-tb" fo:padding-top="0in" fo:padding-left="0.075in" fo:padding-bottom="0in" fo:padding-right="0.075in"/>
    </style:style>
    <style:style style:name="P907" style:parent-style-name="Normal" style:family="paragraph">
      <style:paragraph-properties fo:margin-bottom="0in" fo:line-height="100%"/>
    </style:style>
    <style:style style:name="T908" style:parent-style-name="DefaultParagraphFont" style:family="text">
      <style:text-properties fo:font-size="9pt" style:font-size-asian="9pt"/>
    </style:style>
    <style:style style:name="TableCell909" style:family="table-cell">
      <style:table-cell-properties fo:border="0.0138in solid #4F81BD" style:writing-mode="lr-tb" fo:padding-top="0in" fo:padding-left="0.075in" fo:padding-bottom="0in" fo:padding-right="0.075in"/>
    </style:style>
    <style:style style:name="P910" style:parent-style-name="Normal" style:family="paragraph">
      <style:paragraph-properties fo:margin-bottom="0in" fo:line-height="100%"/>
    </style:style>
    <style:style style:name="T911" style:parent-style-name="DefaultParagraphFont" style:family="text">
      <style:text-properties fo:font-size="9pt" style:font-size-asian="9pt"/>
    </style:style>
    <style:style style:name="TableCell912" style:family="table-cell">
      <style:table-cell-properties fo:border="0.0138in solid #4F81BD" style:writing-mode="lr-tb" fo:padding-top="0in" fo:padding-left="0.075in" fo:padding-bottom="0in" fo:padding-right="0.075in"/>
    </style:style>
    <style:style style:name="P913" style:parent-style-name="Normal" style:family="paragraph">
      <style:paragraph-properties fo:margin-bottom="0in" fo:line-height="100%"/>
    </style:style>
    <style:style style:name="T914" style:parent-style-name="DefaultParagraphFont" style:family="text">
      <style:text-properties fo:font-size="9pt" style:font-size-asian="9pt"/>
    </style:style>
    <style:style style:name="TableRow915" style:family="table-row">
      <style:table-row-properties style:use-optimal-row-height="false"/>
    </style:style>
    <style:style style:name="TableCell916" style:family="table-cell">
      <style:table-cell-properties fo:border="0.0138in solid #4F81BD" fo:background-color="#D3DFEE" style:writing-mode="lr-tb" fo:padding-top="0in" fo:padding-left="0.075in" fo:padding-bottom="0in" fo:padding-right="0.075in"/>
    </style:style>
    <style:style style:name="P917" style:parent-style-name="Normal" style:family="paragraph">
      <style:paragraph-properties fo:margin-bottom="0in" fo:line-height="100%"/>
    </style:style>
    <style:style style:name="T918"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919" style:family="table-cell">
      <style:table-cell-properties fo:border="0.0138in solid #4F81BD" fo:background-color="#D3DFEE" style:writing-mode="lr-tb" fo:padding-top="0in" fo:padding-left="0.075in" fo:padding-bottom="0in" fo:padding-right="0.075in"/>
    </style:style>
    <style:style style:name="P920" style:parent-style-name="Normal" style:family="paragraph">
      <style:paragraph-properties fo:margin-bottom="0in" fo:line-height="100%"/>
    </style:style>
    <style:style style:name="T921" style:parent-style-name="DefaultParagraphFont" style:family="text">
      <style:text-properties fo:font-size="9pt" style:font-size-asian="9pt"/>
    </style:style>
    <style:style style:name="TableCell922" style:family="table-cell">
      <style:table-cell-properties fo:border="0.0138in solid #4F81BD" fo:background-color="#D3DFEE" style:writing-mode="lr-tb" fo:padding-top="0in" fo:padding-left="0.075in" fo:padding-bottom="0in" fo:padding-right="0.075in"/>
    </style:style>
    <style:style style:name="P923" style:parent-style-name="Normal" style:family="paragraph">
      <style:paragraph-properties fo:margin-bottom="0in" fo:line-height="100%"/>
    </style:style>
    <style:style style:name="T924" style:parent-style-name="DefaultParagraphFont" style:family="text">
      <style:text-properties fo:font-size="9pt" style:font-size-asian="9pt"/>
    </style:style>
    <style:style style:name="TableCell925" style:family="table-cell">
      <style:table-cell-properties fo:border="0.0138in solid #4F81BD" fo:background-color="#D3DFEE" style:writing-mode="lr-tb" fo:padding-top="0in" fo:padding-left="0.075in" fo:padding-bottom="0in" fo:padding-right="0.075in"/>
    </style:style>
    <style:style style:name="P926" style:parent-style-name="Normal" style:family="paragraph">
      <style:paragraph-properties fo:margin-bottom="0in" fo:line-height="100%"/>
    </style:style>
    <style:style style:name="T927" style:parent-style-name="DefaultParagraphFont" style:family="text">
      <style:text-properties fo:font-size="9pt" style:font-size-asian="9pt"/>
    </style:style>
    <style:style style:name="TableCell928" style:family="table-cell">
      <style:table-cell-properties fo:border="0.0138in solid #4F81BD" fo:background-color="#D3DFEE" style:writing-mode="lr-tb" fo:padding-top="0in" fo:padding-left="0.075in" fo:padding-bottom="0in" fo:padding-right="0.075in"/>
    </style:style>
    <style:style style:name="P929" style:parent-style-name="Normal" style:family="paragraph">
      <style:paragraph-properties fo:margin-bottom="0in" fo:line-height="100%"/>
    </style:style>
    <style:style style:name="T930" style:parent-style-name="DefaultParagraphFont" style:family="text">
      <style:text-properties fo:font-size="9pt" style:font-size-asian="9pt"/>
    </style:style>
    <style:style style:name="TableCell931" style:family="table-cell">
      <style:table-cell-properties fo:border="0.0138in solid #4F81BD" fo:background-color="#D3DFEE" style:writing-mode="lr-tb" fo:padding-top="0in" fo:padding-left="0.075in" fo:padding-bottom="0in" fo:padding-right="0.075in"/>
    </style:style>
    <style:style style:name="P932" style:parent-style-name="Normal" style:family="paragraph">
      <style:paragraph-properties fo:margin-bottom="0in" fo:line-height="100%"/>
    </style:style>
    <style:style style:name="T933" style:parent-style-name="DefaultParagraphFont" style:family="text">
      <style:text-properties fo:font-size="9pt" style:font-size-asian="9pt"/>
    </style:style>
    <style:style style:name="TableCell934" style:family="table-cell">
      <style:table-cell-properties fo:border="0.0138in solid #4F81BD" fo:background-color="#D3DFEE" style:writing-mode="lr-tb" fo:padding-top="0in" fo:padding-left="0.075in" fo:padding-bottom="0in" fo:padding-right="0.075in"/>
    </style:style>
    <style:style style:name="P935" style:parent-style-name="Normal" style:family="paragraph">
      <style:paragraph-properties fo:margin-bottom="0in" fo:line-height="100%"/>
    </style:style>
    <style:style style:name="T936" style:parent-style-name="DefaultParagraphFont" style:family="text">
      <style:text-properties fo:font-size="9pt" style:font-size-asian="9pt"/>
    </style:style>
    <style:style style:name="TableRow937" style:family="table-row">
      <style:table-row-properties style:use-optimal-row-height="false"/>
    </style:style>
    <style:style style:name="TableCell938" style:family="table-cell">
      <style:table-cell-properties fo:border="0.0138in solid #4F81BD" style:writing-mode="lr-tb" fo:padding-top="0in" fo:padding-left="0.075in" fo:padding-bottom="0in" fo:padding-right="0.075in"/>
    </style:style>
    <style:style style:name="P939" style:parent-style-name="Normal" style:family="paragraph">
      <style:paragraph-properties fo:margin-bottom="0in" fo:line-height="100%"/>
    </style:style>
    <style:style style:name="T940"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941" style:family="table-cell">
      <style:table-cell-properties fo:border="0.0138in solid #4F81BD" style:writing-mode="lr-tb" fo:padding-top="0in" fo:padding-left="0.075in" fo:padding-bottom="0in" fo:padding-right="0.075in"/>
    </style:style>
    <style:style style:name="P942" style:parent-style-name="Normal" style:family="paragraph">
      <style:paragraph-properties fo:margin-bottom="0in" fo:line-height="100%"/>
    </style:style>
    <style:style style:name="T943" style:parent-style-name="DefaultParagraphFont" style:family="text">
      <style:text-properties fo:font-size="9pt" style:font-size-asian="9pt"/>
    </style:style>
    <style:style style:name="TableCell944" style:family="table-cell">
      <style:table-cell-properties fo:border="0.0138in solid #4F81BD" style:writing-mode="lr-tb" fo:padding-top="0in" fo:padding-left="0.075in" fo:padding-bottom="0in" fo:padding-right="0.075in"/>
    </style:style>
    <style:style style:name="P945" style:parent-style-name="Normal" style:family="paragraph">
      <style:paragraph-properties fo:margin-bottom="0in" fo:line-height="100%"/>
    </style:style>
    <style:style style:name="T946" style:parent-style-name="DefaultParagraphFont" style:family="text">
      <style:text-properties fo:font-size="9pt" style:font-size-asian="9pt"/>
    </style:style>
    <style:style style:name="TableCell947" style:family="table-cell">
      <style:table-cell-properties fo:border="0.0138in solid #4F81BD" style:writing-mode="lr-tb" fo:padding-top="0in" fo:padding-left="0.075in" fo:padding-bottom="0in" fo:padding-right="0.075in"/>
    </style:style>
    <style:style style:name="P948" style:parent-style-name="Normal" style:family="paragraph">
      <style:paragraph-properties fo:margin-bottom="0in" fo:line-height="100%"/>
    </style:style>
    <style:style style:name="T949" style:parent-style-name="DefaultParagraphFont" style:family="text">
      <style:text-properties fo:font-size="9pt" style:font-size-asian="9pt"/>
    </style:style>
    <style:style style:name="TableCell950" style:family="table-cell">
      <style:table-cell-properties fo:border="0.0138in solid #4F81BD" style:writing-mode="lr-tb" fo:padding-top="0in" fo:padding-left="0.075in" fo:padding-bottom="0in" fo:padding-right="0.075in"/>
    </style:style>
    <style:style style:name="P951" style:parent-style-name="Normal" style:family="paragraph">
      <style:paragraph-properties fo:margin-bottom="0in" fo:line-height="100%"/>
    </style:style>
    <style:style style:name="T952" style:parent-style-name="DefaultParagraphFont" style:family="text">
      <style:text-properties fo:font-size="9pt" style:font-size-asian="9pt"/>
    </style:style>
    <style:style style:name="TableCell953" style:family="table-cell">
      <style:table-cell-properties fo:border="0.0138in solid #4F81BD" style:writing-mode="lr-tb" fo:padding-top="0in" fo:padding-left="0.075in" fo:padding-bottom="0in" fo:padding-right="0.075in"/>
    </style:style>
    <style:style style:name="P954" style:parent-style-name="Normal" style:family="paragraph">
      <style:paragraph-properties fo:margin-bottom="0in" fo:line-height="100%"/>
    </style:style>
    <style:style style:name="T955" style:parent-style-name="DefaultParagraphFont" style:family="text">
      <style:text-properties fo:font-size="9pt" style:font-size-asian="9pt"/>
    </style:style>
    <style:style style:name="TableCell956" style:family="table-cell">
      <style:table-cell-properties fo:border="0.0138in solid #4F81BD" style:writing-mode="lr-tb" fo:padding-top="0in" fo:padding-left="0.075in" fo:padding-bottom="0in" fo:padding-right="0.075in"/>
    </style:style>
    <style:style style:name="P957" style:parent-style-name="Normal" style:family="paragraph">
      <style:paragraph-properties fo:margin-bottom="0in" fo:line-height="100%"/>
    </style:style>
    <style:style style:name="T958" style:parent-style-name="DefaultParagraphFont" style:family="text">
      <style:text-properties fo:font-size="9pt" style:font-size-asian="9pt"/>
    </style:style>
    <style:style style:name="TableRow959" style:family="table-row">
      <style:table-row-properties style:use-optimal-row-height="false"/>
    </style:style>
    <style:style style:name="TableCell960" style:family="table-cell">
      <style:table-cell-properties fo:border="0.0138in solid #4F81BD" fo:background-color="#D3DFEE" style:writing-mode="lr-tb" fo:padding-top="0in" fo:padding-left="0.075in" fo:padding-bottom="0in" fo:padding-right="0.075in"/>
    </style:style>
    <style:style style:name="P961" style:parent-style-name="Normal" style:family="paragraph">
      <style:paragraph-properties fo:margin-bottom="0in" fo:line-height="100%"/>
    </style:style>
    <style:style style:name="T962"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963" style:family="table-cell">
      <style:table-cell-properties fo:border="0.0138in solid #4F81BD" fo:background-color="#D3DFEE" style:writing-mode="lr-tb" fo:padding-top="0in" fo:padding-left="0.075in" fo:padding-bottom="0in" fo:padding-right="0.075in"/>
    </style:style>
    <style:style style:name="P964" style:parent-style-name="Normal" style:family="paragraph">
      <style:paragraph-properties fo:margin-bottom="0in" fo:line-height="100%"/>
    </style:style>
    <style:style style:name="T965" style:parent-style-name="DefaultParagraphFont" style:family="text">
      <style:text-properties fo:font-size="9pt" style:font-size-asian="9pt"/>
    </style:style>
    <style:style style:name="TableCell966" style:family="table-cell">
      <style:table-cell-properties fo:border="0.0138in solid #4F81BD" fo:background-color="#D3DFEE" style:writing-mode="lr-tb" fo:padding-top="0in" fo:padding-left="0.075in" fo:padding-bottom="0in" fo:padding-right="0.075in"/>
    </style:style>
    <style:style style:name="P967" style:parent-style-name="Normal" style:family="paragraph">
      <style:paragraph-properties fo:margin-bottom="0in" fo:line-height="100%"/>
    </style:style>
    <style:style style:name="T968" style:parent-style-name="DefaultParagraphFont" style:family="text">
      <style:text-properties fo:font-size="9pt" style:font-size-asian="9pt"/>
    </style:style>
    <style:style style:name="TableCell969" style:family="table-cell">
      <style:table-cell-properties fo:border="0.0138in solid #4F81BD" fo:background-color="#D3DFEE" style:writing-mode="lr-tb" fo:padding-top="0in" fo:padding-left="0.075in" fo:padding-bottom="0in" fo:padding-right="0.075in"/>
    </style:style>
    <style:style style:name="P970" style:parent-style-name="Normal" style:family="paragraph">
      <style:paragraph-properties fo:margin-bottom="0in" fo:line-height="100%"/>
    </style:style>
    <style:style style:name="T971" style:parent-style-name="DefaultParagraphFont" style:family="text">
      <style:text-properties fo:font-size="9pt" style:font-size-asian="9pt"/>
    </style:style>
    <style:style style:name="TableCell972" style:family="table-cell">
      <style:table-cell-properties fo:border="0.0138in solid #4F81BD" fo:background-color="#D3DFEE" style:writing-mode="lr-tb" fo:padding-top="0in" fo:padding-left="0.075in" fo:padding-bottom="0in" fo:padding-right="0.075in"/>
    </style:style>
    <style:style style:name="P973" style:parent-style-name="Normal" style:family="paragraph">
      <style:paragraph-properties fo:margin-bottom="0in" fo:line-height="100%"/>
    </style:style>
    <style:style style:name="T974" style:parent-style-name="DefaultParagraphFont" style:family="text">
      <style:text-properties fo:font-size="9pt" style:font-size-asian="9pt"/>
    </style:style>
    <style:style style:name="TableCell975" style:family="table-cell">
      <style:table-cell-properties fo:border="0.0138in solid #4F81BD" fo:background-color="#D3DFEE" style:writing-mode="lr-tb" fo:padding-top="0in" fo:padding-left="0.075in" fo:padding-bottom="0in" fo:padding-right="0.075in"/>
    </style:style>
    <style:style style:name="P976" style:parent-style-name="Normal" style:family="paragraph">
      <style:paragraph-properties fo:margin-bottom="0in" fo:line-height="100%"/>
    </style:style>
    <style:style style:name="T977" style:parent-style-name="DefaultParagraphFont" style:family="text">
      <style:text-properties fo:font-size="9pt" style:font-size-asian="9pt"/>
    </style:style>
    <style:style style:name="TableCell978" style:family="table-cell">
      <style:table-cell-properties fo:border="0.0138in solid #4F81BD" fo:background-color="#D3DFEE" style:writing-mode="lr-tb" fo:padding-top="0in" fo:padding-left="0.075in" fo:padding-bottom="0in" fo:padding-right="0.075in"/>
    </style:style>
    <style:style style:name="P979" style:parent-style-name="Normal" style:family="paragraph">
      <style:paragraph-properties fo:margin-bottom="0in" fo:line-height="100%"/>
    </style:style>
    <style:style style:name="T980" style:parent-style-name="DefaultParagraphFont" style:family="text">
      <style:text-properties fo:font-size="9pt" style:font-size-asian="9pt"/>
    </style:style>
    <style:style style:name="TableRow981" style:family="table-row">
      <style:table-row-properties style:use-optimal-row-height="false"/>
    </style:style>
    <style:style style:name="TableCell982" style:family="table-cell">
      <style:table-cell-properties fo:border="0.0138in solid #4F81BD" style:writing-mode="lr-tb" fo:padding-top="0in" fo:padding-left="0.075in" fo:padding-bottom="0in" fo:padding-right="0.075in"/>
    </style:style>
    <style:style style:name="P983" style:parent-style-name="Normal" style:family="paragraph">
      <style:paragraph-properties fo:margin-bottom="0in" fo:line-height="100%"/>
    </style:style>
    <style:style style:name="T984"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985" style:family="table-cell">
      <style:table-cell-properties fo:border="0.0138in solid #4F81BD" style:writing-mode="lr-tb" fo:padding-top="0in" fo:padding-left="0.075in" fo:padding-bottom="0in" fo:padding-right="0.075in"/>
    </style:style>
    <style:style style:name="P986" style:parent-style-name="Normal" style:family="paragraph">
      <style:paragraph-properties fo:margin-bottom="0in" fo:line-height="100%"/>
    </style:style>
    <style:style style:name="T987" style:parent-style-name="DefaultParagraphFont" style:family="text">
      <style:text-properties fo:font-size="9pt" style:font-size-asian="9pt"/>
    </style:style>
    <style:style style:name="TableCell988" style:family="table-cell">
      <style:table-cell-properties fo:border="0.0138in solid #4F81BD" style:writing-mode="lr-tb" fo:padding-top="0in" fo:padding-left="0.075in" fo:padding-bottom="0in" fo:padding-right="0.075in"/>
    </style:style>
    <style:style style:name="P989" style:parent-style-name="Normal" style:family="paragraph">
      <style:paragraph-properties fo:margin-bottom="0in" fo:line-height="100%"/>
    </style:style>
    <style:style style:name="T990" style:parent-style-name="DefaultParagraphFont" style:family="text">
      <style:text-properties fo:font-size="9pt" style:font-size-asian="9pt"/>
    </style:style>
    <style:style style:name="TableCell991" style:family="table-cell">
      <style:table-cell-properties fo:border="0.0138in solid #4F81BD" style:writing-mode="lr-tb" fo:padding-top="0in" fo:padding-left="0.075in" fo:padding-bottom="0in" fo:padding-right="0.075in"/>
    </style:style>
    <style:style style:name="P992" style:parent-style-name="Normal" style:family="paragraph">
      <style:paragraph-properties fo:margin-bottom="0in" fo:line-height="100%"/>
    </style:style>
    <style:style style:name="T993" style:parent-style-name="DefaultParagraphFont" style:family="text">
      <style:text-properties fo:font-size="9pt" style:font-size-asian="9pt"/>
    </style:style>
    <style:style style:name="TableCell994" style:family="table-cell">
      <style:table-cell-properties fo:border="0.0138in solid #4F81BD" style:writing-mode="lr-tb" fo:padding-top="0in" fo:padding-left="0.075in" fo:padding-bottom="0in" fo:padding-right="0.075in"/>
    </style:style>
    <style:style style:name="P995" style:parent-style-name="Normal" style:family="paragraph">
      <style:paragraph-properties fo:margin-bottom="0in" fo:line-height="100%"/>
    </style:style>
    <style:style style:name="T996" style:parent-style-name="DefaultParagraphFont" style:family="text">
      <style:text-properties fo:font-size="9pt" style:font-size-asian="9pt"/>
    </style:style>
    <style:style style:name="TableCell997" style:family="table-cell">
      <style:table-cell-properties fo:border="0.0138in solid #4F81BD" style:writing-mode="lr-tb" fo:padding-top="0in" fo:padding-left="0.075in" fo:padding-bottom="0in" fo:padding-right="0.075in"/>
    </style:style>
    <style:style style:name="P998" style:parent-style-name="Normal" style:family="paragraph">
      <style:paragraph-properties fo:margin-bottom="0in" fo:line-height="100%"/>
    </style:style>
    <style:style style:name="T999" style:parent-style-name="DefaultParagraphFont" style:family="text">
      <style:text-properties fo:font-size="9pt" style:font-size-asian="9pt"/>
    </style:style>
    <style:style style:name="TableCell1000" style:family="table-cell">
      <style:table-cell-properties fo:border="0.0138in solid #4F81BD" style:writing-mode="lr-tb" fo:padding-top="0in" fo:padding-left="0.075in" fo:padding-bottom="0in" fo:padding-right="0.075in"/>
    </style:style>
    <style:style style:name="P1001" style:parent-style-name="Normal" style:family="paragraph">
      <style:paragraph-properties fo:margin-bottom="0in" fo:line-height="100%"/>
    </style:style>
    <style:style style:name="T1002" style:parent-style-name="DefaultParagraphFont" style:family="text">
      <style:text-properties fo:font-size="9pt" style:font-size-asian="9pt"/>
    </style:style>
    <style:style style:name="TableRow1003" style:family="table-row">
      <style:table-row-properties style:use-optimal-row-height="false"/>
    </style:style>
    <style:style style:name="TableCell1004" style:family="table-cell">
      <style:table-cell-properties fo:border="0.0138in solid #4F81BD" fo:background-color="#D3DFEE" style:writing-mode="lr-tb" fo:padding-top="0in" fo:padding-left="0.075in" fo:padding-bottom="0in" fo:padding-right="0.075in"/>
    </style:style>
    <style:style style:name="P1005" style:parent-style-name="Normal" style:family="paragraph">
      <style:paragraph-properties fo:margin-bottom="0in" fo:line-height="100%"/>
    </style:style>
    <style:style style:name="T1006"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1007" style:family="table-cell">
      <style:table-cell-properties fo:border="0.0138in solid #4F81BD" fo:background-color="#D3DFEE" style:writing-mode="lr-tb" fo:padding-top="0in" fo:padding-left="0.075in" fo:padding-bottom="0in" fo:padding-right="0.075in"/>
    </style:style>
    <style:style style:name="P1008" style:parent-style-name="Normal" style:family="paragraph">
      <style:paragraph-properties fo:margin-bottom="0in" fo:line-height="100%"/>
    </style:style>
    <style:style style:name="T1009" style:parent-style-name="DefaultParagraphFont" style:family="text">
      <style:text-properties fo:font-size="9pt" style:font-size-asian="9pt"/>
    </style:style>
    <style:style style:name="TableCell1010" style:family="table-cell">
      <style:table-cell-properties fo:border="0.0138in solid #4F81BD" fo:background-color="#D3DFEE" style:writing-mode="lr-tb" fo:padding-top="0in" fo:padding-left="0.075in" fo:padding-bottom="0in" fo:padding-right="0.075in"/>
    </style:style>
    <style:style style:name="P1011" style:parent-style-name="Normal" style:family="paragraph">
      <style:paragraph-properties fo:margin-bottom="0in" fo:line-height="100%"/>
    </style:style>
    <style:style style:name="T1012" style:parent-style-name="DefaultParagraphFont" style:family="text">
      <style:text-properties fo:font-size="9pt" style:font-size-asian="9pt"/>
    </style:style>
    <style:style style:name="TableCell1013" style:family="table-cell">
      <style:table-cell-properties fo:border="0.0138in solid #4F81BD" fo:background-color="#D3DFEE" style:writing-mode="lr-tb" fo:padding-top="0in" fo:padding-left="0.075in" fo:padding-bottom="0in" fo:padding-right="0.075in"/>
    </style:style>
    <style:style style:name="P1014" style:parent-style-name="Normal" style:family="paragraph">
      <style:paragraph-properties fo:margin-bottom="0in" fo:line-height="100%"/>
    </style:style>
    <style:style style:name="T1015" style:parent-style-name="DefaultParagraphFont" style:family="text">
      <style:text-properties fo:font-size="9pt" style:font-size-asian="9pt"/>
    </style:style>
    <style:style style:name="TableCell1016" style:family="table-cell">
      <style:table-cell-properties fo:border="0.0138in solid #4F81BD" fo:background-color="#D3DFEE" style:writing-mode="lr-tb" fo:padding-top="0in" fo:padding-left="0.075in" fo:padding-bottom="0in" fo:padding-right="0.075in"/>
    </style:style>
    <style:style style:name="P1017" style:parent-style-name="Normal" style:family="paragraph">
      <style:paragraph-properties fo:margin-bottom="0in" fo:line-height="100%"/>
    </style:style>
    <style:style style:name="T1018" style:parent-style-name="DefaultParagraphFont" style:family="text">
      <style:text-properties fo:font-size="9pt" style:font-size-asian="9pt"/>
    </style:style>
    <style:style style:name="TableCell1019" style:family="table-cell">
      <style:table-cell-properties fo:border="0.0138in solid #4F81BD" fo:background-color="#D3DFEE" style:writing-mode="lr-tb" fo:padding-top="0in" fo:padding-left="0.075in" fo:padding-bottom="0in" fo:padding-right="0.075in"/>
    </style:style>
    <style:style style:name="P1020" style:parent-style-name="Normal" style:family="paragraph">
      <style:paragraph-properties fo:margin-bottom="0in" fo:line-height="100%"/>
    </style:style>
    <style:style style:name="T1021" style:parent-style-name="DefaultParagraphFont" style:family="text">
      <style:text-properties fo:font-size="9pt" style:font-size-asian="9pt"/>
    </style:style>
    <style:style style:name="TableCell1022" style:family="table-cell">
      <style:table-cell-properties fo:border="0.0138in solid #4F81BD" fo:background-color="#D3DFEE" style:writing-mode="lr-tb" fo:padding-top="0in" fo:padding-left="0.075in" fo:padding-bottom="0in" fo:padding-right="0.075in"/>
    </style:style>
    <style:style style:name="P1023" style:parent-style-name="Normal" style:family="paragraph">
      <style:paragraph-properties fo:margin-bottom="0in" fo:line-height="100%"/>
    </style:style>
    <style:style style:name="T1024" style:parent-style-name="DefaultParagraphFont" style:family="text">
      <style:text-properties fo:font-size="9pt" style:font-size-asian="9pt"/>
    </style:style>
    <style:style style:name="T1025" style:parent-style-name="DefaultParagraphFont" style:family="text">
      <style:text-properties fo:color="#444444"/>
    </style:style>
    <style:style style:name="P1026" style:parent-style-name="Normal" style:family="paragraph">
      <style:paragraph-properties fo:break-before="page"/>
    </style:style>
    <style:style style:name="T1027" style:parent-style-name="DefaultParagraphFont" style:family="text">
      <style:text-properties fo:color="#000000"/>
    </style:style>
    <style:style style:name="T1028" style:parent-style-name="DefaultParagraphFont" style:family="text">
      <style:text-properties fo:color="#444444"/>
    </style:style>
    <style:style style:name="T1029" style:parent-style-name="DefaultParagraphFont" style:family="text">
      <style:text-properties fo:color="#444444"/>
    </style:style>
    <style:style style:name="T1030" style:parent-style-name="DefaultParagraphFont" style:family="text">
      <style:text-properties fo:color="#666666"/>
    </style:style>
    <style:style style:name="TableColumn1032" style:family="table-column">
      <style:table-column-properties style:column-width="2.9923in"/>
    </style:style>
    <style:style style:name="TableColumn1033" style:family="table-column">
      <style:table-column-properties style:column-width="2.9937in"/>
    </style:style>
    <style:style style:name="Table1031" style:family="table">
      <style:table-properties style:width="5.9861in" fo:margin-left="0in" table:align="left"/>
    </style:style>
    <style:style style:name="TableRow1034" style:family="table-row">
      <style:table-row-properties/>
    </style:style>
    <style:style style:name="TableCell1035"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036" style:parent-style-name="Normal" style:family="paragraph">
      <style:paragraph-properties fo:margin-bottom="0in" fo:line-height="100%"/>
    </style:style>
    <style:style style:name="T1037" style:parent-style-name="DefaultParagraphFont" style:family="text">
      <style:text-properties style:font-name-asian="MS Gothic" style:font-name-complex="Times New Roman" fo:font-weight="bold" style:font-weight-asian="bold" style:font-weight-complex="bold" fo:font-size="10pt" style:font-size-asian="10pt"/>
    </style:style>
    <style:style style:name="TableCell1038"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039" style:parent-style-name="Normal" style:family="paragraph">
      <style:paragraph-properties fo:margin-bottom="0in" fo:line-height="100%"/>
    </style:style>
    <style:style style:name="T1040" style:parent-style-name="DefaultParagraphFont" style:family="text">
      <style:text-properties style:font-name-asian="MS Gothic" style:font-name-complex="Times New Roman" fo:font-weight="bold" style:font-weight-asian="bold" style:font-weight-complex="bold" fo:font-size="10pt" style:font-size-asian="10pt"/>
    </style:style>
    <style:style style:name="TableRow1041" style:family="table-row">
      <style:table-row-properties/>
    </style:style>
    <style:style style:name="TableCell1042" style:family="table-cell">
      <style:table-cell-properties fo:border="0.0138in solid #4F81BD" fo:background-color="#D3DFEE" style:writing-mode="lr-tb" fo:padding-top="0in" fo:padding-left="0.075in" fo:padding-bottom="0in" fo:padding-right="0.075in"/>
    </style:style>
    <style:style style:name="P1043" style:parent-style-name="Normal" style:family="paragraph">
      <style:paragraph-properties fo:margin-bottom="0in" fo:line-height="100%"/>
    </style:style>
    <style:style style:name="T1044" style:parent-style-name="DefaultParagraphFont" style:family="text">
      <style:text-properties style:font-name-asian="MS Gothic" style:font-name-complex="Times New Roman" fo:font-weight="bold" style:font-weight-asian="bold" style:font-weight-complex="bold" fo:font-size="10pt" style:font-size-asian="10pt"/>
    </style:style>
    <style:style style:name="TableCell1045" style:family="table-cell">
      <style:table-cell-properties fo:border="0.0138in solid #4F81BD" fo:background-color="#D3DFEE" style:writing-mode="lr-tb" fo:padding-top="0in" fo:padding-left="0.075in" fo:padding-bottom="0in" fo:padding-right="0.075in"/>
    </style:style>
    <style:style style:name="P1046" style:parent-style-name="Normal" style:family="paragraph">
      <style:paragraph-properties fo:margin-bottom="0in" fo:line-height="100%"/>
    </style:style>
    <style:style style:name="T1047" style:parent-style-name="DefaultParagraphFont" style:family="text">
      <style:text-properties fo:font-size="10pt" style:font-size-asian="10pt"/>
    </style:style>
    <style:style style:name="TableRow1048" style:family="table-row">
      <style:table-row-properties/>
    </style:style>
    <style:style style:name="TableCell1049" style:family="table-cell">
      <style:table-cell-properties fo:border="0.0138in solid #4F81BD" style:writing-mode="lr-tb" fo:padding-top="0in" fo:padding-left="0.075in" fo:padding-bottom="0in" fo:padding-right="0.075in"/>
    </style:style>
    <style:style style:name="P1050" style:parent-style-name="Normal" style:family="paragraph">
      <style:paragraph-properties fo:margin-bottom="0in" fo:line-height="100%"/>
    </style:style>
    <style:style style:name="T1051" style:parent-style-name="DefaultParagraphFont" style:family="text">
      <style:text-properties style:font-name-asian="MS Gothic" style:font-name-complex="Times New Roman" fo:font-weight="bold" style:font-weight-asian="bold" style:font-weight-complex="bold" fo:font-size="10pt" style:font-size-asian="10pt"/>
    </style:style>
    <style:style style:name="TableCell1052" style:family="table-cell">
      <style:table-cell-properties fo:border="0.0138in solid #4F81BD" style:writing-mode="lr-tb" fo:padding-top="0in" fo:padding-left="0.075in" fo:padding-bottom="0in" fo:padding-right="0.075in"/>
    </style:style>
    <style:style style:name="P1053" style:parent-style-name="Normal" style:family="paragraph">
      <style:paragraph-properties fo:margin-bottom="0in" fo:line-height="100%"/>
    </style:style>
    <style:style style:name="T1054" style:parent-style-name="DefaultParagraphFont" style:family="text">
      <style:text-properties fo:font-size="10pt" style:font-size-asian="10pt"/>
    </style:style>
    <style:style style:name="TableRow1055" style:family="table-row">
      <style:table-row-properties/>
    </style:style>
    <style:style style:name="TableCell1056" style:family="table-cell">
      <style:table-cell-properties fo:border="0.0138in solid #4F81BD" fo:background-color="#D3DFEE" style:writing-mode="lr-tb" fo:padding-top="0in" fo:padding-left="0.075in" fo:padding-bottom="0in" fo:padding-right="0.075in"/>
    </style:style>
    <style:style style:name="P1057" style:parent-style-name="Normal" style:family="paragraph">
      <style:paragraph-properties fo:margin-bottom="0in" fo:line-height="100%"/>
    </style:style>
    <style:style style:name="T1058" style:parent-style-name="DefaultParagraphFont" style:family="text">
      <style:text-properties style:font-name-asian="MS Gothic" style:font-name-complex="Times New Roman" fo:font-weight="bold" style:font-weight-asian="bold" style:font-weight-complex="bold" fo:font-size="10pt" style:font-size-asian="10pt"/>
    </style:style>
    <style:style style:name="TableCell1059" style:family="table-cell">
      <style:table-cell-properties fo:border="0.0138in solid #4F81BD" fo:background-color="#D3DFEE" style:writing-mode="lr-tb" fo:padding-top="0in" fo:padding-left="0.075in" fo:padding-bottom="0in" fo:padding-right="0.075in"/>
    </style:style>
    <style:style style:name="P1060" style:parent-style-name="Normal" style:family="paragraph">
      <style:paragraph-properties fo:margin-bottom="0in" fo:line-height="100%"/>
    </style:style>
    <style:style style:name="T1061" style:parent-style-name="DefaultParagraphFont" style:family="text">
      <style:text-properties fo:font-size="10pt" style:font-size-asian="10pt"/>
    </style:style>
    <style:style style:name="T1062" style:parent-style-name="DefaultParagraphFont" style:family="text">
      <style:text-properties fo:font-weight="bold" style:font-weight-asian="bold"/>
    </style:style>
    <style:style style:name="T1063" style:parent-style-name="DefaultParagraphFont" style:family="text">
      <style:text-properties fo:font-weight="bold" style:font-weight-asian="bold"/>
    </style:style>
    <style:style style:name="T1064" style:parent-style-name="DefaultParagraphFont" style:family="text">
      <style:text-properties fo:font-weight="bold" style:font-weight-asian="bold"/>
    </style:style>
    <style:style style:name="T1065" style:parent-style-name="DefaultParagraphFont" style:family="text">
      <style:text-properties fo:color="#444444"/>
    </style:style>
    <style:style style:name="T1066" style:parent-style-name="DefaultParagraphFont" style:family="text">
      <style:text-properties fo:color="#666666"/>
    </style:style>
    <style:style style:name="TableColumn1068" style:family="table-column">
      <style:table-column-properties style:column-width="2.9923in"/>
    </style:style>
    <style:style style:name="TableColumn1069" style:family="table-column">
      <style:table-column-properties style:column-width="2.9937in"/>
    </style:style>
    <style:style style:name="Table1067" style:family="table">
      <style:table-properties style:width="5.9861in" fo:margin-left="0in" table:align="left"/>
    </style:style>
    <style:style style:name="TableRow1070" style:family="table-row">
      <style:table-row-properties/>
    </style:style>
    <style:style style:name="TableCell1071"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072" style:parent-style-name="Normal" style:family="paragraph">
      <style:paragraph-properties fo:margin-bottom="0in" fo:line-height="100%"/>
    </style:style>
    <style:style style:name="T1073" style:parent-style-name="DefaultParagraphFont" style:family="text">
      <style:text-properties style:font-name-asian="MS Gothic" style:font-name-complex="Times New Roman" fo:font-weight="bold" style:font-weight-asian="bold" style:font-weight-complex="bold" fo:font-size="10pt" style:font-size-asian="10pt"/>
    </style:style>
    <style:style style:name="TableCell1074"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075" style:parent-style-name="Normal" style:family="paragraph">
      <style:paragraph-properties fo:margin-bottom="0in" fo:line-height="100%"/>
    </style:style>
    <style:style style:name="T1076" style:parent-style-name="DefaultParagraphFont" style:family="text">
      <style:text-properties style:font-name-asian="MS Gothic" style:font-name-complex="Times New Roman" fo:font-weight="bold" style:font-weight-asian="bold" style:font-weight-complex="bold" fo:font-size="10pt" style:font-size-asian="10pt"/>
    </style:style>
    <style:style style:name="TableRow1077" style:family="table-row">
      <style:table-row-properties/>
    </style:style>
    <style:style style:name="TableCell1078" style:family="table-cell">
      <style:table-cell-properties fo:border="0.0138in solid #4F81BD" fo:background-color="#D3DFEE" style:writing-mode="lr-tb" fo:padding-top="0in" fo:padding-left="0.075in" fo:padding-bottom="0in" fo:padding-right="0.075in"/>
    </style:style>
    <style:style style:name="P1079" style:parent-style-name="Normal" style:family="paragraph">
      <style:paragraph-properties fo:margin-bottom="0in" fo:line-height="100%"/>
    </style:style>
    <style:style style:name="T1080" style:parent-style-name="DefaultParagraphFont" style:family="text">
      <style:text-properties style:font-name-asian="MS Gothic" style:font-name-complex="Times New Roman" fo:font-weight="bold" style:font-weight-asian="bold" style:font-weight-complex="bold" fo:font-size="10pt" style:font-size-asian="10pt"/>
    </style:style>
    <style:style style:name="TableCell1081" style:family="table-cell">
      <style:table-cell-properties fo:border="0.0138in solid #4F81BD" fo:background-color="#D3DFEE" style:writing-mode="lr-tb" fo:padding-top="0in" fo:padding-left="0.075in" fo:padding-bottom="0in" fo:padding-right="0.075in"/>
    </style:style>
    <style:style style:name="P1082" style:parent-style-name="Normal" style:family="paragraph">
      <style:paragraph-properties fo:margin-bottom="0in" fo:line-height="100%"/>
    </style:style>
    <style:style style:name="T1083" style:parent-style-name="DefaultParagraphFont" style:family="text">
      <style:text-properties fo:font-size="10pt" style:font-size-asian="10pt"/>
    </style:style>
    <style:style style:name="TableRow1084" style:family="table-row">
      <style:table-row-properties/>
    </style:style>
    <style:style style:name="TableCell1085" style:family="table-cell">
      <style:table-cell-properties fo:border="0.0138in solid #4F81BD" style:writing-mode="lr-tb" fo:padding-top="0in" fo:padding-left="0.075in" fo:padding-bottom="0in" fo:padding-right="0.075in"/>
    </style:style>
    <style:style style:name="P1086" style:parent-style-name="Normal" style:family="paragraph">
      <style:paragraph-properties fo:margin-bottom="0in" fo:line-height="100%"/>
    </style:style>
    <style:style style:name="T1087" style:parent-style-name="DefaultParagraphFont" style:family="text">
      <style:text-properties style:font-name-asian="MS Gothic" style:font-name-complex="Times New Roman" fo:font-weight="bold" style:font-weight-asian="bold" style:font-weight-complex="bold" fo:font-size="10pt" style:font-size-asian="10pt"/>
    </style:style>
    <style:style style:name="TableCell1088" style:family="table-cell">
      <style:table-cell-properties fo:border="0.0138in solid #4F81BD" style:writing-mode="lr-tb" fo:padding-top="0in" fo:padding-left="0.075in" fo:padding-bottom="0in" fo:padding-right="0.075in"/>
    </style:style>
    <style:style style:name="P1089" style:parent-style-name="Normal" style:family="paragraph">
      <style:paragraph-properties fo:margin-bottom="0in" fo:line-height="100%"/>
    </style:style>
    <style:style style:name="T1090" style:parent-style-name="DefaultParagraphFont" style:family="text">
      <style:text-properties fo:font-size="10pt" style:font-size-asian="10pt"/>
    </style:style>
    <style:style style:name="TableRow1091" style:family="table-row">
      <style:table-row-properties/>
    </style:style>
    <style:style style:name="TableCell1092" style:family="table-cell">
      <style:table-cell-properties fo:border="0.0138in solid #4F81BD" fo:background-color="#D3DFEE" style:writing-mode="lr-tb" fo:padding-top="0in" fo:padding-left="0.075in" fo:padding-bottom="0in" fo:padding-right="0.075in"/>
    </style:style>
    <style:style style:name="P1093" style:parent-style-name="Normal" style:family="paragraph">
      <style:paragraph-properties fo:margin-bottom="0in" fo:line-height="100%"/>
    </style:style>
    <style:style style:name="T1094" style:parent-style-name="DefaultParagraphFont" style:family="text">
      <style:text-properties style:font-name-asian="MS Gothic" style:font-name-complex="Times New Roman" fo:font-weight="bold" style:font-weight-asian="bold" style:font-weight-complex="bold" fo:font-size="10pt" style:font-size-asian="10pt"/>
    </style:style>
    <style:style style:name="TableCell1095" style:family="table-cell">
      <style:table-cell-properties fo:border="0.0138in solid #4F81BD" fo:background-color="#D3DFEE" style:writing-mode="lr-tb" fo:padding-top="0in" fo:padding-left="0.075in" fo:padding-bottom="0in" fo:padding-right="0.075in"/>
    </style:style>
    <style:style style:name="P1096" style:parent-style-name="Normal" style:family="paragraph">
      <style:paragraph-properties fo:margin-bottom="0in" fo:line-height="100%"/>
    </style:style>
    <style:style style:name="T1097" style:parent-style-name="DefaultParagraphFont" style:family="text">
      <style:text-properties fo:font-size="10pt" style:font-size-asian="10pt"/>
    </style:style>
    <style:style style:name="T1098" style:parent-style-name="DefaultParagraphFont" style:family="text">
      <style:text-properties fo:font-weight="bold" style:font-weight-asian="bold"/>
    </style:style>
    <style:style style:name="T1099" style:parent-style-name="DefaultParagraphFont" style:family="text">
      <style:text-properties fo:font-weight="bold" style:font-weight-asian="bold"/>
    </style:style>
    <style:style style:name="T1100" style:parent-style-name="DefaultParagraphFont" style:family="text">
      <style:text-properties fo:font-weight="bold" style:font-weight-asian="bold"/>
    </style:style>
    <style:style style:name="T1101" style:parent-style-name="DefaultParagraphFont" style:family="text">
      <style:text-properties fo:color="#444444"/>
    </style:style>
    <style:style style:name="T1102" style:parent-style-name="DefaultParagraphFont" style:family="text">
      <style:text-properties fo:color="#666666"/>
    </style:style>
    <style:style style:name="TableColumn1104" style:family="table-column">
      <style:table-column-properties style:column-width="2.9923in"/>
    </style:style>
    <style:style style:name="TableColumn1105" style:family="table-column">
      <style:table-column-properties style:column-width="2.9937in"/>
    </style:style>
    <style:style style:name="Table1103" style:family="table">
      <style:table-properties style:width="5.9861in" fo:margin-left="0in" table:align="left"/>
    </style:style>
    <style:style style:name="TableRow1106" style:family="table-row">
      <style:table-row-properties/>
    </style:style>
    <style:style style:name="TableCell1107"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108" style:parent-style-name="Normal" style:family="paragraph">
      <style:paragraph-properties fo:margin-bottom="0in" fo:line-height="100%"/>
    </style:style>
    <style:style style:name="T1109" style:parent-style-name="DefaultParagraphFont" style:family="text">
      <style:text-properties style:font-name-asian="MS Gothic" style:font-name-complex="Times New Roman" fo:font-weight="bold" style:font-weight-asian="bold" style:font-weight-complex="bold" fo:font-size="10pt" style:font-size-asian="10pt"/>
    </style:style>
    <style:style style:name="TableCell1110"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111" style:parent-style-name="Normal" style:family="paragraph">
      <style:paragraph-properties fo:margin-bottom="0in" fo:line-height="100%"/>
    </style:style>
    <style:style style:name="T1112" style:parent-style-name="DefaultParagraphFont" style:family="text">
      <style:text-properties style:font-name-asian="MS Gothic" style:font-name-complex="Times New Roman" fo:font-weight="bold" style:font-weight-asian="bold" style:font-weight-complex="bold" fo:font-size="10pt" style:font-size-asian="10pt"/>
    </style:style>
    <style:style style:name="TableRow1113" style:family="table-row">
      <style:table-row-properties/>
    </style:style>
    <style:style style:name="TableCell1114" style:family="table-cell">
      <style:table-cell-properties fo:border="0.0138in solid #4F81BD" fo:background-color="#D3DFEE" style:writing-mode="lr-tb" fo:padding-top="0in" fo:padding-left="0.075in" fo:padding-bottom="0in" fo:padding-right="0.075in"/>
    </style:style>
    <style:style style:name="P1115" style:parent-style-name="Normal" style:family="paragraph">
      <style:paragraph-properties fo:margin-bottom="0in" fo:line-height="100%"/>
    </style:style>
    <style:style style:name="T1116" style:parent-style-name="DefaultParagraphFont" style:family="text">
      <style:text-properties style:font-name-asian="MS Gothic" style:font-name-complex="Times New Roman" fo:font-weight="bold" style:font-weight-asian="bold" style:font-weight-complex="bold" fo:font-size="10pt" style:font-size-asian="10pt"/>
    </style:style>
    <style:style style:name="TableCell1117" style:family="table-cell">
      <style:table-cell-properties fo:border="0.0138in solid #4F81BD" fo:background-color="#D3DFEE" style:writing-mode="lr-tb" fo:padding-top="0in" fo:padding-left="0.075in" fo:padding-bottom="0in" fo:padding-right="0.075in"/>
    </style:style>
    <style:style style:name="P1118" style:parent-style-name="Normal" style:family="paragraph">
      <style:paragraph-properties fo:margin-bottom="0in" fo:line-height="100%"/>
    </style:style>
    <style:style style:name="T1119" style:parent-style-name="DefaultParagraphFont" style:family="text">
      <style:text-properties fo:font-size="10pt" style:font-size-asian="10pt"/>
    </style:style>
    <style:style style:name="TableRow1120" style:family="table-row">
      <style:table-row-properties/>
    </style:style>
    <style:style style:name="TableCell1121" style:family="table-cell">
      <style:table-cell-properties fo:border="0.0138in solid #4F81BD" style:writing-mode="lr-tb" fo:padding-top="0in" fo:padding-left="0.075in" fo:padding-bottom="0in" fo:padding-right="0.075in"/>
    </style:style>
    <style:style style:name="P1122" style:parent-style-name="Normal" style:family="paragraph">
      <style:paragraph-properties fo:margin-bottom="0in" fo:line-height="100%"/>
    </style:style>
    <style:style style:name="T1123" style:parent-style-name="DefaultParagraphFont" style:family="text">
      <style:text-properties style:font-name-asian="MS Gothic" style:font-name-complex="Times New Roman" fo:font-weight="bold" style:font-weight-asian="bold" style:font-weight-complex="bold" fo:font-size="10pt" style:font-size-asian="10pt"/>
    </style:style>
    <style:style style:name="TableCell1124" style:family="table-cell">
      <style:table-cell-properties fo:border="0.0138in solid #4F81BD" style:writing-mode="lr-tb" fo:padding-top="0in" fo:padding-left="0.075in" fo:padding-bottom="0in" fo:padding-right="0.075in"/>
    </style:style>
    <style:style style:name="P1125" style:parent-style-name="Normal" style:family="paragraph">
      <style:paragraph-properties fo:margin-bottom="0in" fo:line-height="100%"/>
    </style:style>
    <style:style style:name="T1126" style:parent-style-name="DefaultParagraphFont" style:family="text">
      <style:text-properties fo:font-size="10pt" style:font-size-asian="10pt"/>
    </style:style>
    <style:style style:name="TableRow1127" style:family="table-row">
      <style:table-row-properties/>
    </style:style>
    <style:style style:name="TableCell1128" style:family="table-cell">
      <style:table-cell-properties fo:border="0.0138in solid #4F81BD" fo:background-color="#D3DFEE" style:writing-mode="lr-tb" fo:padding-top="0in" fo:padding-left="0.075in" fo:padding-bottom="0in" fo:padding-right="0.075in"/>
    </style:style>
    <style:style style:name="P1129" style:parent-style-name="Normal" style:family="paragraph">
      <style:paragraph-properties fo:margin-bottom="0in" fo:line-height="100%"/>
    </style:style>
    <style:style style:name="T1130" style:parent-style-name="DefaultParagraphFont" style:family="text">
      <style:text-properties style:font-name-asian="MS Gothic" style:font-name-complex="Times New Roman" fo:font-weight="bold" style:font-weight-asian="bold" style:font-weight-complex="bold" fo:font-size="10pt" style:font-size-asian="10pt"/>
    </style:style>
    <style:style style:name="TableCell1131" style:family="table-cell">
      <style:table-cell-properties fo:border="0.0138in solid #4F81BD" fo:background-color="#D3DFEE" style:writing-mode="lr-tb" fo:padding-top="0in" fo:padding-left="0.075in" fo:padding-bottom="0in" fo:padding-right="0.075in"/>
    </style:style>
    <style:style style:name="P1132" style:parent-style-name="Normal" style:family="paragraph">
      <style:paragraph-properties fo:margin-bottom="0in" fo:line-height="100%"/>
    </style:style>
    <style:style style:name="T1133" style:parent-style-name="DefaultParagraphFont" style:family="text">
      <style:text-properties fo:font-size="10pt" style:font-size-asian="10pt"/>
    </style:style>
    <style:style style:name="T1134" style:parent-style-name="DefaultParagraphFont" style:family="text">
      <style:text-properties fo:font-weight="bold" style:font-weight-asian="bold"/>
    </style:style>
    <style:style style:name="T1135" style:parent-style-name="DefaultParagraphFont" style:family="text">
      <style:text-properties fo:font-weight="bold" style:font-weight-asian="bold"/>
    </style:style>
    <style:style style:name="T1136" style:parent-style-name="DefaultParagraphFont" style:family="text">
      <style:text-properties fo:font-weight="bold" style:font-weight-asian="bold"/>
    </style:style>
    <style:style style:name="T1137" style:parent-style-name="DefaultParagraphFont" style:family="text">
      <style:text-properties fo:color="#444444"/>
    </style:style>
    <style:style style:name="TableColumn1139" style:family="table-column">
      <style:table-column-properties style:column-width="1.4972in"/>
    </style:style>
    <style:style style:name="TableColumn1140" style:family="table-column">
      <style:table-column-properties style:column-width="1.4965in"/>
    </style:style>
    <style:style style:name="TableColumn1141" style:family="table-column">
      <style:table-column-properties style:column-width="1.4958in"/>
    </style:style>
    <style:style style:name="TableColumn1142" style:family="table-column">
      <style:table-column-properties style:column-width="1.4965in"/>
    </style:style>
    <style:style style:name="Table1138" style:family="table">
      <style:table-properties style:width="5.9861in" fo:margin-left="0in" table:align="left"/>
    </style:style>
    <style:style style:name="TableRow1143" style:family="table-row">
      <style:table-row-properties/>
    </style:style>
    <style:style style:name="TableCell1144"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145" style:parent-style-name="Normal" style:family="paragraph">
      <style:paragraph-properties fo:margin-bottom="0in" fo:line-height="100%"/>
    </style:style>
    <style:style style:name="T1146"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1147"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148" style:parent-style-name="Normal" style:family="paragraph">
      <style:paragraph-properties fo:margin-bottom="0in" fo:line-height="100%"/>
    </style:style>
    <style:style style:name="T1149"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1150"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151" style:parent-style-name="Normal" style:family="paragraph">
      <style:paragraph-properties fo:margin-bottom="0in" fo:line-height="100%"/>
    </style:style>
    <style:style style:name="T1152"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1153"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154" style:parent-style-name="Normal" style:family="paragraph">
      <style:paragraph-properties fo:margin-bottom="0in" fo:line-height="100%"/>
    </style:style>
    <style:style style:name="T1155"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Row1156" style:family="table-row">
      <style:table-row-properties/>
    </style:style>
    <style:style style:name="TableCell1157" style:family="table-cell">
      <style:table-cell-properties fo:border="0.0138in solid #4F81BD" fo:background-color="#D3DFEE" style:writing-mode="lr-tb" fo:padding-top="0in" fo:padding-left="0.075in" fo:padding-bottom="0in" fo:padding-right="0.075in"/>
    </style:style>
    <style:style style:name="P1158" style:parent-style-name="Normal" style:family="paragraph">
      <style:paragraph-properties fo:margin-bottom="0in" fo:line-height="100%"/>
    </style:style>
    <style:style style:name="T1159"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1160" style:family="table-cell">
      <style:table-cell-properties fo:border="0.0138in solid #4F81BD" fo:background-color="#D3DFEE" style:writing-mode="lr-tb" fo:padding-top="0in" fo:padding-left="0.075in" fo:padding-bottom="0in" fo:padding-right="0.075in"/>
    </style:style>
    <style:style style:name="P1161" style:parent-style-name="Normal" style:family="paragraph">
      <style:paragraph-properties fo:margin-bottom="0in" fo:line-height="100%"/>
    </style:style>
    <style:style style:name="T1162" style:parent-style-name="DefaultParagraphFont" style:family="text">
      <style:text-properties fo:font-size="9pt" style:font-size-asian="9pt"/>
    </style:style>
    <style:style style:name="TableCell1163" style:family="table-cell">
      <style:table-cell-properties fo:border="0.0138in solid #4F81BD" fo:background-color="#D3DFEE" style:writing-mode="lr-tb" fo:padding-top="0in" fo:padding-left="0.075in" fo:padding-bottom="0in" fo:padding-right="0.075in"/>
    </style:style>
    <style:style style:name="P1164" style:parent-style-name="Normal" style:family="paragraph">
      <style:paragraph-properties fo:margin-bottom="0in" fo:line-height="100%"/>
    </style:style>
    <style:style style:name="T1165" style:parent-style-name="DefaultParagraphFont" style:family="text">
      <style:text-properties fo:font-size="9pt" style:font-size-asian="9pt"/>
    </style:style>
    <style:style style:name="TableCell1166" style:family="table-cell">
      <style:table-cell-properties fo:border="0.0138in solid #4F81BD" fo:background-color="#D3DFEE" style:writing-mode="lr-tb" fo:padding-top="0in" fo:padding-left="0.075in" fo:padding-bottom="0in" fo:padding-right="0.075in"/>
    </style:style>
    <style:style style:name="P1167" style:parent-style-name="Normal" style:family="paragraph">
      <style:paragraph-properties fo:margin-bottom="0in" fo:line-height="100%"/>
    </style:style>
    <style:style style:name="T1168" style:parent-style-name="DefaultParagraphFont" style:family="text">
      <style:text-properties fo:font-size="9pt" style:font-size-asian="9pt"/>
    </style:style>
    <style:style style:name="TableRow1169" style:family="table-row">
      <style:table-row-properties/>
    </style:style>
    <style:style style:name="TableCell1170" style:family="table-cell">
      <style:table-cell-properties fo:border="0.0138in solid #4F81BD" style:writing-mode="lr-tb" fo:padding-top="0in" fo:padding-left="0.075in" fo:padding-bottom="0in" fo:padding-right="0.075in"/>
    </style:style>
    <style:style style:name="P1171" style:parent-style-name="Normal" style:family="paragraph">
      <style:paragraph-properties fo:margin-bottom="0in" fo:line-height="100%"/>
    </style:style>
    <style:style style:name="T1172"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1173" style:family="table-cell">
      <style:table-cell-properties fo:border="0.0138in solid #4F81BD" style:writing-mode="lr-tb" fo:padding-top="0in" fo:padding-left="0.075in" fo:padding-bottom="0in" fo:padding-right="0.075in"/>
    </style:style>
    <style:style style:name="P1174" style:parent-style-name="Normal" style:family="paragraph">
      <style:paragraph-properties fo:margin-bottom="0in" fo:line-height="100%"/>
    </style:style>
    <style:style style:name="T1175" style:parent-style-name="DefaultParagraphFont" style:family="text">
      <style:text-properties fo:font-size="9pt" style:font-size-asian="9pt"/>
    </style:style>
    <style:style style:name="TableCell1176" style:family="table-cell">
      <style:table-cell-properties fo:border="0.0138in solid #4F81BD" style:writing-mode="lr-tb" fo:padding-top="0in" fo:padding-left="0.075in" fo:padding-bottom="0in" fo:padding-right="0.075in"/>
    </style:style>
    <style:style style:name="P1177" style:parent-style-name="Normal" style:family="paragraph">
      <style:paragraph-properties fo:margin-bottom="0in" fo:line-height="100%"/>
    </style:style>
    <style:style style:name="T1178" style:parent-style-name="DefaultParagraphFont" style:family="text">
      <style:text-properties fo:font-size="9pt" style:font-size-asian="9pt"/>
    </style:style>
    <style:style style:name="TableCell1179" style:family="table-cell">
      <style:table-cell-properties fo:border="0.0138in solid #4F81BD" style:writing-mode="lr-tb" fo:padding-top="0in" fo:padding-left="0.075in" fo:padding-bottom="0in" fo:padding-right="0.075in"/>
    </style:style>
    <style:style style:name="P1180" style:parent-style-name="Normal" style:family="paragraph">
      <style:paragraph-properties fo:margin-bottom="0in" fo:line-height="100%"/>
    </style:style>
    <style:style style:name="T1181" style:parent-style-name="DefaultParagraphFont" style:family="text">
      <style:text-properties fo:font-size="9pt" style:font-size-asian="9pt"/>
    </style:style>
    <style:style style:name="TableRow1182" style:family="table-row">
      <style:table-row-properties/>
    </style:style>
    <style:style style:name="TableCell1183" style:family="table-cell">
      <style:table-cell-properties fo:border="0.0138in solid #4F81BD" fo:background-color="#D3DFEE" style:writing-mode="lr-tb" fo:padding-top="0in" fo:padding-left="0.075in" fo:padding-bottom="0in" fo:padding-right="0.075in"/>
    </style:style>
    <style:style style:name="P1184" style:parent-style-name="Normal" style:family="paragraph">
      <style:paragraph-properties fo:margin-bottom="0in" fo:line-height="100%"/>
    </style:style>
    <style:style style:name="T1185"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1186" style:family="table-cell">
      <style:table-cell-properties fo:border="0.0138in solid #4F81BD" fo:background-color="#D3DFEE" style:writing-mode="lr-tb" fo:padding-top="0in" fo:padding-left="0.075in" fo:padding-bottom="0in" fo:padding-right="0.075in"/>
    </style:style>
    <style:style style:name="P1187" style:parent-style-name="Normal" style:family="paragraph">
      <style:paragraph-properties fo:margin-bottom="0in" fo:line-height="100%"/>
    </style:style>
    <style:style style:name="T1188" style:parent-style-name="DefaultParagraphFont" style:family="text">
      <style:text-properties fo:font-size="9pt" style:font-size-asian="9pt"/>
    </style:style>
    <style:style style:name="TableCell1189" style:family="table-cell">
      <style:table-cell-properties fo:border="0.0138in solid #4F81BD" fo:background-color="#D3DFEE" style:writing-mode="lr-tb" fo:padding-top="0in" fo:padding-left="0.075in" fo:padding-bottom="0in" fo:padding-right="0.075in"/>
    </style:style>
    <style:style style:name="P1190" style:parent-style-name="Normal" style:family="paragraph">
      <style:paragraph-properties fo:margin-bottom="0in" fo:line-height="100%"/>
    </style:style>
    <style:style style:name="T1191" style:parent-style-name="DefaultParagraphFont" style:family="text">
      <style:text-properties fo:font-size="9pt" style:font-size-asian="9pt"/>
    </style:style>
    <style:style style:name="TableCell1192" style:family="table-cell">
      <style:table-cell-properties fo:border="0.0138in solid #4F81BD" fo:background-color="#D3DFEE" style:writing-mode="lr-tb" fo:padding-top="0in" fo:padding-left="0.075in" fo:padding-bottom="0in" fo:padding-right="0.075in"/>
    </style:style>
    <style:style style:name="P1193" style:parent-style-name="Normal" style:family="paragraph">
      <style:paragraph-properties fo:margin-bottom="0in" fo:line-height="100%"/>
    </style:style>
    <style:style style:name="T1194" style:parent-style-name="DefaultParagraphFont" style:family="text">
      <style:text-properties fo:font-size="9pt" style:font-size-asian="9pt"/>
    </style:style>
    <style:style style:name="TableRow1195" style:family="table-row">
      <style:table-row-properties/>
    </style:style>
    <style:style style:name="TableCell1196" style:family="table-cell">
      <style:table-cell-properties fo:border="0.0138in solid #4F81BD" style:writing-mode="lr-tb" fo:padding-top="0in" fo:padding-left="0.075in" fo:padding-bottom="0in" fo:padding-right="0.075in"/>
    </style:style>
    <style:style style:name="P1197" style:parent-style-name="Normal" style:family="paragraph">
      <style:paragraph-properties fo:margin-bottom="0in" fo:line-height="100%"/>
    </style:style>
    <style:style style:name="T1198"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1199" style:family="table-cell">
      <style:table-cell-properties fo:border="0.0138in solid #4F81BD" style:writing-mode="lr-tb" fo:padding-top="0in" fo:padding-left="0.075in" fo:padding-bottom="0in" fo:padding-right="0.075in"/>
    </style:style>
    <style:style style:name="P1200" style:parent-style-name="Normal" style:family="paragraph">
      <style:paragraph-properties fo:margin-bottom="0in" fo:line-height="100%"/>
    </style:style>
    <style:style style:name="T1201" style:parent-style-name="DefaultParagraphFont" style:family="text">
      <style:text-properties fo:font-size="9pt" style:font-size-asian="9pt"/>
    </style:style>
    <style:style style:name="TableCell1202" style:family="table-cell">
      <style:table-cell-properties fo:border="0.0138in solid #4F81BD" style:writing-mode="lr-tb" fo:padding-top="0in" fo:padding-left="0.075in" fo:padding-bottom="0in" fo:padding-right="0.075in"/>
    </style:style>
    <style:style style:name="P1203" style:parent-style-name="Normal" style:family="paragraph">
      <style:paragraph-properties fo:margin-bottom="0in" fo:line-height="100%"/>
    </style:style>
    <style:style style:name="T1204" style:parent-style-name="DefaultParagraphFont" style:family="text">
      <style:text-properties fo:font-size="9pt" style:font-size-asian="9pt"/>
    </style:style>
    <style:style style:name="TableCell1205" style:family="table-cell">
      <style:table-cell-properties fo:border="0.0138in solid #4F81BD" style:writing-mode="lr-tb" fo:padding-top="0in" fo:padding-left="0.075in" fo:padding-bottom="0in" fo:padding-right="0.075in"/>
    </style:style>
    <style:style style:name="P1206" style:parent-style-name="Normal" style:family="paragraph">
      <style:paragraph-properties fo:margin-bottom="0in" fo:line-height="100%"/>
    </style:style>
    <style:style style:name="T1207" style:parent-style-name="DefaultParagraphFont" style:family="text">
      <style:text-properties fo:font-size="9pt" style:font-size-asian="9pt"/>
    </style:style>
    <style:style style:name="TableRow1208" style:family="table-row">
      <style:table-row-properties/>
    </style:style>
    <style:style style:name="TableCell1209" style:family="table-cell">
      <style:table-cell-properties fo:border="0.0138in solid #4F81BD" fo:background-color="#D3DFEE" style:writing-mode="lr-tb" fo:padding-top="0in" fo:padding-left="0.075in" fo:padding-bottom="0in" fo:padding-right="0.075in"/>
    </style:style>
    <style:style style:name="P1210" style:parent-style-name="Normal" style:family="paragraph">
      <style:paragraph-properties fo:margin-bottom="0in" fo:line-height="100%"/>
    </style:style>
    <style:style style:name="T1211"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1212" style:family="table-cell">
      <style:table-cell-properties fo:border="0.0138in solid #4F81BD" fo:background-color="#D3DFEE" style:writing-mode="lr-tb" fo:padding-top="0in" fo:padding-left="0.075in" fo:padding-bottom="0in" fo:padding-right="0.075in"/>
    </style:style>
    <style:style style:name="P1213" style:parent-style-name="Normal" style:family="paragraph">
      <style:paragraph-properties fo:margin-bottom="0in" fo:line-height="100%"/>
    </style:style>
    <style:style style:name="T1214" style:parent-style-name="DefaultParagraphFont" style:family="text">
      <style:text-properties fo:font-size="9pt" style:font-size-asian="9pt"/>
    </style:style>
    <style:style style:name="TableCell1215" style:family="table-cell">
      <style:table-cell-properties fo:border="0.0138in solid #4F81BD" fo:background-color="#D3DFEE" style:writing-mode="lr-tb" fo:padding-top="0in" fo:padding-left="0.075in" fo:padding-bottom="0in" fo:padding-right="0.075in"/>
    </style:style>
    <style:style style:name="P1216" style:parent-style-name="Normal" style:family="paragraph">
      <style:paragraph-properties fo:margin-bottom="0in" fo:line-height="100%"/>
    </style:style>
    <style:style style:name="T1217" style:parent-style-name="DefaultParagraphFont" style:family="text">
      <style:text-properties fo:font-size="9pt" style:font-size-asian="9pt"/>
    </style:style>
    <style:style style:name="TableCell1218" style:family="table-cell">
      <style:table-cell-properties fo:border="0.0138in solid #4F81BD" fo:background-color="#D3DFEE" style:writing-mode="lr-tb" fo:padding-top="0in" fo:padding-left="0.075in" fo:padding-bottom="0in" fo:padding-right="0.075in"/>
    </style:style>
    <style:style style:name="P1219" style:parent-style-name="Normal" style:family="paragraph">
      <style:paragraph-properties fo:margin-bottom="0in" fo:line-height="100%"/>
    </style:style>
    <style:style style:name="T1220" style:parent-style-name="DefaultParagraphFont" style:family="text">
      <style:text-properties fo:font-size="9pt" style:font-size-asian="9pt"/>
    </style:style>
    <style:style style:name="TableRow1221" style:family="table-row">
      <style:table-row-properties/>
    </style:style>
    <style:style style:name="TableCell1222" style:family="table-cell">
      <style:table-cell-properties fo:border="0.0138in solid #4F81BD" style:writing-mode="lr-tb" fo:padding-top="0in" fo:padding-left="0.075in" fo:padding-bottom="0in" fo:padding-right="0.075in"/>
    </style:style>
    <style:style style:name="P1223" style:parent-style-name="Normal" style:family="paragraph">
      <style:paragraph-properties fo:margin-bottom="0in" fo:line-height="100%"/>
    </style:style>
    <style:style style:name="T1224"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1225" style:family="table-cell">
      <style:table-cell-properties fo:border="0.0138in solid #4F81BD" style:writing-mode="lr-tb" fo:padding-top="0in" fo:padding-left="0.075in" fo:padding-bottom="0in" fo:padding-right="0.075in"/>
    </style:style>
    <style:style style:name="P1226" style:parent-style-name="Normal" style:family="paragraph">
      <style:paragraph-properties fo:margin-bottom="0in" fo:line-height="100%"/>
    </style:style>
    <style:style style:name="T1227" style:parent-style-name="DefaultParagraphFont" style:family="text">
      <style:text-properties fo:font-size="9pt" style:font-size-asian="9pt"/>
    </style:style>
    <style:style style:name="TableCell1228" style:family="table-cell">
      <style:table-cell-properties fo:border="0.0138in solid #4F81BD" style:writing-mode="lr-tb" fo:padding-top="0in" fo:padding-left="0.075in" fo:padding-bottom="0in" fo:padding-right="0.075in"/>
    </style:style>
    <style:style style:name="P1229" style:parent-style-name="Normal" style:family="paragraph">
      <style:paragraph-properties fo:margin-bottom="0in" fo:line-height="100%"/>
    </style:style>
    <style:style style:name="T1230" style:parent-style-name="DefaultParagraphFont" style:family="text">
      <style:text-properties fo:font-size="9pt" style:font-size-asian="9pt"/>
    </style:style>
    <style:style style:name="TableCell1231" style:family="table-cell">
      <style:table-cell-properties fo:border="0.0138in solid #4F81BD" style:writing-mode="lr-tb" fo:padding-top="0in" fo:padding-left="0.075in" fo:padding-bottom="0in" fo:padding-right="0.075in"/>
    </style:style>
    <style:style style:name="P1232" style:parent-style-name="Normal" style:family="paragraph">
      <style:paragraph-properties fo:margin-bottom="0in" fo:line-height="100%"/>
    </style:style>
    <style:style style:name="T1233" style:parent-style-name="DefaultParagraphFont" style:family="text">
      <style:text-properties fo:font-size="9pt" style:font-size-asian="9pt"/>
    </style:style>
    <style:style style:name="TableRow1234" style:family="table-row">
      <style:table-row-properties/>
    </style:style>
    <style:style style:name="TableCell1235" style:family="table-cell">
      <style:table-cell-properties fo:border="0.0138in solid #4F81BD" fo:background-color="#D3DFEE" style:writing-mode="lr-tb" fo:padding-top="0in" fo:padding-left="0.075in" fo:padding-bottom="0in" fo:padding-right="0.075in"/>
    </style:style>
    <style:style style:name="P1236" style:parent-style-name="Normal" style:family="paragraph">
      <style:paragraph-properties fo:margin-bottom="0in" fo:line-height="100%"/>
    </style:style>
    <style:style style:name="T1237" style:parent-style-name="DefaultParagraphFont" style:family="text">
      <style:text-properties style:font-name-asian="MS Gothic" style:font-name-complex="Times New Roman" fo:font-weight="bold" style:font-weight-asian="bold" style:font-weight-complex="bold" fo:font-size="9pt" style:font-size-asian="9pt"/>
    </style:style>
    <style:style style:name="TableCell1238" style:family="table-cell">
      <style:table-cell-properties fo:border="0.0138in solid #4F81BD" fo:background-color="#D3DFEE" style:writing-mode="lr-tb" fo:padding-top="0in" fo:padding-left="0.075in" fo:padding-bottom="0in" fo:padding-right="0.075in"/>
    </style:style>
    <style:style style:name="P1239" style:parent-style-name="Normal" style:family="paragraph">
      <style:paragraph-properties fo:margin-bottom="0in" fo:line-height="100%"/>
    </style:style>
    <style:style style:name="T1240" style:parent-style-name="DefaultParagraphFont" style:family="text">
      <style:text-properties fo:font-size="9pt" style:font-size-asian="9pt"/>
    </style:style>
    <style:style style:name="TableCell1241" style:family="table-cell">
      <style:table-cell-properties fo:border="0.0138in solid #4F81BD" fo:background-color="#D3DFEE" style:writing-mode="lr-tb" fo:padding-top="0in" fo:padding-left="0.075in" fo:padding-bottom="0in" fo:padding-right="0.075in"/>
    </style:style>
    <style:style style:name="P1242" style:parent-style-name="Normal" style:family="paragraph">
      <style:paragraph-properties fo:margin-bottom="0in" fo:line-height="100%"/>
    </style:style>
    <style:style style:name="T1243" style:parent-style-name="DefaultParagraphFont" style:family="text">
      <style:text-properties fo:font-size="9pt" style:font-size-asian="9pt"/>
    </style:style>
    <style:style style:name="TableCell1244" style:family="table-cell">
      <style:table-cell-properties fo:border="0.0138in solid #4F81BD" fo:background-color="#D3DFEE" style:writing-mode="lr-tb" fo:padding-top="0in" fo:padding-left="0.075in" fo:padding-bottom="0in" fo:padding-right="0.075in"/>
    </style:style>
    <style:style style:name="P1245" style:parent-style-name="Normal" style:family="paragraph">
      <style:paragraph-properties fo:margin-bottom="0in" fo:line-height="100%"/>
    </style:style>
    <style:style style:name="T1246" style:parent-style-name="DefaultParagraphFont" style:family="text">
      <style:text-properties fo:font-size="9pt" style:font-size-asian="9pt"/>
    </style:style>
    <style:style style:name="TableColumn1248" style:family="table-column">
      <style:table-column-properties style:column-width="5.9888in"/>
    </style:style>
    <style:style style:name="Table1247" style:family="table">
      <style:table-properties style:width="5.9888in" fo:margin-left="0in" table:align="left"/>
    </style:style>
    <style:style style:name="TableRow1249" style:family="table-row">
      <style:table-row-properties/>
    </style:style>
    <style:style style:name="TableCell1250" style:family="table-cell">
      <style:table-cell-properties fo:border="0.0104in solid #C9C9C9" fo:background-color="#F6F7F9" style:writing-mode="lr-tb" fo:padding-top="0in" fo:padding-left="0.075in" fo:padding-bottom="0in" fo:padding-right="0.075in"/>
    </style:style>
    <style:style style:name="P1251" style:parent-style-name="Normal" style:family="paragraph">
      <style:paragraph-properties fo:margin-bottom="0in" fo:line-height="100%"/>
    </style:style>
    <style:style style:name="T1252" style:parent-style-name="DefaultParagraphFont" style:family="text">
      <style:text-properties style:font-name="Aptos" style:font-name-asian="Aptos" style:font-name-complex="Aptos" fo:font-style="italic" style:font-style-asian="italic" style:font-style-complex="italic" fo:color="#1F1F1F" fo:font-size="12pt" style:font-size-asian="12pt" style:font-size-complex="12pt"/>
    </style:style>
    <style:style style:name="P1253" style:parent-style-name="Normal" style:family="paragraph">
      <style:paragraph-properties fo:break-before="page"/>
    </style:style>
    <style:style style:name="P1254" style:parent-style-name="Normal" style:family="paragraph">
      <style:paragraph-properties fo:margin-bottom="0.1111in"/>
      <style:text-properties style:font-name="Aptos" style:font-name-asian="Aptos" style:font-name-complex="Aptos" fo:font-size="12pt" style:font-size-asian="12pt" style:font-size-complex="12pt"/>
    </style:style>
    <style:style style:name="P1255" style:parent-style-name="Title" style:family="paragraph">
      <style:paragraph-properties fo:text-align="center" fo:margin-bottom="0.0555in"/>
    </style:style>
    <style:style style:name="T1256" style:parent-style-name="DefaultParagraphFont" style:family="text">
      <style:text-properties style:font-name="Aptos Display" style:font-name-asian="Aptos Display" style:font-name-complex="Aptos Display" fo:font-size="28pt" style:font-size-asian="28pt" style:font-size-complex="28pt"/>
    </style:style>
    <style:style style:name="T1257" style:parent-style-name="DefaultParagraphFont" style:family="text">
      <style:text-properties style:font-name="Aptos Display" style:font-name-asian="Aptos Display" style:font-name-complex="Aptos Display" fo:font-size="28pt" style:font-size-asian="28pt" style:font-size-complex="28pt"/>
    </style:style>
    <style:style style:name="P1258" style:parent-style-name="Subtitle" style:family="paragraph">
      <style:paragraph-properties fo:text-align="center" fo:margin-bottom="0.1111in"/>
    </style:style>
    <style:style style:name="T1259" style:parent-style-name="DefaultParagraphFont" style:family="text">
      <style:text-properties style:font-name="Aptos" style:font-name-asian="Aptos" style:font-name-complex="Aptos" fo:color="#595959" fo:font-size="14pt" style:font-size-asian="14pt" style:font-size-complex="14pt"/>
    </style:style>
    <style:style style:name="T1260" style:parent-style-name="DefaultParagraphFont" style:family="text">
      <style:text-properties style:font-name="Aptos" style:font-name-asian="Aptos" style:font-name-complex="Aptos" fo:color="#595959" fo:font-size="14pt" style:font-size-asian="14pt" style:font-size-complex="14pt"/>
    </style:style>
    <style:style style:name="T1261" style:parent-style-name="DefaultParagraphFont" style:family="text">
      <style:text-properties style:font-name="Aptos" style:font-name-asian="Aptos" style:font-name-complex="Aptos" fo:color="#595959" fo:font-size="14pt" style:font-size-asian="14pt" style:font-size-complex="14pt"/>
    </style:style>
    <style:style style:name="P1262" style:parent-style-name="Heading1" style:family="paragraph">
      <style:paragraph-properties fo:margin-top="0.25in" fo:margin-bottom="0.0555in"/>
    </style:style>
    <style:style style:name="T1263" style:parent-style-name="DefaultParagraphFont" style:family="text">
      <style:text-properties style:font-name="Aptos Display" style:font-name-asian="Aptos Display" style:font-name-complex="Aptos Display" fo:font-weight="normal" style:font-weight-asian="normal" style:font-weight-complex="normal" fo:color="#0F4761" fo:font-size="20pt" style:font-size-asian="20pt" style:font-size-complex="20pt"/>
    </style:style>
    <style:style style:name="P1264" style:parent-style-name="Normal" style:family="paragraph">
      <style:paragraph-properties fo:margin-bottom="0.1111in"/>
    </style:style>
    <style:style style:name="T1265" style:parent-style-name="DefaultParagraphFont" style:family="text">
      <style:text-properties style:font-name="Aptos" style:font-name-asian="Aptos" style:font-name-complex="Aptos" fo:font-size="12pt" style:font-size-asian="12pt" style:font-size-complex="12pt"/>
    </style:style>
    <style:style style:name="P1266" style:parent-style-name="Normal" style:family="paragraph">
      <style:paragraph-properties fo:margin-bottom="0.1111in"/>
    </style:style>
    <style:style style:name="T1267" style:parent-style-name="DefaultParagraphFont" style:family="text">
      <style:text-properties style:font-name="Aptos" style:font-name-asian="Aptos" style:font-name-complex="Aptos" fo:font-size="12pt" style:font-size-asian="12pt" style:font-size-complex="12pt"/>
    </style:style>
    <style:style style:name="P1268" style:parent-style-name="Heading1" style:family="paragraph">
      <style:paragraph-properties fo:margin-top="0.25in" fo:margin-bottom="0.0555in"/>
      <style:text-properties style:font-name="Aptos Display" style:font-name-asian="Aptos Display" style:font-name-complex="Aptos Display" fo:font-weight="normal" style:font-weight-asian="normal" style:font-weight-complex="normal" fo:color="#0F4761" fo:font-size="20pt" style:font-size-asian="20pt" style:font-size-complex="20pt"/>
    </style:style>
    <style:style style:name="P1269" style:parent-style-name="Normal" style:family="paragraph">
      <style:paragraph-properties fo:break-before="page"/>
    </style:style>
    <style:style style:name="P1270" style:parent-style-name="Heading1" style:family="paragraph">
      <style:paragraph-properties fo:margin-top="0.25in" fo:margin-bottom="0.0555in"/>
    </style:style>
    <style:style style:name="T1271" style:parent-style-name="DefaultParagraphFont" style:family="text">
      <style:text-properties style:font-name="Aptos Display" style:font-name-asian="Aptos Display" style:font-name-complex="Aptos Display" fo:font-weight="normal" style:font-weight-asian="normal" style:font-weight-complex="normal" fo:color="#0F4761" fo:font-size="20pt" style:font-size-asian="20pt" style:font-size-complex="20pt"/>
    </style:style>
    <style:style style:name="P1272" style:parent-style-name="Heading2" style:family="paragraph">
      <style:paragraph-properties fo:margin-top="0.1111in" fo:margin-bottom="0.0555in"/>
    </style:style>
    <style:style style:name="T1273" style:parent-style-name="DefaultParagraphFont" style:family="text">
      <style:text-properties style:font-name="Aptos Display" style:font-name-asian="Aptos Display" style:font-name-complex="Aptos Display" fo:font-weight="normal" style:font-weight-asian="normal" style:font-weight-complex="normal" fo:color="#0F4761" fo:font-size="16pt" style:font-size-asian="16pt" style:font-size-complex="16pt"/>
    </style:style>
    <style:style style:name="P1274" style:parent-style-name="Normal" style:family="paragraph">
      <style:paragraph-properties fo:margin-bottom="0.1111in"/>
    </style:style>
    <style:style style:name="T1275" style:parent-style-name="DefaultParagraphFont" style:family="text">
      <style:text-properties style:font-name="Aptos" style:font-name-asian="Aptos" style:font-name-complex="Aptos" fo:font-size="12pt" style:font-size-asian="12pt" style:font-size-complex="12pt"/>
    </style:style>
    <style:style style:name="P1276" style:parent-style-name="Normal" style:family="paragraph">
      <style:paragraph-properties fo:margin-bottom="0.1111in"/>
    </style:style>
    <style:style style:name="T1277" style:parent-style-name="DefaultParagraphFont" style:family="text">
      <style:text-properties style:font-name="Aptos" style:font-name-asian="Aptos" style:font-name-complex="Aptos" fo:font-size="12pt" style:font-size-asian="12pt" style:font-size-complex="12pt"/>
    </style:style>
    <style:style style:name="P1278" style:parent-style-name="Heading2" style:family="paragraph">
      <style:paragraph-properties fo:margin-top="0.1111in" fo:margin-bottom="0.0555in"/>
      <style:text-properties style:font-name="Aptos Display" style:font-name-asian="Aptos Display" style:font-name-complex="Aptos Display" fo:font-weight="normal" style:font-weight-asian="normal" style:font-weight-complex="normal" fo:color="#0F4761" fo:font-size="16pt" style:font-size-asian="16pt" style:font-size-complex="16pt"/>
    </style:style>
    <style:style style:name="P1279" style:parent-style-name="Normal" style:family="paragraph">
      <style:paragraph-properties fo:break-before="page"/>
    </style:style>
    <style:style style:name="P1280" style:parent-style-name="Heading2" style:family="paragraph">
      <style:paragraph-properties fo:margin-top="0.1111in" fo:margin-bottom="0.0555in"/>
    </style:style>
    <style:style style:name="T1281" style:parent-style-name="DefaultParagraphFont" style:family="text">
      <style:text-properties style:font-name="Aptos Display" style:font-name-asian="Aptos Display" style:font-name-complex="Aptos Display" fo:font-weight="normal" style:font-weight-asian="normal" style:font-weight-complex="normal" fo:color="#0F4761" fo:font-size="16pt" style:font-size-asian="16pt" style:font-size-complex="16pt"/>
    </style:style>
    <style:style style:name="P1282" style:parent-style-name="Normal" style:family="paragraph">
      <style:paragraph-properties fo:margin-bottom="0.1111in"/>
    </style:style>
    <style:style style:name="T1283" style:parent-style-name="DefaultParagraphFont" style:family="text">
      <style:text-properties style:font-name="Aptos" style:font-name-asian="Aptos" style:font-name-complex="Aptos" fo:font-size="12pt" style:font-size-asian="12pt" style:font-size-complex="12pt"/>
    </style:style>
    <style:style style:name="P1284" style:parent-style-name="Normal" style:family="paragraph">
      <style:paragraph-properties fo:margin-bottom="0.1111in"/>
    </style:style>
    <style:style style:name="T1285" style:parent-style-name="DefaultParagraphFont" style:family="text">
      <style:text-properties style:font-name="Aptos" style:font-name-asian="Aptos" style:font-name-complex="Aptos" fo:font-size="12pt" style:font-size-asian="12pt" style:font-size-complex="12pt"/>
    </style:style>
    <style:style style:name="TableColumn1287" style:family="table-column">
      <style:table-column-properties style:column-width="5.9888in"/>
    </style:style>
    <style:style style:name="Table1286" style:family="table">
      <style:table-properties style:width="5.9888in" fo:margin-left="0in" table:align="left"/>
    </style:style>
    <style:style style:name="TableRow1288" style:family="table-row">
      <style:table-row-properties/>
    </style:style>
    <style:style style:name="TableCell1289" style:family="table-cell">
      <style:table-cell-properties fo:border="0.0104in solid #C9C9C9" fo:background-color="#F6F7F9" style:writing-mode="lr-tb" fo:padding-top="0in" fo:padding-left="0.075in" fo:padding-bottom="0in" fo:padding-right="0.075in"/>
    </style:style>
    <style:style style:name="P1290" style:parent-style-name="Normal" style:family="paragraph">
      <style:paragraph-properties fo:margin-bottom="0.0625in" fo:line-height="100%"/>
    </style:style>
    <style:style style:name="T1291" style:parent-style-name="DefaultParagraphFont" style:family="text">
      <style:text-properties style:font-name="Aptos" style:font-name-asian="Aptos" style:font-name-complex="Aptos" fo:font-style="italic" style:font-style-asian="italic" style:font-style-complex="italic" fo:color="#1F1F1F" fo:font-size="12pt" style:font-size-asian="12pt" style:font-size-complex="12pt"/>
    </style:style>
    <style:style style:name="P1292" style:parent-style-name="Normal" style:family="paragraph">
      <style:paragraph-properties fo:margin-bottom="0in" fo:line-height="100%"/>
    </style:style>
    <style:style style:name="T1293" style:parent-style-name="DefaultParagraphFont" style:family="text">
      <style:text-properties style:font-name="Aptos" style:font-name-asian="Aptos" style:font-name-complex="Aptos" fo:color="#595959"/>
    </style:style>
    <style:style style:name="P1294" style:parent-style-name="Normal" style:family="paragraph">
      <style:paragraph-properties fo:margin-bottom="0.0625in"/>
    </style:style>
    <style:style style:name="T1295" style:parent-style-name="DefaultParagraphFont" style:family="text">
      <style:text-properties style:font-name="Aptos" style:font-name-asian="Aptos" style:font-name-complex="Aptos" fo:font-size="12pt" style:font-size-asian="12pt" style:font-size-complex="12pt"/>
    </style:style>
    <style:style style:name="TableColumn1297" style:family="table-column">
      <style:table-column-properties style:column-width="5.9888in"/>
    </style:style>
    <style:style style:name="Table1296" style:family="table">
      <style:table-properties style:width="5.9888in" fo:margin-left="0in" table:align="left"/>
    </style:style>
    <style:style style:name="TableRow1298" style:family="table-row">
      <style:table-row-properties/>
    </style:style>
    <style:style style:name="TableCell1299" style:family="table-cell">
      <style:table-cell-properties fo:border="0.0104in solid #C9C9C9" fo:background-color="#F6F7F9" style:writing-mode="lr-tb" fo:padding-top="0in" fo:padding-left="0.075in" fo:padding-bottom="0in" fo:padding-right="0.075in"/>
    </style:style>
    <style:style style:name="P1300" style:parent-style-name="Normal" style:family="paragraph">
      <style:paragraph-properties fo:margin-bottom="0in" fo:line-height="100%"/>
    </style:style>
    <style:style style:name="T1301" style:parent-style-name="DefaultParagraphFont" style:family="text">
      <style:text-properties style:font-name="Aptos" style:font-name-asian="Aptos" style:font-name-complex="Aptos" fo:font-style="italic" style:font-style-asian="italic" style:font-style-complex="italic" fo:color="#1F1F1F" fo:font-size="12pt" style:font-size-asian="12pt" style:font-size-complex="12pt"/>
    </style:style>
    <style:style style:name="P1302" style:parent-style-name="Normal" style:family="paragraph">
      <style:paragraph-properties fo:margin-bottom="0.0833in"/>
    </style:style>
    <style:style style:name="T1303" style:parent-style-name="DefaultParagraphFont" style:family="text">
      <style:text-properties style:font-name="Aptos" style:font-name-asian="Aptos" style:font-name-complex="Aptos" fo:font-size="12pt" style:font-size-asian="12pt" style:font-size-complex="12pt"/>
    </style:style>
    <style:style style:name="T1304" style:parent-style-name="DefaultParagraphFont" style:family="text">
      <style:text-properties style:font-name="Aptos" style:font-name-asian="Aptos" style:font-name-complex="Aptos" fo:font-style="italic" style:font-style-asian="italic" style:font-style-complex="italic" fo:font-size="12pt" style:font-size-asian="12pt" style:font-size-complex="12pt"/>
    </style:style>
    <style:style style:name="T1305" style:parent-style-name="DefaultParagraphFont" style:family="text">
      <style:text-properties style:font-name="Aptos" style:font-name-asian="Aptos" style:font-name-complex="Aptos" fo:font-size="12pt" style:font-size-asian="12pt" style:font-size-complex="12pt"/>
    </style:style>
    <style:style style:name="P1306" style:parent-style-name="Normal" style:family="paragraph">
      <style:paragraph-properties fo:margin-bottom="0.1111in"/>
    </style:style>
    <style:style style:name="T1307" style:parent-style-name="DefaultParagraphFont" style:family="text">
      <style:text-properties style:font-name="Aptos" style:font-name-asian="Aptos" style:font-name-complex="Aptos" fo:font-size="12pt" style:font-size-asian="12pt" style:font-size-complex="12pt"/>
    </style:style>
    <style:style style:name="T1308" style:parent-style-name="DefaultParagraphFont" style:family="text">
      <style:text-properties style:font-name="Aptos" style:font-name-asian="Aptos" style:font-name-complex="Aptos" fo:font-size="12pt" style:font-size-asian="12pt" style:font-size-complex="12pt"/>
    </style:style>
    <style:style style:name="T1309" style:parent-style-name="DefaultParagraphFont" style:family="text">
      <style:text-properties style:font-name="Aptos" style:font-name-asian="Aptos" style:font-name-complex="Aptos" fo:font-size="12pt" style:font-size-asian="12pt" style:font-size-complex="12pt"/>
    </style:style>
    <style:style style:name="P1310" style:parent-style-name="Heading2" style:family="paragraph">
      <style:paragraph-properties fo:margin-top="0.1111in" fo:margin-bottom="0.0555in"/>
      <style:text-properties style:font-name="Aptos Display" style:font-name-asian="Aptos Display" style:font-name-complex="Aptos Display" fo:font-weight="normal" style:font-weight-asian="normal" style:font-weight-complex="normal" fo:color="#0F4761" fo:font-size="16pt" style:font-size-asian="16pt" style:font-size-complex="16pt"/>
    </style:style>
    <style:style style:name="P1311" style:parent-style-name="Normal" style:family="paragraph">
      <style:paragraph-properties fo:break-before="page"/>
    </style:style>
    <style:style style:name="P1312" style:parent-style-name="Heading2" style:family="paragraph">
      <style:paragraph-properties fo:margin-top="0.1111in" fo:margin-bottom="0.0555in"/>
    </style:style>
    <style:style style:name="T1313" style:parent-style-name="DefaultParagraphFont" style:family="text">
      <style:text-properties style:font-name="Aptos Display" style:font-name-asian="Aptos Display" style:font-name-complex="Aptos Display" fo:font-weight="normal" style:font-weight-asian="normal" style:font-weight-complex="normal" fo:color="#0F4761" fo:font-size="16pt" style:font-size-asian="16pt" style:font-size-complex="16pt"/>
    </style:style>
    <style:style style:name="P1314" style:parent-style-name="Normal" style:family="paragraph">
      <style:paragraph-properties fo:margin-bottom="0.1111in"/>
    </style:style>
    <style:style style:name="T1315" style:parent-style-name="DefaultParagraphFont" style:family="text">
      <style:text-properties style:font-name="Aptos" style:font-name-asian="Aptos" style:font-name-complex="Aptos" fo:font-size="12pt" style:font-size-asian="12pt" style:font-size-complex="12pt"/>
    </style:style>
    <style:style style:name="P1316" style:parent-style-name="Heading3" style:family="paragraph">
      <style:paragraph-properties fo:margin-top="0.1111in" fo:margin-bottom="0.0555in"/>
    </style:style>
    <style:style style:name="T1317" style:parent-style-name="DefaultParagraphFont" style:family="text">
      <style:text-properties style:font-name="Aptos" style:font-name-asian="Aptos" style:font-name-complex="Aptos" fo:font-weight="normal" style:font-weight-asian="normal" style:font-weight-complex="normal" fo:color="#0F4761" fo:font-size="14pt" style:font-size-asian="14pt" style:font-size-complex="14pt"/>
    </style:style>
    <style:style style:name="P1318" style:parent-style-name="Normal" style:family="paragraph">
      <style:paragraph-properties fo:margin-bottom="0.1111in"/>
    </style:style>
    <style:style style:name="T1319" style:parent-style-name="DefaultParagraphFont" style:family="text">
      <style:text-properties style:font-name="Aptos" style:font-name-asian="Aptos" style:font-name-complex="Aptos" fo:font-size="12pt" style:font-size-asian="12pt" style:font-size-complex="12pt"/>
    </style:style>
    <style:style style:name="P1320" style:parent-style-name="Heading3" style:family="paragraph">
      <style:paragraph-properties fo:margin-top="0.1111in" fo:margin-bottom="0.0555in"/>
    </style:style>
    <style:style style:name="T1321" style:parent-style-name="DefaultParagraphFont" style:family="text">
      <style:text-properties style:font-name="Aptos" style:font-name-asian="Aptos" style:font-name-complex="Aptos" fo:font-weight="normal" style:font-weight-asian="normal" style:font-weight-complex="normal" fo:color="#0F4761" fo:font-size="14pt" style:font-size-asian="14pt" style:font-size-complex="14pt"/>
    </style:style>
    <style:style style:name="P1322" style:parent-style-name="Normal" style:family="paragraph">
      <style:paragraph-properties fo:margin-bottom="0.1111in"/>
    </style:style>
    <style:style style:name="T1323" style:parent-style-name="DefaultParagraphFont" style:family="text">
      <style:text-properties style:font-name="Aptos" style:font-name-asian="Aptos" style:font-name-complex="Aptos" fo:font-size="12pt" style:font-size-asian="12pt" style:font-size-complex="12pt"/>
    </style:style>
    <style:style style:name="P1324" style:parent-style-name="Normal" style:family="paragraph">
      <style:paragraph-properties fo:margin-bottom="0.1111in"/>
    </style:style>
    <style:style style:name="T1325" style:parent-style-name="DefaultParagraphFont" style:family="text">
      <style:text-properties style:font-name="Aptos" style:font-name-asian="Aptos" style:font-name-complex="Aptos" fo:font-size="12pt" style:font-size-asian="12pt" style:font-size-complex="12pt"/>
    </style:style>
    <style:style style:name="P1326" style:parent-style-name="Normal" style:family="paragraph">
      <style:paragraph-properties fo:margin-bottom="0.1111in"/>
    </style:style>
    <style:style style:name="T1327" style:parent-style-name="DefaultParagraphFont" style:family="text">
      <style:text-properties style:font-name="Aptos" style:font-name-asian="Aptos" style:font-name-complex="Aptos" fo:font-size="12pt" style:font-size-asian="12pt" style:font-size-complex="12pt"/>
    </style:style>
    <style:style style:name="P1328" style:parent-style-name="Normal" style:family="paragraph">
      <style:paragraph-properties fo:margin-bottom="0.1111in"/>
    </style:style>
    <style:style style:name="T1329" style:parent-style-name="DefaultParagraphFont" style:family="text">
      <style:text-properties style:font-name="Aptos" style:font-name-asian="Aptos" style:font-name-complex="Aptos" fo:font-size="12pt" style:font-size-asian="12pt" style:font-size-complex="12pt"/>
    </style:style>
    <style:style style:name="P1330" style:parent-style-name="Normal" style:family="paragraph">
      <style:paragraph-properties fo:margin-bottom="0.1111in"/>
    </style:style>
    <style:style style:name="T1331" style:parent-style-name="DefaultParagraphFont" style:family="text">
      <style:text-properties style:font-name="Aptos" style:font-name-asian="Aptos" style:font-name-complex="Aptos" fo:font-size="12pt" style:font-size-asian="12pt" style:font-size-complex="12pt"/>
    </style:style>
    <style:style style:name="P1332" style:parent-style-name="Heading3" style:family="paragraph">
      <style:paragraph-properties fo:margin-top="0.1111in" fo:margin-bottom="0.0555in"/>
    </style:style>
    <style:style style:name="T1333" style:parent-style-name="DefaultParagraphFont" style:family="text">
      <style:text-properties style:font-name="Aptos" style:font-name-asian="Aptos" style:font-name-complex="Aptos" fo:font-weight="normal" style:font-weight-asian="normal" style:font-weight-complex="normal" fo:color="#0F4761" fo:font-size="14pt" style:font-size-asian="14pt" style:font-size-complex="14pt"/>
    </style:style>
    <style:style style:name="P1334" style:parent-style-name="Normal" style:family="paragraph">
      <style:paragraph-properties fo:margin-bottom="0.1111in"/>
    </style:style>
    <style:style style:name="T1335" style:parent-style-name="DefaultParagraphFont" style:family="text">
      <style:text-properties style:font-name="Aptos" style:font-name-asian="Aptos" style:font-name-complex="Aptos" fo:font-size="12pt" style:font-size-asian="12pt" style:font-size-complex="12pt"/>
    </style:style>
    <style:style style:name="P1336" style:parent-style-name="Normal" style:family="paragraph">
      <style:paragraph-properties fo:margin-bottom="0.1111in"/>
    </style:style>
    <style:style style:name="T1337" style:parent-style-name="DefaultParagraphFont" style:family="text">
      <style:text-properties style:font-name="Aptos" style:font-name-asian="Aptos" style:font-name-complex="Aptos" fo:font-size="12pt" style:font-size-asian="12pt" style:font-size-complex="12pt"/>
    </style:style>
    <style:style style:name="P1338" style:parent-style-name="Normal" style:family="paragraph">
      <style:paragraph-properties fo:margin-bottom="0.1111in"/>
    </style:style>
    <style:style style:name="T1339" style:parent-style-name="DefaultParagraphFont" style:family="text">
      <style:text-properties style:font-name="Aptos" style:font-name-asian="Aptos" style:font-name-complex="Aptos" fo:font-size="12pt" style:font-size-asian="12pt" style:font-size-complex="12pt"/>
    </style:style>
    <style:style style:name="P1340" style:parent-style-name="Normal" style:family="paragraph">
      <style:paragraph-properties fo:margin-bottom="0.1111in"/>
    </style:style>
    <style:style style:name="T1341" style:parent-style-name="DefaultParagraphFont" style:family="text">
      <style:text-properties style:font-name="Aptos" style:font-name-asian="Aptos" style:font-name-complex="Aptos" fo:font-size="12pt" style:font-size-asian="12pt" style:font-size-complex="12pt"/>
    </style:style>
    <style:style style:name="T1342" style:parent-style-name="DefaultParagraphFont" style:family="text">
      <style:text-properties style:font-name="Aptos" style:font-name-asian="Aptos" style:font-name-complex="Aptos" fo:font-size="12pt" style:font-size-asian="12pt" style:font-size-complex="12pt"/>
    </style:style>
    <style:style style:name="T1343" style:parent-style-name="DefaultParagraphFont" style:family="text">
      <style:text-properties style:font-name="Aptos" style:font-name-asian="Aptos" style:font-name-complex="Aptos" fo:font-size="12pt" style:font-size-asian="12pt" style:font-size-complex="12pt"/>
    </style:style>
    <style:style style:name="P1344" style:parent-style-name="Heading1" style:family="paragraph">
      <style:paragraph-properties fo:margin-top="0.25in" fo:margin-bottom="0.0555in"/>
      <style:text-properties style:font-name="Aptos Display" style:font-name-asian="Aptos Display" style:font-name-complex="Aptos Display" fo:font-weight="normal" style:font-weight-asian="normal" style:font-weight-complex="normal" fo:color="#0F4761" fo:font-size="20pt" style:font-size-asian="20pt" style:font-size-complex="20pt"/>
    </style:style>
    <style:style style:name="P1345" style:parent-style-name="Normal" style:family="paragraph">
      <style:paragraph-properties fo:break-before="page"/>
    </style:style>
    <style:style style:name="P1346" style:parent-style-name="Heading1" style:family="paragraph">
      <style:paragraph-properties fo:margin-top="0.25in" fo:margin-bottom="0.0555in"/>
    </style:style>
    <style:style style:name="T1347" style:parent-style-name="DefaultParagraphFont" style:family="text">
      <style:text-properties style:font-name="Aptos Display" style:font-name-asian="Aptos Display" style:font-name-complex="Aptos Display" fo:font-weight="normal" style:font-weight-asian="normal" style:font-weight-complex="normal" fo:color="#0F4761" fo:font-size="20pt" style:font-size-asian="20pt" style:font-size-complex="20pt"/>
    </style:style>
    <style:style style:name="P1348" style:parent-style-name="Normal" style:family="paragraph">
      <style:paragraph-properties fo:margin-bottom="0.1111in"/>
    </style:style>
    <style:style style:name="T1349" style:parent-style-name="DefaultParagraphFont" style:family="text">
      <style:text-properties style:font-name="Aptos" style:font-name-asian="Aptos" style:font-name-complex="Aptos" fo:font-size="12pt" style:font-size-asian="12pt" style:font-size-complex="12pt"/>
    </style:style>
    <style:style style:name="T1350" style:parent-style-name="DefaultParagraphFont" style:family="text">
      <style:text-properties style:font-name="Aptos" style:font-name-asian="Aptos" style:font-name-complex="Aptos" fo:font-size="12pt" style:font-size-asian="12pt" style:font-size-complex="12pt"/>
    </style:style>
    <style:style style:name="P1351" style:parent-style-name="Normal" style:family="paragraph">
      <style:paragraph-properties fo:margin-bottom="0.1111in"/>
    </style:style>
    <style:style style:name="T1352" style:parent-style-name="DefaultParagraphFont" style:family="text">
      <style:text-properties style:font-name="Aptos" style:font-name-asian="Aptos" style:font-name-complex="Aptos" fo:font-size="12pt" style:font-size-asian="12pt" style:font-size-complex="12pt"/>
    </style:style>
    <style:style style:name="T1353" style:parent-style-name="DefaultParagraphFont" style:family="text">
      <style:text-properties style:font-name="Aptos" style:font-name-asian="Aptos" style:font-name-complex="Aptos" fo:font-size="12pt" style:font-size-asian="12pt" style:font-size-complex="12pt"/>
    </style:style>
    <style:style style:name="T1354" style:parent-style-name="DefaultParagraphFont" style:family="text">
      <style:text-properties style:font-name="Aptos" style:font-name-asian="Aptos" style:font-name-complex="Aptos" fo:font-size="12pt" style:font-size-asian="12pt" style:font-size-complex="12pt"/>
    </style:style>
    <style:style style:name="T1355" style:parent-style-name="DefaultParagraphFont" style:family="text">
      <style:text-properties style:font-name="Aptos" style:font-name-asian="Aptos" style:font-name-complex="Aptos" fo:font-size="12pt" style:font-size-asian="12pt" style:font-size-complex="12pt"/>
    </style:style>
    <style:style style:name="T1356" style:parent-style-name="DefaultParagraphFont" style:family="text">
      <style:text-properties style:font-name="Aptos" style:font-name-asian="Aptos" style:font-name-complex="Aptos" fo:font-size="12pt" style:font-size-asian="12pt" style:font-size-complex="12pt"/>
    </style:style>
    <style:style style:name="T1357" style:parent-style-name="DefaultParagraphFont" style:family="text">
      <style:text-properties style:font-name="Aptos" style:font-name-asian="Aptos" style:font-name-complex="Aptos" fo:font-size="12pt" style:font-size-asian="12pt" style:font-size-complex="12pt"/>
    </style:style>
    <style:style style:name="P1358" style:parent-style-name="Normal" style:family="paragraph">
      <style:paragraph-properties fo:margin-bottom="0.1111in"/>
    </style:style>
    <style:style style:name="T1359" style:parent-style-name="DefaultParagraphFont" style:family="text">
      <style:text-properties style:font-name="Aptos" style:font-name-asian="Aptos" style:font-name-complex="Aptos" fo:font-size="12pt" style:font-size-asian="12pt" style:font-size-complex="12pt"/>
    </style:style>
    <style:style style:name="T1360" style:parent-style-name="DefaultParagraphFont" style:family="text">
      <style:text-properties style:font-name="Aptos" style:font-name-asian="Aptos" style:font-name-complex="Aptos" fo:font-size="12pt" style:font-size-asian="12pt" style:font-size-complex="12pt"/>
    </style:style>
    <style:style style:name="T1361" style:parent-style-name="DefaultParagraphFont" style:family="text">
      <style:text-properties style:font-name="Aptos" style:font-name-asian="Aptos" style:font-name-complex="Aptos" fo:font-size="12pt" style:font-size-asian="12pt" style:font-size-complex="12pt"/>
    </style:style>
    <style:style style:name="T1362" style:parent-style-name="DefaultParagraphFont" style:family="text">
      <style:text-properties style:font-name="Aptos" style:font-name-asian="Aptos" style:font-name-complex="Aptos" fo:font-size="12pt" style:font-size-asian="12pt" style:font-size-complex="12pt"/>
    </style:style>
    <style:style style:name="T1363" style:parent-style-name="DefaultParagraphFont" style:family="text">
      <style:text-properties style:font-name="Aptos" style:font-name-asian="Aptos" style:font-name-complex="Aptos" fo:font-size="12pt" style:font-size-asian="12pt" style:font-size-complex="12pt"/>
    </style:style>
    <style:style style:name="P1364" style:parent-style-name="Normal" style:family="paragraph">
      <style:paragraph-properties fo:break-before="page"/>
    </style:style>
    <style:style style:name="TableColumn1366" style:family="table-column">
      <style:table-column-properties style:column-width="2.9944in"/>
    </style:style>
    <style:style style:name="TableColumn1367" style:family="table-column">
      <style:table-column-properties style:column-width="2.9916in"/>
    </style:style>
    <style:style style:name="Table1365" style:family="table">
      <style:table-properties style:width="5.9861in" fo:margin-left="0in" table:align="left"/>
    </style:style>
    <style:style style:name="TableRow1368" style:family="table-row">
      <style:table-row-properties style:min-row-height="0.2083in"/>
    </style:style>
    <style:style style:name="TableCell1369" style:family="table-cell">
      <style:table-cell-properties fo:border="0.0138in solid #4F81BD" fo:background-color="#D3DFEE" style:writing-mode="lr-tb" fo:padding-top="0in" fo:padding-left="0.075in" fo:padding-bottom="0in" fo:padding-right="0.075in"/>
    </style:style>
    <style:style style:name="P1370" style:parent-style-name="Normal" style:family="paragraph">
      <style:paragraph-properties fo:margin-bottom="0in" fo:line-height="100%"/>
    </style:style>
    <style:style style:name="TableCell1371" style:family="table-cell">
      <style:table-cell-properties fo:border="0.0138in solid #4F81BD" fo:background-color="#D3DFEE" style:writing-mode="lr-tb" fo:padding-top="0in" fo:padding-left="0.075in" fo:padding-bottom="0in" fo:padding-right="0.075in"/>
    </style:style>
    <style:style style:name="P1372" style:parent-style-name="Normal" style:family="paragraph">
      <style:paragraph-properties fo:margin-bottom="0in" fo:line-height="100%"/>
    </style:style>
    <style:style style:name="T1373" style:parent-style-name="DefaultParagraphFont" style:family="text">
      <style:text-properties fo:font-weight="bold" style:font-weight-asian="bold" style:font-weight-complex="bold"/>
    </style:style>
    <style:style style:name="P1374" style:parent-style-name="ListParagraph" style:list-style-name="LFO7" style:family="paragraph">
      <style:paragraph-properties fo:margin-bottom="0in"/>
    </style:style>
    <style:style style:name="P1375" style:parent-style-name="ListParagraph" style:list-style-name="LFO7" style:family="paragraph">
      <style:paragraph-properties fo:margin-bottom="0in"/>
    </style:style>
    <style:style style:name="P1376" style:parent-style-name="ListParagraph" style:list-style-name="LFO7" style:family="paragraph">
      <style:paragraph-properties fo:margin-bottom="0in"/>
    </style:style>
    <style:style style:name="P1377" style:parent-style-name="ListParagraph" style:list-style-name="LFO7" style:family="paragraph">
      <style:paragraph-properties fo:margin-bottom="0in"/>
    </style:style>
    <style:style style:name="P1378" style:parent-style-name="ListParagraph" style:list-style-name="LFO7" style:family="paragraph">
      <style:paragraph-properties fo:margin-bottom="0in"/>
    </style:style>
    <style:style style:name="T1379" style:parent-style-name="DefaultParagraphFont" style:family="text">
      <style:text-properties fo:font-weight="bold" style:font-weight-asian="bold" style:font-weight-complex="bold"/>
    </style:style>
    <style:style style:name="P1380" style:parent-style-name="ListParagraph" style:list-style-name="LFO6" style:family="paragraph">
      <style:paragraph-properties fo:margin-bottom="0in"/>
    </style:style>
    <style:style style:name="P1381" style:parent-style-name="ListParagraph" style:list-style-name="LFO6" style:family="paragraph">
      <style:paragraph-properties fo:margin-bottom="0in"/>
    </style:style>
    <style:style style:name="P1382" style:parent-style-name="ListParagraph" style:list-style-name="LFO6" style:family="paragraph">
      <style:paragraph-properties fo:margin-bottom="0in"/>
    </style:style>
    <style:style style:name="P1383" style:parent-style-name="ListParagraph" style:list-style-name="LFO6" style:family="paragraph">
      <style:paragraph-properties fo:margin-bottom="0in"/>
    </style:style>
    <style:style style:name="T1384" style:parent-style-name="DefaultParagraphFont" style:family="text">
      <style:text-properties fo:font-weight="bold" style:font-weight-asian="bold" style:font-weight-complex="bold"/>
    </style:style>
    <style:style style:name="T1385" style:parent-style-name="DefaultParagraphFont" style:family="text">
      <style:text-properties fo:font-style="italic" style:font-style-asian="italic" style:font-style-complex="italic"/>
    </style:style>
    <style:style style:name="T1386" style:parent-style-name="DefaultParagraphFont" style:family="text">
      <style:text-properties fo:font-weight="bold" style:font-weight-asian="bold" style:font-weight-complex="bold"/>
    </style:style>
    <style:style style:name="P1387" style:parent-style-name="ListParagraph" style:list-style-name="LFO5" style:family="paragraph">
      <style:paragraph-properties fo:margin-bottom="0in"/>
    </style:style>
    <style:style style:name="P1388" style:parent-style-name="ListParagraph" style:list-style-name="LFO5" style:family="paragraph">
      <style:paragraph-properties fo:margin-bottom="0in"/>
    </style:style>
    <style:style style:name="P1389" style:parent-style-name="ListParagraph" style:list-style-name="LFO5" style:family="paragraph">
      <style:paragraph-properties fo:margin-bottom="0in"/>
    </style:style>
    <style:style style:name="P1390" style:parent-style-name="ListParagraph" style:list-style-name="LFO5" style:family="paragraph">
      <style:paragraph-properties fo:margin-bottom="0in"/>
    </style:style>
    <style:style style:name="P1391" style:parent-style-name="ListParagraph" style:list-style-name="LFO5" style:family="paragraph">
      <style:paragraph-properties fo:margin-bottom="0in"/>
    </style:style>
    <style:style style:name="P1392" style:parent-style-name="ListParagraph" style:list-style-name="LFO5" style:family="paragraph">
      <style:paragraph-properties fo:margin-bottom="0in"/>
    </style:style>
    <style:style style:name="P1393" style:parent-style-name="ListParagraph" style:list-style-name="LFO5" style:family="paragraph">
      <style:paragraph-properties fo:margin-bottom="0in"/>
    </style:style>
    <style:style style:name="P1394" style:parent-style-name="ListParagraph" style:list-style-name="LFO5" style:family="paragraph">
      <style:paragraph-properties fo:margin-bottom="0in"/>
    </style:style>
    <style:style style:name="P1395" style:parent-style-name="ListParagraph" style:list-style-name="LFO5" style:family="paragraph">
      <style:paragraph-properties fo:margin-bottom="0in"/>
    </style:style>
    <style:style style:name="P1396" style:parent-style-name="ListParagraph" style:list-style-name="LFO5" style:family="paragraph">
      <style:paragraph-properties fo:margin-bottom="0in"/>
    </style:style>
    <style:style style:name="P1397" style:parent-style-name="ListParagraph" style:list-style-name="LFO5" style:family="paragraph">
      <style:paragraph-properties fo:margin-bottom="0in"/>
    </style:style>
    <style:style style:name="T1398" style:parent-style-name="DefaultParagraphFont" style:family="text">
      <style:text-properties fo:font-weight="bold" style:font-weight-asian="bold" style:font-weight-complex="bold"/>
    </style:style>
    <style:style style:name="T1399" style:parent-style-name="DefaultParagraphFont" style:family="text">
      <style:text-properties fo:font-weight="bold" style:font-weight-asian="bold" style:font-weight-complex="bold"/>
    </style:style>
    <style:style style:name="T1400" style:parent-style-name="DefaultParagraphFont" style:family="text">
      <style:text-properties fo:font-weight="bold" style:font-weight-asian="bold" style:font-weight-complex="bold"/>
    </style:style>
    <style:style style:name="P1401" style:parent-style-name="ListParagraph" style:list-style-name="LFO4" style:family="paragraph">
      <style:paragraph-properties fo:margin-bottom="0in"/>
    </style:style>
    <style:style style:name="P1402" style:parent-style-name="ListParagraph" style:list-style-name="LFO4" style:family="paragraph">
      <style:paragraph-properties fo:margin-bottom="0in"/>
    </style:style>
    <style:style style:name="P1403" style:parent-style-name="ListParagraph" style:list-style-name="LFO4" style:family="paragraph">
      <style:paragraph-properties fo:margin-bottom="0in"/>
    </style:style>
    <style:style style:name="P1404" style:parent-style-name="ListParagraph" style:list-style-name="LFO4" style:family="paragraph">
      <style:paragraph-properties fo:margin-bottom="0in"/>
    </style:style>
    <style:style style:name="T1405" style:parent-style-name="DefaultParagraphFont" style:family="text">
      <style:text-properties fo:font-weight="bold" style:font-weight-asian="bold" style:font-weight-complex="bold"/>
    </style:style>
    <style:style style:name="TableColumn1407" style:family="table-column">
      <style:table-column-properties style:column-width="2.9937in"/>
    </style:style>
    <style:style style:name="TableColumn1408" style:family="table-column">
      <style:table-column-properties style:column-width="2.9923in"/>
    </style:style>
    <style:style style:name="Table1406" style:family="table">
      <style:table-properties style:width="5.9861in" fo:margin-left="0in" table:align="left"/>
    </style:style>
    <style:style style:name="TableRow1409" style:family="table-row">
      <style:table-row-properties style:min-row-height="0.2083in"/>
    </style:style>
    <style:style style:name="TableCell1410" style:family="table-cell">
      <style:table-cell-properties fo:border="0.0138in solid #4F81BD" fo:background-color="#D3DFEE" style:writing-mode="lr-tb" fo:padding-top="0in" fo:padding-left="0.075in" fo:padding-bottom="0in" fo:padding-right="0.075in"/>
    </style:style>
    <style:style style:name="P1411" style:parent-style-name="Normal" style:family="paragraph">
      <style:paragraph-properties fo:margin-bottom="0in" fo:line-height="100%"/>
    </style:style>
    <style:style style:name="TableCell1412" style:family="table-cell">
      <style:table-cell-properties fo:border="0.0138in solid #4F81BD" fo:background-color="#D3DFEE" style:writing-mode="lr-tb" fo:padding-top="0in" fo:padding-left="0.075in" fo:padding-bottom="0in" fo:padding-right="0.075in"/>
    </style:style>
    <style:style style:name="P1413" style:parent-style-name="Normal" style:family="paragraph">
      <style:paragraph-properties fo:margin-bottom="0in" fo:line-height="100%"/>
    </style:style>
    <style:style style:name="T1414" style:parent-style-name="DefaultParagraphFont" style:family="text">
      <style:text-properties fo:font-weight="bold" style:font-weight-asian="bold" style:font-weight-complex="bold"/>
    </style:style>
    <style:style style:name="T1415" style:parent-style-name="DefaultParagraphFont" style:family="text">
      <style:text-properties fo:font-weight="bold" style:font-weight-asian="bold" style:font-weight-complex="bold"/>
    </style:style>
    <style:style style:name="T1416" style:parent-style-name="DefaultParagraphFont" style:family="text">
      <style:text-properties fo:font-weight="bold" style:font-weight-asian="bold" style:font-weight-complex="bold"/>
    </style:style>
    <style:style style:name="TableColumn1418" style:family="table-column">
      <style:table-column-properties style:column-width="2.993in"/>
    </style:style>
    <style:style style:name="TableColumn1419" style:family="table-column">
      <style:table-column-properties style:column-width="2.993in"/>
    </style:style>
    <style:style style:name="Table1417" style:family="table">
      <style:table-properties style:width="5.9861in" fo:margin-left="0in" table:align="left"/>
    </style:style>
    <style:style style:name="TableRow1420" style:family="table-row">
      <style:table-row-properties style:min-row-height="0.2083in"/>
    </style:style>
    <style:style style:name="TableCell1421" style:family="table-cell">
      <style:table-cell-properties fo:border="0.0138in solid #4F81BD" fo:background-color="#D3DFEE" style:writing-mode="lr-tb" fo:padding-top="0in" fo:padding-left="0.075in" fo:padding-bottom="0in" fo:padding-right="0.075in"/>
    </style:style>
    <style:style style:name="P1422" style:parent-style-name="Normal" style:family="paragraph">
      <style:paragraph-properties fo:margin-bottom="0in" fo:line-height="100%"/>
    </style:style>
    <style:style style:name="TableCell1423" style:family="table-cell">
      <style:table-cell-properties fo:border="0.0138in solid #4F81BD" fo:background-color="#D3DFEE" style:writing-mode="lr-tb" fo:padding-top="0in" fo:padding-left="0.075in" fo:padding-bottom="0in" fo:padding-right="0.075in"/>
    </style:style>
    <style:style style:name="P1424" style:parent-style-name="Normal" style:family="paragraph">
      <style:paragraph-properties fo:margin-bottom="0in" fo:line-height="100%"/>
    </style:style>
    <style:style style:name="T1425" style:parent-style-name="DefaultParagraphFont" style:family="text">
      <style:text-properties fo:font-weight="bold" style:font-weight-asian="bold" style:font-weight-complex="bold"/>
    </style:style>
    <style:style style:name="T1426" style:parent-style-name="DefaultParagraphFont" style:family="text">
      <style:text-properties fo:font-weight="bold" style:font-weight-asian="bold" style:font-weight-complex="bold"/>
    </style:style>
    <style:style style:name="T1427" style:parent-style-name="DefaultParagraphFont" style:family="text">
      <style:text-properties fo:font-weight="bold" style:font-weight-asian="bold" style:font-weight-complex="bold"/>
    </style:style>
    <style:style style:name="T1428" style:parent-style-name="DefaultParagraphFont" style:family="text">
      <style:text-properties fo:font-weight="bold" style:font-weight-asian="bold" style:font-weight-complex="bold"/>
    </style:style>
    <style:style style:name="P1429" style:parent-style-name="ListParagraph" style:list-style-name="LFO3" style:family="paragraph">
      <style:paragraph-properties fo:margin-bottom="0in"/>
    </style:style>
    <style:style style:name="T1430" style:parent-style-name="DefaultParagraphFont" style:family="text">
      <style:text-properties fo:font-weight="bold" style:font-weight-asian="bold" style:font-weight-complex="bold"/>
    </style:style>
    <style:style style:name="P1431" style:parent-style-name="ListParagraph" style:list-style-name="LFO3" style:family="paragraph">
      <style:paragraph-properties fo:margin-bottom="0in"/>
    </style:style>
    <style:style style:name="T1432" style:parent-style-name="DefaultParagraphFont" style:family="text">
      <style:text-properties fo:font-weight="bold" style:font-weight-asian="bold" style:font-weight-complex="bold"/>
    </style:style>
    <style:style style:name="P1433" style:parent-style-name="ListParagraph" style:list-style-name="LFO3" style:family="paragraph">
      <style:paragraph-properties fo:margin-bottom="0in"/>
    </style:style>
    <style:style style:name="T1434" style:parent-style-name="DefaultParagraphFont" style:family="text">
      <style:text-properties fo:font-weight="bold" style:font-weight-asian="bold" style:font-weight-complex="bold"/>
    </style:style>
    <style:style style:name="T1435" style:parent-style-name="DefaultParagraphFont" style:family="text">
      <style:text-properties fo:font-weight="bold" style:font-weight-asian="bold" style:font-weight-complex="bold"/>
    </style:style>
    <style:style style:name="T1436" style:parent-style-name="DefaultParagraphFont" style:family="text">
      <style:text-properties fo:font-weight="bold" style:font-weight-asian="bold" style:font-weight-complex="bold"/>
    </style:style>
    <style:style style:name="T1437" style:parent-style-name="DefaultParagraphFont" style:family="text">
      <style:text-properties fo:font-weight="bold" style:font-weight-asian="bold" style:font-weight-complex="bold"/>
    </style:style>
    <style:style style:name="T1438" style:parent-style-name="DefaultParagraphFont" style:family="text">
      <style:text-properties fo:font-weight="bold" style:font-weight-asian="bold" style:font-weight-complex="bold"/>
    </style:style>
    <style:style style:name="T1439" style:parent-style-name="DefaultParagraphFont" style:family="text">
      <style:text-properties fo:font-weight="bold" style:font-weight-asian="bold" style:font-weight-complex="bold"/>
    </style:style>
    <style:style style:name="P1440" style:parent-style-name="ListParagraph" style:list-style-name="LFO2" style:family="paragraph">
      <style:paragraph-properties fo:margin-bottom="0in"/>
    </style:style>
    <style:style style:name="P1441" style:parent-style-name="ListParagraph" style:list-style-name="LFO2" style:family="paragraph">
      <style:paragraph-properties fo:margin-bottom="0in"/>
    </style:style>
    <style:style style:name="P1442" style:parent-style-name="ListParagraph" style:list-style-name="LFO2" style:family="paragraph">
      <style:paragraph-properties fo:margin-bottom="0in"/>
    </style:style>
    <style:style style:name="P1443" style:parent-style-name="ListParagraph" style:list-style-name="LFO2" style:family="paragraph">
      <style:paragraph-properties fo:margin-bottom="0in"/>
    </style:style>
    <style:style style:name="P1444" style:parent-style-name="ListParagraph" style:list-style-name="LFO2" style:family="paragraph">
      <style:paragraph-properties fo:margin-bottom="0in"/>
    </style:style>
    <style:style style:name="P1445" style:parent-style-name="ListParagraph" style:list-style-name="LFO2" style:family="paragraph">
      <style:paragraph-properties fo:margin-bottom="0in"/>
    </style:style>
    <style:style style:name="P1446" style:parent-style-name="ListParagraph" style:list-style-name="LFO2" style:family="paragraph">
      <style:paragraph-properties fo:margin-bottom="0in"/>
    </style:style>
    <style:style style:name="P1447" style:parent-style-name="ListParagraph" style:list-style-name="LFO2" style:family="paragraph">
      <style:paragraph-properties fo:margin-bottom="0in"/>
    </style:style>
    <style:style style:name="P1448" style:parent-style-name="ListParagraph" style:list-style-name="LFO2" style:family="paragraph">
      <style:paragraph-properties fo:margin-bottom="0in"/>
    </style:style>
    <style:style style:name="P1449" style:parent-style-name="ListParagraph" style:list-style-name="LFO2" style:family="paragraph">
      <style:paragraph-properties fo:margin-bottom="0in"/>
    </style:style>
    <style:style style:name="P1450" style:parent-style-name="ListParagraph" style:list-style-name="LFO2" style:family="paragraph">
      <style:paragraph-properties fo:margin-bottom="0in"/>
    </style:style>
    <style:style style:name="P1451" style:parent-style-name="ListParagraph" style:list-style-name="LFO2" style:family="paragraph">
      <style:paragraph-properties fo:margin-bottom="0in"/>
    </style:style>
    <style:style style:name="P1452" style:parent-style-name="ListParagraph" style:list-style-name="LFO2" style:family="paragraph">
      <style:paragraph-properties fo:margin-bottom="0in"/>
    </style:style>
    <style:style style:name="P1453" style:parent-style-name="ListParagraph" style:list-style-name="LFO2" style:family="paragraph">
      <style:paragraph-properties fo:margin-bottom="0in"/>
    </style:style>
    <style:style style:name="P1454" style:parent-style-name="ListParagraph" style:list-style-name="LFO2" style:family="paragraph">
      <style:paragraph-properties fo:margin-bottom="0in"/>
    </style:style>
    <style:style style:name="P1455" style:parent-style-name="ListParagraph" style:list-style-name="LFO2" style:family="paragraph">
      <style:paragraph-properties fo:margin-bottom="0in"/>
    </style:style>
    <style:style style:name="P1456" style:parent-style-name="ListParagraph" style:list-style-name="LFO2" style:family="paragraph">
      <style:paragraph-properties fo:margin-bottom="0in"/>
    </style:style>
    <style:style style:name="P1457" style:parent-style-name="ListParagraph" style:list-style-name="LFO2" style:family="paragraph">
      <style:paragraph-properties fo:margin-bottom="0in"/>
    </style:style>
    <style:style style:name="P1458" style:parent-style-name="ListParagraph" style:list-style-name="LFO2" style:family="paragraph">
      <style:paragraph-properties fo:margin-bottom="0in"/>
    </style:style>
    <style:style style:name="P1459" style:parent-style-name="ListParagraph" style:list-style-name="LFO2" style:family="paragraph">
      <style:paragraph-properties fo:margin-bottom="0in"/>
    </style:style>
    <style:style style:name="P1460" style:parent-style-name="ListParagraph" style:list-style-name="LFO2" style:family="paragraph">
      <style:paragraph-properties fo:margin-bottom="0in"/>
    </style:style>
    <style:style style:name="P1461" style:parent-style-name="ListParagraph" style:list-style-name="LFO2" style:family="paragraph">
      <style:paragraph-properties fo:margin-bottom="0in"/>
    </style:style>
    <style:style style:name="P1462" style:parent-style-name="ListParagraph" style:list-style-name="LFO2" style:family="paragraph">
      <style:paragraph-properties fo:margin-bottom="0in"/>
    </style:style>
    <style:style style:name="P1463" style:parent-style-name="ListParagraph" style:list-style-name="LFO2" style:family="paragraph">
      <style:paragraph-properties fo:margin-bottom="0in"/>
    </style:style>
    <style:style style:name="P1464" style:parent-style-name="ListParagraph" style:list-style-name="LFO2" style:family="paragraph">
      <style:paragraph-properties fo:margin-bottom="0in"/>
    </style:style>
    <style:style style:name="T1465" style:parent-style-name="DefaultParagraphFont" style:family="text">
      <style:text-properties fo:font-weight="bold" style:font-weight-asian="bold" style:font-weight-complex="bold"/>
    </style:style>
    <style:style style:name="T1466" style:parent-style-name="DefaultParagraphFont" style:family="text">
      <style:text-properties fo:font-weight="bold" style:font-weight-asian="bold" style:font-weight-complex="bold"/>
    </style:style>
    <style:style style:name="T1467" style:parent-style-name="DefaultParagraphFont" style:family="text">
      <style:text-properties fo:font-weight="bold" style:font-weight-asian="bold" style:font-weight-complex="bold"/>
    </style:style>
    <style:style style:name="TableColumn1469" style:family="table-column">
      <style:table-column-properties style:column-width="1.9187in"/>
    </style:style>
    <style:style style:name="TableColumn1470" style:family="table-column">
      <style:table-column-properties style:column-width="1.3284in"/>
    </style:style>
    <style:style style:name="TableColumn1471" style:family="table-column">
      <style:table-column-properties style:column-width="1.384in"/>
    </style:style>
    <style:style style:name="TableColumn1472" style:family="table-column">
      <style:table-column-properties style:column-width="1.3548in"/>
    </style:style>
    <style:style style:name="Table1468" style:family="table">
      <style:table-properties style:width="5.9861in" fo:margin-left="0in" table:align="left"/>
    </style:style>
    <style:style style:name="TableRow1473" style:family="table-row">
      <style:table-row-properties style:min-row-height="0.2083in"/>
    </style:style>
    <style:style style:name="TableCell1474"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475" style:parent-style-name="Normal" style:family="paragraph">
      <style:paragraph-properties fo:margin-bottom="0in" fo:line-height="100%"/>
      <style:text-properties style:font-name-asian="MS Gothic" style:font-name-complex="Times New Roman" fo:font-weight="bold" style:font-weight-asian="bold" style:font-weight-complex="bold" fo:font-size="10pt" style:font-size-asian="10pt" style:font-size-complex="10pt"/>
    </style:style>
    <style:style style:name="TableCell1476"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477" style:parent-style-name="Normal" style:family="paragraph">
      <style:paragraph-properties fo:margin-bottom="0in" fo:line-height="100%"/>
      <style:text-properties style:font-name-asian="MS Gothic" style:font-name-complex="Times New Roman" fo:font-weight="bold" style:font-weight-asian="bold" style:font-weight-complex="bold" fo:font-size="10pt" style:font-size-asian="10pt" style:font-size-complex="10pt"/>
    </style:style>
    <style:style style:name="TableCell1478"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479" style:parent-style-name="Normal" style:family="paragraph">
      <style:paragraph-properties fo:margin-bottom="0in" fo:line-height="100%"/>
      <style:text-properties style:font-name-asian="MS Gothic" style:font-name-complex="Times New Roman" fo:font-weight="bold" style:font-weight-asian="bold" style:font-weight-complex="bold" fo:font-size="10pt" style:font-size-asian="10pt" style:font-size-complex="10pt"/>
    </style:style>
    <style:style style:name="TableCell1480"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481" style:parent-style-name="Normal" style:family="paragraph">
      <style:paragraph-properties fo:margin-bottom="0in" fo:line-height="100%"/>
      <style:text-properties style:font-name-asian="MS Gothic" style:font-name-complex="Times New Roman" fo:font-weight="bold" style:font-weight-asian="bold" style:font-weight-complex="bold" fo:font-size="10pt" style:font-size-asian="10pt" style:font-size-complex="10pt"/>
    </style:style>
    <style:style style:name="TableRow1482" style:family="table-row">
      <style:table-row-properties style:min-row-height="0.2083in"/>
    </style:style>
    <style:style style:name="TableCell1483" style:family="table-cell">
      <style:table-cell-properties fo:border="0.0138in solid #4F81BD" fo:background-color="#D3DFEE" style:writing-mode="lr-tb" fo:padding-top="0in" fo:padding-left="0.075in" fo:padding-bottom="0in" fo:padding-right="0.075in"/>
    </style:style>
    <style:style style:name="P1484" style:parent-style-name="Normal" style:family="paragraph">
      <style:paragraph-properties fo:margin-bottom="0in" fo:line-height="100%"/>
    </style:style>
    <style:style style:name="TableCell1485" style:family="table-cell">
      <style:table-cell-properties fo:border="0.0138in solid #4F81BD" fo:background-color="#D3DFEE" style:writing-mode="lr-tb" fo:padding-top="0in" fo:padding-left="0.075in" fo:padding-bottom="0in" fo:padding-right="0.075in"/>
    </style:style>
    <style:style style:name="P1486" style:parent-style-name="Normal" style:family="paragraph">
      <style:paragraph-properties fo:margin-bottom="0in" fo:line-height="100%"/>
    </style:style>
    <style:style style:name="TableCell1487" style:family="table-cell">
      <style:table-cell-properties fo:border="0.0138in solid #4F81BD" fo:background-color="#D3DFEE" style:writing-mode="lr-tb" fo:padding-top="0in" fo:padding-left="0.075in" fo:padding-bottom="0in" fo:padding-right="0.075in"/>
    </style:style>
    <style:style style:name="P1488" style:parent-style-name="Normal" style:family="paragraph">
      <style:paragraph-properties fo:margin-bottom="0in" fo:line-height="100%"/>
    </style:style>
    <style:style style:name="TableCell1489" style:family="table-cell">
      <style:table-cell-properties fo:border="0.0138in solid #4F81BD" fo:background-color="#D3DFEE" style:writing-mode="lr-tb" fo:padding-top="0in" fo:padding-left="0.075in" fo:padding-bottom="0in" fo:padding-right="0.075in"/>
    </style:style>
    <style:style style:name="P1490" style:parent-style-name="Normal" style:family="paragraph">
      <style:paragraph-properties fo:margin-bottom="0in" fo:line-height="100%"/>
    </style:style>
    <style:style style:name="TableRow1491" style:family="table-row">
      <style:table-row-properties style:min-row-height="0.2083in"/>
    </style:style>
    <style:style style:name="TableCell1492" style:family="table-cell">
      <style:table-cell-properties fo:border="0.0138in solid #4F81BD" style:writing-mode="lr-tb" fo:padding-top="0in" fo:padding-left="0.075in" fo:padding-bottom="0in" fo:padding-right="0.075in"/>
    </style:style>
    <style:style style:name="P1493" style:parent-style-name="Normal" style:family="paragraph">
      <style:paragraph-properties fo:margin-bottom="0in" fo:line-height="100%"/>
    </style:style>
    <style:style style:name="TableCell1494" style:family="table-cell">
      <style:table-cell-properties fo:border="0.0138in solid #4F81BD" style:writing-mode="lr-tb" fo:padding-top="0in" fo:padding-left="0.075in" fo:padding-bottom="0in" fo:padding-right="0.075in"/>
    </style:style>
    <style:style style:name="P1495" style:parent-style-name="Normal" style:family="paragraph">
      <style:paragraph-properties fo:margin-bottom="0in" fo:line-height="100%"/>
    </style:style>
    <style:style style:name="TableCell1496" style:family="table-cell">
      <style:table-cell-properties fo:border="0.0138in solid #4F81BD" style:writing-mode="lr-tb" fo:padding-top="0in" fo:padding-left="0.075in" fo:padding-bottom="0in" fo:padding-right="0.075in"/>
    </style:style>
    <style:style style:name="P1497" style:parent-style-name="Normal" style:family="paragraph">
      <style:paragraph-properties fo:margin-bottom="0in" fo:line-height="100%"/>
    </style:style>
    <style:style style:name="TableCell1498" style:family="table-cell">
      <style:table-cell-properties fo:border="0.0138in solid #4F81BD" style:writing-mode="lr-tb" fo:padding-top="0in" fo:padding-left="0.075in" fo:padding-bottom="0in" fo:padding-right="0.075in"/>
    </style:style>
    <style:style style:name="P1499" style:parent-style-name="Normal" style:family="paragraph">
      <style:paragraph-properties fo:margin-bottom="0in" fo:line-height="100%"/>
    </style:style>
    <style:style style:name="TableRow1500" style:family="table-row">
      <style:table-row-properties style:min-row-height="0.2083in"/>
    </style:style>
    <style:style style:name="TableCell1501" style:family="table-cell">
      <style:table-cell-properties fo:border="0.0138in solid #4F81BD" fo:background-color="#D3DFEE" style:writing-mode="lr-tb" fo:padding-top="0in" fo:padding-left="0.075in" fo:padding-bottom="0in" fo:padding-right="0.075in"/>
    </style:style>
    <style:style style:name="P1502" style:parent-style-name="Normal" style:family="paragraph">
      <style:paragraph-properties fo:margin-bottom="0in" fo:line-height="100%"/>
    </style:style>
    <style:style style:name="TableCell1503" style:family="table-cell">
      <style:table-cell-properties fo:border="0.0138in solid #4F81BD" fo:background-color="#D3DFEE" style:writing-mode="lr-tb" fo:padding-top="0in" fo:padding-left="0.075in" fo:padding-bottom="0in" fo:padding-right="0.075in"/>
    </style:style>
    <style:style style:name="P1504" style:parent-style-name="Normal" style:family="paragraph">
      <style:paragraph-properties fo:margin-bottom="0in" fo:line-height="100%"/>
    </style:style>
    <style:style style:name="TableCell1505" style:family="table-cell">
      <style:table-cell-properties fo:border="0.0138in solid #4F81BD" fo:background-color="#D3DFEE" style:writing-mode="lr-tb" fo:padding-top="0in" fo:padding-left="0.075in" fo:padding-bottom="0in" fo:padding-right="0.075in"/>
    </style:style>
    <style:style style:name="P1506" style:parent-style-name="Normal" style:family="paragraph">
      <style:paragraph-properties fo:margin-bottom="0in" fo:line-height="100%"/>
    </style:style>
    <style:style style:name="TableCell1507" style:family="table-cell">
      <style:table-cell-properties fo:border="0.0138in solid #4F81BD" fo:background-color="#D3DFEE" style:writing-mode="lr-tb" fo:padding-top="0in" fo:padding-left="0.075in" fo:padding-bottom="0in" fo:padding-right="0.075in"/>
    </style:style>
    <style:style style:name="P1508" style:parent-style-name="Normal" style:family="paragraph">
      <style:paragraph-properties fo:margin-bottom="0in" fo:line-height="100%"/>
    </style:style>
    <style:style style:name="TableRow1509" style:family="table-row">
      <style:table-row-properties style:min-row-height="0.2083in"/>
    </style:style>
    <style:style style:name="TableCell1510" style:family="table-cell">
      <style:table-cell-properties fo:border="0.0138in solid #4F81BD" style:writing-mode="lr-tb" fo:padding-top="0in" fo:padding-left="0.075in" fo:padding-bottom="0in" fo:padding-right="0.075in"/>
    </style:style>
    <style:style style:name="P1511" style:parent-style-name="Normal" style:family="paragraph">
      <style:paragraph-properties fo:margin-bottom="0in" fo:line-height="100%"/>
    </style:style>
    <style:style style:name="TableCell1512" style:family="table-cell">
      <style:table-cell-properties fo:border="0.0138in solid #4F81BD" style:writing-mode="lr-tb" fo:padding-top="0in" fo:padding-left="0.075in" fo:padding-bottom="0in" fo:padding-right="0.075in"/>
    </style:style>
    <style:style style:name="P1513" style:parent-style-name="Normal" style:family="paragraph">
      <style:paragraph-properties fo:margin-bottom="0in" fo:line-height="100%"/>
    </style:style>
    <style:style style:name="TableCell1514" style:family="table-cell">
      <style:table-cell-properties fo:border="0.0138in solid #4F81BD" style:writing-mode="lr-tb" fo:padding-top="0in" fo:padding-left="0.075in" fo:padding-bottom="0in" fo:padding-right="0.075in"/>
    </style:style>
    <style:style style:name="P1515" style:parent-style-name="Normal" style:family="paragraph">
      <style:paragraph-properties fo:margin-bottom="0in" fo:line-height="100%"/>
    </style:style>
    <style:style style:name="TableCell1516" style:family="table-cell">
      <style:table-cell-properties fo:border="0.0138in solid #4F81BD" style:writing-mode="lr-tb" fo:padding-top="0in" fo:padding-left="0.075in" fo:padding-bottom="0in" fo:padding-right="0.075in"/>
    </style:style>
    <style:style style:name="P1517" style:parent-style-name="Normal" style:family="paragraph">
      <style:paragraph-properties fo:margin-bottom="0in" fo:line-height="100%"/>
    </style:style>
    <style:style style:name="TableRow1518" style:family="table-row">
      <style:table-row-properties style:min-row-height="0.2083in"/>
    </style:style>
    <style:style style:name="TableCell1519" style:family="table-cell">
      <style:table-cell-properties fo:border="0.0138in solid #4F81BD" fo:background-color="#D3DFEE" style:writing-mode="lr-tb" fo:padding-top="0in" fo:padding-left="0.075in" fo:padding-bottom="0in" fo:padding-right="0.075in"/>
    </style:style>
    <style:style style:name="P1520" style:parent-style-name="Normal" style:family="paragraph">
      <style:paragraph-properties fo:margin-bottom="0in" fo:line-height="100%"/>
    </style:style>
    <style:style style:name="TableCell1521" style:family="table-cell">
      <style:table-cell-properties fo:border="0.0138in solid #4F81BD" fo:background-color="#D3DFEE" style:writing-mode="lr-tb" fo:padding-top="0in" fo:padding-left="0.075in" fo:padding-bottom="0in" fo:padding-right="0.075in"/>
    </style:style>
    <style:style style:name="P1522" style:parent-style-name="Normal" style:family="paragraph">
      <style:paragraph-properties fo:margin-bottom="0in" fo:line-height="100%"/>
    </style:style>
    <style:style style:name="TableCell1523" style:family="table-cell">
      <style:table-cell-properties fo:border="0.0138in solid #4F81BD" fo:background-color="#D3DFEE" style:writing-mode="lr-tb" fo:padding-top="0in" fo:padding-left="0.075in" fo:padding-bottom="0in" fo:padding-right="0.075in"/>
    </style:style>
    <style:style style:name="P1524" style:parent-style-name="Normal" style:family="paragraph">
      <style:paragraph-properties fo:margin-bottom="0in" fo:line-height="100%"/>
    </style:style>
    <style:style style:name="TableCell1525" style:family="table-cell">
      <style:table-cell-properties fo:border="0.0138in solid #4F81BD" fo:background-color="#D3DFEE" style:writing-mode="lr-tb" fo:padding-top="0in" fo:padding-left="0.075in" fo:padding-bottom="0in" fo:padding-right="0.075in"/>
    </style:style>
    <style:style style:name="P1526" style:parent-style-name="Normal" style:family="paragraph">
      <style:paragraph-properties fo:margin-bottom="0in" fo:line-height="100%"/>
    </style:style>
    <style:style style:name="TableRow1527" style:family="table-row">
      <style:table-row-properties style:min-row-height="0.2083in"/>
    </style:style>
    <style:style style:name="TableCell1528" style:family="table-cell">
      <style:table-cell-properties fo:border="0.0138in solid #4F81BD" style:writing-mode="lr-tb" fo:padding-top="0in" fo:padding-left="0.075in" fo:padding-bottom="0in" fo:padding-right="0.075in"/>
    </style:style>
    <style:style style:name="P1529" style:parent-style-name="Normal" style:family="paragraph">
      <style:paragraph-properties fo:margin-bottom="0in" fo:line-height="100%"/>
    </style:style>
    <style:style style:name="TableCell1530" style:family="table-cell">
      <style:table-cell-properties fo:border="0.0138in solid #4F81BD" style:writing-mode="lr-tb" fo:padding-top="0in" fo:padding-left="0.075in" fo:padding-bottom="0in" fo:padding-right="0.075in"/>
    </style:style>
    <style:style style:name="P1531" style:parent-style-name="Normal" style:family="paragraph">
      <style:paragraph-properties fo:margin-bottom="0in" fo:line-height="100%"/>
    </style:style>
    <style:style style:name="TableCell1532" style:family="table-cell">
      <style:table-cell-properties fo:border="0.0138in solid #4F81BD" style:writing-mode="lr-tb" fo:padding-top="0in" fo:padding-left="0.075in" fo:padding-bottom="0in" fo:padding-right="0.075in"/>
    </style:style>
    <style:style style:name="P1533" style:parent-style-name="Normal" style:family="paragraph">
      <style:paragraph-properties fo:margin-bottom="0in" fo:line-height="100%"/>
    </style:style>
    <style:style style:name="TableCell1534" style:family="table-cell">
      <style:table-cell-properties fo:border="0.0138in solid #4F81BD" style:writing-mode="lr-tb" fo:padding-top="0in" fo:padding-left="0.075in" fo:padding-bottom="0in" fo:padding-right="0.075in"/>
    </style:style>
    <style:style style:name="P1535" style:parent-style-name="Normal" style:family="paragraph">
      <style:paragraph-properties fo:margin-bottom="0in" fo:line-height="100%"/>
    </style:style>
    <style:style style:name="TableRow1536" style:family="table-row">
      <style:table-row-properties style:min-row-height="0.2083in"/>
    </style:style>
    <style:style style:name="TableCell1537" style:family="table-cell">
      <style:table-cell-properties fo:border="0.0138in solid #4F81BD" fo:background-color="#D3DFEE" style:writing-mode="lr-tb" fo:padding-top="0in" fo:padding-left="0.075in" fo:padding-bottom="0in" fo:padding-right="0.075in"/>
    </style:style>
    <style:style style:name="P1538" style:parent-style-name="Normal" style:family="paragraph">
      <style:paragraph-properties fo:margin-bottom="0in" fo:line-height="100%"/>
    </style:style>
    <style:style style:name="TableCell1539" style:family="table-cell">
      <style:table-cell-properties fo:border="0.0138in solid #4F81BD" fo:background-color="#D3DFEE" style:writing-mode="lr-tb" fo:padding-top="0in" fo:padding-left="0.075in" fo:padding-bottom="0in" fo:padding-right="0.075in"/>
    </style:style>
    <style:style style:name="P1540" style:parent-style-name="Normal" style:family="paragraph">
      <style:paragraph-properties fo:margin-bottom="0in" fo:line-height="100%"/>
    </style:style>
    <style:style style:name="TableCell1541" style:family="table-cell">
      <style:table-cell-properties fo:border="0.0138in solid #4F81BD" fo:background-color="#D3DFEE" style:writing-mode="lr-tb" fo:padding-top="0in" fo:padding-left="0.075in" fo:padding-bottom="0in" fo:padding-right="0.075in"/>
    </style:style>
    <style:style style:name="P1542" style:parent-style-name="Normal" style:family="paragraph">
      <style:paragraph-properties fo:margin-bottom="0in" fo:line-height="100%"/>
    </style:style>
    <style:style style:name="TableCell1543" style:family="table-cell">
      <style:table-cell-properties fo:border="0.0138in solid #4F81BD" fo:background-color="#D3DFEE" style:writing-mode="lr-tb" fo:padding-top="0in" fo:padding-left="0.075in" fo:padding-bottom="0in" fo:padding-right="0.075in"/>
    </style:style>
    <style:style style:name="P1544" style:parent-style-name="Normal" style:family="paragraph">
      <style:paragraph-properties fo:margin-bottom="0in" fo:line-height="100%"/>
    </style:style>
    <style:style style:name="TableRow1545" style:family="table-row">
      <style:table-row-properties style:min-row-height="0.2083in"/>
    </style:style>
    <style:style style:name="TableCell1546" style:family="table-cell">
      <style:table-cell-properties fo:border="0.0138in solid #4F81BD" style:writing-mode="lr-tb" fo:padding-top="0in" fo:padding-left="0.075in" fo:padding-bottom="0in" fo:padding-right="0.075in"/>
    </style:style>
    <style:style style:name="P1547" style:parent-style-name="Normal" style:family="paragraph">
      <style:paragraph-properties fo:margin-bottom="0in" fo:line-height="100%"/>
    </style:style>
    <style:style style:name="TableCell1548" style:family="table-cell">
      <style:table-cell-properties fo:border="0.0138in solid #4F81BD" style:writing-mode="lr-tb" fo:padding-top="0in" fo:padding-left="0.075in" fo:padding-bottom="0in" fo:padding-right="0.075in"/>
    </style:style>
    <style:style style:name="P1549" style:parent-style-name="Normal" style:family="paragraph">
      <style:paragraph-properties fo:margin-bottom="0in" fo:line-height="100%"/>
    </style:style>
    <style:style style:name="TableCell1550" style:family="table-cell">
      <style:table-cell-properties fo:border="0.0138in solid #4F81BD" style:writing-mode="lr-tb" fo:padding-top="0in" fo:padding-left="0.075in" fo:padding-bottom="0in" fo:padding-right="0.075in"/>
    </style:style>
    <style:style style:name="P1551" style:parent-style-name="Normal" style:family="paragraph">
      <style:paragraph-properties fo:margin-bottom="0in" fo:line-height="100%"/>
    </style:style>
    <style:style style:name="TableCell1552" style:family="table-cell">
      <style:table-cell-properties fo:border="0.0138in solid #4F81BD" style:writing-mode="lr-tb" fo:padding-top="0in" fo:padding-left="0.075in" fo:padding-bottom="0in" fo:padding-right="0.075in"/>
    </style:style>
    <style:style style:name="P1553" style:parent-style-name="Normal" style:family="paragraph">
      <style:paragraph-properties fo:margin-bottom="0in" fo:line-height="100%"/>
    </style:style>
    <style:style style:name="TableRow1554" style:family="table-row">
      <style:table-row-properties style:min-row-height="0.2083in"/>
    </style:style>
    <style:style style:name="TableCell1555" style:family="table-cell">
      <style:table-cell-properties fo:border="0.0138in solid #4F81BD" fo:background-color="#D3DFEE" style:writing-mode="lr-tb" fo:padding-top="0in" fo:padding-left="0.075in" fo:padding-bottom="0in" fo:padding-right="0.075in"/>
    </style:style>
    <style:style style:name="P1556" style:parent-style-name="Normal" style:family="paragraph">
      <style:paragraph-properties fo:margin-bottom="0in" fo:line-height="100%"/>
    </style:style>
    <style:style style:name="TableCell1557" style:family="table-cell">
      <style:table-cell-properties fo:border="0.0138in solid #4F81BD" fo:background-color="#D3DFEE" style:writing-mode="lr-tb" fo:padding-top="0in" fo:padding-left="0.075in" fo:padding-bottom="0in" fo:padding-right="0.075in"/>
    </style:style>
    <style:style style:name="P1558" style:parent-style-name="Normal" style:family="paragraph">
      <style:paragraph-properties fo:margin-bottom="0in" fo:line-height="100%"/>
    </style:style>
    <style:style style:name="TableCell1559" style:family="table-cell">
      <style:table-cell-properties fo:border="0.0138in solid #4F81BD" fo:background-color="#D3DFEE" style:writing-mode="lr-tb" fo:padding-top="0in" fo:padding-left="0.075in" fo:padding-bottom="0in" fo:padding-right="0.075in"/>
    </style:style>
    <style:style style:name="P1560" style:parent-style-name="Normal" style:family="paragraph">
      <style:paragraph-properties fo:margin-bottom="0in" fo:line-height="100%"/>
    </style:style>
    <style:style style:name="TableCell1561" style:family="table-cell">
      <style:table-cell-properties fo:border="0.0138in solid #4F81BD" fo:background-color="#D3DFEE" style:writing-mode="lr-tb" fo:padding-top="0in" fo:padding-left="0.075in" fo:padding-bottom="0in" fo:padding-right="0.075in"/>
    </style:style>
    <style:style style:name="P1562" style:parent-style-name="Normal" style:family="paragraph">
      <style:paragraph-properties fo:margin-bottom="0in" fo:line-height="100%"/>
    </style:style>
    <style:style style:name="TableRow1563" style:family="table-row">
      <style:table-row-properties style:min-row-height="0.2083in"/>
    </style:style>
    <style:style style:name="TableCell1564" style:family="table-cell">
      <style:table-cell-properties fo:border="0.0138in solid #4F81BD" style:writing-mode="lr-tb" fo:padding-top="0in" fo:padding-left="0.075in" fo:padding-bottom="0in" fo:padding-right="0.075in"/>
    </style:style>
    <style:style style:name="P1565" style:parent-style-name="Normal" style:family="paragraph">
      <style:paragraph-properties fo:margin-bottom="0in" fo:line-height="100%"/>
    </style:style>
    <style:style style:name="TableCell1566" style:family="table-cell">
      <style:table-cell-properties fo:border="0.0138in solid #4F81BD" style:writing-mode="lr-tb" fo:padding-top="0in" fo:padding-left="0.075in" fo:padding-bottom="0in" fo:padding-right="0.075in"/>
    </style:style>
    <style:style style:name="P1567" style:parent-style-name="Normal" style:family="paragraph">
      <style:paragraph-properties fo:margin-bottom="0in" fo:line-height="100%"/>
    </style:style>
    <style:style style:name="TableCell1568" style:family="table-cell">
      <style:table-cell-properties fo:border="0.0138in solid #4F81BD" style:writing-mode="lr-tb" fo:padding-top="0in" fo:padding-left="0.075in" fo:padding-bottom="0in" fo:padding-right="0.075in"/>
    </style:style>
    <style:style style:name="P1569" style:parent-style-name="Normal" style:family="paragraph">
      <style:paragraph-properties fo:margin-bottom="0in" fo:line-height="100%"/>
    </style:style>
    <style:style style:name="TableCell1570" style:family="table-cell">
      <style:table-cell-properties fo:border="0.0138in solid #4F81BD" style:writing-mode="lr-tb" fo:padding-top="0in" fo:padding-left="0.075in" fo:padding-bottom="0in" fo:padding-right="0.075in"/>
    </style:style>
    <style:style style:name="P1571" style:parent-style-name="Normal" style:family="paragraph">
      <style:paragraph-properties fo:margin-bottom="0in" fo:line-height="100%"/>
    </style:style>
    <style:style style:name="TableRow1572" style:family="table-row">
      <style:table-row-properties style:min-row-height="0.2083in"/>
    </style:style>
    <style:style style:name="TableCell1573" style:family="table-cell">
      <style:table-cell-properties fo:border="0.0138in solid #4F81BD" fo:background-color="#D3DFEE" style:writing-mode="lr-tb" fo:padding-top="0in" fo:padding-left="0.075in" fo:padding-bottom="0in" fo:padding-right="0.075in"/>
    </style:style>
    <style:style style:name="P1574" style:parent-style-name="Normal" style:family="paragraph">
      <style:paragraph-properties fo:margin-bottom="0in" fo:line-height="100%"/>
    </style:style>
    <style:style style:name="TableCell1575" style:family="table-cell">
      <style:table-cell-properties fo:border="0.0138in solid #4F81BD" fo:background-color="#D3DFEE" style:writing-mode="lr-tb" fo:padding-top="0in" fo:padding-left="0.075in" fo:padding-bottom="0in" fo:padding-right="0.075in"/>
    </style:style>
    <style:style style:name="P1576" style:parent-style-name="Normal" style:family="paragraph">
      <style:paragraph-properties fo:margin-bottom="0in" fo:line-height="100%"/>
    </style:style>
    <style:style style:name="TableCell1577" style:family="table-cell">
      <style:table-cell-properties fo:border="0.0138in solid #4F81BD" fo:background-color="#D3DFEE" style:writing-mode="lr-tb" fo:padding-top="0in" fo:padding-left="0.075in" fo:padding-bottom="0in" fo:padding-right="0.075in"/>
    </style:style>
    <style:style style:name="P1578" style:parent-style-name="Normal" style:family="paragraph">
      <style:paragraph-properties fo:margin-bottom="0in" fo:line-height="100%"/>
    </style:style>
    <style:style style:name="TableCell1579" style:family="table-cell">
      <style:table-cell-properties fo:border="0.0138in solid #4F81BD" fo:background-color="#D3DFEE" style:writing-mode="lr-tb" fo:padding-top="0in" fo:padding-left="0.075in" fo:padding-bottom="0in" fo:padding-right="0.075in"/>
    </style:style>
    <style:style style:name="P1580" style:parent-style-name="Normal" style:family="paragraph">
      <style:paragraph-properties fo:margin-bottom="0in" fo:line-height="100%"/>
    </style:style>
    <style:style style:name="P1581" style:parent-style-name="ListParagraph" style:list-style-name="LFO1" style:family="paragraph">
      <style:paragraph-properties fo:margin-bottom="0in"/>
    </style:style>
    <style:style style:name="P1582" style:parent-style-name="ListParagraph" style:list-style-name="LFO1" style:family="paragraph">
      <style:paragraph-properties fo:margin-bottom="0in"/>
    </style:style>
    <style:style style:name="P1583" style:parent-style-name="ListParagraph" style:list-style-name="LFO1" style:family="paragraph">
      <style:paragraph-properties fo:margin-bottom="0in"/>
    </style:style>
    <style:style style:name="P1584" style:parent-style-name="ListParagraph" style:list-style-name="LFO1" style:family="paragraph">
      <style:paragraph-properties fo:margin-bottom="0in"/>
    </style:style>
    <style:style style:name="P1585" style:parent-style-name="ListParagraph" style:list-style-name="LFO1" style:family="paragraph">
      <style:paragraph-properties fo:margin-bottom="0in"/>
    </style:style>
    <style:style style:name="P1586" style:parent-style-name="Normal" style:family="paragraph">
      <style:paragraph-properties fo:break-before="page"/>
    </style:style>
    <style:style style:name="T1587" style:parent-style-name="DefaultParagraphFont" style:family="text">
      <style:text-properties fo:font-weight="bold" style:font-weight-asian="bold" style:font-weight-complex="bold"/>
    </style:style>
    <style:style style:name="T1588" style:parent-style-name="DefaultParagraphFont" style:family="text">
      <style:text-properties fo:font-weight="bold" style:font-weight-asian="bold" style:font-weight-complex="bold"/>
    </style:style>
    <style:style style:name="P1589" style:parent-style-name="ListParagraph" style:list-style-name="LFO12" style:family="paragraph">
      <style:paragraph-properties fo:margin-bottom="0in"/>
    </style:style>
    <style:style style:name="P1590" style:parent-style-name="ListParagraph" style:list-style-name="LFO12" style:family="paragraph">
      <style:paragraph-properties fo:margin-bottom="0in"/>
    </style:style>
    <style:style style:name="P1591" style:parent-style-name="ListParagraph" style:list-style-name="LFO12" style:family="paragraph">
      <style:paragraph-properties fo:margin-bottom="0in"/>
    </style:style>
    <style:style style:name="P1592" style:parent-style-name="ListParagraph" style:list-style-name="LFO12" style:family="paragraph">
      <style:paragraph-properties fo:margin-bottom="0in"/>
    </style:style>
    <style:style style:name="P1593" style:parent-style-name="ListParagraph" style:list-style-name="LFO12" style:family="paragraph">
      <style:paragraph-properties fo:margin-bottom="0in"/>
    </style:style>
    <style:style style:name="P1594" style:parent-style-name="ListParagraph" style:list-style-name="LFO11" style:family="paragraph">
      <style:paragraph-properties fo:margin-bottom="0in"/>
    </style:style>
    <style:style style:name="P1595" style:parent-style-name="ListParagraph" style:list-style-name="LFO11" style:family="paragraph">
      <style:paragraph-properties fo:margin-bottom="0in"/>
    </style:style>
    <style:style style:name="P1596" style:parent-style-name="ListParagraph" style:list-style-name="LFO11" style:family="paragraph">
      <style:paragraph-properties fo:margin-bottom="0in"/>
    </style:style>
    <style:style style:name="P1597" style:parent-style-name="ListParagraph" style:list-style-name="LFO11" style:family="paragraph">
      <style:paragraph-properties fo:margin-bottom="0in"/>
    </style:style>
    <style:style style:name="T1598" style:parent-style-name="DefaultParagraphFont" style:family="text">
      <style:text-properties fo:font-weight="bold" style:font-weight-asian="bold" style:font-weight-complex="bold"/>
    </style:style>
    <style:style style:name="T1599" style:parent-style-name="DefaultParagraphFont" style:family="text">
      <style:text-properties fo:font-weight="bold" style:font-weight-asian="bold" style:font-weight-complex="bold"/>
    </style:style>
    <style:style style:name="P1600" style:parent-style-name="ListParagraph" style:list-style-name="LFO10" style:family="paragraph">
      <style:paragraph-properties fo:margin-bottom="0in"/>
    </style:style>
    <style:style style:name="P1601" style:parent-style-name="ListParagraph" style:list-style-name="LFO10" style:family="paragraph">
      <style:paragraph-properties fo:margin-bottom="0in"/>
    </style:style>
    <style:style style:name="P1602" style:parent-style-name="ListParagraph" style:list-style-name="LFO10" style:family="paragraph">
      <style:paragraph-properties fo:margin-bottom="0in"/>
    </style:style>
    <style:style style:name="P1603" style:parent-style-name="ListParagraph" style:list-style-name="LFO10" style:family="paragraph">
      <style:paragraph-properties fo:margin-bottom="0in"/>
    </style:style>
    <style:style style:name="P1604" style:parent-style-name="ListParagraph" style:list-style-name="LFO10" style:family="paragraph">
      <style:paragraph-properties fo:margin-bottom="0in"/>
    </style:style>
    <style:style style:name="P1605" style:parent-style-name="ListParagraph" style:list-style-name="LFO10" style:family="paragraph">
      <style:paragraph-properties fo:margin-bottom="0in"/>
    </style:style>
    <style:style style:name="T1606" style:parent-style-name="DefaultParagraphFont" style:family="text">
      <style:text-properties fo:font-weight="bold" style:font-weight-asian="bold" style:font-weight-complex="bold"/>
    </style:style>
    <style:style style:name="P1607" style:parent-style-name="ListParagraph" style:list-style-name="LFO9" style:family="paragraph">
      <style:paragraph-properties fo:margin-bottom="0in"/>
    </style:style>
    <style:style style:name="P1608" style:parent-style-name="ListParagraph" style:list-style-name="LFO9" style:family="paragraph">
      <style:paragraph-properties fo:margin-bottom="0in"/>
    </style:style>
    <style:style style:name="P1609" style:parent-style-name="ListParagraph" style:list-style-name="LFO9" style:family="paragraph">
      <style:paragraph-properties fo:margin-bottom="0in"/>
    </style:style>
    <style:style style:name="P1610" style:parent-style-name="ListParagraph" style:list-style-name="LFO9" style:family="paragraph">
      <style:paragraph-properties fo:margin-bottom="0in"/>
    </style:style>
    <style:style style:name="P1611" style:parent-style-name="ListParagraph" style:list-style-name="LFO9" style:family="paragraph">
      <style:paragraph-properties fo:margin-bottom="0in"/>
    </style:style>
    <style:style style:name="T1612" style:parent-style-name="DefaultParagraphFont" style:family="text">
      <style:text-properties fo:font-weight="bold" style:font-weight-asian="bold" style:font-weight-complex="bold"/>
    </style:style>
    <style:style style:name="T1613" style:parent-style-name="DefaultParagraphFont" style:family="text">
      <style:text-properties fo:font-weight="bold" style:font-weight-asian="bold" style:font-weight-complex="bold"/>
    </style:style>
    <style:style style:name="T1614" style:parent-style-name="DefaultParagraphFont" style:family="text">
      <style:text-properties fo:font-weight="bold" style:font-weight-asian="bold" style:font-weight-complex="bold"/>
    </style:style>
    <style:style style:name="T1615" style:parent-style-name="DefaultParagraphFont" style:family="text">
      <style:text-properties fo:font-weight="bold" style:font-weight-asian="bold" style:font-weight-complex="bold"/>
    </style:style>
    <style:style style:name="T1616" style:parent-style-name="DefaultParagraphFont" style:family="text">
      <style:text-properties fo:font-weight="bold" style:font-weight-asian="bold" style:font-weight-complex="bold"/>
    </style:style>
    <style:style style:name="P1617" style:parent-style-name="Normal" style:family="paragraph">
      <style:paragraph-properties fo:break-before="page"/>
    </style:style>
    <style:style style:name="T1618" style:parent-style-name="DefaultParagraphFont" style:family="text">
      <style:text-properties fo:font-weight="bold" style:font-weight-asian="bold" style:font-weight-complex="bold"/>
    </style:style>
    <style:style style:name="T1619" style:parent-style-name="DefaultParagraphFont" style:family="text">
      <style:text-properties fo:font-weight="bold" style:font-weight-asian="bold" style:font-weight-complex="bold"/>
    </style:style>
    <style:style style:name="T1620" style:parent-style-name="DefaultParagraphFont" style:family="text">
      <style:text-properties fo:font-weight="bold" style:font-weight-asian="bold" style:font-weight-complex="bold"/>
    </style:style>
    <style:style style:name="T1621" style:parent-style-name="DefaultParagraphFont" style:family="text">
      <style:text-properties fo:font-weight="bold" style:font-weight-asian="bold" style:font-weight-complex="bold"/>
    </style:style>
    <style:style style:name="T1622" style:parent-style-name="DefaultParagraphFont" style:family="text">
      <style:text-properties fo:font-weight="bold" style:font-weight-asian="bold" style:font-weight-complex="bold"/>
    </style:style>
    <style:style style:name="P1623" style:parent-style-name="Normal" style:family="paragraph">
      <style:paragraph-properties fo:break-before="page"/>
    </style:style>
    <style:style style:name="P1624" style:parent-style-name="Normal" style:family="paragraph">
      <style:paragraph-properties fo:break-before="page"/>
    </style:style>
    <style:style style:name="P1625" style:parent-style-name="Normal" style:family="paragraph">
      <style:paragraph-properties fo:break-before="page"/>
    </style:style>
    <style:style style:name="P1626" style:parent-style-name="Normal" style:family="paragraph">
      <style:paragraph-properties fo:break-before="page"/>
    </style:style>
    <style:style style:name="T1627" style:parent-style-name="DefaultParagraphFont" style:family="text">
      <style:text-properties fo:font-weight="bold" style:font-weight-asian="bold" style:font-weight-complex="bold"/>
    </style:style>
    <style:style style:name="T1628" style:parent-style-name="DefaultParagraphFont" style:family="text">
      <style:text-properties fo:font-weight="bold" style:font-weight-asian="bold" style:font-weight-complex="bold"/>
    </style:style>
    <style:style style:name="T1629" style:parent-style-name="DefaultParagraphFont" style:family="text">
      <style:text-properties fo:font-weight="bold" style:font-weight-asian="bold" style:font-weight-complex="bold"/>
    </style:style>
    <style:style style:name="T1630" style:parent-style-name="DefaultParagraphFont" style:family="text">
      <style:text-properties fo:font-weight="bold" style:font-weight-asian="bold" style:font-weight-complex="bold"/>
    </style:style>
    <style:style style:name="T1631" style:parent-style-name="DefaultParagraphFont" style:family="text">
      <style:text-properties fo:font-weight="bold" style:font-weight-asian="bold" style:font-weight-complex="bold"/>
    </style:style>
    <style:style style:name="T1632" style:parent-style-name="DefaultParagraphFont" style:family="text">
      <style:text-properties fo:font-weight="bold" style:font-weight-asian="bold" style:font-weight-complex="bold"/>
    </style:style>
    <style:style style:name="T1633" style:parent-style-name="DefaultParagraphFont" style:family="text">
      <style:text-properties fo:font-weight="bold" style:font-weight-asian="bold" style:font-weight-complex="bold"/>
    </style:style>
    <style:style style:name="T1634" style:parent-style-name="DefaultParagraphFont" style:family="text">
      <style:text-properties fo:font-weight="bold" style:font-weight-asian="bold" style:font-weight-complex="bold"/>
    </style:style>
    <style:style style:name="T1635" style:parent-style-name="DefaultParagraphFont" style:family="text">
      <style:text-properties fo:font-weight="bold" style:font-weight-asian="bold" style:font-weight-complex="bold"/>
    </style:style>
    <style:style style:name="T1636" style:parent-style-name="DefaultParagraphFont" style:family="text">
      <style:text-properties fo:font-weight="bold" style:font-weight-asian="bold" style:font-weight-complex="bold"/>
    </style:style>
    <style:style style:name="T1637" style:parent-style-name="DefaultParagraphFont" style:family="text">
      <style:text-properties fo:font-weight="bold" style:font-weight-asian="bold" style:font-weight-complex="bold"/>
    </style:style>
    <style:style style:name="T1638" style:parent-style-name="DefaultParagraphFont" style:family="text">
      <style:text-properties fo:font-weight="bold" style:font-weight-asian="bold" style:font-weight-complex="bold"/>
    </style:style>
    <style:style style:name="P1639" style:parent-style-name="ListParagraph" style:list-style-name="LFO8" style:family="paragraph">
      <style:paragraph-properties fo:margin-bottom="0in"/>
    </style:style>
    <style:style style:name="P1640" style:parent-style-name="ListParagraph" style:list-style-name="LFO8" style:family="paragraph">
      <style:paragraph-properties fo:margin-bottom="0in"/>
    </style:style>
    <style:style style:name="P1641" style:parent-style-name="ListParagraph" style:list-style-name="LFO8" style:family="paragraph">
      <style:paragraph-properties fo:margin-bottom="0in"/>
    </style:style>
    <style:style style:name="P1642" style:parent-style-name="ListParagraph" style:list-style-name="LFO8" style:family="paragraph">
      <style:paragraph-properties fo:margin-bottom="0in"/>
    </style:style>
    <style:style style:name="P1643" style:parent-style-name="ListParagraph" style:list-style-name="LFO8" style:family="paragraph">
      <style:paragraph-properties fo:margin-bottom="0in"/>
    </style:style>
    <style:style style:name="P1644" style:parent-style-name="ListParagraph" style:list-style-name="LFO8" style:family="paragraph">
      <style:paragraph-properties fo:margin-bottom="0in"/>
    </style:style>
    <style:style style:name="P1645" style:parent-style-name="ListParagraph" style:list-style-name="LFO8" style:family="paragraph">
      <style:paragraph-properties fo:margin-bottom="0in"/>
    </style:style>
    <style:style style:name="P1646" style:parent-style-name="ListParagraph" style:list-style-name="LFO8" style:family="paragraph">
      <style:paragraph-properties fo:margin-bottom="0in"/>
    </style:style>
    <style:style style:name="P1647" style:parent-style-name="ListParagraph" style:list-style-name="LFO8" style:family="paragraph">
      <style:paragraph-properties fo:margin-bottom="0in"/>
    </style:style>
    <style:style style:name="P1648" style:parent-style-name="ListParagraph" style:list-style-name="LFO8" style:family="paragraph">
      <style:paragraph-properties fo:margin-bottom="0in"/>
    </style:style>
    <style:style style:name="P1649" style:parent-style-name="ListParagraph" style:list-style-name="LFO8" style:family="paragraph">
      <style:paragraph-properties fo:margin-bottom="0in"/>
    </style:style>
    <style:style style:name="P1650" style:parent-style-name="ListParagraph" style:list-style-name="LFO8" style:family="paragraph">
      <style:paragraph-properties fo:margin-bottom="0in"/>
    </style:style>
    <style:style style:name="P1651" style:parent-style-name="ListParagraph" style:list-style-name="LFO8" style:family="paragraph">
      <style:paragraph-properties fo:margin-bottom="0in"/>
    </style:style>
    <style:style style:name="P1652" style:parent-style-name="ListParagraph" style:list-style-name="LFO8" style:family="paragraph">
      <style:paragraph-properties fo:margin-bottom="0in"/>
    </style:style>
    <style:style style:name="P1653" style:parent-style-name="ListParagraph" style:list-style-name="LFO8" style:family="paragraph">
      <style:paragraph-properties fo:margin-bottom="0in"/>
    </style:style>
    <style:style style:name="P1654" style:parent-style-name="ListParagraph" style:list-style-name="LFO8" style:family="paragraph">
      <style:paragraph-properties fo:margin-bottom="0in"/>
    </style:style>
    <style:style style:name="P1655" style:parent-style-name="ListParagraph" style:list-style-name="LFO8" style:family="paragraph">
      <style:paragraph-properties fo:margin-bottom="0in"/>
    </style:style>
    <style:style style:name="P1656" style:parent-style-name="ListParagraph" style:list-style-name="LFO8" style:family="paragraph">
      <style:paragraph-properties fo:margin-bottom="0in"/>
    </style:style>
    <style:style style:name="P1657" style:parent-style-name="ListParagraph" style:list-style-name="LFO8" style:family="paragraph">
      <style:paragraph-properties fo:margin-bottom="0in"/>
    </style:style>
    <style:style style:name="P1658" style:parent-style-name="ListParagraph" style:list-style-name="LFO8" style:family="paragraph">
      <style:paragraph-properties fo:margin-bottom="0in"/>
    </style:style>
    <style:style style:name="P1659" style:parent-style-name="ListParagraph" style:list-style-name="LFO8" style:family="paragraph">
      <style:paragraph-properties fo:margin-bottom="0in"/>
    </style:style>
    <style:style style:name="P1660" style:parent-style-name="ListParagraph" style:list-style-name="LFO8" style:family="paragraph">
      <style:paragraph-properties fo:margin-bottom="0in"/>
    </style:style>
    <style:style style:name="P1661" style:parent-style-name="ListParagraph" style:list-style-name="LFO8" style:family="paragraph">
      <style:paragraph-properties fo:margin-bottom="0in"/>
    </style:style>
    <style:style style:name="P1662" style:parent-style-name="ListParagraph" style:list-style-name="LFO8" style:family="paragraph">
      <style:paragraph-properties fo:margin-bottom="0in"/>
    </style:style>
    <style:style style:name="P1663" style:parent-style-name="ListParagraph" style:list-style-name="LFO8" style:family="paragraph">
      <style:paragraph-properties fo:margin-bottom="0in"/>
    </style:style>
    <style:style style:name="T1664" style:parent-style-name="DefaultParagraphFont" style:family="text">
      <style:text-properties fo:font-weight="bold" style:font-weight-asian="bold" style:font-weight-complex="bold"/>
    </style:style>
    <style:style style:name="TableColumn1666" style:family="table-column">
      <style:table-column-properties style:column-width="1.9187in"/>
    </style:style>
    <style:style style:name="TableColumn1667" style:family="table-column">
      <style:table-column-properties style:column-width="1.334in"/>
    </style:style>
    <style:style style:name="TableColumn1668" style:family="table-column">
      <style:table-column-properties style:column-width="1.3305in"/>
    </style:style>
    <style:style style:name="TableColumn1669" style:family="table-column">
      <style:table-column-properties style:column-width="1.4027in"/>
    </style:style>
    <style:style style:name="Table1665" style:family="table">
      <style:table-properties style:width="5.9861in" fo:margin-left="0in" table:align="left"/>
    </style:style>
    <style:style style:name="TableRow1670" style:family="table-row">
      <style:table-row-properties style:min-row-height="0.2083in"/>
    </style:style>
    <style:style style:name="TableCell1671"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672" style:parent-style-name="Normal" style:family="paragraph">
      <style:paragraph-properties fo:margin-bottom="0in" fo:line-height="100%"/>
      <style:text-properties style:font-name-asian="MS Gothic" style:font-name-complex="Times New Roman" fo:font-weight="bold" style:font-weight-asian="bold" style:font-weight-complex="bold" fo:font-size="10pt" style:font-size-asian="10pt" style:font-size-complex="10pt"/>
    </style:style>
    <style:style style:name="TableCell1673"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674" style:parent-style-name="Normal" style:family="paragraph">
      <style:paragraph-properties fo:margin-bottom="0in" fo:line-height="100%"/>
      <style:text-properties style:font-name-asian="MS Gothic" style:font-name-complex="Times New Roman" fo:font-weight="bold" style:font-weight-asian="bold" style:font-weight-complex="bold" fo:font-size="10pt" style:font-size-asian="10pt" style:font-size-complex="10pt"/>
    </style:style>
    <style:style style:name="TableCell1675"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676" style:parent-style-name="Normal" style:family="paragraph">
      <style:paragraph-properties fo:margin-bottom="0in" fo:line-height="100%"/>
      <style:text-properties style:font-name-asian="MS Gothic" style:font-name-complex="Times New Roman" fo:font-weight="bold" style:font-weight-asian="bold" style:font-weight-complex="bold" fo:font-size="10pt" style:font-size-asian="10pt" style:font-size-complex="10pt"/>
    </style:style>
    <style:style style:name="TableCell1677" style:family="table-cell">
      <style:table-cell-properties fo:border-top="0.0138in solid #4F81BD" fo:border-left="0.0138in solid #4F81BD" fo:border-bottom="0.0312in solid #4F81BD" fo:border-right="0.0138in solid #4F81BD" style:writing-mode="lr-tb" fo:padding-top="0in" fo:padding-left="0.075in" fo:padding-bottom="0in" fo:padding-right="0.075in"/>
    </style:style>
    <style:style style:name="P1678" style:parent-style-name="Normal" style:family="paragraph">
      <style:paragraph-properties fo:margin-bottom="0in" fo:line-height="100%"/>
      <style:text-properties style:font-name-asian="MS Gothic" style:font-name-complex="Times New Roman" fo:font-weight="bold" style:font-weight-asian="bold" style:font-weight-complex="bold" fo:font-size="10pt" style:font-size-asian="10pt" style:font-size-complex="10pt"/>
    </style:style>
    <style:style style:name="TableRow1679" style:family="table-row">
      <style:table-row-properties style:min-row-height="0.2083in"/>
    </style:style>
    <style:style style:name="TableCell1680" style:family="table-cell">
      <style:table-cell-properties fo:border="0.0138in solid #4F81BD" fo:background-color="#D3DFEE" style:writing-mode="lr-tb" fo:padding-top="0in" fo:padding-left="0.075in" fo:padding-bottom="0in" fo:padding-right="0.075in"/>
    </style:style>
    <style:style style:name="P1681" style:parent-style-name="Normal" style:family="paragraph">
      <style:paragraph-properties fo:margin-bottom="0in" fo:line-height="100%"/>
    </style:style>
    <style:style style:name="TableCell1682" style:family="table-cell">
      <style:table-cell-properties fo:border="0.0138in solid #4F81BD" fo:background-color="#D3DFEE" style:writing-mode="lr-tb" fo:padding-top="0in" fo:padding-left="0.075in" fo:padding-bottom="0in" fo:padding-right="0.075in"/>
    </style:style>
    <style:style style:name="P1683" style:parent-style-name="Normal" style:family="paragraph">
      <style:paragraph-properties fo:margin-bottom="0in" fo:line-height="100%"/>
    </style:style>
    <style:style style:name="TableCell1684" style:family="table-cell">
      <style:table-cell-properties fo:border="0.0138in solid #4F81BD" fo:background-color="#D3DFEE" style:writing-mode="lr-tb" fo:padding-top="0in" fo:padding-left="0.075in" fo:padding-bottom="0in" fo:padding-right="0.075in"/>
    </style:style>
    <style:style style:name="P1685" style:parent-style-name="Normal" style:family="paragraph">
      <style:paragraph-properties fo:margin-bottom="0in" fo:line-height="100%"/>
    </style:style>
    <style:style style:name="TableCell1686" style:family="table-cell">
      <style:table-cell-properties fo:border="0.0138in solid #4F81BD" fo:background-color="#D3DFEE" style:writing-mode="lr-tb" fo:padding-top="0in" fo:padding-left="0.075in" fo:padding-bottom="0in" fo:padding-right="0.075in"/>
    </style:style>
    <style:style style:name="P1687" style:parent-style-name="Normal" style:family="paragraph">
      <style:paragraph-properties fo:margin-bottom="0in" fo:line-height="100%"/>
    </style:style>
    <style:style style:name="TableRow1688" style:family="table-row">
      <style:table-row-properties style:min-row-height="0.2083in"/>
    </style:style>
    <style:style style:name="TableCell1689" style:family="table-cell">
      <style:table-cell-properties fo:border="0.0138in solid #4F81BD" style:writing-mode="lr-tb" fo:padding-top="0in" fo:padding-left="0.075in" fo:padding-bottom="0in" fo:padding-right="0.075in"/>
    </style:style>
    <style:style style:name="P1690" style:parent-style-name="Normal" style:family="paragraph">
      <style:paragraph-properties fo:margin-bottom="0in" fo:line-height="100%"/>
    </style:style>
    <style:style style:name="TableCell1691" style:family="table-cell">
      <style:table-cell-properties fo:border="0.0138in solid #4F81BD" style:writing-mode="lr-tb" fo:padding-top="0in" fo:padding-left="0.075in" fo:padding-bottom="0in" fo:padding-right="0.075in"/>
    </style:style>
    <style:style style:name="P1692" style:parent-style-name="Normal" style:family="paragraph">
      <style:paragraph-properties fo:margin-bottom="0in" fo:line-height="100%"/>
    </style:style>
    <style:style style:name="TableCell1693" style:family="table-cell">
      <style:table-cell-properties fo:border="0.0138in solid #4F81BD" style:writing-mode="lr-tb" fo:padding-top="0in" fo:padding-left="0.075in" fo:padding-bottom="0in" fo:padding-right="0.075in"/>
    </style:style>
    <style:style style:name="P1694" style:parent-style-name="Normal" style:family="paragraph">
      <style:paragraph-properties fo:margin-bottom="0in" fo:line-height="100%"/>
    </style:style>
    <style:style style:name="TableCell1695" style:family="table-cell">
      <style:table-cell-properties fo:border="0.0138in solid #4F81BD" style:writing-mode="lr-tb" fo:padding-top="0in" fo:padding-left="0.075in" fo:padding-bottom="0in" fo:padding-right="0.075in"/>
    </style:style>
    <style:style style:name="P1696" style:parent-style-name="Normal" style:family="paragraph">
      <style:paragraph-properties fo:margin-bottom="0in" fo:line-height="100%"/>
    </style:style>
    <style:style style:name="TableRow1697" style:family="table-row">
      <style:table-row-properties style:min-row-height="0.2083in"/>
    </style:style>
    <style:style style:name="TableCell1698" style:family="table-cell">
      <style:table-cell-properties fo:border="0.0138in solid #4F81BD" fo:background-color="#D3DFEE" style:writing-mode="lr-tb" fo:padding-top="0in" fo:padding-left="0.075in" fo:padding-bottom="0in" fo:padding-right="0.075in"/>
    </style:style>
    <style:style style:name="P1699" style:parent-style-name="Normal" style:family="paragraph">
      <style:paragraph-properties fo:margin-bottom="0in" fo:line-height="100%"/>
    </style:style>
    <style:style style:name="TableCell1700" style:family="table-cell">
      <style:table-cell-properties fo:border="0.0138in solid #4F81BD" fo:background-color="#D3DFEE" style:writing-mode="lr-tb" fo:padding-top="0in" fo:padding-left="0.075in" fo:padding-bottom="0in" fo:padding-right="0.075in"/>
    </style:style>
    <style:style style:name="P1701" style:parent-style-name="Normal" style:family="paragraph">
      <style:paragraph-properties fo:margin-bottom="0in" fo:line-height="100%"/>
    </style:style>
    <style:style style:name="TableCell1702" style:family="table-cell">
      <style:table-cell-properties fo:border="0.0138in solid #4F81BD" fo:background-color="#D3DFEE" style:writing-mode="lr-tb" fo:padding-top="0in" fo:padding-left="0.075in" fo:padding-bottom="0in" fo:padding-right="0.075in"/>
    </style:style>
    <style:style style:name="P1703" style:parent-style-name="Normal" style:family="paragraph">
      <style:paragraph-properties fo:margin-bottom="0in" fo:line-height="100%"/>
    </style:style>
    <style:style style:name="TableCell1704" style:family="table-cell">
      <style:table-cell-properties fo:border="0.0138in solid #4F81BD" fo:background-color="#D3DFEE" style:writing-mode="lr-tb" fo:padding-top="0in" fo:padding-left="0.075in" fo:padding-bottom="0in" fo:padding-right="0.075in"/>
    </style:style>
    <style:style style:name="P1705" style:parent-style-name="Normal" style:family="paragraph">
      <style:paragraph-properties fo:margin-bottom="0in" fo:line-height="100%"/>
    </style:style>
    <style:style style:name="TableRow1706" style:family="table-row">
      <style:table-row-properties style:min-row-height="0.2083in"/>
    </style:style>
    <style:style style:name="TableCell1707" style:family="table-cell">
      <style:table-cell-properties fo:border="0.0138in solid #4F81BD" style:writing-mode="lr-tb" fo:padding-top="0in" fo:padding-left="0.075in" fo:padding-bottom="0in" fo:padding-right="0.075in"/>
    </style:style>
    <style:style style:name="P1708" style:parent-style-name="Normal" style:family="paragraph">
      <style:paragraph-properties fo:margin-bottom="0in" fo:line-height="100%"/>
    </style:style>
    <style:style style:name="TableCell1709" style:family="table-cell">
      <style:table-cell-properties fo:border="0.0138in solid #4F81BD" style:writing-mode="lr-tb" fo:padding-top="0in" fo:padding-left="0.075in" fo:padding-bottom="0in" fo:padding-right="0.075in"/>
    </style:style>
    <style:style style:name="P1710" style:parent-style-name="Normal" style:family="paragraph">
      <style:paragraph-properties fo:margin-bottom="0in" fo:line-height="100%"/>
    </style:style>
    <style:style style:name="TableCell1711" style:family="table-cell">
      <style:table-cell-properties fo:border="0.0138in solid #4F81BD" style:writing-mode="lr-tb" fo:padding-top="0in" fo:padding-left="0.075in" fo:padding-bottom="0in" fo:padding-right="0.075in"/>
    </style:style>
    <style:style style:name="P1712" style:parent-style-name="Normal" style:family="paragraph">
      <style:paragraph-properties fo:margin-bottom="0in" fo:line-height="100%"/>
    </style:style>
    <style:style style:name="TableCell1713" style:family="table-cell">
      <style:table-cell-properties fo:border="0.0138in solid #4F81BD" style:writing-mode="lr-tb" fo:padding-top="0in" fo:padding-left="0.075in" fo:padding-bottom="0in" fo:padding-right="0.075in"/>
    </style:style>
    <style:style style:name="P1714" style:parent-style-name="Normal" style:family="paragraph">
      <style:paragraph-properties fo:margin-bottom="0in" fo:line-height="100%"/>
    </style:style>
    <style:style style:name="TableRow1715" style:family="table-row">
      <style:table-row-properties style:min-row-height="0.2083in"/>
    </style:style>
    <style:style style:name="TableCell1716" style:family="table-cell">
      <style:table-cell-properties fo:border="0.0138in solid #4F81BD" fo:background-color="#D3DFEE" style:writing-mode="lr-tb" fo:padding-top="0in" fo:padding-left="0.075in" fo:padding-bottom="0in" fo:padding-right="0.075in"/>
    </style:style>
    <style:style style:name="P1717" style:parent-style-name="Normal" style:family="paragraph">
      <style:paragraph-properties fo:margin-bottom="0in" fo:line-height="100%"/>
    </style:style>
    <style:style style:name="TableCell1718" style:family="table-cell">
      <style:table-cell-properties fo:border="0.0138in solid #4F81BD" fo:background-color="#D3DFEE" style:writing-mode="lr-tb" fo:padding-top="0in" fo:padding-left="0.075in" fo:padding-bottom="0in" fo:padding-right="0.075in"/>
    </style:style>
    <style:style style:name="P1719" style:parent-style-name="Normal" style:family="paragraph">
      <style:paragraph-properties fo:margin-bottom="0in" fo:line-height="100%"/>
    </style:style>
    <style:style style:name="TableCell1720" style:family="table-cell">
      <style:table-cell-properties fo:border="0.0138in solid #4F81BD" fo:background-color="#D3DFEE" style:writing-mode="lr-tb" fo:padding-top="0in" fo:padding-left="0.075in" fo:padding-bottom="0in" fo:padding-right="0.075in"/>
    </style:style>
    <style:style style:name="P1721" style:parent-style-name="Normal" style:family="paragraph">
      <style:paragraph-properties fo:margin-bottom="0in" fo:line-height="100%"/>
    </style:style>
    <style:style style:name="TableCell1722" style:family="table-cell">
      <style:table-cell-properties fo:border="0.0138in solid #4F81BD" fo:background-color="#D3DFEE" style:writing-mode="lr-tb" fo:padding-top="0in" fo:padding-left="0.075in" fo:padding-bottom="0in" fo:padding-right="0.075in"/>
    </style:style>
    <style:style style:name="P1723" style:parent-style-name="Normal" style:family="paragraph">
      <style:paragraph-properties fo:margin-bottom="0in" fo:line-height="100%"/>
    </style:style>
    <style:style style:name="TableRow1724" style:family="table-row">
      <style:table-row-properties style:min-row-height="0.2083in"/>
    </style:style>
    <style:style style:name="TableCell1725" style:family="table-cell">
      <style:table-cell-properties fo:border="0.0138in solid #4F81BD" style:writing-mode="lr-tb" fo:padding-top="0in" fo:padding-left="0.075in" fo:padding-bottom="0in" fo:padding-right="0.075in"/>
    </style:style>
    <style:style style:name="P1726" style:parent-style-name="Normal" style:family="paragraph">
      <style:paragraph-properties fo:margin-bottom="0in" fo:line-height="100%"/>
    </style:style>
    <style:style style:name="TableCell1727" style:family="table-cell">
      <style:table-cell-properties fo:border="0.0138in solid #4F81BD" style:writing-mode="lr-tb" fo:padding-top="0in" fo:padding-left="0.075in" fo:padding-bottom="0in" fo:padding-right="0.075in"/>
    </style:style>
    <style:style style:name="P1728" style:parent-style-name="Normal" style:family="paragraph">
      <style:paragraph-properties fo:margin-bottom="0in" fo:line-height="100%"/>
    </style:style>
    <style:style style:name="TableCell1729" style:family="table-cell">
      <style:table-cell-properties fo:border="0.0138in solid #4F81BD" style:writing-mode="lr-tb" fo:padding-top="0in" fo:padding-left="0.075in" fo:padding-bottom="0in" fo:padding-right="0.075in"/>
    </style:style>
    <style:style style:name="P1730" style:parent-style-name="Normal" style:family="paragraph">
      <style:paragraph-properties fo:margin-bottom="0in" fo:line-height="100%"/>
    </style:style>
    <style:style style:name="TableCell1731" style:family="table-cell">
      <style:table-cell-properties fo:border="0.0138in solid #4F81BD" style:writing-mode="lr-tb" fo:padding-top="0in" fo:padding-left="0.075in" fo:padding-bottom="0in" fo:padding-right="0.075in"/>
    </style:style>
    <style:style style:name="P1732" style:parent-style-name="Normal" style:family="paragraph">
      <style:paragraph-properties fo:margin-bottom="0in" fo:line-height="100%"/>
    </style:style>
    <style:style style:name="TableRow1733" style:family="table-row">
      <style:table-row-properties style:min-row-height="0.2083in"/>
    </style:style>
    <style:style style:name="TableCell1734" style:family="table-cell">
      <style:table-cell-properties fo:border="0.0138in solid #4F81BD" fo:background-color="#D3DFEE" style:writing-mode="lr-tb" fo:padding-top="0in" fo:padding-left="0.075in" fo:padding-bottom="0in" fo:padding-right="0.075in"/>
    </style:style>
    <style:style style:name="P1735" style:parent-style-name="Normal" style:family="paragraph">
      <style:paragraph-properties fo:margin-bottom="0in" fo:line-height="100%"/>
    </style:style>
    <style:style style:name="TableCell1736" style:family="table-cell">
      <style:table-cell-properties fo:border="0.0138in solid #4F81BD" fo:background-color="#D3DFEE" style:writing-mode="lr-tb" fo:padding-top="0in" fo:padding-left="0.075in" fo:padding-bottom="0in" fo:padding-right="0.075in"/>
    </style:style>
    <style:style style:name="P1737" style:parent-style-name="Normal" style:family="paragraph">
      <style:paragraph-properties fo:margin-bottom="0in" fo:line-height="100%"/>
    </style:style>
    <style:style style:name="TableCell1738" style:family="table-cell">
      <style:table-cell-properties fo:border="0.0138in solid #4F81BD" fo:background-color="#D3DFEE" style:writing-mode="lr-tb" fo:padding-top="0in" fo:padding-left="0.075in" fo:padding-bottom="0in" fo:padding-right="0.075in"/>
    </style:style>
    <style:style style:name="P1739" style:parent-style-name="Normal" style:family="paragraph">
      <style:paragraph-properties fo:margin-bottom="0in" fo:line-height="100%"/>
    </style:style>
    <style:style style:name="TableCell1740" style:family="table-cell">
      <style:table-cell-properties fo:border="0.0138in solid #4F81BD" fo:background-color="#D3DFEE" style:writing-mode="lr-tb" fo:padding-top="0in" fo:padding-left="0.075in" fo:padding-bottom="0in" fo:padding-right="0.075in"/>
    </style:style>
    <style:style style:name="P1741" style:parent-style-name="Normal" style:family="paragraph">
      <style:paragraph-properties fo:margin-bottom="0in" fo:line-height="100%"/>
    </style:style>
    <style:style style:name="TableRow1742" style:family="table-row">
      <style:table-row-properties style:min-row-height="0.2083in"/>
    </style:style>
    <style:style style:name="TableCell1743" style:family="table-cell">
      <style:table-cell-properties fo:border="0.0138in solid #4F81BD" style:writing-mode="lr-tb" fo:padding-top="0in" fo:padding-left="0.075in" fo:padding-bottom="0in" fo:padding-right="0.075in"/>
    </style:style>
    <style:style style:name="P1744" style:parent-style-name="Normal" style:family="paragraph">
      <style:paragraph-properties fo:margin-bottom="0in" fo:line-height="100%"/>
    </style:style>
    <style:style style:name="TableCell1745" style:family="table-cell">
      <style:table-cell-properties fo:border="0.0138in solid #4F81BD" style:writing-mode="lr-tb" fo:padding-top="0in" fo:padding-left="0.075in" fo:padding-bottom="0in" fo:padding-right="0.075in"/>
    </style:style>
    <style:style style:name="P1746" style:parent-style-name="Normal" style:family="paragraph">
      <style:paragraph-properties fo:margin-bottom="0in" fo:line-height="100%"/>
    </style:style>
    <style:style style:name="TableCell1747" style:family="table-cell">
      <style:table-cell-properties fo:border="0.0138in solid #4F81BD" style:writing-mode="lr-tb" fo:padding-top="0in" fo:padding-left="0.075in" fo:padding-bottom="0in" fo:padding-right="0.075in"/>
    </style:style>
    <style:style style:name="P1748" style:parent-style-name="Normal" style:family="paragraph">
      <style:paragraph-properties fo:margin-bottom="0in" fo:line-height="100%"/>
    </style:style>
    <style:style style:name="TableCell1749" style:family="table-cell">
      <style:table-cell-properties fo:border="0.0138in solid #4F81BD" style:writing-mode="lr-tb" fo:padding-top="0in" fo:padding-left="0.075in" fo:padding-bottom="0in" fo:padding-right="0.075in"/>
    </style:style>
    <style:style style:name="P1750" style:parent-style-name="Normal" style:family="paragraph">
      <style:paragraph-properties fo:margin-bottom="0in" fo:line-height="100%"/>
    </style:style>
    <style:style style:name="TableRow1751" style:family="table-row">
      <style:table-row-properties style:min-row-height="0.2083in"/>
    </style:style>
    <style:style style:name="TableCell1752" style:family="table-cell">
      <style:table-cell-properties fo:border="0.0138in solid #4F81BD" fo:background-color="#D3DFEE" style:writing-mode="lr-tb" fo:padding-top="0in" fo:padding-left="0.075in" fo:padding-bottom="0in" fo:padding-right="0.075in"/>
    </style:style>
    <style:style style:name="P1753" style:parent-style-name="Normal" style:family="paragraph">
      <style:paragraph-properties fo:margin-bottom="0in" fo:line-height="100%"/>
    </style:style>
    <style:style style:name="TableCell1754" style:family="table-cell">
      <style:table-cell-properties fo:border="0.0138in solid #4F81BD" fo:background-color="#D3DFEE" style:writing-mode="lr-tb" fo:padding-top="0in" fo:padding-left="0.075in" fo:padding-bottom="0in" fo:padding-right="0.075in"/>
    </style:style>
    <style:style style:name="P1755" style:parent-style-name="Normal" style:family="paragraph">
      <style:paragraph-properties fo:margin-bottom="0in" fo:line-height="100%"/>
    </style:style>
    <style:style style:name="TableCell1756" style:family="table-cell">
      <style:table-cell-properties fo:border="0.0138in solid #4F81BD" fo:background-color="#D3DFEE" style:writing-mode="lr-tb" fo:padding-top="0in" fo:padding-left="0.075in" fo:padding-bottom="0in" fo:padding-right="0.075in"/>
    </style:style>
    <style:style style:name="P1757" style:parent-style-name="Normal" style:family="paragraph">
      <style:paragraph-properties fo:margin-bottom="0in" fo:line-height="100%"/>
    </style:style>
    <style:style style:name="TableCell1758" style:family="table-cell">
      <style:table-cell-properties fo:border="0.0138in solid #4F81BD" fo:background-color="#D3DFEE" style:writing-mode="lr-tb" fo:padding-top="0in" fo:padding-left="0.075in" fo:padding-bottom="0in" fo:padding-right="0.075in"/>
    </style:style>
    <style:style style:name="P1759" style:parent-style-name="Normal" style:family="paragraph">
      <style:paragraph-properties fo:margin-bottom="0in" fo:line-height="100%"/>
    </style:style>
    <style:style style:name="TableRow1760" style:family="table-row">
      <style:table-row-properties style:min-row-height="0.2083in"/>
    </style:style>
    <style:style style:name="TableCell1761" style:family="table-cell">
      <style:table-cell-properties fo:border="0.0138in solid #4F81BD" style:writing-mode="lr-tb" fo:padding-top="0in" fo:padding-left="0.075in" fo:padding-bottom="0in" fo:padding-right="0.075in"/>
    </style:style>
    <style:style style:name="P1762" style:parent-style-name="Normal" style:family="paragraph">
      <style:paragraph-properties fo:margin-bottom="0in" fo:line-height="100%"/>
    </style:style>
    <style:style style:name="TableCell1763" style:family="table-cell">
      <style:table-cell-properties fo:border="0.0138in solid #4F81BD" style:writing-mode="lr-tb" fo:padding-top="0in" fo:padding-left="0.075in" fo:padding-bottom="0in" fo:padding-right="0.075in"/>
    </style:style>
    <style:style style:name="P1764" style:parent-style-name="Normal" style:family="paragraph">
      <style:paragraph-properties fo:margin-bottom="0in" fo:line-height="100%"/>
    </style:style>
    <style:style style:name="TableCell1765" style:family="table-cell">
      <style:table-cell-properties fo:border="0.0138in solid #4F81BD" style:writing-mode="lr-tb" fo:padding-top="0in" fo:padding-left="0.075in" fo:padding-bottom="0in" fo:padding-right="0.075in"/>
    </style:style>
    <style:style style:name="P1766" style:parent-style-name="Normal" style:family="paragraph">
      <style:paragraph-properties fo:margin-bottom="0in" fo:line-height="100%"/>
    </style:style>
    <style:style style:name="TableCell1767" style:family="table-cell">
      <style:table-cell-properties fo:border="0.0138in solid #4F81BD" style:writing-mode="lr-tb" fo:padding-top="0in" fo:padding-left="0.075in" fo:padding-bottom="0in" fo:padding-right="0.075in"/>
    </style:style>
    <style:style style:name="P1768" style:parent-style-name="Normal" style:family="paragraph">
      <style:paragraph-properties fo:margin-bottom="0in" fo:line-height="100%"/>
    </style:style>
    <style:style style:name="TableRow1769" style:family="table-row">
      <style:table-row-properties style:min-row-height="0.2083in"/>
    </style:style>
    <style:style style:name="TableCell1770" style:family="table-cell">
      <style:table-cell-properties fo:border="0.0138in solid #4F81BD" fo:background-color="#D3DFEE" style:writing-mode="lr-tb" fo:padding-top="0in" fo:padding-left="0.075in" fo:padding-bottom="0in" fo:padding-right="0.075in"/>
    </style:style>
    <style:style style:name="P1771" style:parent-style-name="Normal" style:family="paragraph">
      <style:paragraph-properties fo:margin-bottom="0in" fo:line-height="100%"/>
    </style:style>
    <style:style style:name="TableCell1772" style:family="table-cell">
      <style:table-cell-properties fo:border="0.0138in solid #4F81BD" fo:background-color="#D3DFEE" style:writing-mode="lr-tb" fo:padding-top="0in" fo:padding-left="0.075in" fo:padding-bottom="0in" fo:padding-right="0.075in"/>
    </style:style>
    <style:style style:name="P1773" style:parent-style-name="Normal" style:family="paragraph">
      <style:paragraph-properties fo:margin-bottom="0in" fo:line-height="100%"/>
    </style:style>
    <style:style style:name="TableCell1774" style:family="table-cell">
      <style:table-cell-properties fo:border="0.0138in solid #4F81BD" fo:background-color="#D3DFEE" style:writing-mode="lr-tb" fo:padding-top="0in" fo:padding-left="0.075in" fo:padding-bottom="0in" fo:padding-right="0.075in"/>
    </style:style>
    <style:style style:name="P1775" style:parent-style-name="Normal" style:family="paragraph">
      <style:paragraph-properties fo:margin-bottom="0in" fo:line-height="100%"/>
    </style:style>
    <style:style style:name="TableCell1776" style:family="table-cell">
      <style:table-cell-properties fo:border="0.0138in solid #4F81BD" fo:background-color="#D3DFEE" style:writing-mode="lr-tb" fo:padding-top="0in" fo:padding-left="0.075in" fo:padding-bottom="0in" fo:padding-right="0.075in"/>
    </style:style>
    <style:style style:name="P1777" style:parent-style-name="Normal" style:family="paragraph">
      <style:paragraph-properties fo:margin-bottom="0in" fo:line-height="100%"/>
    </style:style>
    <style:style style:name="TableRow1778" style:family="table-row">
      <style:table-row-properties style:min-row-height="0.2083in"/>
    </style:style>
    <style:style style:name="TableCell1779" style:family="table-cell">
      <style:table-cell-properties fo:border="0.0138in solid #4F81BD" style:writing-mode="lr-tb" fo:padding-top="0in" fo:padding-left="0.075in" fo:padding-bottom="0in" fo:padding-right="0.075in"/>
    </style:style>
    <style:style style:name="P1780" style:parent-style-name="Normal" style:family="paragraph">
      <style:paragraph-properties fo:margin-bottom="0in" fo:line-height="100%"/>
    </style:style>
    <style:style style:name="TableCell1781" style:family="table-cell">
      <style:table-cell-properties fo:border="0.0138in solid #4F81BD" style:writing-mode="lr-tb" fo:padding-top="0in" fo:padding-left="0.075in" fo:padding-bottom="0in" fo:padding-right="0.075in"/>
    </style:style>
    <style:style style:name="P1782" style:parent-style-name="Normal" style:family="paragraph">
      <style:paragraph-properties fo:margin-bottom="0in" fo:line-height="100%"/>
    </style:style>
    <style:style style:name="TableCell1783" style:family="table-cell">
      <style:table-cell-properties fo:border="0.0138in solid #4F81BD" style:writing-mode="lr-tb" fo:padding-top="0in" fo:padding-left="0.075in" fo:padding-bottom="0in" fo:padding-right="0.075in"/>
    </style:style>
    <style:style style:name="P1784" style:parent-style-name="Normal" style:family="paragraph">
      <style:paragraph-properties fo:margin-bottom="0in" fo:line-height="100%"/>
    </style:style>
    <style:style style:name="TableCell1785" style:family="table-cell">
      <style:table-cell-properties fo:border="0.0138in solid #4F81BD" style:writing-mode="lr-tb" fo:padding-top="0in" fo:padding-left="0.075in" fo:padding-bottom="0in" fo:padding-right="0.075in"/>
    </style:style>
    <style:style style:name="P1786" style:parent-style-name="Normal" style:family="paragraph">
      <style:paragraph-properties fo:margin-bottom="0in" fo:line-height="100%"/>
    </style:style>
    <style:style style:name="T1787" style:parent-style-name="DefaultParagraphFont" style:family="text">
      <style:text-properties fo:font-weight="bold" style:font-weight-asian="bold" style:font-weight-complex="bold"/>
    </style:style>
    <style:style style:name="P1788" style:parent-style-name="Normal" style:family="paragraph">
      <style:paragraph-properties fo:break-before="page"/>
    </style:style>
    <style:style style:name="P1789" style:parent-style-name="Normal" style:family="paragraph">
      <style:paragraph-properties fo:margin-bottom="0.1111in"/>
      <style:text-properties style:font-name="Aptos" style:font-name-asian="Aptos" style:font-name-complex="Aptos" fo:font-size="12pt" style:font-size-asian="12pt" style:font-size-complex="12pt"/>
    </style:style>
    <style:style style:name="P1790" style:parent-style-name="Normal" style:family="paragraph">
      <style:text-properties fo:font-style="italic" style:font-style-asian="italic" style:font-style-complex="italic"/>
    </style:style>
  </office:automatic-styles>
  <office:body>
    <office:text text:use-soft-page-breaks="true">
      <text:p text:style-name="P1"><text:span text:style-name="T2">VERBOTEN MEDIA VALKYRIE</text:span></text:p>
      <text:p text:style-name="P3"><text:span text:style-name="T4">We are not building “documents.” We are building<text:s/></text:span><text:span text:style-name="T5">generative cultural infrastructure</text:span><text:span text:style-name="T6">.</text:span></text:p>
      <table:table table:style-name="Table7">
        <table:table-columns>
          <table:table-column table:style-name="TableColumn8"/>
        </table:table-columns>
        <table:table-row table:style-name="TableRow9">
          <table:table-cell table:style-name="TableCell10">
            <text:p text:style-name="P11"><text:span text:style-name="T12">That requires:</text:span></text:p>
            <text:p text:style-name="P13"><text:span text:style-name="T14">OPENNESS · EXTENSIBILITY · VIRTUALIZATION · CONTAINERIZATION · FULL SYSTEM CONTROL</text:span></text:p>
            <text:p text:style-name="P15"><text:span text:style-name="T16">the ability to run anything, anywhere, in any configuration</text:span></text:p>
            <text:p text:style-name="P17"><text:span text:style-name="T18">that is Verboten Media Valkyrie.</text:span></text:p>
            <text:p text:style-name="P19"><text:span text:style-name="T20">We = participants in antagony, support and frontrunning performing the state of an art as this<text:s/></text:span><text:span text:style-name="T21">edifying</text:span><text:span text:style-name="T22"><text:s/>build; and it's related concern</text:span><text:span text:style-name="T23"><text:s/>regarding particular<text:s/></text:span><text:span text:style-name="T24">humans, animals and agents,<text:s/></text:span><text:span text:style-name="T25">epi-deterministically</text:span><text:span text:style-name="T26"><text:s/>democratized by pure energy swinging between the polarities of sacramental semantics<text:s/></text:span><text:span text:style-name="T27">+<text:s/></text:span><text:span text:style-name="T28">multituditional</text:span><text:span text:style-name="T29"><text:s/>mythology<text:s/></text:span><text:span text:style-name="T30">+<text:s/></text:span><text:span text:style-name="T31">scientific<text:s/></text:span><text:span text:style-name="T32">engineering.</text:span></text:p>
            <text:p text:style-name="P33"><text:span text:style-name="T34">Sponsored by</text:span><text:span text:style-name="T35"><text:s/>Norrotiv Cultural Agency.</text:span></text:p>
            <text:p text:style-name="P36"><text:span text:style-name="T37">Powered by</text:span><text:span text:style-name="T38"><text:s/>BigTech since embodied birth.</text:span></text:p>
            <text:p text:style-name="P39"><text:span text:style-name="T40">Post</text:span><text:span text:style-name="T41">=</text:span><text:span text:style-name="T42">humanistic condolences</text:span><text:span text:style-name="T43"><text:s/>to the consumers of ideology.</text:span></text:p>
            <text:p text:style-name="P44"><text:span text:style-name="T45">Tech is Art, Art if Life, Life is trans</text:span><text:span text:style-name="T46">/</text:span><text:span text:style-name="T47">human</text:span><text:span text:style-name="T48">/</text:span><text:span text:style-name="T49">is</text:span><text:span text:style-name="T50">/</text:span><text:span text:style-name="T51">tic</text:span><text:span text:style-name="T52">/</text:span><text:span text:style-name="T53">ally impossible yet<text:s/></text:span><text:span text:style-name="T54">post-humanistically</text:span><text:span text:style-name="T55"><text:s/>participatory and<text:s/></text:span><text:span text:style-name="T56">wholeheartedly</text:span><text:span text:style-name="T57"><text:s/></text:span><text:span text:style-name="T58">sincere</text:span><text:span text:style-name="T59"><text:s/>in the<text:s/></text:span><text:span text:style-name="T60">momentum<text:s/></text:span><text:span text:style-name="T61">for intimacy,<text:s/></text:span><text:span text:style-name="T62">dissolvement</text:span><text:span text:style-name="T63"><text:s/>of unjustified boundaries, and the interchangeable escape and reinforcement of the<text:s/></text:span><text:span text:style-name="T64">thresholds</text:span><text:span text:style-name="T65"><text:s/>that eludes our dimensions.</text:span></text:p>
          </table:table-cell>
        </table:table-row>
      </table:table>
      <text:p text:style-name="P66"/>
      <text:p text:style-name="P67"><text:span text:style-name="T68">Verboten Media</text:span></text:p>
      <text:p text:style-name="P69"><text:span text:style-name="T70">Corpus Map and SharePoint Deployment Analysis</text:span></text:p>
      <text:p text:style-name="P71"><text:span text:style-name="T72">Prepared: 8 April 2026 <text:s/>| <text:s/>Analyst: phoneDead <text:s/>| <text:s/>Gothenburg, Sweden</text:span></text:p>
      <text:p text:style-name="P73"><text:span text:style-name="T74">Classification: Editorial &amp; Structural Analysis <text:s/>| <text:s/>Corpus scope: 36 files, 2010–2026</text:span></text:p>
      <text:p text:style-name="Normal"/>
      <text:p text:style-name="P75"><text:span text:style-name="T76">“ALLT SKRIVS HÄR” — inscription on the master document.</text:span></text:p>
      <text:p text:style-name="P77"><text:span text:style-name="T78">Everything is written here. The question is where here is.</text:span></text:p>
      <text:p text:style-name="Normal"/>
      <text:h text:style-name="Heading1" text:outline-level="1"><text:span text:style-name="T79">I. What Is Verboten Media?</text:span></text:h>
      <text:h text:style-name="Heading2" text:outline-level="2"><text:span text:style-name="T80">An Inference from Artifacts</text:span></text:h>
      <text:p text:style-name="Normal">Encountering the Verboten Media corpus is not like encountering a manuscript. It is like entering a building mid-construction and being asked to determine both the floor plan and the architect's intentions from the scaffolding alone. What follows is not a summary — summaries require a finished object. This is a structural inference: a reconstruction of the project's logic from its file system, its naming conventions, its revision timestamps, and the gravitational relationships between its parts.</text:p>
      <text:p text:style-name="Normal">Verboten Media is, at its most legible layer, a creative publishing project — an imprint or umbrella identity governing a large-scale literary work. The primary artifact is a multi-perspective novel or experimental prose project structured across at least sixteen numbered chapters. These chapters follow an alternating viewpoint architecture, indicated by the prefixes M. and F. — two narrators, two lenses, two ontological positions within the same narrative substrate. The F. prefix almost certainly designates Förläggaren (the Publisher), a character who appears across the corpus not as a real-world figure but as a narrative device: a character whose function is publication, whose role is the mediation between text and world. The M. narrator remains less immediately identifiable from file names alone, though the opening chapter — titled with the Tibetan script for Bardo Thodol — positions this voice within a framework of death, transition, and liminal consciousness.</text:p>
      <text:p text:style-name="Normal">The cast is sparse but structurally loaded. Dawkin Danielson appears across the highest number of chapter files and is the most plausible candidate for protagonist or author-figure — possibly both, in the tradition of auto-fictional constructions where the writer becomes a character inside the machine they have built. Praktikanten (the Intern) and Erik appear as supporting figures, though their narrative weight relative to the whole is difficult to assess without reading the Långdokument itself. Psychosis is not a theme but a structural condition: it surfaces in keyword hits across method documents, chapter files, and the synopsis alike, suggesting it operates at the level of worldview rather than plot incident.</text:p>
      <text:h text:style-name="Heading3" text:outline-level="3"><text:span text:style-name="T81">The Långdokument as Canonical Center</text:span></text:h>
      <text:p text:style-name="Normal">The architecture of the corpus is centripetal. Individual chapter files do not stand alone — many include explicit redirect instructions in their titles: "REDIGERAS I LÅNGDOKUMENTET", "SKRIV I LÅNGDOKUMENTET". These are not notes to self; they are architectural commands. The file "y Långdokument m. 'kronologisk' text - ALLT SKRIVS HÄR" is the canonical compilation — the gravitational center around which all chapter files orbit. At 1.8 MB, it is the largest text-format file in the corpus. Its title — Long document with 'chronological' text — EVERYTHING IS WRITTEN HERE — is both description and manifesto. The scare quotes around "kronologisk" are revealing: chronology is asserted but also ironized, suggesting the text's relationship to linear time is performed rather than naïve.</text:p>
      <text:h text:style-name="Heading3" text:outline-level="3"><text:span text:style-name="T82">Method as Architecture</text:span></text:h>
      <text:p text:style-name="Normal">Perhaps the most distinctive feature of the Verboten Media corpus is that it contains its own theory. The document "Metod: Tankefigur som ontologisk design av totalprojekt" — Method: Thought-figure as ontological design of total project — is not a conventional creative brief or statement of intent. The phrase "ontological design" suggests a project that does not merely describe a world but constructs the conditions for a world to appear. The companion workshop document references "pre-rational modularity in<text:s/>mirror process" (pre-rationell modularitet i spegelprocess), a formulation that implies the creative method precedes rationality deliberately — that the modular structure of the novel is designed to mirror something back before the reader (or the writer) can fully comprehend what is being reflected.</text:p>
      <text:p text:style-name="Normal">This is not incidental theory. The method document was last modified on the same date as the workshop document (9 August 2024), and a PDF export exists — suggesting the theory was prepared for external communication. Whoever built this project wanted the scaffolding to be visible, perhaps even legible as part of the work itself.</text:p>
      <text:h text:style-name="Heading3" text:outline-level="3"><text:span text:style-name="T83">The Publishing Trajectory</text:span></text:h>
      <text:p text:style-name="Normal">The corpus is not purely inward-facing. A manuscript was prepared for Ellerström, a Swedish independent publisher, as early as 2017 — placing the project's ambition to publish at nearly a decade old. A Strategidokument modified as recently as September 2025 and a COPY FINAL DRAFT modified in August 2025 indicate active strategic and editorial cycles. The format experiment referencing Sommarprat (a Swedish Radio institution) suggests the project is testing its voice across media formats. The 420 MB audio file — verboten media dilledalle.m4a — is too large to be incidental; it represents a substantial spoken-word, performance, or podcast artifact.</text:p>
      <text:h text:style-name="Heading3" text:outline-level="3"><text:span text:style-name="T84">The Satellite Works and the Scratchpad</text:span></text:h>
      <text:p text:style-name="Normal">Orbiting the central novel are several satellite works: "lost tapes 27" (modified as recently as March 2026, suggesting active development), "Fågelskrämman" (The Scarecrow), "Hypnos 1" (two versions, late 2025), and the early legacy file "R.I.P.24" from 2010 — possibly the oldest surviving artifact of whatever impulse eventually became Verboten Media. These works may be spin-offs, études, or parallel investigations; they share keyword DNA with the main corpus but appear to maintain independent textual identities.</text:p>
      <text:p text:style-name="Normal">The Google Keep document deserves special mention. It appears in keyword hits for every search term tested. At 660 KB and last modified on 8 April 2026 — today — it functions as the project's central nervous system: a scratchpad, an idea hub, a cross-referencing engine. It is the informal twin of the Långdokument — where the Långdokument is the canonical text, the Keep document is the canonical thought-space.</text:p>
      <text:h text:style-name="Heading3" text:outline-level="3"><text:span text:style-name="T85">Assessment</text:span></text:h>
      <text:p text:style-name="Normal">Verboten Media is a sixteen-year creative project (2010–2026) operating simultaneously as novel, theory, archive, and publishing imprint. Its file system is not incidental to the work — it is the work's skeleton. Any deployment platform must preserve this dual nature: the corpus is both the raw material and the architectural drawing.</text:p>
      <text:p text:style-name="P86"/>
      <text:h text:style-name="Heading1" text:outline-level="1"><text:span text:style-name="T87">II. Corpus Map</text:span></text:h>
      <text:h text:style-name="Heading2" text:outline-level="2"><text:span text:style-name="T88">Complete File Inventory with Speculative Analysis</text:span></text:h>
      <text:p text:style-name="Normal">The following table catalogues all 36 identified files in the Verboten Media corpus. Files are grouped by functional role. The Utility Rating reflects each file's structural importance to the corpus as a whole, not its literary quality (which cannot be assessed from metadata alone).</text:p>
      <table:table table:style-name="Table89">
        <table:table-columns>
          <table:table-column table:style-name="TableColumn90"/>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s>
        <table:table-row table:style-name="TableRow97">
          <table:table-cell table:style-name="TableCell98">
            <text:p text:style-name="P99"><text:span text:style-name="T100">File Name</text:span></text:p>
          </table:table-cell>
          <table:table-cell table:style-name="TableCell101">
            <text:p text:style-name="P102"><text:span text:style-name="T103">Type</text:span></text:p>
          </table:table-cell>
          <table:table-cell table:style-name="TableCell104">
            <text:p text:style-name="P105"><text:span text:style-name="T106">Size</text:span></text:p>
          </table:table-cell>
          <table:table-cell table:style-name="TableCell107">
            <text:p text:style-name="P108"><text:span text:style-name="T109">Last Modified</text:span></text:p>
          </table:table-cell>
          <table:table-cell table:style-name="TableCell110">
            <text:p text:style-name="P111"><text:span text:style-name="T112">Keyword Hits</text:span></text:p>
          </table:table-cell>
          <table:table-cell table:style-name="TableCell113">
            <text:p text:style-name="P114"><text:span text:style-name="T115">Speculative Role / Relevance</text:span></text:p>
          </table:table-cell>
          <table:table-cell table:style-name="TableCell116">
            <text:p text:style-name="P117"><text:span text:style-name="T118">Utility</text:span></text:p>
          </table:table-cell>
        </table:table-row>
        <table:table-row table:style-name="TableRow119">
          <table:table-cell table:style-name="TableCell120">
            <text:p text:style-name="P121"><text:span text:style-name="T122">CORE VERBOTEN MEDIA</text:span></text:p>
          </table:table-cell>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
          </table:table-cell>
          <table:table-cell table:style-name="TableCell131">
            <text:p text:style-name="P132"/>
          </table:table-cell>
          <table:table-cell table:style-name="TableCell133">
            <text:p text:style-name="P134"/>
          </table:table-cell>
        </table:table-row>
        <table:table-row table:style-name="TableRow135">
          <table:table-cell table:style-name="TableCell136">
            <text:p text:style-name="P137"><text:span text:style-name="T138">MELLANRUBRIKER: Verboten Media sensommaren 2024.docx</text:span></text:p>
          </table:table-cell>
          <table:table-cell table:style-name="TableCell139">
            <text:p text:style-name="P140"><text:span text:style-name="T141">docx</text:span></text:p>
          </table:table-cell>
          <table:table-cell table:style-name="TableCell142">
            <text:p text:style-name="P143"><text:span text:style-name="T144">10 KB</text:span></text:p>
          </table:table-cell>
          <table:table-cell table:style-name="TableCell145">
            <text:p text:style-name="P146"><text:span text:style-name="T147">2024-12-16</text:span></text:p>
          </table:table-cell>
          <table:table-cell table:style-name="TableCell148">
            <text:p text:style-name="P149"><text:span text:style-name="T150">Verboten Media</text:span></text:p>
          </table:table-cell>
          <table:table-cell table:style-name="TableCell151">
            <text:p text:style-name="P152"><text:span text:style-name="T153">Structural outline — chapter subheadings and narrative architecture for the novel, revised late 2024</text:span></text:p>
          </table:table-cell>
          <table:table-cell table:style-name="TableCell154">
            <text:p text:style-name="P155"><text:span text:style-name="T156">★★★★★</text:span></text:p>
          </table:table-cell>
        </table:table-row>
        <table:table-row table:style-name="TableRow157">
          <table:table-cell table:style-name="TableCell158">
            <text:p text:style-name="P159"><text:span text:style-name="T160">Verboten Media Skrivworkshop Pre-rationell modularitet i spegelprocess.docx</text:span></text:p>
          </table:table-cell>
          <table:table-cell table:style-name="TableCell161">
            <text:p text:style-name="P162"><text:span text:style-name="T163">docx</text:span></text:p>
          </table:table-cell>
          <table:table-cell table:style-name="TableCell164">
            <text:p text:style-name="P165"><text:span text:style-name="T166">7 KB</text:span></text:p>
          </table:table-cell>
          <table:table-cell table:style-name="TableCell167">
            <text:p text:style-name="P168"><text:span text:style-name="T169">2024-08-09</text:span></text:p>
          </table:table-cell>
          <table:table-cell table:style-name="TableCell170">
            <text:p text:style-name="P171"><text:span text:style-name="T172">Verboten Media</text:span></text:p>
          </table:table-cell>
          <table:table-cell table:style-name="TableCell173">
            <text:p text:style-name="P174"><text:span text:style-name="T175">Writing workshop methodology — "pre-rational modularity in mirror process" — theoretical scaffolding for the creative method</text:span></text:p>
          </table:table-cell>
          <table:table-cell table:style-name="TableCell176">
            <text:p text:style-name="P177"><text:span text:style-name="T178">★★★★★</text:span></text:p>
          </table:table-cell>
        </table:table-row>
        <table:table-row table:style-name="TableRow179">
          <table:table-cell table:style-name="TableCell180">
            <text:p text:style-name="P181"><text:span text:style-name="T182">verboten media dilledalle.m4a</text:span></text:p>
          </table:table-cell>
          <table:table-cell table:style-name="TableCell183">
            <text:p text:style-name="P184"><text:span text:style-name="T185">m4a</text:span></text:p>
          </table:table-cell>
          <table:table-cell table:style-name="TableCell186">
            <text:p text:style-name="P187"><text:span text:style-name="T188">420 MB</text:span></text:p>
          </table:table-cell>
          <table:table-cell table:style-name="TableCell189">
            <text:p text:style-name="P190"><text:span text:style-name="T191">2022-12-29</text:span></text:p>
          </table:table-cell>
          <table:table-cell table:style-name="TableCell192">
            <text:p text:style-name="P193"><text:span text:style-name="T194">Verboten Media</text:span></text:p>
          </table:table-cell>
          <table:table-cell table:style-name="TableCell195">
            <text:p text:style-name="P196"><text:span text:style-name="T197">Audio artifact — likely a spoken-word performance, reading, or podcast-format exploration of the VM material</text:span></text:p>
          </table:table-cell>
          <table:table-cell table:style-name="TableCell198">
            <text:p text:style-name="P199"><text:span text:style-name="T200">★★★★</text:span></text:p>
          </table:table-cell>
        </table:table-row>
        <table:table-row table:style-name="TableRow201">
          <table:table-cell table:style-name="TableCell202">
            <text:p text:style-name="P203"><text:span text:style-name="T204">8. Die Verboten ___ redigeras i långdokumentet.docx</text:span></text:p>
          </table:table-cell>
          <table:table-cell table:style-name="TableCell205">
            <text:p text:style-name="P206"><text:span text:style-name="T207">docx</text:span></text:p>
          </table:table-cell>
          <table:table-cell table:style-name="TableCell208">
            <text:p text:style-name="P209"><text:span text:style-name="T210">1.2 MB</text:span></text:p>
          </table:table-cell>
          <table:table-cell table:style-name="TableCell211">
            <text:p text:style-name="P212"><text:span text:style-name="T213">2021-03-04</text:span></text:p>
          </table:table-cell>
          <table:table-cell table:style-name="TableCell214">
            <text:p text:style-name="P215"><text:span text:style-name="T216">Verboten Media; Dawkin</text:span></text:p>
          </table:table-cell>
          <table:table-cell table:style-name="TableCell217">
            <text:p text:style-name="P218"><text:span text:style-name="T219">Chapter 8 of the novel — title directly references "the forbidden"; redirects to Långdokument</text:span></text:p>
          </table:table-cell>
          <table:table-cell table:style-name="TableCell220">
            <text:p text:style-name="P221"><text:span text:style-name="T222">★★★★★</text:span></text:p>
          </table:table-cell>
        </table:table-row>
        <table:table-row table:style-name="TableRow223">
          <table:table-cell table:style-name="TableCell224">
            <text:p text:style-name="P225"><text:span text:style-name="T226">NOVEL CHAPTERS (NUMBERED)</text:span></text:p>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cell table:style-name="TableCell237">
            <text:p text:style-name="P238"/>
          </table:table-cell>
        </table:table-row>
        <table:table-row table:style-name="TableRow239">
          <table:table-cell table:style-name="TableCell240">
            <text:p text:style-name="P241"><text:span text:style-name="T242">1. M.<text:s/></text:span><text:span text:style-name="T243">བར་དོ་ཐོས་གྲོལ</text:span><text:span text:style-name="T244">.docx</text:span></text:p>
          </table:table-cell>
          <table:table-cell table:style-name="TableCell245">
            <text:p text:style-name="P246"><text:span text:style-name="T247">docx</text:span></text:p>
          </table:table-cell>
          <table:table-cell table:style-name="TableCell248">
            <text:p text:style-name="P249"><text:span text:style-name="T250">13 KB</text:span></text:p>
          </table:table-cell>
          <table:table-cell table:style-name="TableCell251">
            <text:p text:style-name="P252"><text:span text:style-name="T253">2020-08-01</text:span></text:p>
          </table:table-cell>
          <table:table-cell table:style-name="TableCell254">
            <text:p text:style-name="P255"><text:span text:style-name="T256">Länk</text:span></text:p>
          </table:table-cell>
          <table:table-cell table:style-name="TableCell257">
            <text:p text:style-name="P258"><text:span text:style-name="T259">Ch.1, M-viewpoint — Tibetan Bardo Thodol opening; establishes death/transition as the novel's ontological frame</text:span></text:p>
          </table:table-cell>
          <table:table-cell table:style-name="TableCell260">
            <text:p text:style-name="P261"><text:span text:style-name="T262">★★★★★</text:span></text:p>
          </table:table-cell>
        </table:table-row>
        <table:table-row table:style-name="TableRow263">
          <table:table-cell table:style-name="TableCell264">
            <text:p text:style-name="P265"><text:span text:style-name="T266">4. F. Subjektet börjar med ironi.docx</text:span></text:p>
          </table:table-cell>
          <table:table-cell table:style-name="TableCell267">
            <text:p text:style-name="P268"><text:span text:style-name="T269">docx</text:span></text:p>
          </table:table-cell>
          <table:table-cell table:style-name="TableCell270">
            <text:p text:style-name="P271"><text:span text:style-name="T272">19 KB</text:span></text:p>
          </table:table-cell>
          <table:table-cell table:style-name="TableCell273">
            <text:p text:style-name="P274"><text:span text:style-name="T275">2020-09-06</text:span></text:p>
          </table:table-cell>
          <table:table-cell table:style-name="TableCell276">
            <text:p text:style-name="P277"><text:span text:style-name="T278">Dawkin</text:span></text:p>
          </table:table-cell>
          <table:table-cell table:style-name="TableCell279">
            <text:p text:style-name="P280"><text:span text:style-name="T281">Ch.4, F-viewpoint — "The subject begins with irony"; meta-literary opening for the F narrator</text:span></text:p>
          </table:table-cell>
          <table:table-cell table:style-name="TableCell282">
            <text:p text:style-name="P283"><text:span text:style-name="T284">★★★★</text:span></text:p>
          </table:table-cell>
        </table:table-row>
        <table:table-row table:style-name="TableRow285">
          <table:table-cell table:style-name="TableCell286">
            <text:p text:style-name="P287"><text:span text:style-name="T288">4. F. Subjektet börjar med ironi (ny version).docx</text:span></text:p>
          </table:table-cell>
          <table:table-cell table:style-name="TableCell289">
            <text:p text:style-name="P290"><text:span text:style-name="T291">docx</text:span></text:p>
          </table:table-cell>
          <table:table-cell table:style-name="TableCell292">
            <text:p text:style-name="P293"><text:span text:style-name="T294">17 KB</text:span></text:p>
          </table:table-cell>
          <table:table-cell table:style-name="TableCell295">
            <text:p text:style-name="P296"><text:span text:style-name="T297">2020-09-06</text:span></text:p>
          </table:table-cell>
          <table:table-cell table:style-name="TableCell298">
            <text:p text:style-name="P299"><text:span text:style-name="T300">Dawkin</text:span></text:p>
          </table:table-cell>
          <table:table-cell table:style-name="TableCell301">
            <text:p text:style-name="P302"><text:span text:style-name="T303">Ch.4 revised — same-day revision suggests iterative craft refinement</text:span></text:p>
          </table:table-cell>
          <table:table-cell table:style-name="TableCell304">
            <text:p text:style-name="P305"><text:span text:style-name="T306">★★★★</text:span></text:p>
          </table:table-cell>
        </table:table-row>
        <table:table-row table:style-name="TableRow307">
          <table:table-cell table:style-name="TableCell308">
            <text:p text:style-name="P309"><text:span text:style-name="T310">5. F. Dag två i KPH.docx</text:span></text:p>
          </table:table-cell>
          <table:table-cell table:style-name="TableCell311">
            <text:p text:style-name="P312"><text:span text:style-name="T313">docx</text:span></text:p>
          </table:table-cell>
          <table:table-cell table:style-name="TableCell314">
            <text:p text:style-name="P315"><text:span text:style-name="T316">17 KB</text:span></text:p>
          </table:table-cell>
          <table:table-cell table:style-name="TableCell317">
            <text:p text:style-name="P318"><text:span text:style-name="T319">2020-07-20</text:span></text:p>
          </table:table-cell>
          <table:table-cell table:style-name="TableCell320">
            <text:p text:style-name="P321"><text:span text:style-name="T322">Dawkin</text:span></text:p>
          </table:table-cell>
          <table:table-cell table:style-name="TableCell323">
            <text:p text:style-name="P324"><text:span text:style-name="T325">Ch.5, F-viewpoint — "Day two in KPH" (likely a psychiatric ward or institutional setting)</text:span></text:p>
          </table:table-cell>
          <table:table-cell table:style-name="TableCell326">
            <text:p text:style-name="P327"><text:span text:style-name="T328">★★★★</text:span></text:p>
          </table:table-cell>
        </table:table-row>
        <table:table-row table:style-name="TableRow329">
          <table:table-cell table:style-name="TableCell330">
            <text:p text:style-name="P331"><text:span text:style-name="T332">7. M. Rymdteknikern.docx</text:span></text:p>
          </table:table-cell>
          <table:table-cell table:style-name="TableCell333">
            <text:p text:style-name="P334"><text:span text:style-name="T335">docx</text:span></text:p>
          </table:table-cell>
          <table:table-cell table:style-name="TableCell336">
            <text:p text:style-name="P337"><text:span text:style-name="T338">13 KB</text:span></text:p>
          </table:table-cell>
          <table:table-cell table:style-name="TableCell339">
            <text:p text:style-name="P340"><text:span text:style-name="T341">2020-07-18</text:span></text:p>
          </table:table-cell>
          <table:table-cell table:style-name="TableCell342">
            <text:p text:style-name="P343"><text:span text:style-name="T344">psykos</text:span></text:p>
          </table:table-cell>
          <table:table-cell table:style-name="TableCell345">
            <text:p text:style-name="P346"><text:span text:style-name="T347">Ch.7, M-viewpoint — "The Space Technician"; a character chapter, possibly sci-fi inflected or metaphorical</text:span></text:p>
          </table:table-cell>
          <table:table-cell table:style-name="TableCell348">
            <text:p text:style-name="P349"><text:span text:style-name="T350">★★★★</text:span></text:p>
          </table:table-cell>
        </table:table-row>
        <table:table-row table:style-name="TableRow351">
          <table:table-cell table:style-name="TableCell352">
            <text:p text:style-name="P353"><text:span text:style-name="T354">9. Konvergensen av tidslinjer ___ REDIGERAS I LÅNGDOKUMENTET.docx</text:span></text:p>
          </table:table-cell>
          <table:table-cell table:style-name="TableCell355">
            <text:p text:style-name="P356"><text:span text:style-name="T357">docx</text:span></text:p>
          </table:table-cell>
          <table:table-cell table:style-name="TableCell358">
            <text:p text:style-name="P359"><text:span text:style-name="T360">26 KB</text:span></text:p>
          </table:table-cell>
          <table:table-cell table:style-name="TableCell361">
            <text:p text:style-name="P362"><text:span text:style-name="T363">2021-03-04</text:span></text:p>
          </table:table-cell>
          <table:table-cell table:style-name="TableCell364">
            <text:p text:style-name="P365"><text:span text:style-name="T366">Dawkin Danielson; Tornet</text:span></text:p>
          </table:table-cell>
          <table:table-cell table:style-name="TableCell367">
            <text:p text:style-name="P368"><text:span text:style-name="T369">Ch.9 — "The Convergence of Timelines"; structural pivot point in the narrative</text:span></text:p>
          </table:table-cell>
          <table:table-cell table:style-name="TableCell370">
            <text:p text:style-name="P371"><text:span text:style-name="T372">★★★★★</text:span></text:p>
          </table:table-cell>
        </table:table-row>
        <table:table-row table:style-name="TableRow373">
          <table:table-cell table:style-name="TableCell374">
            <text:p text:style-name="P375"><text:span text:style-name="T376">10. Länka in / Kulturingenjörens karriär.docx</text:span></text:p>
          </table:table-cell>
          <table:table-cell table:style-name="TableCell377">
            <text:p text:style-name="P378"><text:span text:style-name="T379">docx</text:span></text:p>
          </table:table-cell>
          <table:table-cell table:style-name="TableCell380">
            <text:p text:style-name="P381"><text:span text:style-name="T382">16 KB</text:span></text:p>
          </table:table-cell>
          <table:table-cell table:style-name="TableCell383">
            <text:p text:style-name="P384"><text:span text:style-name="T385">2020-07-26</text:span></text:p>
          </table:table-cell>
          <table:table-cell table:style-name="TableCell386">
            <text:p text:style-name="P387"><text:span text:style-name="T388">Dawkin Danielson</text:span></text:p>
          </table:table-cell>
          <table:table-cell table:style-name="TableCell389">
            <text:p text:style-name="P390"><text:span text:style-name="T391">Ch.10 — "Link in / The Cultural Engineer's Career"; world-building chapter establishing a character's arc</text:span></text:p>
          </table:table-cell>
          <table:table-cell table:style-name="TableCell392">
            <text:p text:style-name="P393"><text:span text:style-name="T394">★★★★</text:span></text:p>
          </table:table-cell>
        </table:table-row>
        <table:table-row table:style-name="TableRow395">
          <table:table-cell table:style-name="TableCell396">
            <text:p text:style-name="P397"><text:span text:style-name="T398">12. Danska Burning Man __REDIGERAS I LÅNGDOKUMENTET.docx</text:span></text:p>
          </table:table-cell>
          <table:table-cell table:style-name="TableCell399">
            <text:p text:style-name="P400"><text:span text:style-name="T401">docx</text:span></text:p>
          </table:table-cell>
          <table:table-cell table:style-name="TableCell402">
            <text:p text:style-name="P403"><text:span text:style-name="T404">1.6 MB</text:span></text:p>
          </table:table-cell>
          <table:table-cell table:style-name="TableCell405">
            <text:p text:style-name="P406"><text:span text:style-name="T407">2021-05-10</text:span></text:p>
          </table:table-cell>
          <table:table-cell table:style-name="TableCell408">
            <text:p text:style-name="P409"><text:span text:style-name="T410">Länk</text:span></text:p>
          </table:table-cell>
          <table:table-cell table:style-name="TableCell411">
            <text:p text:style-name="P412"><text:span text:style-name="T413">Ch.12 — "Danish Burning Man"; a set-piece chapter (large file, likely image-embedded or heavily annotated)</text:span></text:p>
          </table:table-cell>
          <table:table-cell table:style-name="TableCell414">
            <text:p text:style-name="P415"><text:span text:style-name="T416">★★★★</text:span></text:p>
          </table:table-cell>
        </table:table-row>
        <table:table-row table:style-name="TableRow417">
          <table:table-cell table:style-name="TableCell418">
            <text:p text:style-name="P419"><text:span text:style-name="T420">13. Kasinokryssaren ––– SKRIV I LÅNGDOKUMENTET.docx</text:span></text:p>
          </table:table-cell>
          <table:table-cell table:style-name="TableCell421">
            <text:p text:style-name="P422"><text:span text:style-name="T423">docx</text:span></text:p>
          </table:table-cell>
          <table:table-cell table:style-name="TableCell424">
            <text:p text:style-name="P425"><text:span text:style-name="T426">1.2 MB</text:span></text:p>
          </table:table-cell>
          <table:table-cell table:style-name="TableCell427">
            <text:p text:style-name="P428"><text:span text:style-name="T429">2021-03-03</text:span></text:p>
          </table:table-cell>
          <table:table-cell table:style-name="TableCell430">
            <text:p text:style-name="P431"><text:span text:style-name="T432">Dawkin; Tornet</text:span></text:p>
          </table:table-cell>
          <table:table-cell table:style-name="TableCell433">
            <text:p text:style-name="P434"><text:span text:style-name="T435">Ch.13 — "The Casino Cruiser"; action or event chapter</text:span></text:p>
          </table:table-cell>
          <table:table-cell table:style-name="TableCell436">
            <text:p text:style-name="P437"><text:span text:style-name="T438">★★★★</text:span></text:p>
          </table:table-cell>
        </table:table-row>
        <table:table-row table:style-name="TableRow439">
          <table:table-cell table:style-name="TableCell440">
            <text:p text:style-name="P441"><text:span text:style-name="T442">15. UPPGÖRELSEN: F-f skjuter TS med kanon ___ SKRIV I LÅNGDOKUMENTET.docx</text:span></text:p>
          </table:table-cell>
          <table:table-cell table:style-name="TableCell443">
            <text:p text:style-name="P444"><text:span text:style-name="T445">docx</text:span></text:p>
          </table:table-cell>
          <table:table-cell table:style-name="TableCell446">
            <text:p text:style-name="P447"><text:span text:style-name="T448">1.1 MB</text:span></text:p>
          </table:table-cell>
          <table:table-cell table:style-name="TableCell449">
            <text:p text:style-name="P450"><text:span text:style-name="T451">2021-03-03</text:span></text:p>
          </table:table-cell>
          <table:table-cell table:style-name="TableCell452">
            <text:p text:style-name="P453"><text:span text:style-name="T454">Dawkin Danielson</text:span></text:p>
          </table:table-cell>
          <table:table-cell table:style-name="TableCell455">
            <text:p text:style-name="P456"><text:span text:style-name="T457">Ch.15 — "The Showdown: F-f shoots TS with a cannon"; climactic confrontation chapter</text:span></text:p>
          </table:table-cell>
          <table:table-cell table:style-name="TableCell458">
            <text:p text:style-name="P459"><text:span text:style-name="T460">★★★★★</text:span></text:p>
          </table:table-cell>
        </table:table-row>
        <table:table-row table:style-name="TableRow461">
          <table:table-cell table:style-name="TableCell462">
            <text:p text:style-name="P463"><text:span text:style-name="T464">16 UPPRÄTTELSEN.docx</text:span></text:p>
          </table:table-cell>
          <table:table-cell table:style-name="TableCell465">
            <text:p text:style-name="P466"><text:span text:style-name="T467">docx</text:span></text:p>
          </table:table-cell>
          <table:table-cell table:style-name="TableCell468">
            <text:p text:style-name="P469"><text:span text:style-name="T470">1.3 MB</text:span></text:p>
          </table:table-cell>
          <table:table-cell table:style-name="TableCell471">
            <text:p text:style-name="P472"><text:span text:style-name="T473">2021-09-23</text:span></text:p>
          </table:table-cell>
          <table:table-cell table:style-name="TableCell474">
            <text:p text:style-name="P475"><text:span text:style-name="T476">Dawkin Danielson</text:span></text:p>
          </table:table-cell>
          <table:table-cell table:style-name="TableCell477">
            <text:p text:style-name="P478"><text:span text:style-name="T479">Ch.16 — "The Vindication"; resolution chapter, largest single chapter file</text:span></text:p>
          </table:table-cell>
          <table:table-cell table:style-name="TableCell480">
            <text:p text:style-name="P481"><text:span text:style-name="T482">★★★★★</text:span></text:p>
          </table:table-cell>
        </table:table-row>
        <table:table-row table:style-name="TableRow483">
          <table:table-cell table:style-name="TableCell484">
            <text:p text:style-name="P485"><text:span text:style-name="T486">16. Den ironiska upprättelsen - SKRIVS I _16 UPPRÄTTELSEN_.docx</text:span></text:p>
          </table:table-cell>
          <table:table-cell table:style-name="TableCell487">
            <text:p text:style-name="P488"><text:span text:style-name="T489">docx</text:span></text:p>
          </table:table-cell>
          <table:table-cell table:style-name="TableCell490">
            <text:p text:style-name="P491"><text:span text:style-name="T492">18 KB</text:span></text:p>
          </table:table-cell>
          <table:table-cell table:style-name="TableCell493">
            <text:p text:style-name="P494"><text:span text:style-name="T495">2021-03-22</text:span></text:p>
          </table:table-cell>
          <table:table-cell table:style-name="TableCell496">
            <text:p text:style-name="P497"><text:span text:style-name="T498">Dawkin Danielson</text:span></text:p>
          </table:table-cell>
          <table:table-cell table:style-name="TableCell499">
            <text:p text:style-name="P500"><text:span text:style-name="T501">Ch.16 variant — "The Ironic Vindication"; notes or outline merging into the main Ch.16</text:span></text:p>
          </table:table-cell>
          <table:table-cell table:style-name="TableCell502">
            <text:p text:style-name="P503"><text:span text:style-name="T504">★★★★</text:span></text:p>
          </table:table-cell>
        </table:table-row>
        <table:table-row table:style-name="TableRow505">
          <table:table-cell table:style-name="TableCell506">
            <text:p text:style-name="P507"><text:span text:style-name="T508">MASTER / COMPILATION</text:span></text:p>
          </table: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
          </table:table-cell>
          <table:table-cell table:style-name="TableCell517">
            <text:p text:style-name="P518"/>
          </table:table-cell>
          <table:table-cell table:style-name="TableCell519">
            <text:p text:style-name="P520"/>
          </table:table-cell>
        </table:table-row>
        <table:table-row table:style-name="TableRow521">
          <table:table-cell table:style-name="TableCell522">
            <text:p text:style-name="P523"><text:span text:style-name="T524">y Långdokument m. 'kronologisk' text - ALLT SKRIVS HÄR.docx</text:span></text:p>
          </table:table-cell>
          <table:table-cell table:style-name="TableCell525">
            <text:p text:style-name="P526"><text:span text:style-name="T527">docx</text:span></text:p>
          </table:table-cell>
          <table:table-cell table:style-name="TableCell528">
            <text:p text:style-name="P529"><text:span text:style-name="T530">1.8 MB</text:span></text:p>
          </table:table-cell>
          <table:table-cell table:style-name="TableCell531">
            <text:p text:style-name="P532"><text:span text:style-name="T533">2022-06-08</text:span></text:p>
          </table:table-cell>
          <table:table-cell table:style-name="TableCell534">
            <text:p text:style-name="P535"><text:span text:style-name="T536">Dawkin; Länk; psykos; Tornet</text:span></text:p>
          </table:table-cell>
          <table:table-cell table:style-name="TableCell537">
            <text:p text:style-name="P538"><text:span text:style-name="T539">THE master manuscript — "Long document with 'chronological' text — EVERYTHING IS WRITTEN HERE"; the canonical text</text:span></text:p>
          </table:table-cell>
          <table:table-cell table:style-name="TableCell540">
            <text:p text:style-name="P541"><text:span text:style-name="T542">★★★★★</text:span></text:p>
          </table:table-cell>
        </table:table-row>
        <table:table-row table:style-name="TableRow543">
          <table:table-cell table:style-name="TableCell544">
            <text:p text:style-name="P545"><text:span text:style-name="T546">Jämförelse av 13. Kasinokryssaren och y Långdokument m. 'kronologisk' text.docx</text:span></text:p>
          </table:table-cell>
          <table:table-cell table:style-name="TableCell547">
            <text:p text:style-name="P548"><text:span text:style-name="T549">docx</text:span></text:p>
          </table:table-cell>
          <table:table-cell table:style-name="TableCell550">
            <text:p text:style-name="P551"><text:span text:style-name="T552">1.1 MB</text:span></text:p>
          </table:table-cell>
          <table:table-cell table:style-name="TableCell553">
            <text:p text:style-name="P554"><text:span text:style-name="T555">2021-01-07</text:span></text:p>
          </table:table-cell>
          <table:table-cell table:style-name="TableCell556">
            <text:p text:style-name="P557"><text:span text:style-name="T558">Dawkin; Länk; psykos; Tornet; Erik</text:span></text:p>
          </table:table-cell>
          <table:table-cell table:style-name="TableCell559">
            <text:p text:style-name="P560"><text:span text:style-name="T561">Comparison document — editorial cross-check between Ch.13 and the master document</text:span></text:p>
          </table:table-cell>
          <table:table-cell table:style-name="TableCell562">
            <text:p text:style-name="P563"><text:span text:style-name="T564">★★★★</text:span></text:p>
          </table:table-cell>
        </table:table-row>
        <table:table-row table:style-name="TableRow565">
          <table:table-cell table:style-name="TableCell566">
            <text:p text:style-name="P567"><text:span text:style-name="T568">METHOD / THEORY</text:span></text:p>
          </table:table-cell>
          <table:table-cell table:style-name="TableCell569">
            <text:p text:style-name="P570"/>
          </table:table-cell>
          <table:table-cell table:style-name="TableCell571">
            <text:p text:style-name="P572"/>
          </table:table-cell>
          <table:table-cell table:style-name="TableCell573">
            <text:p text:style-name="P574"/>
          </table:table-cell>
          <table:table-cell table:style-name="TableCell575">
            <text:p text:style-name="P576"/>
          </table:table-cell>
          <table:table-cell table:style-name="TableCell577">
            <text:p text:style-name="P578"/>
          </table:table-cell>
          <table:table-cell table:style-name="TableCell579">
            <text:p text:style-name="P580"/>
          </table:table-cell>
        </table:table-row>
        <table:table-row table:style-name="TableRow581">
          <table:table-cell table:style-name="TableCell582">
            <text:p text:style-name="P583"><text:span text:style-name="T584">Metod: Tankefigur som ontologisk design av totalprojekt.docx</text:span></text:p>
          </table:table-cell>
          <table:table-cell table:style-name="TableCell585">
            <text:p text:style-name="P586"><text:span text:style-name="T587">docx</text:span></text:p>
          </table:table-cell>
          <table:table-cell table:style-name="TableCell588">
            <text:p text:style-name="P589"><text:span text:style-name="T590">21 KB</text:span></text:p>
          </table:table-cell>
          <table:table-cell table:style-name="TableCell591">
            <text:p text:style-name="P592"><text:span text:style-name="T593">2024-08-09</text:span></text:p>
          </table:table-cell>
          <table:table-cell table:style-name="TableCell594">
            <text:p text:style-name="P595"><text:span text:style-name="T596">Verboten Media; Länk; psykos</text:span></text:p>
          </table:table-cell>
          <table:table-cell table:style-name="TableCell597">
            <text:p text:style-name="P598"><text:span text:style-name="T599">Ontological design document — "Thought-figure as ontological design of total project"; the theoretical spine</text:span></text:p>
          </table:table-cell>
          <table:table-cell table:style-name="TableCell600">
            <text:p text:style-name="P601"><text:span text:style-name="T602">★★★★★</text:span></text:p>
          </table:table-cell>
        </table:table-row>
        <table:table-row table:style-name="TableRow603">
          <table:table-cell table:style-name="TableCell604">
            <text:p text:style-name="P605"><text:span text:style-name="T606">Metod: Tankefigur som ontologisk design av totalprojekt (1).pdf</text:span></text:p>
          </table:table-cell>
          <table:table-cell table:style-name="TableCell607">
            <text:p text:style-name="P608"><text:span text:style-name="T609">pdf</text:span></text:p>
          </table:table-cell>
          <table:table-cell table:style-name="TableCell610">
            <text:p text:style-name="P611"><text:span text:style-name="T612">108 KB</text:span></text:p>
          </table:table-cell>
          <table:table-cell table:style-name="TableCell613">
            <text:p text:style-name="P614"><text:span text:style-name="T615">2024-08-09</text:span></text:p>
          </table:table-cell>
          <table:table-cell table:style-name="TableCell616">
            <text:p text:style-name="P617"><text:span text:style-name="T618">Länk; psykos</text:span></text:p>
          </table:table-cell>
          <table:table-cell table:style-name="TableCell619">
            <text:p text:style-name="P620"><text:span text:style-name="T621">PDF export of above — possibly for external sharing or archival</text:span></text:p>
          </table:table-cell>
          <table:table-cell table:style-name="TableCell622">
            <text:p text:style-name="P623"><text:span text:style-name="T624">★★★★</text:span></text:p>
          </table:table-cell>
        </table:table-row>
        <table:table-row table:style-name="TableRow625">
          <table:table-cell table:style-name="TableCell626">
            <text:p text:style-name="P627"><text:span text:style-name="T628">STRATEGY / EDITORIAL</text:span></text:p>
          </table:table-cell>
          <table:table-cell table:style-name="TableCell629">
            <text:p text:style-name="P630"/>
          </table:table-cell>
          <table:table-cell table:style-name="TableCell631">
            <text:p text:style-name="P632"/>
          </table:table-cell>
          <table:table-cell table:style-name="TableCell633">
            <text:p text:style-name="P634"/>
          </table:table-cell>
          <table:table-cell table:style-name="TableCell635">
            <text:p text:style-name="P636"/>
          </table:table-cell>
          <table:table-cell table:style-name="TableCell637">
            <text:p text:style-name="P638"/>
          </table:table-cell>
          <table:table-cell table:style-name="TableCell639">
            <text:p text:style-name="P640"/>
          </table:table-cell>
        </table:table-row>
        <table:table-row table:style-name="TableRow641">
          <table:table-cell table:style-name="TableCell642">
            <text:p text:style-name="P643"><text:span text:style-name="T644">Synopsis.docx</text:span></text:p>
          </table:table-cell>
          <table:table-cell table:style-name="TableCell645">
            <text:p text:style-name="P646"><text:span text:style-name="T647">docx</text:span></text:p>
          </table:table-cell>
          <table:table-cell table:style-name="TableCell648">
            <text:p text:style-name="P649"><text:span text:style-name="T650">7 KB</text:span></text:p>
          </table:table-cell>
          <table:table-cell table:style-name="TableCell651">
            <text:p text:style-name="P652"><text:span text:style-name="T653">2020-07-27</text:span></text:p>
          </table:table-cell>
          <table:table-cell table:style-name="TableCell654">
            <text:p text:style-name="P655"><text:span text:style-name="T656">psykos</text:span></text:p>
          </table:table-cell>
          <table:table-cell table:style-name="TableCell657">
            <text:p text:style-name="P658"><text:span text:style-name="T659">Project synopsis — pitch or overview document for the novel</text:span></text:p>
          </table:table-cell>
          <table:table-cell table:style-name="TableCell660">
            <text:p text:style-name="P661"><text:span text:style-name="T662">★★★★★</text:span></text:p>
          </table:table-cell>
        </table:table-row>
        <table:table-row table:style-name="TableRow663">
          <table:table-cell table:style-name="TableCell664">
            <text:p text:style-name="P665"><text:span text:style-name="T666">COPY FINAL DRAFT.docx</text:span></text:p>
          </table:table-cell>
          <table:table-cell table:style-name="TableCell667">
            <text:p text:style-name="P668"><text:span text:style-name="T669">docx</text:span></text:p>
          </table:table-cell>
          <table:table-cell table:style-name="TableCell670">
            <text:p text:style-name="P671"><text:span text:style-name="T672">16 KB</text:span></text:p>
          </table:table-cell>
          <table:table-cell table:style-name="TableCell673">
            <text:p text:style-name="P674"><text:span text:style-name="T675">2025-08-03</text:span></text:p>
          </table:table-cell>
          <table:table-cell table:style-name="TableCell676">
            <text:p text:style-name="P677"><text:span text:style-name="T678">Verboten Media</text:span></text:p>
          </table:table-cell>
          <table:table-cell table:style-name="TableCell679">
            <text:p text:style-name="P680"><text:span text:style-name="T681">Final copy draft — most recently modified strategic/editorial document (August 2025)</text:span></text:p>
          </table:table-cell>
          <table:table-cell table:style-name="TableCell682">
            <text:p text:style-name="P683"><text:span text:style-name="T684">★★★★★</text:span></text:p>
          </table:table-cell>
        </table:table-row>
        <table:table-row table:style-name="TableRow685">
          <table:table-cell table:style-name="TableCell686">
            <text:p text:style-name="P687"><text:span text:style-name="T688">Strategidokument.docx</text:span></text:p>
          </table:table-cell>
          <table:table-cell table:style-name="TableCell689">
            <text:p text:style-name="P690"><text:span text:style-name="T691">docx</text:span></text:p>
          </table:table-cell>
          <table:table-cell table:style-name="TableCell692">
            <text:p text:style-name="P693"><text:span text:style-name="T694">11 KB</text:span></text:p>
          </table:table-cell>
          <table:table-cell table:style-name="TableCell695">
            <text:p text:style-name="P696"><text:span text:style-name="T697">2025-09-04</text:span></text:p>
          </table:table-cell>
          <table:table-cell table:style-name="TableCell698">
            <text:p text:style-name="P699"><text:span text:style-name="T700">Erik</text:span></text:p>
          </table:table-cell>
          <table:table-cell table:style-name="TableCell701">
            <text:p text:style-name="P702"><text:span text:style-name="T703">Strategy document — publishing or deployment strategy, modified September 2025</text:span></text:p>
          </table:table-cell>
          <table:table-cell table:style-name="TableCell704">
            <text:p text:style-name="P705"><text:span text:style-name="T706">★★★★★</text:span></text:p>
          </table:table-cell>
        </table:table-row>
        <table:table-row table:style-name="TableRow707">
          <table:table-cell table:style-name="TableCell708">
            <text:p text:style-name="P709"><text:span text:style-name="T710">manus till ellerstrom.docx</text:span></text:p>
          </table:table-cell>
          <table:table-cell table:style-name="TableCell711">
            <text:p text:style-name="P712"><text:span text:style-name="T713">docx</text:span></text:p>
          </table:table-cell>
          <table:table-cell table:style-name="TableCell714">
            <text:p text:style-name="P715"><text:span text:style-name="T716">259 KB</text:span></text:p>
          </table:table-cell>
          <table:table-cell table:style-name="TableCell717">
            <text:p text:style-name="P718"><text:span text:style-name="T719">2017-02-15</text:span></text:p>
          </table:table-cell>
          <table:table-cell table:style-name="TableCell720">
            <text:p text:style-name="P721"><text:span text:style-name="T722">psykos; Tornet</text:span></text:p>
          </table:table-cell>
          <table:table-cell table:style-name="TableCell723">
            <text:p text:style-name="P724"><text:span text:style-name="T725">Manuscript prepared for Ellerström (Swedish indie publisher) — early submission version</text:span></text:p>
          </table:table-cell>
          <table:table-cell table:style-name="TableCell726">
            <text:p text:style-name="P727"><text:span text:style-name="T728">★★★★</text:span></text:p>
          </table:table-cell>
        </table:table-row>
        <table:table-row table:style-name="TableRow729">
          <table:table-cell table:style-name="TableCell730">
            <text:p text:style-name="P731"><text:span text:style-name="T732">SATELLITE / SPIN-OFF WORKS</text:span></text:p>
          </table:table-cell>
          <table:table-cell table:style-name="TableCell733">
            <text:p text:style-name="P734"/>
          </table:table-cell>
          <table:table-cell table:style-name="TableCell735">
            <text:p text:style-name="P736"/>
          </table:table-cell>
          <table:table-cell table:style-name="TableCell737">
            <text:p text:style-name="P738"/>
          </table:table-cell>
          <table:table-cell table:style-name="TableCell739">
            <text:p text:style-name="P740"/>
          </table:table-cell>
          <table:table-cell table:style-name="TableCell741">
            <text:p text:style-name="P742"/>
          </table:table-cell>
          <table:table-cell table:style-name="TableCell743">
            <text:p text:style-name="P744"/>
          </table:table-cell>
        </table:table-row>
        <table:table-row table:style-name="TableRow745">
          <table:table-cell table:style-name="TableCell746">
            <text:p text:style-name="P747"><text:span text:style-name="T748">lost tapes 27.docx</text:span></text:p>
          </table:table-cell>
          <table:table-cell table:style-name="TableCell749">
            <text:p text:style-name="P750"><text:span text:style-name="T751">docx</text:span></text:p>
          </table:table-cell>
          <table:table-cell table:style-name="TableCell752">
            <text:p text:style-name="P753"><text:span text:style-name="T754">1.4 MB</text:span></text:p>
          </table:table-cell>
          <table:table-cell table:style-name="TableCell755">
            <text:p text:style-name="P756"><text:span text:style-name="T757">2026-03-31</text:span></text:p>
          </table:table-cell>
          <table:table-cell table:style-name="TableCell758">
            <text:p text:style-name="P759"><text:span text:style-name="T760">Dawkin; Dawkin Danielson</text:span></text:p>
          </table:table-cell>
          <table:table-cell table:style-name="TableCell761">
            <text:p text:style-name="P762"><text:span text:style-name="T763">"Lost Tapes 27" — satellite text or parallel narrative; very recently modified (March 2026), two copies exist</text:span></text:p>
          </table:table-cell>
          <table:table-cell table:style-name="TableCell764">
            <text:p text:style-name="P765"><text:span text:style-name="T766">★★★★</text:span></text:p>
          </table:table-cell>
        </table:table-row>
        <table:table-row table:style-name="TableRow767">
          <table:table-cell table:style-name="TableCell768">
            <text:p text:style-name="P769"><text:span text:style-name="T770">hypnos1.txt</text:span></text:p>
          </table:table-cell>
          <table:table-cell table:style-name="TableCell771">
            <text:p text:style-name="P772"><text:span text:style-name="T773">txt</text:span></text:p>
          </table:table-cell>
          <table:table-cell table:style-name="TableCell774">
            <text:p text:style-name="P775"><text:span text:style-name="T776">9–11 KB</text:span></text:p>
          </table:table-cell>
          <table:table-cell table:style-name="TableCell777">
            <text:p text:style-name="P778"><text:span text:style-name="T779">2025-10-31 / 2025-11-08</text:span></text:p>
          </table:table-cell>
          <table:table-cell table:style-name="TableCell780">
            <text:p text:style-name="P781"><text:span text:style-name="T782">psykos</text:span></text:p>
          </table:table-cell>
          <table:table-cell table:style-name="TableCell783">
            <text:p text:style-name="P784"><text:span text:style-name="T785">"Hypnos 1" — experimental text, two versions; likely a standalone piece or VM spin-off exploring sleep/unconscious themes</text:span></text:p>
          </table:table-cell>
          <table:table-cell table:style-name="TableCell786">
            <text:p text:style-name="P787"><text:span text:style-name="T788">★★★★</text:span></text:p>
          </table:table-cell>
        </table:table-row>
        <table:table-row table:style-name="TableRow789">
          <table:table-cell table:style-name="TableCell790">
            <text:p text:style-name="P791"><text:span text:style-name="T792">Fågelskrämman.pdf</text:span></text:p>
          </table:table-cell>
          <table:table-cell table:style-name="TableCell793">
            <text:p text:style-name="P794"><text:span text:style-name="T795">pdf</text:span></text:p>
          </table:table-cell>
          <table:table-cell table:style-name="TableCell796">
            <text:p text:style-name="P797"><text:span text:style-name="T798">185 KB</text:span></text:p>
          </table:table-cell>
          <table:table-cell table:style-name="TableCell799">
            <text:p text:style-name="P800"><text:span text:style-name="T801">2024-10-07</text:span></text:p>
          </table:table-cell>
          <table:table-cell table:style-name="TableCell802">
            <text:p text:style-name="P803"><text:span text:style-name="T804">Verboten Media; Länk</text:span></text:p>
          </table:table-cell>
          <table:table-cell table:style-name="TableCell805">
            <text:p text:style-name="P806"><text:span text:style-name="T807">"The Scarecrow" — a standalone piece, possibly a short story or visual text</text:span></text:p>
          </table:table-cell>
          <table:table-cell table:style-name="TableCell808">
            <text:p text:style-name="P809"><text:span text:style-name="T810">★★★</text:span></text:p>
          </table:table-cell>
        </table:table-row>
        <table:table-row table:style-name="TableRow811">
          <table:table-cell table:style-name="TableCell812">
            <text:p text:style-name="P813"><text:span text:style-name="T814">kul format att anvanda for fake sommarprat.docx</text:span></text:p>
          </table:table-cell>
          <table:table-cell table:style-name="TableCell815">
            <text:p text:style-name="P816"><text:span text:style-name="T817">docx</text:span></text:p>
          </table:table-cell>
          <table:table-cell table:style-name="TableCell818">
            <text:p text:style-name="P819"><text:span text:style-name="T820">9 KB</text:span></text:p>
          </table:table-cell>
          <table:table-cell table:style-name="TableCell821">
            <text:p text:style-name="P822"><text:span text:style-name="T823">2024-07-12</text:span></text:p>
          </table:table-cell>
          <table:table-cell table:style-name="TableCell824">
            <text:p text:style-name="P825"><text:span text:style-name="T826">Tornet</text:span></text:p>
          </table:table-cell>
          <table:table-cell table:style-name="TableCell827">
            <text:p text:style-name="P828"><text:span text:style-name="T829">Format experiment — "fun format to use for fake Sommarprat" (satirical radio monologue format)</text:span></text:p>
          </table:table-cell>
          <table:table-cell table:style-name="TableCell830">
            <text:p text:style-name="P831"><text:span text:style-name="T832">★★★★</text:span></text:p>
          </table:table-cell>
        </table:table-row>
        <table:table-row table:style-name="TableRow833">
          <table:table-cell table:style-name="TableCell834">
            <text:p text:style-name="P835"><text:span text:style-name="T836">R.I.P.24.doc</text:span></text:p>
          </table:table-cell>
          <table:table-cell table:style-name="TableCell837">
            <text:p text:style-name="P838"><text:span text:style-name="T839">doc</text:span></text:p>
          </table:table-cell>
          <table:table-cell table:style-name="TableCell840">
            <text:p text:style-name="P841"><text:span text:style-name="T842">139 KB</text:span></text:p>
          </table:table-cell>
          <table:table-cell table:style-name="TableCell843">
            <text:p text:style-name="P844"><text:span text:style-name="T845">2010-09-20</text:span></text:p>
          </table:table-cell>
          <table:table-cell table:style-name="TableCell846">
            <text:p text:style-name="P847"><text:span text:style-name="T848">Tornet</text:span></text:p>
          </table:table-cell>
          <table:table-cell table:style-name="TableCell849">
            <text:p text:style-name="P850"><text:span text:style-name="T851">Very early file (2010) — legacy text, possibly a precursor or archived piece</text:span></text:p>
          </table:table-cell>
          <table:table-cell table:style-name="TableCell852">
            <text:p text:style-name="P853"><text:span text:style-name="T854">★★★</text:span></text:p>
          </table:table-cell>
        </table:table-row>
        <table:table-row table:style-name="TableRow855">
          <table:table-cell table:style-name="TableCell856">
            <text:p text:style-name="P857"><text:span text:style-name="T858">REFERENCE / HUB DOCUMENTS</text:span></text:p>
          </table:table-cell>
          <table:table-cell table:style-name="TableCell859">
            <text:p text:style-name="P860"/>
          </table:table-cell>
          <table:table-cell table:style-name="TableCell861">
            <text:p text:style-name="P862"/>
          </table:table-cell>
          <table:table-cell table:style-name="TableCell863">
            <text:p text:style-name="P864"/>
          </table:table-cell>
          <table:table-cell table:style-name="TableCell865">
            <text:p text:style-name="P866"/>
          </table:table-cell>
          <table:table-cell table:style-name="TableCell867">
            <text:p text:style-name="P868"/>
          </table:table-cell>
          <table:table-cell table:style-name="TableCell869">
            <text:p text:style-name="P870"/>
          </table:table-cell>
        </table:table-row>
        <table:table-row table:style-name="TableRow871">
          <table:table-cell table:style-name="TableCell872">
            <text:p text:style-name="P873"><text:span text:style-name="T874">Google Keep-dokument (1).docx</text:span></text:p>
          </table:table-cell>
          <table:table-cell table:style-name="TableCell875">
            <text:p text:style-name="P876"><text:span text:style-name="T877">docx</text:span></text:p>
          </table:table-cell>
          <table:table-cell table:style-name="TableCell878">
            <text:p text:style-name="P879"><text:span text:style-name="T880">660 KB</text:span></text:p>
          </table:table-cell>
          <table:table-cell table:style-name="TableCell881">
            <text:p text:style-name="P882"><text:span text:style-name="T883">2026-04-08</text:span></text:p>
          </table:table-cell>
          <table:table-cell table:style-name="TableCell884">
            <text:p text:style-name="P885"><text:span text:style-name="T886">ALL KEYWORDS</text:span></text:p>
          </table:table-cell>
          <table:table-cell table:style-name="TableCell887">
            <text:p text:style-name="P888"><text:span text:style-name="T889">Central notes hub — appears in every keyword sweep; exported Google Keep scratchpad containing cross-references, ideas, fragments for the entire VM universe</text:span></text:p>
          </table:table-cell>
          <table:table-cell table:style-name="TableCell890">
            <text:p text:style-name="P891"><text:span text:style-name="T892">★★★★★</text:span></text:p>
          </table:table-cell>
        </table:table-row>
        <table:table-row table:style-name="TableRow893">
          <table:table-cell table:style-name="TableCell894">
            <text:p text:style-name="P895"><text:span text:style-name="T896">ARTIKELUPPSLAG.txt</text:span></text:p>
          </table:table-cell>
          <table:table-cell table:style-name="TableCell897">
            <text:p text:style-name="P898"><text:span text:style-name="T899">txt</text:span></text:p>
          </table:table-cell>
          <table:table-cell table:style-name="TableCell900">
            <text:p text:style-name="P901"><text:span text:style-name="T902">83 KB</text:span></text:p>
          </table:table-cell>
          <table:table-cell table:style-name="TableCell903">
            <text:p text:style-name="P904"><text:span text:style-name="T905">2026-01-05</text:span></text:p>
          </table:table-cell>
          <table:table-cell table:style-name="TableCell906">
            <text:p text:style-name="P907"><text:span text:style-name="T908">Verboten Media</text:span></text:p>
          </table:table-cell>
          <table:table-cell table:style-name="TableCell909">
            <text:p text:style-name="P910"><text:span text:style-name="T911">Article pitches / essay ideas — possibly journalism or essay material adjacent to VM</text:span></text:p>
          </table:table-cell>
          <table:table-cell table:style-name="TableCell912">
            <text:p text:style-name="P913"><text:span text:style-name="T914">★★★★</text:span></text:p>
          </table:table-cell>
        </table:table-row>
        <table:table-row table:style-name="TableRow915">
          <table:table-cell table:style-name="TableCell916">
            <text:p text:style-name="P917"><text:span text:style-name="T918">Länkstuga 1.docx</text:span></text:p>
          </table:table-cell>
          <table:table-cell table:style-name="TableCell919">
            <text:p text:style-name="P920"><text:span text:style-name="T921">docx</text:span></text:p>
          </table:table-cell>
          <table:table-cell table:style-name="TableCell922">
            <text:p text:style-name="P923"><text:span text:style-name="T924">251 KB</text:span></text:p>
          </table:table-cell>
          <table:table-cell table:style-name="TableCell925">
            <text:p text:style-name="P926"><text:span text:style-name="T927">2024-08-07</text:span></text:p>
          </table:table-cell>
          <table:table-cell table:style-name="TableCell928">
            <text:p text:style-name="P929"><text:span text:style-name="T930">Länk; psykos</text:span></text:p>
          </table:table-cell>
          <table:table-cell table:style-name="TableCell931">
            <text:p text:style-name="P932"><text:span text:style-name="T933">"Link cabin 1" — a linking/bridging document; connects fragments or chapters thematically</text:span></text:p>
          </table:table-cell>
          <table:table-cell table:style-name="TableCell934">
            <text:p text:style-name="P935"><text:span text:style-name="T936">★★★★</text:span></text:p>
          </table:table-cell>
        </table:table-row>
        <table:table-row table:style-name="TableRow937">
          <table:table-cell table:style-name="TableCell938">
            <text:p text:style-name="P939"><text:span text:style-name="T940">stride artefact.txt</text:span></text:p>
          </table:table-cell>
          <table:table-cell table:style-name="TableCell941">
            <text:p text:style-name="P942"><text:span text:style-name="T943">txt</text:span></text:p>
          </table:table-cell>
          <table:table-cell table:style-name="TableCell944">
            <text:p text:style-name="P945"><text:span text:style-name="T946">25 KB</text:span></text:p>
          </table:table-cell>
          <table:table-cell table:style-name="TableCell947">
            <text:p text:style-name="P948"><text:span text:style-name="T949">2026-04-08</text:span></text:p>
          </table:table-cell>
          <table:table-cell table:style-name="TableCell950">
            <text:p text:style-name="P951"><text:span text:style-name="T952">Verboten Media; Erik</text:span></text:p>
          </table:table-cell>
          <table:table-cell table:style-name="TableCell953">
            <text:p text:style-name="P954"><text:span text:style-name="T955">Stride artefact — very recently modified; likely a working document or process artifact</text:span></text:p>
          </table:table-cell>
          <table:table-cell table:style-name="TableCell956">
            <text:p text:style-name="P957"><text:span text:style-name="T958">★★★★</text:span></text:p>
          </table:table-cell>
        </table:table-row>
        <table:table-row table:style-name="TableRow959">
          <table:table-cell table:style-name="TableCell960">
            <text:p text:style-name="P961"><text:span text:style-name="T962">manual.docx</text:span></text:p>
          </table:table-cell>
          <table:table-cell table:style-name="TableCell963">
            <text:p text:style-name="P964"><text:span text:style-name="T965">docx</text:span></text:p>
          </table:table-cell>
          <table:table-cell table:style-name="TableCell966">
            <text:p text:style-name="P967"><text:span text:style-name="T968">8 KB</text:span></text:p>
          </table:table-cell>
          <table:table-cell table:style-name="TableCell969">
            <text:p text:style-name="P970"><text:span text:style-name="T971">2022-08-21</text:span></text:p>
          </table:table-cell>
          <table:table-cell table:style-name="TableCell972">
            <text:p text:style-name="P973"><text:span text:style-name="T974">Länk</text:span></text:p>
          </table:table-cell>
          <table:table-cell table:style-name="TableCell975">
            <text:p text:style-name="P976"><text:span text:style-name="T977">Manual — possibly a reader's guide, style guide, or process manual for the VM project</text:span></text:p>
          </table:table-cell>
          <table:table-cell table:style-name="TableCell978">
            <text:p text:style-name="P979"><text:span text:style-name="T980">★★★</text:span></text:p>
          </table:table-cell>
        </table:table-row>
        <table:table-row table:style-name="TableRow981">
          <table:table-cell table:style-name="TableCell982">
            <text:p text:style-name="P983"><text:span text:style-name="T984">notestack, analogue - 2015.pdf</text:span></text:p>
          </table:table-cell>
          <table:table-cell table:style-name="TableCell985">
            <text:p text:style-name="P986"><text:span text:style-name="T987">pdf</text:span></text:p>
          </table:table-cell>
          <table:table-cell table:style-name="TableCell988">
            <text:p text:style-name="P989"><text:span text:style-name="T990">416 KB</text:span></text:p>
          </table:table-cell>
          <table:table-cell table:style-name="TableCell991">
            <text:p text:style-name="P992"><text:span text:style-name="T993">2024-10-07</text:span></text:p>
          </table:table-cell>
          <table:table-cell table:style-name="TableCell994">
            <text:p text:style-name="P995"><text:span text:style-name="T996">Verboten Media; psykos; Tornet</text:span></text:p>
          </table:table-cell>
          <table:table-cell table:style-name="TableCell997">
            <text:p text:style-name="P998"><text:span text:style-name="T999">Scanned analogue notes from 2015 — historical ideation layer, physical notebook material</text:span></text:p>
          </table:table-cell>
          <table:table-cell table:style-name="TableCell1000">
            <text:p text:style-name="P1001"><text:span text:style-name="T1002">★★★★</text:span></text:p>
          </table:table-cell>
        </table:table-row>
        <table:table-row table:style-name="TableRow1003">
          <table:table-cell table:style-name="TableCell1004">
            <text:p text:style-name="P1005"><text:span text:style-name="T1006">qRandom rants.docx</text:span></text:p>
          </table:table-cell>
          <table:table-cell table:style-name="TableCell1007">
            <text:p text:style-name="P1008"><text:span text:style-name="T1009">docx</text:span></text:p>
          </table:table-cell>
          <table:table-cell table:style-name="TableCell1010">
            <text:p text:style-name="P1011"><text:span text:style-name="T1012">15 KB</text:span></text:p>
          </table:table-cell>
          <table:table-cell table:style-name="TableCell1013">
            <text:p text:style-name="P1014"><text:span text:style-name="T1015">2020-06-09</text:span></text:p>
          </table:table-cell>
          <table:table-cell table:style-name="TableCell1016">
            <text:p text:style-name="P1017"><text:span text:style-name="T1018">Länk</text:span></text:p>
          </table:table-cell>
          <table:table-cell table:style-name="TableCell1019">
            <text:p text:style-name="P1020"><text:span text:style-name="T1021">Freeform text — possibly raw material or voice exercises feeding into VM</text:span></text:p>
          </table:table-cell>
          <table:table-cell table:style-name="TableCell1022">
            <text:p text:style-name="P1023"><text:span text:style-name="T1024">★★★</text:span></text:p>
          </table:table-cell>
        </table:table-row>
      </table:table>
      <text:p text:style-name="Normal"/>
      <text:h text:style-name="Heading3" text:outline-level="3"><text:span text:style-name="T1025">Corpus Statistics</text:span></text:h>
      <text:p text:style-name="Normal">36 files spanning 16 years (2010–2026). Total estimated corpus size: ~430 MB (dominated by the audio file). Dominant format: .docx (27 files). Five-star utility files: 14. Active files modified in 2025–2026: 8. The project is alive.</text:p>
      <text:p text:style-name="P1026"/>
      <text:h text:style-name="Heading1" text:outline-level="1"><text:span text:style-name="T1027">III. SharePoint Deployment</text:span></text:h>
      <text:h text:style-name="Heading2" text:outline-level="2"><text:span text:style-name="T1028">Three Architectures for Three Intentions</text:span></text:h>
      <text:p text:style-name="Normal">The question is not whether to deploy the Verboten Media corpus to SharePoint. The question is which version of the project should the site embody. Below are three distinct deployment models, each mapping the same corpus to a different structural intention. They are not ranked — they serve different futures for the work.</text:p>
      <text:p text:style-name="Normal"/>
      <text:h text:style-name="Heading2" text:outline-level="2"><text:span text:style-name="T1029">Option A: "The Archive"</text:span></text:h>
      <text:h text:style-name="Heading3" text:outline-level="3"><text:span text:style-name="T1030">Deep Corpus Portal</text:span></text:h>
      <table:table table:style-name="Table1031">
        <table:table-columns>
          <table:table-column table:style-name="TableColumn1032"/>
          <table:table-column table:style-name="TableColumn1033"/>
        </table:table-columns>
        <table:table-row table:style-name="TableRow1034">
          <table:table-cell table:style-name="TableCell1035">
            <text:p text:style-name="P1036"><text:span text:style-name="T1037">Parameter</text:span></text:p>
          </table:table-cell>
          <table:table-cell table:style-name="TableCell1038">
            <text:p text:style-name="P1039"><text:span text:style-name="T1040">Specification</text:span></text:p>
          </table:table-cell>
        </table:table-row>
        <table:table-row table:style-name="TableRow1041">
          <table:table-cell table:style-name="TableCell1042">
            <text:p text:style-name="P1043"><text:span text:style-name="T1044">SharePoint Template</text:span></text:p>
          </table:table-cell>
          <table:table-cell table:style-name="TableCell1045">
            <text:p text:style-name="P1046"><text:span text:style-name="T1047">Communication Site — Blank template</text:span></text:p>
          </table:table-cell>
        </table:table-row>
        <table:table-row table:style-name="TableRow1048">
          <table:table-cell table:style-name="TableCell1049">
            <text:p text:style-name="P1050"><text:span text:style-name="T1051">Orientation</text:span></text:p>
          </table:table-cell>
          <table:table-cell table:style-name="TableCell1052">
            <text:p text:style-name="P1053"><text:span text:style-name="T1054">Internal-facing. Archival and navigational. Shareable with collaborators, editors, or a publisher on invitation.</text:span></text:p>
          </table:table-cell>
        </table:table-row>
        <table:table-row table:style-name="TableRow1055">
          <table:table-cell table:style-name="TableCell1056">
            <text:p text:style-name="P1057"><text:span text:style-name="T1058">Governing Metaphor</text:span></text:p>
          </table:table-cell>
          <table:table-cell table:style-name="TableCell1059">
            <text:p text:style-name="P1060"><text:span text:style-name="T1061">The corpus as building — rooms, corridors, and a card catalogue.</text:span></text:p>
          </table:table-cell>
        </table:table-row>
      </table:table>
      <text:p text:style-name="Normal"/>
      <text:p text:style-name="Normal"><text:span text:style-name="T1062">Architecture:</text:span></text:p>
      <text:list text:style-name="LFO20" text:continue-numbering="true">
        <text:list-item>
          <text:p text:style-name="ListBullet">Home page: Visual timeline of the project (2010–2026) as the primary navigation paradigm. Each node on the timeline links to files from that period. The timeline is the first thing a visitor encounters — it communicates scope and duration before content.</text:p>
        </text:list-item>
        <text:list-item>
          <text:p text:style-name="ListBullet">Navigation structure: Chapters (with M./F. viewpoint toggle or filter), Method &amp; Theory, Audio, Strategy &amp; Editorial, Satellite Works, Scratchpad/Notes.</text:p>
        </text:list-item>
        <text:list-item>
          <text:p text:style-name="ListBullet">Chapter pages: Each chapter gets a dedicated page with an embedded document viewer, editorial notes field, and metadata sidebar (viewpoint, status, keyword density, redirect target).</text:p>
        </text:list-item>
        <text:list-item>
          <text:p text:style-name="ListBullet">Connections page: A relationship map — rendered as a structured table — showing links between characters, themes, recurring keywords, and cross-file references.</text:p>
        </text:list-item>
        <text:list-item>
          <text:p text:style-name="ListBullet">Document library: Full corpus with custom metadata columns: Viewpoint (M/F/N/A), Chapter Number, Status (Draft / Redirect / Active / Archived), Keyword Tags, Last Modified, File Group.</text:p>
        </text:list-item>
        <text:list-item>
          <text:p text:style-name="ListBullet">Web Parts: Document library, Hero (for timeline header), Quick links, Highlighted content (auto-surfacing by metadata), Embed (for audio), Text.</text:p>
        </text:list-item>
      </text:list>
      <text:p text:style-name="Normal"/>
      <text:p text:style-name="Normal"><text:span text:style-name="T1063">Why it fits:<text:s/></text:span>Verboten Media is a corpus-first project. The archive is not a container for the work — the archive is the creative infrastructure. This format treats the SharePoint site as the ontological design surface described in the Metod document. It makes the scaffolding navigable. It turns file management into literary architecture.</text:p>
      <text:p text:style-name="Normal"><text:span text:style-name="T1064">Deployment effort:<text:s/></text:span>Medium-high. Requires metadata tagging for all 36 files, page creation per chapter (12–16 pages), and the Connections map table. Estimated: 2–3 days of focused setup. No custom development required — all achievable with native SharePoint web parts and list columns.</text:p>
      <text:p text:style-name="Normal"/>
      <text:h text:style-name="Heading2" text:outline-level="2"><text:span text:style-name="T1065">Option B: "The Imprint"</text:span></text:h>
      <text:h text:style-name="Heading3" text:outline-level="3"><text:span text:style-name="T1066">Public-Facing Literary Brand Site</text:span></text:h>
      <table:table table:style-name="Table1067">
        <table:table-columns>
          <table:table-column table:style-name="TableColumn1068"/>
          <table:table-column table:style-name="TableColumn1069"/>
        </table:table-columns>
        <table:table-row table:style-name="TableRow1070">
          <table:table-cell table:style-name="TableCell1071">
            <text:p text:style-name="P1072"><text:span text:style-name="T1073">Parameter</text:span></text:p>
          </table:table-cell>
          <table:table-cell table:style-name="TableCell1074">
            <text:p text:style-name="P1075"><text:span text:style-name="T1076">Specification</text:span></text:p>
          </table:table-cell>
        </table:table-row>
        <table:table-row table:style-name="TableRow1077">
          <table:table-cell table:style-name="TableCell1078">
            <text:p text:style-name="P1079"><text:span text:style-name="T1080">SharePoint Template</text:span></text:p>
          </table:table-cell>
          <table:table-cell table:style-name="TableCell1081">
            <text:p text:style-name="P1082"><text:span text:style-name="T1083">Communication Site — Showcase or Topic template</text:span></text:p>
          </table:table-cell>
        </table:table-row>
        <table:table-row table:style-name="TableRow1084">
          <table:table-cell table:style-name="TableCell1085">
            <text:p text:style-name="P1086"><text:span text:style-name="T1087">Orientation</text:span></text:p>
          </table:table-cell>
          <table:table-cell table:style-name="TableCell1088">
            <text:p text:style-name="P1089"><text:span text:style-name="T1090">External-facing. Publishing presence. The version you link from social media, send to publishers, or use as a portfolio.</text:span></text:p>
          </table:table-cell>
        </table:table-row>
        <table:table-row table:style-name="TableRow1091">
          <table:table-cell table:style-name="TableCell1092">
            <text:p text:style-name="P1093"><text:span text:style-name="T1094">Governing Metaphor</text:span></text:p>
          </table:table-cell>
          <table:table-cell table:style-name="TableCell1095">
            <text:p text:style-name="P1096"><text:span text:style-name="T1097">The imprint as storefront — curated, cinematic, typographic.</text:span></text:p>
          </table:table-cell>
        </table:table-row>
      </table:table>
      <text:p text:style-name="Normal"/>
      <text:p text:style-name="Normal"><text:span text:style-name="T1098">Architecture:</text:span></text:p>
      <text:list text:style-name="LFO20" text:continue-numbering="true">
        <text:list-item>
          <text:p text:style-name="ListBullet">Landing page: Full-width Hero section — dark, typographic, minimal. The words "Verboten Media" and a single line from the work. No stock photography. No corporate energy. Let the text carry the design.</text:p>
        </text:list-item>
        <text:list-item>
          <text:p text:style-name="ListBullet">"About" section: What is Verboten Media? The project, the method, the characters. Written as literary essay, not corporate copy. Draws from the Synopsis and the Metod document.</text:p>
        </text:list-item>
        <text:list-item>
          <text:p text:style-name="ListBullet">"Read" section: Serialized excerpts or selected chapters published as SharePoint news posts. Each chapter becomes a "news article" with rich formatting. The M./F. alternation becomes a publishing rhythm — readers experience the dual narration as a feed.</text:p>
        </text:list-item>
        <text:list-item>
          <text:p text:style-name="ListBullet">"Listen" section: Embedded audio player for dilledalle.m4a and any future audio artifacts. Audio positioned as a first-class element, not an afterthought.</text:p>
        </text:list-item>
        <text:list-item>
          <text:p text:style-name="ListBullet">"Method" section: The Tankefigur document presented as an essay — not hidden in a document library but surfaced as readable content. This is a differentiator: most literary projects do not publish their ontological design documents. Verboten Media should.</text:p>
        </text:list-item>
        <text:list-item>
          <text:p text:style-name="ListBullet">"Contact / Pitch" page: For publisher inquiries, collaboration proposals, or press. Clean, minimal — a form or contact details.</text:p>
        </text:list-item>
        <text:list-item>
          <text:p text:style-name="ListBullet">Web Parts: Hero (full-width), News, Text, Embed (audio), Image gallery, Call to action, People.</text:p>
        </text:list-item>
      </text:list>
      <text:p text:style-name="Normal"/>
      <text:p text:style-name="Normal"><text:span text:style-name="T1099">Why it fits:<text:s/></text:span>Verboten Media has both the depth and the aesthetic identity to function as a literary brand. The Sommarprat format experiment and the Ellerström submission demonstrate intent to publish outward. SharePoint's Communication Site provides a no-code, polished, responsive site that lives inside the Microsoft ecosystem the corpus already inhabits. The content exists — this is primarily a curation and layout task, not a content creation task.</text:p>
      <text:p text:style-name="Normal"><text:span text:style-name="T1100">Deployment effort:<text:s/></text:span>Medium. 1–2 days. Select 3–5 chapters for initial serialization, adapt the Synopsis and Metod documents for web presentation, configure the Hero and News web parts. The heaviest lift is editorial: choosing what to reveal and what to hold back.</text:p>
      <text:p text:style-name="Normal"/>
      <text:h text:style-name="Heading2" text:outline-level="2"><text:span text:style-name="T1101">Option C: "The Workshop"</text:span></text:h>
      <text:h text:style-name="Heading3" text:outline-level="3"><text:span text:style-name="T1102">Living Creative Process Site</text:span></text:h>
      <table:table table:style-name="Table1103">
        <table:table-columns>
          <table:table-column table:style-name="TableColumn1104"/>
          <table:table-column table:style-name="TableColumn1105"/>
        </table:table-columns>
        <table:table-row table:style-name="TableRow1106">
          <table:table-cell table:style-name="TableCell1107">
            <text:p text:style-name="P1108"><text:span text:style-name="T1109">Parameter</text:span></text:p>
          </table:table-cell>
          <table:table-cell table:style-name="TableCell1110">
            <text:p text:style-name="P1111"><text:span text:style-name="T1112">Specification</text:span></text:p>
          </table:table-cell>
        </table:table-row>
        <table:table-row table:style-name="TableRow1113">
          <table:table-cell table:style-name="TableCell1114">
            <text:p text:style-name="P1115"><text:span text:style-name="T1116">SharePoint Template</text:span></text:p>
          </table:table-cell>
          <table:table-cell table:style-name="TableCell1117">
            <text:p text:style-name="P1118"><text:span text:style-name="T1119">Communication Site with linked Team Site document libraries</text:span></text:p>
          </table:table-cell>
        </table:table-row>
        <table:table-row table:style-name="TableRow1120">
          <table:table-cell table:style-name="TableCell1121">
            <text:p text:style-name="P1122"><text:span text:style-name="T1123">Orientation</text:span></text:p>
          </table:table-cell>
          <table:table-cell table:style-name="TableCell1124">
            <text:p text:style-name="P1125"><text:span text:style-name="T1126">Hybrid: part public, part working surface. Transparent creative process visible to readers and collaborators.</text:span></text:p>
          </table:table-cell>
        </table:table-row>
        <table:table-row table:style-name="TableRow1127">
          <table:table-cell table:style-name="TableCell1128">
            <text:p text:style-name="P1129"><text:span text:style-name="T1130">Governing Metaphor</text:span></text:p>
          </table:table-cell>
          <table:table-cell table:style-name="TableCell1131">
            <text:p text:style-name="P1132"><text:span text:style-name="T1133">The workshop as glass-walled studio — the making is the showing.</text:span></text:p>
          </table:table-cell>
        </table:table-row>
      </table:table>
      <text:p text:style-name="Normal"/>
      <text:p text:style-name="Normal"><text:span text:style-name="T1134">Architecture:</text:span></text:p>
      <text:list text:style-name="LFO20" text:continue-numbering="true">
        <text:list-item>
          <text:p text:style-name="ListBullet">Home page as dashboard: Shows recent activity — last-modified chapters, new notes, audio uploads. The site's front door is a living feed, not a static landing page. Visitors see the project breathing.</text:p>
        </text:list-item>
        <text:list-item>
          <text:p text:style-name="ListBullet">"Process" section: The Tankefigur method, the Skrivworkshop document, the Mellanrubriker — all presented as living process artifacts, not polished essays. Version history visible. Revision dates displayed. The roughness is the point.</text:p>
        </text:list-item>
        <text:list-item>
          <text:p text:style-name="ListBullet">"Chapters" section: A serialized blog-like feed where chapters are published as they reach a certain state. Visible revision history. Readers can see when a chapter was last touched and how many iterations it has undergone. The M./F. structure becomes a rhythmic publishing pattern.</text:p>
        </text:list-item>
        <text:list-item>
          <text:p text:style-name="ListBullet">"Scratchpad" section: Curated selections from the Google Keep hub and ARTIKELUPPSLAG — making the ideation layer visible. Not everything, but enough to show the substrate from which the novel grows.</text:p>
        </text:list-item>
        <text:list-item>
          <text:p text:style-name="ListBullet">"Satellite" section: Lost Tapes, Hypnos, Fågelskrämman — the spin-offs and experiments. Presented without hierarchy, as orbiting bodies.</text:p>
        </text:list-item>
        <text:list-item>
          <text:p text:style-name="ListBullet">Private document library: Team Site integration for drafts and working files, accessible only to named collaborators. The division between public and private layers mirrors the novel's own structure of revealed and concealed narration.</text:p>
        </text:list-item>
        <text:list-item>
          <text:p text:style-name="ListBullet">Web Parts: Highlighted content (auto-surfacing recently modified files), News, Document library (filtered views), Quick links, Embed, Board view (for project tracking via Planner integration).</text:p>
        </text:list-item>
      </text:list>
      <text:p text:style-name="Normal"/>
      <text:p text:style-name="Normal"><text:span text:style-name="T1135">Why it fits:<text:s/></text:span>The Verboten Media corpus is inherently process-oriented. The method documents, the numbered-chapter architecture with redirect notes ("REDIGERAS I LÅNGDOKUMENTET"), the multiple versions and same-day revisions — all of this suggests a project that values its own making as much as its output. This format honours that. It also creates a natural publishing pipeline: work in the private library, move to the public feed when ready. The site becomes a creative instrument, not a display case.</text:p>
      <text:p text:style-name="Normal"><text:span text:style-name="T1136">Deployment effort:<text:s/></text:span>Medium. 2 days. Requires permission configuration for the hybrid public/private model (Communication Site for public pages, linked Team Site for private library). The Highlighted Content web part does much of the heavy lifting — it auto-surfaces recently modified files without manual curation.</text:p>
      <text:p text:style-name="Normal"/>
      <text:h text:style-name="Heading2" text:outline-level="2"><text:span text:style-name="T1137">Deployment Comparison</text:span></text:h>
      <table:table table:style-name="Table1138">
        <table:table-columns>
          <table:table-column table:style-name="TableColumn1139"/>
          <table:table-column table:style-name="TableColumn1140"/>
          <table:table-column table:style-name="TableColumn1141"/>
          <table:table-column table:style-name="TableColumn1142"/>
        </table:table-columns>
        <table:table-row table:style-name="TableRow1143">
          <table:table-cell table:style-name="TableCell1144">
            <text:p text:style-name="P1145"><text:span text:style-name="T1146">Dimension</text:span></text:p>
          </table:table-cell>
          <table:table-cell table:style-name="TableCell1147">
            <text:p text:style-name="P1148"><text:span text:style-name="T1149">A: The Archive</text:span></text:p>
          </table:table-cell>
          <table:table-cell table:style-name="TableCell1150">
            <text:p text:style-name="P1151"><text:span text:style-name="T1152">B: The Imprint</text:span></text:p>
          </table:table-cell>
          <table:table-cell table:style-name="TableCell1153">
            <text:p text:style-name="P1154"><text:span text:style-name="T1155">C: The Workshop</text:span></text:p>
          </table:table-cell>
        </table:table-row>
        <table:table-row table:style-name="TableRow1156">
          <table:table-cell table:style-name="TableCell1157">
            <text:p text:style-name="P1158"><text:span text:style-name="T1159">Audience</text:span></text:p>
          </table:table-cell>
          <table:table-cell table:style-name="TableCell1160">
            <text:p text:style-name="P1161"><text:span text:style-name="T1162">Self, editors, publisher</text:span></text:p>
          </table:table-cell>
          <table:table-cell table:style-name="TableCell1163">
            <text:p text:style-name="P1164"><text:span text:style-name="T1165">Public, press, publishers</text:span></text:p>
          </table:table-cell>
          <table:table-cell table:style-name="TableCell1166">
            <text:p text:style-name="P1167"><text:span text:style-name="T1168">Readers, collaborators, self</text:span></text:p>
          </table:table-cell>
        </table:table-row>
        <table:table-row table:style-name="TableRow1169">
          <table:table-cell table:style-name="TableCell1170">
            <text:p text:style-name="P1171"><text:span text:style-name="T1172">Tone</text:span></text:p>
          </table:table-cell>
          <table:table-cell table:style-name="TableCell1173">
            <text:p text:style-name="P1174"><text:span text:style-name="T1175">Archival, navigational</text:span></text:p>
          </table:table-cell>
          <table:table-cell table:style-name="TableCell1176">
            <text:p text:style-name="P1177"><text:span text:style-name="T1178">Cinematic, curated</text:span></text:p>
          </table:table-cell>
          <table:table-cell table:style-name="TableCell1179">
            <text:p text:style-name="P1180"><text:span text:style-name="T1181">Transparent, processual</text:span></text:p>
          </table:table-cell>
        </table:table-row>
        <table:table-row table:style-name="TableRow1182">
          <table:table-cell table:style-name="TableCell1183">
            <text:p text:style-name="P1184"><text:span text:style-name="T1185">Content Model</text:span></text:p>
          </table:table-cell>
          <table:table-cell table:style-name="TableCell1186">
            <text:p text:style-name="P1187"><text:span text:style-name="T1188">All files, full metadata</text:span></text:p>
          </table:table-cell>
          <table:table-cell table:style-name="TableCell1189">
            <text:p text:style-name="P1190"><text:span text:style-name="T1191">Selected, polished excerpts</text:span></text:p>
          </table:table-cell>
          <table:table-cell table:style-name="TableCell1192">
            <text:p text:style-name="P1193"><text:span text:style-name="T1194">Living feed, selective visibility</text:span></text:p>
          </table:table-cell>
        </table:table-row>
        <table:table-row table:style-name="TableRow1195">
          <table:table-cell table:style-name="TableCell1196">
            <text:p text:style-name="P1197"><text:span text:style-name="T1198">Update Cadence</text:span></text:p>
          </table:table-cell>
          <table:table-cell table:style-name="TableCell1199">
            <text:p text:style-name="P1200"><text:span text:style-name="T1201">On file modification</text:span></text:p>
          </table:table-cell>
          <table:table-cell table:style-name="TableCell1202">
            <text:p text:style-name="P1203"><text:span text:style-name="T1204">Editorial publication cycle</text:span></text:p>
          </table:table-cell>
          <table:table-cell table:style-name="TableCell1205">
            <text:p text:style-name="P1206"><text:span text:style-name="T1207">Continuous / automatic</text:span></text:p>
          </table:table-cell>
        </table:table-row>
        <table:table-row table:style-name="TableRow1208">
          <table:table-cell table:style-name="TableCell1209">
            <text:p text:style-name="P1210"><text:span text:style-name="T1211">Setup Effort</text:span></text:p>
          </table:table-cell>
          <table:table-cell table:style-name="TableCell1212">
            <text:p text:style-name="P1213"><text:span text:style-name="T1214">2–3 days</text:span></text:p>
          </table:table-cell>
          <table:table-cell table:style-name="TableCell1215">
            <text:p text:style-name="P1216"><text:span text:style-name="T1217">1–2 days</text:span></text:p>
          </table:table-cell>
          <table:table-cell table:style-name="TableCell1218">
            <text:p text:style-name="P1219"><text:span text:style-name="T1220">2 days</text:span></text:p>
          </table:table-cell>
        </table:table-row>
        <table:table-row table:style-name="TableRow1221">
          <table:table-cell table:style-name="TableCell1222">
            <text:p text:style-name="P1223"><text:span text:style-name="T1224">Maintenance</text:span></text:p>
          </table:table-cell>
          <table:table-cell table:style-name="TableCell1225">
            <text:p text:style-name="P1226"><text:span text:style-name="T1227">Low (library-driven)</text:span></text:p>
          </table:table-cell>
          <table:table-cell table:style-name="TableCell1228">
            <text:p text:style-name="P1229"><text:span text:style-name="T1230">Medium (editorial curation)</text:span></text:p>
          </table:table-cell>
          <table:table-cell table:style-name="TableCell1231">
            <text:p text:style-name="P1232"><text:span text:style-name="T1233">Low (auto-surfacing)</text:span></text:p>
          </table:table-cell>
        </table:table-row>
        <table:table-row table:style-name="TableRow1234">
          <table:table-cell table:style-name="TableCell1235">
            <text:p text:style-name="P1236"><text:span text:style-name="T1237">Best Single Use Case</text:span></text:p>
          </table:table-cell>
          <table:table-cell table:style-name="TableCell1238">
            <text:p text:style-name="P1239"><text:span text:style-name="T1240">Send to a publisher as a navigable corpus</text:span></text:p>
          </table:table-cell>
          <table:table-cell table:style-name="TableCell1241">
            <text:p text:style-name="P1242"><text:span text:style-name="T1243">Link from social media as a literary presence</text:span></text:p>
          </table:table-cell>
          <table:table-cell table:style-name="TableCell1244">
            <text:p text:style-name="P1245"><text:span text:style-name="T1246">Invite readers into the making of the work</text:span></text:p>
          </table:table-cell>
        </table:table-row>
      </table:table>
      <text:p text:style-name="Normal"/>
      <table:table table:style-name="Table1247">
        <table:table-columns>
          <table:table-column table:style-name="TableColumn1248"/>
        </table:table-columns>
        <table:table-row table:style-name="TableRow1249">
          <table:table-cell table:style-name="TableCell1250">
            <text:p text:style-name="P1251"><text:span text:style-name="T1252">Verboten Media is not a book that happens to have files — it is a file system that happens to be a book. The SharePoint deployment should reflect this: the architecture of the site IS the architecture of the work.</text:span></text:p>
          </table:table-cell>
        </table:table-row>
      </table:table>
      <text:p text:style-name="P1253"/>
      <text:p text:style-name="P1254"/>
      <text:p text:style-name="P1255"><text:span text:style-name="T1256">Verboten Media</text:span><text:line-break/><text:span text:style-name="T1257"><text:s/>Speculative Ontology, Array, and File Map</text:span></text:p>
      <text:p text:style-name="P1258"><text:span text:style-name="T1259">A conception of what it has been, what it is, and what it could become — established through speculative resonance with its own archive.</text:span><text:line-break/><text:span text:style-name="T1260"><text:s/></text:span><text:line-break/><text:span text:style-name="T1261">Prepared by Martin <text:s/>| <text:s/>April 2026 <text:s/>| <text:s/>Analytical Document — Report</text:span></text:p>
      <text:h text:style-name="P1262" text:outline-level="1"><text:span text:style-name="T1263">Executive Summary</text:span></text:h>
      <text:p text:style-name="P1264"><text:span text:style-name="T1265">This document is an analytical companion to the Verboten Media archive, spanning roughly 2014–2025. It operates in four parts: a speculative Conception that traces the project's past, present, and latent futures; a structured Array of 30 elements across six ontological layers; a File Map that anchors each array element to specific files from the archive; and a closing set of Notes on Method and Gaps that accounts for how this reading was produced and where it falls short.</text:span></text:p>
      <text:p text:style-name="P1266"><text:span text:style-name="T1267">Verboten Media is not easily categorized. It has been a literary project, a methodology lab, a commercial creative studio, and a concept-extraction engine — sometimes simultaneously. What holds it together is a posture: an insistence that the forbidden thing is precisely what needs to be said, and that fiction can infiltrate reality and improve it. The archive already contains its own futures. The question is which of them to inhabit.</text:span></text:p>
      <text:h text:style-name="P1268" text:outline-level="1"/>
      <text:p text:style-name="P1269"/>
      <text:h text:style-name="P1270" text:outline-level="1"><text:span text:style-name="T1271">PART I: CONCEPTION</text:span></text:h>
      <text:h text:style-name="P1272" text:outline-level="2"><text:span text:style-name="T1273">Preamble</text:span></text:h>
      <text:p text:style-name="P1274"><text:span text:style-name="T1275">Verboten Media is not easy to locate. It is not a company, not a band, not a publishing house — though it has been or could be all of these. What emerges from the archive is something more like a mode of operation: a sustained, decade-long experiment in what happens when fiction refuses to stay inside the book, when literary ambition fuses with ecosystem thinking, when radical subjectivity is offered as a gift to the collective.</text:span></text:p>
      <text:p text:style-name="P1276"><text:span text:style-name="T1277">The material spans from roughly 2014 to 2025. It includes a sprawling novel-system (Die Verboten), strategic manifestos, ontological design sessions, a commercial voiceover manuscript for Haglöfs, workshop methodologies for teaching "extreme literary production technique," essays on generational crises and techautism, and hundreds of pages of narrative prose organized around a character named Dawkin. What holds it together is not a brand or a business plan. What holds it together is a posture: an insistence that culture can be produced from the inside out, that fiction can infiltrate reality and improve it, that the forbidden thing — the verboten — is precisely what needs to be said.</text:span></text:p>
      <text:h text:style-name="P1278" text:outline-level="2"/>
      <text:p text:style-name="P1279"/>
      <text:h text:style-name="P1280" text:outline-level="2"><text:span text:style-name="T1281">I. What Verboten Media Has Been (c. 2014–2021)</text:span></text:h>
      <text:p text:style-name="P1282"><text:span text:style-name="T1283">Verboten Media began as a literary project between two people — Martin and Erik — who wanted to make "jävligt bra litteratur i ett nytt format." The ambition was not only to write a novel but to construct an ecosystem around it: a constellation of fictional websites (Bill Mackenberry's essays, a YouTube channel with Dawkins' recorded talks, Verboten Academy with its deliberately closed registration, Nils Langlet's captain blog, Mary's personal CV) that would blur the boundary between fiction and reality.</text:span></text:p>
      <text:p text:style-name="P1284"><text:span text:style-name="T1285">The novel-system, Die Verboten, grew into a 16+ chapter architecture exploring irony, nihilism, convergence, casino cruises, Burning Man, cultural engineering, and what the archive calls "den ironiska upprättelsen" — the ironic vindication. At its center is the character Dawkin, a figure whose coming-of-age serves as a vehicle for philosophical inquiry across Hesse, Spinoza, Nietzsche, Kant, and Hegel.</text:span></text:p>
      <table:table table:style-name="Table1286">
        <table:table-columns>
          <table:table-column table:style-name="TableColumn1287"/>
        </table:table-columns>
        <table:table-row table:style-name="TableRow1288">
          <table:table-cell table:style-name="TableCell1289">
            <text:p text:style-name="P1290"><text:span text:style-name="T1291">“Jävligt bra litteratur i ett nytt format, bryta ny mark i underhållningsformatet, tillgängliggöra litterära kvalitetsupplevelser för fler.”</text:span></text:p>
            <text:p text:style-name="P1292"><text:span text:style-name="T1293">— Strategidokument, Verboten Media</text:span></text:p>
          </table:table-cell>
        </table:table-row>
      </table:table>
      <text:p text:style-name="P1294"><text:span text:style-name="T1295">The mission was staged as a cascade:</text:span></text:p>
      <table:table table:style-name="Table1296">
        <table:table-columns>
          <table:table-column table:style-name="TableColumn1297"/>
        </table:table-columns>
        <table:table-row table:style-name="TableRow1298">
          <table:table-cell table:style-name="TableCell1299">
            <text:p text:style-name="P1300"><text:span text:style-name="T1301">“Återupplösa verkligheten; i en värld där fiktionen kan säga sanningen, kan fiktionen leta sig in i världen för att transendera sanningen och skapa något helt nytt.”</text:span></text:p>
          </table:table-cell>
        </table:table-row>
      </table:table>
      <text:p text:style-name="P1302"><text:span text:style-name="T1303">The strategic impulse was<text:s/></text:span><text:span text:style-name="T1304">wu wei</text:span><text:span text:style-name="T1305"><text:s/>— effortless action. Create value that does not depend on the book itself but on what reactions it generates. Circulation as principle. The “manusidén” — releasing a hundred copies of a manuscript in a format designed to look like a book that looks like a manuscript — exemplifies the recursive aesthetics at play.</text:span></text:p>
      <text:p text:style-name="P1306"><text:span text:style-name="T1307">Social media vectors (Facebook, Instagram, Twitter) were conceived as paths into the ecosystem, not promotional channels. The ecosystem's purpose was:</text:span><text:line-break/><text:span text:style-name="T1308"><text:s/></text:span><text:line-break/><text:span text:style-name="T1309">"Återupplösa verkligheten; i en värld där fiktionen kan säga sanningen, kan fiktionen leta sig in i världen för att transendera sanningen och skapa något helt nytt."</text:span></text:p>
      <text:h text:style-name="P1310" text:outline-level="2"/>
      <text:p text:style-name="P1311"/>
      <text:h text:style-name="P1312" text:outline-level="2"><text:span text:style-name="T1313">II. What Verboten Media Is (c. 2024–Present)</text:span></text:h>
      <text:p text:style-name="P1314"><text:span text:style-name="T1315">By 2024, Verboten Media had evolved from a literary project into something more like a methodology lab with creative output. Three developments mark this transition:</text:span></text:p>
      <text:h text:style-name="P1316" text:outline-level="3"><text:span text:style-name="T1317">1. Applied Production</text:span></text:h>
      <text:p text:style-name="P1318"><text:span text:style-name="T1319">The Haglöfs voiceover manuscript (July 2025) demonstrates that the literary sensibility cultivated through Die Verboten can be deployed commercially without dilution. The six-part voiceover uses a three-element system — Story, Smak (sensation), and Ramsa (incantation) — that escalates through iterative loops toward a climax that is "inte en poäng eller händelse i berättelse utan mer av en sinnesvärldens sensmoral, en upplevelsernas umami." This is Verboten Media as creative studio: the methodology serves the client, but the methodology is the product.</text:span></text:p>
      <text:h text:style-name="P1320" text:outline-level="3"><text:span text:style-name="T1321">2. Methodological Formalization</text:span></text:h>
      <text:p text:style-name="P1322"><text:span text:style-name="T1323">The 2024 materials show Verboten Media developing transferable frameworks:</text:span></text:p>
      <text:p text:style-name="P1324"><text:span text:style-name="T1325">The Tankefigur — a thought-figure as ontological design, described as nested squares radiating from the creator's forehead "som en serietidningsskurk," each membrane self-sufficient but relational. A model becomes substrate for a further generative model.</text:span></text:p>
      <text:p text:style-name="P1326"><text:span text:style-name="T1327">The Single Source Topic (SST) method — modular knowledge production where each topic refers to other topics, enabling "överblick, utkristalliserad kärnfullhet och modulär användbarhet."</text:span></text:p>
      <text:p text:style-name="P1328"><text:span text:style-name="T1329">The Spegelproxess — a mirror-process of pre-rational modular creativity.</text:span></text:p>
      <text:p text:style-name="P1330"><text:span text:style-name="T1331">The Lektyrstuga — a workshop format for teaching extreme literary production, where participants create "signals" through personal constraint-mapping and filtering.</text:span></text:p>
      <text:h text:style-name="P1332" text:outline-level="3"><text:span text:style-name="T1333">3. Ontological Design as Practice</text:span></text:h>
      <text:p text:style-name="P1334"><text:span text:style-name="T1335">A video-link session in 2024 produced a topic inventory that reads like a philosophical glossary:</text:span></text:p>
      <text:p text:style-name="P1336"><text:span text:style-name="T1337">Post-animism <text:s/>· Energiförnekelse <text:s/>· Kollektiv relationalism <text:s/>· Förbjudna metaprocesser <text:s/>· Forcerad synkronicitet <text:s/>· Distraktion som Produktion <text:s/>· Struktur = OGALET <text:s/>· Hedra Fantasin <text:s/>· Krypto Representation <text:s/>· De Galna På Internet</text:span></text:p>
      <text:p text:style-name="P1338"><text:span text:style-name="T1339">This is Verboten Media as concept-extraction engine — generating frameworks from conversation and documenting them partially through its own AI.</text:span></text:p>
      <text:p text:style-name="P1340"><text:span text:style-name="T1341">The stated purpose of the 2024 work:</text:span><text:line-break/><text:span text:style-name="T1342"><text:s/></text:span><text:line-break/><text:span text:style-name="T1343">"Memetiskt återupprättande av den Libertarianska drömlockelsen att bli lika självförsörjande, icke-våldsinitierande och lyckligt lottade som Petson and Findus. Erbjuda ett värde på arenan."</text:span></text:p>
      <text:h text:style-name="P1344" text:outline-level="1"/>
      <text:p text:style-name="P1345"/>
      <text:h text:style-name="P1346" text:outline-level="1"><text:span text:style-name="T1347">PART IV: NOTES ON METHOD AND GAPS</text:span></text:h>
      <text:p text:style-name="P1348"><text:span text:style-name="T1349">How This Conception Was Established</text:span><text:line-break/><text:span text:style-name="T1350"><text:s/>This document was produced through speculative resonance: reading the archive not for what it states but for what it implies when read as a whole. No external sources were consulted — the conception emerges entirely from the interplay between the materials themselves. Where the archive is explicit, the conception quotes. Where the archive is suggestive, the conception speculates — and marks the speculation.</text:span></text:p>
      <text:p text:style-name="P1351"><text:span text:style-name="T1352">Acknowledged Gaps</text:span><text:line-break/><text:span text:style-name="T1353"><text:s/>The large narrative chapters (Die Verboten, Kasinokryssaren, Uppgörelsen, Långdokumentet) contain extensive material that could refine or redirect the conception. These files exceed 1 MB each and were read in extract rather than in full.</text:span><text:line-break/><text:span text:style-name="T1354"><text:s/>Google Drive was not connected at the time of the initial search — additional material may exist there.</text:span><text:line-break/><text:span text:style-name="T1355"><text:s/>The audio file "verboten media dilledalle.m4a" (420 MB) likely contains significant conceptual material but could not be transcribed.</text:span><text:line-break/><text:span text:style-name="T1356"><text:s/>The PRIVATE Verboten Board files (PDF and RTB) contain visual/spatial material that resists textual extraction.</text:span><text:line-break/><text:span text:style-name="T1357"><text:s/>Several files from the Verboten folder on OneDrive appeared indexed but empty in search results.</text:span></text:p>
      <text:p text:style-name="P1358"><text:span text:style-name="T1359">A Closing Observation</text:span><text:line-break/><text:span text:style-name="T1360"><text:s/>The most striking pattern in the archive is that Verboten Media never stops generating its own meta-layer.</text:span><text:line-break/><text:span text:style-name="T1361"><text:s/>The Strategidokument strategizes. The Tankefigur thinks about thinking. The SST method produces methods for producing topics. The Spegelproxess mirrors the process of mirroring. This recursion is not a flaw — it is the engine. Verboten Media is a system that produces the conditions for its own continuation, and each production is simultaneously a product and a new set of instructions.</text:span><text:line-break/><text:span text:style-name="T1362"><text:s/></text:span><text:line-break/><text:span text:style-name="T1363">The question facing Verboten Media is not "what should it do next" but "which of its already-generated futures should it inhabit."</text:span></text:p>
      <text:p text:style-name="P1364"/>
      <text:p text:style-name="Title">VerbMed – Compiled Material short</text:p>
      <text:p text:style-name="Subtitle">Compilation of All Materials Related to Verboten Media from OneDrive</text:p>
      <text:p text:style-name="Normal">Compiled on 04/08/2026</text:p>
      <text:h text:style-name="Heading1" text:outline-level="1">Overview</text:h>
      <text:p text:style-name="Normal">This document compiles all materials related to Verboten Media, Die Verboten, the Publisher, the Editor, and Dawkin found on OneDrive. Materials are presented per source file in their original form.</text:p>
      <text:h text:style-name="Heading2" text:outline-level="2">Strategic Document</text:h>
      <table:table table:style-name="Table1365">
        <table:table-columns>
          <table:table-column table:style-name="TableColumn1366"/>
          <table:table-column table:style-name="TableColumn1367"/>
        </table:table-columns>
        <table:table-row table:style-name="TableRow1368">
          <table:table-cell table:style-name="TableCell1369">
            <text:p text:style-name="P1370"><text:line-break/><text:s text:c="6"/>Source File: Strategidokument.docx<text:line-break/><text:s text:c="6"/>Last Modified: 09/04/2025<text:line-break/><text:s text:c="4"/></text:p>
          </table:table-cell>
          <table:table-cell table:style-name="TableCell1371">
            <text:p text:style-name="P1372"><text:line-break/><text:s text:c="6"/>Established: June 2020, sea plant seeding at sand edge<text:line-break/><text:s text:c="4"/></text:p>
          </table:table-cell>
        </table:table-row>
      </table:table>
      <text:p text:style-name="Normal"><text:span text:style-name="T1373">Ecosystem Setup:</text:span></text:p>
      <text:list text:style-name="LFO7" text:continue-numbering="true">
        <text:list-item>
          <text:p text:style-name="P1374">Bill Mackenberry’s essays</text:p>
        </text:list-item>
        <text:list-item>
          <text:p text:style-name="P1375">YouTube channel with Dawkin’s recorded talks</text:p>
        </text:list-item>
        <text:list-item>
          <text:p text:style-name="P1376">Verboten Academy homepage – Registration is closed; clickable links are inaccessible</text:p>
        </text:list-item>
        <text:list-item>
          <text:p text:style-name="P1377">Nils Langlet’s captain blog and sea thoughts, 100 days of trawling</text:p>
        </text:list-item>
        <text:list-item>
          <text:p text:style-name="P1378">Mary’s personal CV</text:p>
        </text:list-item>
      </text:list>
      <text:p text:style-name="Normal"><text:span text:style-name="T1379">Spread Vectors:</text:span></text:p>
      <text:list text:style-name="LFO6" text:continue-numbering="true">
        <text:list-item>
          <text:p text:style-name="P1380">Facebook</text:p>
        </text:list-item>
        <text:list-item>
          <text:p text:style-name="P1381">Instagram</text:p>
        </text:list-item>
        <text:list-item>
          <text:p text:style-name="P1382">Twitter</text:p>
        </text:list-item>
        <text:list-item>
          <text:p text:style-name="P1383">All serve as entryways into the ecosystem</text:p>
        </text:list-item>
      </text:list>
      <text:p text:style-name="Normal"><text:span text:style-name="T1384">Purpose of the Ecosystem:</text:span></text:p>
      <text:p text:style-name="Normal">To dissolve reality; in a world where fiction can speak the truth, fiction can enter the world to transcend truth and create something entirely new. Guarantee the book’s survival, embrace<text:s/><text:span text:style-name="T1385">wu wei</text:span>, and generate added value independent of the book—only dependent on people’s reactions. “Circulation.”</text:p>
      <text:p text:style-name="Normal"><text:span text:style-name="T1386">Titles:</text:span></text:p>
      <text:list text:style-name="LFO5" text:continue-numbering="true">
        <text:list-item>
          <text:p text:style-name="P1387">Die Verboten – A Society of Frontal Lobe Patients</text:p>
        </text:list-item>
        <text:list-item>
          <text:p text:style-name="P1388">Die Verboten – On the Death of Conceptual Punk, the Scientist and Psychopomps</text:p>
        </text:list-item>
        <text:list-item>
          <text:p text:style-name="P1389">Die Verboten – Concept Punk’s Death, Autism’s Autonomy and Life Design</text:p>
        </text:list-item>
        <text:list-item>
          <text:p text:style-name="P1390">Die Verboten – Life Design and the Death of Conceptual Punk</text:p>
        </text:list-item>
        <text:list-item>
          <text:p text:style-name="P1391">Die Verboten – On Respect Between People</text:p>
        </text:list-item>
        <text:list-item>
          <text:p text:style-name="P1392">Die Verboten – A Story of Social Codes and the World’s Possibilities</text:p>
        </text:list-item>
        <text:list-item>
          <text:p text:style-name="P1393">Die Verboten – Love Conquers All</text:p>
        </text:list-item>
        <text:list-item>
          <text:p text:style-name="P1394">Die Verboten – Epic on Psychopomps, Code and Love</text:p>
        </text:list-item>
        <text:list-item>
          <text:p text:style-name="P1395">Die Verboten – Why France Is Wrong</text:p>
        </text:list-item>
        <text:list-item>
          <text:p text:style-name="P1396">Die Verboten – A Psycho-Novel</text:p>
        </text:list-item>
        <text:list-item>
          <text:p text:style-name="P1397">Die Verboten – A Psychomythic Adventure in the Digital Age’s Darkness</text:p>
        </text:list-item>
      </text:list>
      <text:p text:style-name="Normal"><text:span text:style-name="T1398">Tagline:</text:span><text:s/>“Interest-driven electronic surrealism in the midst of nature’s attention economy.”</text:p>
      <text:p text:style-name="Normal"><text:span text:style-name="T1399">Vision:</text:span><text:s/>Exceptional literature in a new format, breaking new ground in entertainment, making quality literary experiences available to more people.</text:p>
      <text:p text:style-name="Normal"><text:span text:style-name="T1400">Mission:</text:span></text:p>
      <text:list text:style-name="LFO4" text:continue-numbering="true">
        <text:list-item>
          <text:p text:style-name="P1401">Make our friends laugh</text:p>
        </text:list-item>
        <text:list-item>
          <text:p text:style-name="P1402">Create fertile ground for new ideas by telling a fun story</text:p>
        </text:list-item>
        <text:list-item>
          <text:p text:style-name="P1403">Entice people who would never read this kind of book to experience it anyway</text:p>
        </text:list-item>
        <text:list-item>
          <text:p text:style-name="P1404">Help define literature’s role in the digital society</text:p>
        </text:list-item>
      </text:list>
      <text:p text:style-name="Normal"><text:span text:style-name="T1405">Why / How / For What:</text:span><text:s/>Because it’s so much fun and stimulating.</text:p>
      <text:h text:style-name="Heading2" text:outline-level="2">Headings: Verboten Media, Late Summer 2024</text:h>
      <table:table table:style-name="Table1406">
        <table:table-columns>
          <table:table-column table:style-name="TableColumn1407"/>
          <table:table-column table:style-name="TableColumn1408"/>
        </table:table-columns>
        <table:table-row table:style-name="TableRow1409">
          <table:table-cell table:style-name="TableCell1410">
            <text:p text:style-name="P1411"><text:line-break/><text:s text:c="6"/>Source File: MELLANRUBRIKER_ Verboten Media sensommaren 2024.docx<text:line-break/><text:s text:c="6"/>Last Modified: 12/16/2024<text:line-break/><text:s text:c="4"/></text:p>
          </table:table-cell>
          <table:table-cell table:style-name="TableCell1412">
            <text:p text:style-name="P1413"><text:line-break/><text:s text:c="6"/>Presentation: Production heading mapping<text:line-break/><text:s text:c="4"/></text:p>
          </table:table-cell>
        </table:table-row>
      </table:table>
      <text:p text:style-name="Normal"><text:span text:style-name="T1414">Method:</text:span><text:s/>Inspired by Single Source Topic</text:p>
      <text:p text:style-name="Normal">Each topic stands on its own, referencing other single source topics. The document condenses extensive conceptual material into public-friendly, concentrated units. Headings may be general or specific; in the latter case, SST-c is better understood as “single swarmed topic-content.” Benefits include overview, distilled core content, and modular usability.</text:p>
      <text:p text:style-name="Normal"><text:span text:style-name="T1415">Producer Hat Metamethod:</text:span><text:s/>Notice when a concept deserves its own article.</text:p>
      <text:p text:style-name="Normal"><text:span text:style-name="T1416">Purpose:</text:span><text:s/>Memetic restoration of the libertarian dream to be as self-sufficient, non-violent, and fortunate as Petson &amp; Findus. Offer value in the arena.</text:p>
      <text:h text:style-name="Heading3" text:outline-level="3">The 20-Year Crisis</text:h>
      <text:p text:style-name="Normal">The 30-year crisis is a biological clock and a precursor to the 40-year existential crisis. The 20-year crisis has always existed as a decentralized initiation rite and is now exposed as another elitist filter in a collectivist, hyper-digitalized, pragmatic knowledge economy. Young adults today long for guidance and mercy, even those lost in nihilism.</text:p>
      <text:h text:style-name="Heading3" text:outline-level="3">Transition from Techautist to Family Man for 30-Year-Old Memers</text:h>
      <text:p text:style-name="Normal">Techautist is not yet a pejorative; it’s a cultural outcome. The youth’s alienation grows with technological acceleration, leading to gaps in emotional literacy that technology cannot fill. Techautists struggle socially, relying on concrete, systematic problem-solving. Empathy can be cultivated through intentional training, such as reading fiction. Around age 30, the techautist transitions into family life, shifting from productivity to providing humanity.</text:p>
      <text:h text:style-name="Heading3" text:outline-level="3">The Author’s Role as a “Social” Function</text:h>
      <text:p text:style-name="Normal">A channel to the collective consciousness for those who want to plant ideas there. If knowledge is valued rather than treated as a filtering mechanism, the author joins the teaching profession, fighting the familiar battle of distancing oneself from the unwilling.</text:p>
      <text:h text:style-name="Heading2" text:outline-level="2">Voiceover – Haglöfs, COPY FINAL DRAFT</text:h>
      <table:table table:style-name="Table1417">
        <table:table-columns>
          <table:table-column table:style-name="TableColumn1418"/>
          <table:table-column table:style-name="TableColumn1419"/>
        </table:table-columns>
        <table:table-row table:style-name="TableRow1420">
          <table:table-cell table:style-name="TableCell1421">
            <text:p text:style-name="P1422"><text:line-break/><text:s text:c="6"/>Source File: COPY FINAL DRAFT.docx<text:line-break/><text:s text:c="6"/>Last Modified: 08/03/2025<text:line-break/><text:s text:c="4"/></text:p>
          </table:table-cell>
          <table:table-cell table:style-name="TableCell1423">
            <text:p text:style-name="P1424"><text:line-break/><text:s text:c="6"/>Concept: Compiles three central elements, escalating toward a “climax” that is not a narrative point but a sensory moral—an umami of experience.<text:line-break/><text:s text:c="4"/></text:p>
          </table:table-cell>
        </table:table-row>
      </table:table>
      <text:p text:style-name="Normal"><text:span text:style-name="T1425">Goal:</text:span><text:s/>To deliver as many usable formulations as possible for the team. The voiceover should evoke intimacy, hiking experiences, and the sublime quality of nature. The tone is accessible, grounded in relatable imagery. The aim is to meet Haglöfs’ need for generic copy focused on hiking experiences rather than products.</text:p>
      <text:p text:style-name="Normal"><text:span text:style-name="T1426">Guide / Vision:</text:span><text:s/>The narrative situates hiking in the world of ideas, using language that echoes modern commitments and project/tech career lingo. The story points to what is possible and real. This is the form!</text:p>
      <text:p text:style-name="Normal">The next element is<text:s/><text:span text:style-name="T1427">Smak</text:span><text:s/>(sensation), building a path out of narrative connotations toward the story’s climax, offering imagery. This is the content!</text:p>
      <text:p text:style-name="Normal">The third element,<text:s/><text:span text:style-name="T1428">Ramsa</text:span><text:s/>(chant), builds depth through short, energetic associations, linking Haglöfs to common hiking moments. This combines form and content in intense relatability!</text:p>
      <text:p text:style-name="Normal">The voiceover iterates through loops of storytelling, sensation, and chant, building toward a striking climax.</text:p>
      <text:list text:style-name="LFO3" text:continue-numbering="true">
        <text:list-item>
          <text:p text:style-name="P1429"><text:span text:style-name="T1430">STORY:</text:span><text:s/>Most of the time, it’s just an idea. Step by step, among astounding variation, across vast layers, along trails of long gone. Head up in the clouds, thoughts like clear water.</text:p>
        </text:list-item>
        <text:list-item>
          <text:p text:style-name="P1431"><text:span text:style-name="T1432">SMAK:</text:span><text:s/>Can you hear it? A shimmer across the skin. A shiver beneath the sternum. Inside you streams a current, picks up steam; flowing;</text:p>
        </text:list-item>
        <text:list-item>
          <text:p text:style-name="P1433"><text:span text:style-name="T1434">RAMSA:</text:span><text:s/>To be within reach. On it. Upon it. Out of breath. Out and about. Onto it. Past it all.</text:p>
        </text:list-item>
      </text:list>
      <text:p text:style-name="Normal">... (Further iterations omitted for brevity; see original document for full text.)</text:p>
      <text:h text:style-name="Heading2" text:outline-level="2">Method: Thought-Figure as Ontological Design for the Whole Project</text:h>
      <text:p text:style-name="Normal"><text:line-break/><text:s text:c="6"/>Source File: Metod_ Tankefigur som ontologisk design av totalprojekt.docx<text:line-break/><text:s text:c="6"/>Last Modified: 08/09/2024<text:line-break/><text:s text:c="4"/></text:p>
      <text:p text:style-name="Normal"><text:span text:style-name="T1435">Thought-Figure:</text:span><text:s/>Extreme subjectivity—so personal it dares to start from itself for everyone’s benefit, even if the person is highly deviant—fiction with generative output.</text:p>
      <text:p text:style-name="Normal">See: Thought-figures (any number) lying straight from bird’s-eye view, gaze steady in a closed tent. The square tent fabric is both fragile personality and adventurous character, nested inside yet more squares—membranes related to each other but self-sufficient. Corners of the squares are inscribed with the words that make up the thought-figure’s world. The squares pulse out from the figure’s forehead like a comic book villain.</text:p>
      <text:p text:style-name="Normal">Each model becomes a substrate for further generative models. The feeling wheel can become a reference bank of modules, patchable for signal synthesis.</text:p>
      <text:p text:style-name="Normal">Parody is done with love, but much more can be done out of love. The parody wheel is a gallery of iconic tropes, which can have metadata for further references.</text:p>
      <text:p text:style-name="Normal"><text:span text:style-name="T1436">Countering the martyr complex:</text:span><text:s/>The difference between being a victim and sacrificing.</text:p>
      <text:p text:style-name="Normal">The author’s role as a “social” function: a channel to the collective consciousness for those who want to plant ideas there.</text:p>
      <text:p text:style-name="Normal"><text:span text:style-name="T1437">Story Aspect:</text:span><text:s/>Hyper-individualism embodied in a concrete art project during coming of age.</text:p>
      <text:p text:style-name="Normal">Fifty years ago, individualism was theorized as harmful and something to oppose. Now, art’s resonance with others proves it’s embedded in us in new ways, deeper and deeper penetrating culture into psyches.</text:p>
      <text:p text:style-name="Normal">Always being there, by grace. On the other hand—how strange, how shocking, those who discard gravity for ease risk “being ironic”!</text:p>
      <text:p text:style-name="Normal">... (Further poetic content condensed for readability.)</text:p>
      <text:p text:style-name="Normal"><text:span text:style-name="T1438">Ontological Design Session via Videolink, 2024</text:span></text:p>
      <text:p text:style-name="Normal"><text:span text:style-name="T1439">Extracted Topics:</text:span></text:p>
      <text:list text:style-name="LFO2" text:continue-numbering="true">
        <text:list-item>
          <text:p text:style-name="P1440">The ends justify the means</text:p>
        </text:list-item>
        <text:list-item>
          <text:p text:style-name="P1441">What are conspiracies</text:p>
        </text:list-item>
        <text:list-item>
          <text:p text:style-name="P1442">The prophet’s conspiracy</text:p>
        </text:list-item>
        <text:list-item>
          <text:p text:style-name="P1443">Post-animism</text:p>
        </text:list-item>
        <text:list-item>
          <text:p text:style-name="P1444">The energy to become good</text:p>
        </text:list-item>
        <text:list-item>
          <text:p text:style-name="P1445">Instinct toward Concept Punk</text:p>
        </text:list-item>
        <text:list-item>
          <text:p text:style-name="P1446">Bad = Risk</text:p>
        </text:list-item>
        <text:list-item>
          <text:p text:style-name="P1447">Energy denial</text:p>
        </text:list-item>
        <text:list-item>
          <text:p text:style-name="P1448">Collective relationalism</text:p>
        </text:list-item>
        <text:list-item>
          <text:p text:style-name="P1449">Forbidden metaprocesses</text:p>
        </text:list-item>
        <text:list-item>
          <text:p text:style-name="P1450">Fundamentally misunderstood</text:p>
        </text:list-item>
        <text:list-item>
          <text:p text:style-name="P1451">Biological mental pessimism</text:p>
        </text:list-item>
        <text:list-item>
          <text:p text:style-name="P1452">Fooled energy</text:p>
        </text:list-item>
        <text:list-item>
          <text:p text:style-name="P1453">Retreat</text:p>
        </text:list-item>
        <text:list-item>
          <text:p text:style-name="P1454">Forced synchronicity</text:p>
        </text:list-item>
        <text:list-item>
          <text:p text:style-name="P1455">Distraction as Production</text:p>
        </text:list-item>
        <text:list-item>
          <text:p text:style-name="P1456">Structure = OGALET</text:p>
        </text:list-item>
        <text:list-item>
          <text:p text:style-name="P1457">KEYS</text:p>
        </text:list-item>
        <text:list-item>
          <text:p text:style-name="P1458">Honor the imagination</text:p>
        </text:list-item>
        <text:list-item>
          <text:p text:style-name="P1459">Crypto representation</text:p>
        </text:list-item>
        <text:list-item>
          <text:p text:style-name="P1460">The Crazies Online</text:p>
        </text:list-item>
        <text:list-item>
          <text:p text:style-name="P1461">Digital fantasy</text:p>
        </text:list-item>
        <text:list-item>
          <text:p text:style-name="P1462">30-year-old Memer</text:p>
        </text:list-item>
        <text:list-item>
          <text:p text:style-name="P1463">Neurotic substance</text:p>
        </text:list-item>
        <text:list-item>
          <text:p text:style-name="P1464">Reactions</text:p>
        </text:list-item>
      </text:list>
      <text:p text:style-name="Normal">Documentation partly produced via Verboten Media’s AI for ontological design.</text:p>
      <text:h text:style-name="Heading3" text:outline-level="3">Verboten Media Writing Workshop: Pre-Rational Modularity in Mirror-Process</text:h>
      <text:p text:style-name="Normal"><text:span text:style-name="T1465">Source File:</text:span><text:s/>Verboten Media Skrivworkshop Pre-rationell modularitet i spegelproxess.docx |<text:s/><text:span text:style-name="T1466">Last Modified:</text:span><text:s/>08/09/2024</text:p>
      <text:p text:style-name="Normal"><text:span text:style-name="T1467">Vision:</text:span><text:s/>Teach extreme literary production techniques in the suburbs or wherever one needs to preserve Swedish culture and get EU grants, etc.</text:p>
      <text:h text:style-name="Heading2" text:outline-level="2">Other Identified Files with Verboten Media-Related Content</text:h>
      <table:table table:style-name="Table1468">
        <table:table-columns>
          <table:table-column table:style-name="TableColumn1469"/>
          <table:table-column table:style-name="TableColumn1470"/>
          <table:table-column table:style-name="TableColumn1471"/>
          <table:table-column table:style-name="TableColumn1472"/>
        </table:table-columns>
        <table:table-row table:style-name="TableRow1473">
          <table:table-cell table:style-name="TableCell1474">
            <text:p text:style-name="P1475">File Name</text:p>
          </table:table-cell>
          <table:table-cell table:style-name="TableCell1476">
            <text:p text:style-name="P1477">Type</text:p>
          </table:table-cell>
          <table:table-cell table:style-name="TableCell1478">
            <text:p text:style-name="P1479">Last Modified</text:p>
          </table:table-cell>
          <table:table-cell table:style-name="TableCell1480">
            <text:p text:style-name="P1481">Search Match</text:p>
          </table:table-cell>
        </table:table-row>
        <table:table-row table:style-name="TableRow1482">
          <table:table-cell table:style-name="TableCell1483">
            <text:p text:style-name="P1484">Die Verboten ___ redigeras i långdokumentet.docx</text:p>
          </table:table-cell>
          <table:table-cell table:style-name="TableCell1485">
            <text:p text:style-name="P1486">docx</text:p>
          </table:table-cell>
          <table:table-cell table:style-name="TableCell1487">
            <text:p text:style-name="P1488">03/04/2021</text:p>
          </table:table-cell>
          <table:table-cell table:style-name="TableCell1489">
            <text:p text:style-name="P1490">Verboten</text:p>
          </table:table-cell>
        </table:table-row>
        <table:table-row table:style-name="TableRow1491">
          <table:table-cell table:style-name="TableCell1492">
            <text:p text:style-name="P1493">Lokalstidningsartikeln om Verboten.docx</text:p>
          </table:table-cell>
          <table:table-cell table:style-name="TableCell1494">
            <text:p text:style-name="P1495">docx</text:p>
          </table:table-cell>
          <table:table-cell table:style-name="TableCell1496">
            <text:p text:style-name="P1497">11/10/2019</text:p>
          </table:table-cell>
          <table:table-cell table:style-name="TableCell1498">
            <text:p text:style-name="P1499">Verboten</text:p>
          </table:table-cell>
        </table:table-row>
        <table:table-row table:style-name="TableRow1500">
          <table:table-cell table:style-name="TableCell1501">
            <text:p text:style-name="P1502">Verboten Media Skrivworkshop Pre-rationell modularitet i spegelproxess.docx</text:p>
          </table:table-cell>
          <table:table-cell table:style-name="TableCell1503">
            <text:p text:style-name="P1504">docx</text:p>
          </table:table-cell>
          <table:table-cell table:style-name="TableCell1505">
            <text:p text:style-name="P1506">08/09/2024</text:p>
          </table:table-cell>
          <table:table-cell table:style-name="TableCell1507">
            <text:p text:style-name="P1508">Verboten Media</text:p>
          </table:table-cell>
        </table:table-row>
        <table:table-row table:style-name="TableRow1509">
          <table:table-cell table:style-name="TableCell1510">
            <text:p text:style-name="P1511">PRIVATE Verboten Board.rtb</text:p>
          </table:table-cell>
          <table:table-cell table:style-name="TableCell1512">
            <text:p text:style-name="P1513">rtb</text:p>
          </table:table-cell>
          <table:table-cell table:style-name="TableCell1514">
            <text:p text:style-name="P1515">06/18/2024</text:p>
          </table:table-cell>
          <table:table-cell table:style-name="TableCell1516">
            <text:p text:style-name="P1517">Verboten</text:p>
          </table:table-cell>
        </table:table-row>
        <table:table-row table:style-name="TableRow1518">
          <table:table-cell table:style-name="TableCell1519">
            <text:p text:style-name="P1520">PRIVATE Verboten Board (1).pdf</text:p>
          </table:table-cell>
          <table:table-cell table:style-name="TableCell1521">
            <text:p text:style-name="P1522">pdf</text:p>
          </table:table-cell>
          <table:table-cell table:style-name="TableCell1523">
            <text:p text:style-name="P1524">06/18/2024</text:p>
          </table:table-cell>
          <table:table-cell table:style-name="TableCell1525">
            <text:p text:style-name="P1526">Verboten</text:p>
          </table:table-cell>
        </table:table-row>
        <table:table-row table:style-name="TableRow1527">
          <table:table-cell table:style-name="TableCell1528">
            <text:p text:style-name="P1529">verboten media dilledalle.m4a</text:p>
          </table:table-cell>
          <table:table-cell table:style-name="TableCell1530">
            <text:p text:style-name="P1531">m4a (audio)</text:p>
          </table:table-cell>
          <table:table-cell table:style-name="TableCell1532">
            <text:p text:style-name="P1533">12/29/2022</text:p>
          </table:table-cell>
          <table:table-cell table:style-name="TableCell1534">
            <text:p text:style-name="P1535">Verboten Media</text:p>
          </table:table-cell>
        </table:table-row>
        <table:table-row table:style-name="TableRow1536">
          <table:table-cell table:style-name="TableCell1537">
            <text:p text:style-name="P1538">stride artefact.txt</text:p>
          </table:table-cell>
          <table:table-cell table:style-name="TableCell1539">
            <text:p text:style-name="P1540">txt</text:p>
          </table:table-cell>
          <table:table-cell table:style-name="TableCell1541">
            <text:p text:style-name="P1542">04/08/2026</text:p>
          </table:table-cell>
          <table:table-cell table:style-name="TableCell1543">
            <text:p text:style-name="P1544">Verboten Media</text:p>
          </table:table-cell>
        </table:table-row>
        <table:table-row table:style-name="TableRow1545">
          <table:table-cell table:style-name="TableCell1546">
            <text:p text:style-name="P1547">tidslinje, kvalitet.docx</text:p>
          </table:table-cell>
          <table:table-cell table:style-name="TableCell1548">
            <text:p text:style-name="P1549">docx</text:p>
          </table:table-cell>
          <table:table-cell table:style-name="TableCell1550">
            <text:p text:style-name="P1551">12/20/2020</text:p>
          </table:table-cell>
          <table:table-cell table:style-name="TableCell1552">
            <text:p text:style-name="P1553">Verboten</text:p>
          </table:table-cell>
        </table:table-row>
        <table:table-row table:style-name="TableRow1554">
          <table:table-cell table:style-name="TableCell1555">
            <text:p text:style-name="P1556">Google Keep-dokument (1).docx</text:p>
          </table:table-cell>
          <table:table-cell table:style-name="TableCell1557">
            <text:p text:style-name="P1558">docx</text:p>
          </table:table-cell>
          <table:table-cell table:style-name="TableCell1559">
            <text:p text:style-name="P1560">04/08/2026</text:p>
          </table:table-cell>
          <table:table-cell table:style-name="TableCell1561">
            <text:p text:style-name="P1562">Multiple matches</text:p>
          </table:table-cell>
        </table:table-row>
        <table:table-row table:style-name="TableRow1563">
          <table:table-cell table:style-name="TableCell1564">
            <text:p text:style-name="P1565">Fågelskrämman.pdf</text:p>
          </table:table-cell>
          <table:table-cell table:style-name="TableCell1566">
            <text:p text:style-name="P1567">pdf</text:p>
          </table:table-cell>
          <table:table-cell table:style-name="TableCell1568">
            <text:p text:style-name="P1569">10/07/2024</text:p>
          </table:table-cell>
          <table:table-cell table:style-name="TableCell1570">
            <text:p text:style-name="P1571">Verboten</text:p>
          </table:table-cell>
        </table:table-row>
        <table:table-row table:style-name="TableRow1572">
          <table:table-cell table:style-name="TableCell1573">
            <text:p text:style-name="P1574">synopsis_kapitelförteckning, fördjupning.docx</text:p>
          </table:table-cell>
          <table:table-cell table:style-name="TableCell1575">
            <text:p text:style-name="P1576">docx</text:p>
          </table:table-cell>
          <table:table-cell table:style-name="TableCell1577">
            <text:p text:style-name="P1578">05/03/2020</text:p>
          </table:table-cell>
          <table:table-cell table:style-name="TableCell1579">
            <text:p text:style-name="P1580">Verboten</text:p>
          </table:table-cell>
        </table:table-row>
      </table:table>
      <text:p text:style-name="Normal">A folder named “Verboten” was found on OneDrive (modified on 03/30/2026) but appeared empty or its contents were not indexed in the search.</text:p>
      <text:h text:style-name="Heading2" text:outline-level="2">Notes</text:h>
      <text:list text:style-name="LFO1" text:continue-numbering="true">
        <text:list-item>
          <text:p text:style-name="P1581">The search was conducted 04/08/2026 in OneDrive with keywords: “Verboten”, “Verboten Media”, “Förlaget”, “Förläggaren” and “Dawkin”.</text:p>
        </text:list-item>
        <text:list-item>
          <text:p text:style-name="P1582">Image files (JPG, PNG) were excluded since their content could not be verified as text.</text:p>
        </text:list-item>
        <text:list-item>
          <text:p text:style-name="P1583">Several major chapter documents (Die Verboten, Kasinokryssaren, Uppgörelsen, Långdokumentet etc.) likely contain substantial Verboten Media-related narrative material but were too large to include in full here.</text:p>
        </text:list-item>
        <text:list-item>
          <text:p text:style-name="P1584">The file “verboten media dilledalle.m4a” is an audio file (420 MB) whose content could not be extracted.</text:p>
        </text:list-item>
        <text:list-item>
          <text:p text:style-name="P1585">Google Drive was not connected at the time of search.</text:p>
        </text:list-item>
      </text:list>
      <text:p text:style-name="Normal"/>
      <text:p text:style-name="Normal"/>
      <text:p text:style-name="P1586"/>
      <text:p text:style-name="Title">Compiled<text:s/>long version</text:p>
      <text:p text:style-name="Subtitle">Sammanställning av allt material relaterat till Verboten Media från OneDrive</text:p>
      <text:p text:style-name="Normal">Sammanställd 2026-04-08</text:p>
      <text:h text:style-name="Heading1" text:outline-level="1">Sammanställning</text:h>
      <text:p text:style-name="Normal">Detta dokument sammanställer allt material relaterat till Verboten Media, Die Verboten, Förlaget, Förläggaren och Dawkin som återfunnits på OneDrive. Materialet presenteras per källfil i sin ursprungliga form.</text:p>
      <text:h text:style-name="Heading2" text:outline-level="2">Strategidokument</text:h>
      <text:p text:style-name="Normal"><text:span text:style-name="T1587">Källfil:</text:span><text:s/>Strategidokument.docx |<text:s/><text:span text:style-name="T1588">Ändrad:</text:span><text:s/>2025-09-04</text:p>
      <text:p text:style-name="Normal">Juni 2020, havsplante-frösådd vid sandKant Etablera litet ekosystem av x hemsidor:</text:p>
      <text:list text:style-name="LFO12" text:continue-numbering="true">
        <text:list-item>
          <text:p text:style-name="P1589">Bill Mackenberrys essäer</text:p>
        </text:list-item>
        <text:list-item>
          <text:p text:style-name="P1590">En youtubekanal med dawkins tal inspelat</text:p>
        </text:list-item>
        <text:list-item>
          <text:p text:style-name="P1591">Verboten academy hemsida – Registreringen har stängt. Länkar man vill klicka på men inte har tillgång till.</text:p>
        </text:list-item>
        <text:list-item>
          <text:p text:style-name="P1592">Nils Langlets kaptensblogg och havstankar, 100 dagar av trålande</text:p>
        </text:list-item>
        <text:list-item>
          <text:p text:style-name="P1593">Marys personliga cv</text:p>
        </text:list-item>
      </text:list>
      <text:p text:style-name="Normal">Martin och Erik… underhåller tre separata vektorer för spridning:</text:p>
      <text:list text:style-name="LFO11" text:continue-numbering="true">
        <text:list-item>
          <text:p text:style-name="P1594">Facebook</text:p>
        </text:list-item>
        <text:list-item>
          <text:p text:style-name="P1595">Instagram</text:p>
        </text:list-item>
        <text:list-item>
          <text:p text:style-name="P1596">Twitter</text:p>
        </text:list-item>
        <text:list-item>
          <text:p text:style-name="P1597">… som alla skapar vägar in i ekosystemet.</text:p>
        </text:list-item>
      </text:list>
      <text:p text:style-name="Normal"><text:span text:style-name="T1598">Ekosystemets syfte:</text:span></text:p>
      <text:p text:style-name="Normal">Återupplösa verkligheten; i en värld där fiktionen kan säga sanningen, kan fiktionen leta sig in i världen för att transendera sannignen och skapa något helt nytt. Garantera bokens fortlevnad, wu wei, skapa mervärde som inte är beroende av boken utan bara beroende av vadän folks reaktioner blir. "Cirkulation"</text:p>
      <text:p text:style-name="Normal"><text:span text:style-name="T1599">Titel</text:span></text:p>
      <text:list text:style-name="LFO10" text:continue-numbering="true">
        <text:list-item>
          <text:p text:style-name="P1600">Die Verboten – Ett samhälle av pannlobspatienter</text:p>
        </text:list-item>
        <text:list-item>
          <text:p text:style-name="P1601">Die verboten – Om konceptpunkens död, the scientist och psykopomper</text:p>
        </text:list-item>
        <text:list-item>
          <text:p text:style-name="P1602">Die verboten – Konceptpunkens död, autismens autonomi och life design</text:p>
        </text:list-item>
        <text:list-item>
          <text:p text:style-name="P1603">Die verboten – Life design and the death of conceptual punk</text:p>
        </text:list-item>
        <text:list-item>
          <text:p text:style-name="P1604">Die Verboten – om respekten mellan människor</text:p>
        </text:list-item>
        <text:list-item>
          <text:p text:style-name="P1605">Die Verboten – en berättelse om sociala koder och världens möjligheter</text:p>
        </text:list-item>
      </text:list>
      <text:p text:style-name="Normal"><text:span text:style-name="T1606">Tagline:</text:span><text:s/>"Intressedriven elektronisk surrealism mitt i naturens uppmärksamhetsekonomie."</text:p>
      <text:list text:style-name="LFO9" text:continue-numbering="true">
        <text:list-item>
          <text:p text:style-name="P1607">Die Verboten – Kärlek övervinner allt</text:p>
        </text:list-item>
        <text:list-item>
          <text:p text:style-name="P1608">Die Verboten – Epik om psykopomper, kod och kärlek</text:p>
        </text:list-item>
        <text:list-item>
          <text:p text:style-name="P1609">Die Verboten – Varför Frankrike har fel</text:p>
        </text:list-item>
        <text:list-item>
          <text:p text:style-name="P1610">Die Verboten – En psykoroman</text:p>
        </text:list-item>
        <text:list-item>
          <text:p text:style-name="P1611">Die Verboten – Ett psykomytiskt äventyr i den digitala tidsålderns mörker</text:p>
        </text:list-item>
      </text:list>
      <text:p text:style-name="Normal"><text:span text:style-name="T1612">Baksidetext</text:span><text:s/>(tomt avsnitt)</text:p>
      <text:p text:style-name="Normal"><text:span text:style-name="T1613">Vision:</text:span><text:s/>Jävligt bra litteratur i ett nytt format, bryta ny mark i underhållningsformatet, tillgängliggöra litterära kvalitetsupplevelser för fler</text:p>
      <text:p text:style-name="Normal"><text:span text:style-name="T1614">Mission:</text:span><text:s/>Få våra vänner att skratta -&gt; skapa en grogrund för tankar att födas genom att "berätta en kul historia" -&gt; lura folk som aldrig skulle läsa den här typen av bok att tillägna sig det ändå -&gt; vara med och definiera litteraturens roll i det digitala samhället</text:p>
      <text:p text:style-name="Normal"><text:span text:style-name="T1615">Vad / Hur / Varför:</text:span><text:s/>För att det är så jävla kul och stimulerande.</text:p>
      <text:p text:style-name="Normal">– Hur hittade ni mig? – Vi stalkade dig på internet.</text:p>
      <text:p text:style-name="Normal"><text:span text:style-name="T1616">Spridda tankar</text:span></text:p>
      <text:p text:style-name="Normal">Adam: "Vad kan hemsida vara? Det vore jävligt coolt om det finns en hemsida som hänvisas till i berättelsen, tex Verboten, och som finns på riktigt."</text:p>
      <text:p text:style-name="Normal">Victor: "Ni kan få en inläsare på tåget, en som inte kostar supermycket utan känner att den vill göra. Ni borde tänka på vem ni skulle vilja läste in den." "Att inte släppa hela texten på en gång kan vara ett misstag. Att släppa 10 av 13 kapitel vore smartare än att släppa ett och ett (att bygga hype på det sättet vore risky)." "Vi borde knäppa pressbilder på er."</text:p>
      <text:p text:style-name="Normal">"Manusidén" Släppa hundra ex av manuset i ett format med fint papper. Dvs, designa en "bok" som ser ut som ett "manus".</text:p>
      <text:h text:style-name="Heading2" text:outline-level="2"/>
      <text:p text:style-name="P1617"/>
      <text:h text:style-name="Heading2" text:outline-level="2">MELLANRUBRIKER: Verboten Media sensommaren 2024</text:h>
      <text:p text:style-name="Normal"><text:span text:style-name="T1618">Källfil:</text:span><text:s/>MELLANRUBRIKER_ Verboten Media sensommaren 2024.docx |<text:s/><text:span text:style-name="T1619">Ändrad:</text:span><text:s/>2024-12-16</text:p>
      <text:p text:style-name="Normal">Verboten Media sensommaren 2024 presenterar Produktionens rubriksmappning</text:p>
      <text:p text:style-name="Normal"><text:span text:style-name="T1620">Metod:</text:span><text:s/>Single source topic-inspiererat</text:p>
      <text:p text:style-name="Normal"><text:span text:style-name="T1621">Förklaring, metod:</text:span><text:s/>Varje enskilt ämne i sin egen rätt som refererar till andra single source topics. I dokumentet syns metoden främst som uttänka mellanrubriker, där ett stort extensivt tankematerial som sträcker sig över vida vidder och slänger sig med generella anspråk kokas ned i publikvänligare, koncentrerade enheter. Rubrikerna kan i detta skede vara generella eller mer specifika, och i de specifika fallen skulle SST-c snarare förstås som single swarmed topic-content. Fördelarna med detta är överblick, utkristalliserad kärnfullhet och modulär användbarhet.</text:p>
      <text:p text:style-name="Normal">Uppmuntrad metametod för producenthatt: Uppmärksamma när ett begrepp förtjänar sin egna artikel.</text:p>
      <text:p text:style-name="Normal"><text:span text:style-name="T1622">Syfte:</text:span><text:s/>Memetiskt återupprättande av den Libertarianska drömlockelsen att bli lika självförsörjande, icke-våldsinitierande och lyckligt lottade som Petson &amp; Findus. Erbjuda ett värde på arenan.</text:p>
      <text:h text:style-name="Heading3" text:outline-level="3"/>
      <text:p text:style-name="P1623"/>
      <text:h text:style-name="Heading3" text:outline-level="3">20-årskrisen</text:h>
      <text:p text:style-name="Normal">Svensken känner 30-årskrisen som en biologisk klocka och en slags förvarning om 40-årskrisens existentiella, tidsmedvetna reflektionsövning. 30-årskrisen är dock ett nyare fenomen än 40-årskrisen, och det eftersom den individualistiska kulturströmningen skördar fler och fler offer, livslotter som tjänar empiriska syften inom narratologin. Nu är kulturen mogen ett nytt begrepp: och liksom de tidigare har 20-årskrisen egentligen alltid funnits, men bara som öppen hemlighet maskerad till decentraliserad, genrell initiationsrit som alltmer kläs av och blottas som ännu en elitistisk gallring för en kultur som är kollektivistisk i maskopi med en hetsdigitaliserad, tvångspragmatisk och elitistisk kunskapsekonomi.</text:p>
      <text:p text:style-name="Normal">20-åringen är två år in i myndig ålder och ser sig själv som vuxen. Samtidigt ser de vuxna-på-riktigt, de som har insyn i den öppna hemligheten, 20-åringen som ett barn. 20-åringen åtnjuter i egenskap av barn mer tolerans än vad som går att räkna med i senare åldrar. Misstag är en del av kunskapsförvärvandets design, och en generös tolkning av varför de inte presenteras den öppna hemligheten. En annan tolkning är konkurrensens logik, eftersom 20-åringen åtnjuter ungdom och lyckan att utnyttjas för andras syften utan att medvetet lida för det.</text:p>
      <text:p text:style-name="Normal">Men vad händer när 20-åringen får tillgång till kunskapen, anförtros sanningen i det skede av livet där den har större potens än den öppna hemlighetens retrospektiva förklaring? Vad gör 20-åringen som anförtros insikten om alla fel den gör och alla konstruktiva sätt att ändras på? Många 20-åringar törstar efter råd och hjälp. Unga vuxna i dag, också de som låter förlora sig i nihilism, törstar efter nåd.</text:p>
      <text:h text:style-name="Heading3" text:outline-level="3"/>
      <text:p text:style-name="P1624"/>
      <text:h text:style-name="Heading3" text:outline-level="3">Övergången från techautist till familjeman för 30-åriga memare</text:h>
      <text:p text:style-name="Normal">Techautisten är inget skällsord, än. Det är bara en konsekvens av kulturens utveckling enligt tangenternas riktning. Människor föds inte in i naturen längre, de föds in till kulturer. Kulturen som råder i det tredje millenniets inledning har en långt mer vidareutvecklad individualiseringsvektor än när hippierna gjorde uppror mot kapitalismens logik för sex decennier sedan. Den unga vuxna är mer alien än någonsin förr givet den teknologiska paradigmets oöverskådliga acceleration. Allteftersom distanserna mellan generationerna tilltar, minskar de unga utomjordingarnas förmåga att framgångsrikt hantera de paradoxala omständigheterna som neodjuret människan agerar inuti, en ekvation som börjar i känslolivet men emanciperar i dygd och uppbygglig agens. Det uppstår hål hos dessa unga människor som de saknar språk att känna av, lyfta upp och förankra i ens den intergenerationella kulturen - varpå teknologi erbjuder konkret mutation, men där kapacitet inte tillåts bära kroppen till hälsa, kan teknologin bara erbjuda substitut vars syften inte bara saknar mänsklig förankring, det kan mycket väl vara än värre, vi kanske inte ens har en aning om vad syftena är. Sådan är oron hos modern när barnet inte vill känna känslor, inte tycks förmögen att applicera empatins mentala fackulteter mot andra - och i en ångestens eureka-ögonblick inser den omsorgsfulle att techautisten inte heller kan iscensätta empati gentemot sig självt. Techautisten ser livet som ett problem att lösas med konkreta metoder i en enhetlig systematik vars kvalitet enbart bedöms utifrån hur effektivt den lyder programmeringen i att utföra maskineringarna som leder till utkomsterna. Den mänskliga essensen blir en inrutad isolerad produktionsmaskin av godtycklig kaliber.</text:p>
      <text:p text:style-name="Normal">Techautisten är en människa som saknar real potens i det sociala. Efterapningar, tondövhet, överkänslighet - det intervirtuella livet av representation förenklar komplexitetsgraden och möjliggör friktionsfrihet för techautisten som sluter sig till representationernas sociala arena. Techautisten har svårt att manövrera det sociala, som lätt blir överväldigande i krocken med det känsloliv som alltjämt besitter techautisten eftersom den är en människa - det som saknas är komponenter som möjliggör utsträckningen enligt det socialas givna natur, som inte går att koka ned i individuella rationella händelsekedjor. Man kan tala i termer av spegelneuroner eller empati, och techautisten kan väcka dem till liv genom att söka sig själv hos andra i kombination med medveten koncentrerad träning i att delta i andra människors sinne, exempelvis genom läsning av skönlitteratur.</text:p>
      <text:p text:style-name="Normal">Kring 30 är det dags för techautisten att bli familjeman. Men utifrån vilka libidinala flöden och konstruktioner kommer han låta strukturera sin psykologiska avatar där han inte längre än en effektivitetsproducent med materialiserade kpi:er, utan en förebild och en försörjare av mänsklighet?</text:p>
      <text:h text:style-name="Heading3" text:outline-level="3"/>
      <text:p text:style-name="P1625"/>
      <text:h text:style-name="Heading3" text:outline-level="3">Författarrollen som "social" funktion</text:h>
      <text:p text:style-name="Normal">En kanal till det kollektiva medvetandet för den som vill plantera saker där. Vad händer om man uppvärderar kunskap istället för att behandla den som utslagningsmekanismer? Bildung pingpung. Man hamnar i lärarskrået och får fajtas samma gamla fajt som alla som kan nåt, dvs distansera sig från de som inte vill lära sig</text:p>
      <text:h text:style-name="Heading2" text:outline-level="2"/>
      <text:p text:style-name="P1626"/>
      <text:h text:style-name="Heading2" text:outline-level="2">Voiceover Haglöfs – COPY FINAL DRAFT</text:h>
      <text:p text:style-name="Normal"><text:span text:style-name="T1627">Källfil:</text:span><text:s/>COPY FINAL DRAFT.docx |<text:s/><text:span text:style-name="T1628">Ändrad:</text:span><text:s/>2025-08-03</text:p>
      <text:p text:style-name="Normal">Voiceover Haglöfs av Verboten media juli 2025</text:p>
      <text:p text:style-name="Normal"><text:span text:style-name="T1629">Koncept:</text:span><text:s/>Copyn går genom tre centrala element, och väver pö om pö en väv som eskalerar mot ett "klimax". Detta klimax är inte en poäng eller händelse i berättelse utan mer av en sinnesvärldens sensmoral, en upplevelsernas umami.</text:p>
      <text:p text:style-name="Normal"><text:span text:style-name="T1630">Mål:</text:span><text:s/>Målet har varit att hitta så många gångbara formuleringar som möjligt för teamet att ta tillvara på. Om vi har lyckats med åtagandet ska voiceovern ge känslor av intima möten med livets gränser, minnens personliga intimitet, hikingerfarenheternas ojämförbara kvalitet… sublima naturupplevelser som överskrider vardagens utbud. Då finns också ett urval av ordval som förmedlar mänsklig rörelse genom terräng och landskap med en variation som motsvarar naturen. Dessutom är tanken att det generella anslaget, snarare än poetiskt, ska vara tillgängligt och grundat i tangerbara relaterbara bilder. Förhoppningen är att det livsbejakande, öppna och alltjämt sinnliga anslaget ska möta Haglöfs behov av generisk copy som inte fokuserar på en produkt utan på upplevelsen att hajka.</text:p>
      <text:p text:style-name="Normal"><text:span text:style-name="T1631">Lathund / läsguide / vision:</text:span><text:s/>Inledningsvis sätts ett narrativ som placerar hikingen i idévärlden. Idén växer och förändrar världen. Inledningsvis försöker språket låna av fraser som klingar av moderna åtaganden, slår an klanger av generellt projekt- och tekniskt karriärlingo. Narrativet pekar mot vad som är möjligt, vad som är verkligt verkligt. Detta är formen!</text:p>
      <text:p text:style-name="Normal">Detta bryts upp av nästa element: Smak, sensation, av hiking - dessa bygger en väg ut ur narrativets konnotationer till storyns poäng/klimax, och ger en uppsjö av tänkbara bildmoment. Detta är innehållet!</text:p>
      <text:p text:style-name="Normal">Det är först därefter det tredje elementet - "ramsan" - får djupvolym. Det är genom ramselementet vi hamrar in "sensmoralen"/viben/känslan/intrycket, små korta enrader av associationer och flödande energi, upprepningar som syftar till att associera Haglöfs till väldigt vanliga som samtidigt blir betingade till hajking. När detta element används kombineras form och innehåll i intensiv relaterbarhet!</text:p>
      <text:p text:style-name="Normal">Voiceovern itererar sedan på inslagen väg genom loopar av storytellling-element, smak-element och rams-element, systemsatt i klimaxsökande, slående copy.</text:p>
      <text:p text:style-name="Normal">För att tydliggöra visionen i praktiken, finns markeringar i //BÖRJAN AV MANUSET// som markerar //VILKET ELEMENT// som praktiseras. De numrerade förslagen kan ses som fristående enheter eller produceras i sin kronologiska helhet, "logiken" är densamma.</text:p>
      <text:h text:style-name="Heading3" text:outline-level="3">Voiceover Haglöfs – Manus 1</text:h>
      <text:p text:style-name="Normal"><text:span text:style-name="T1632">///STORY///</text:span></text:p>
      <text:p text:style-name="Normal">Most of the time, it's just an idea.</text:p>
      <text:p text:style-name="Normal">Step by step, among astounding variation, across vast layers, along trails of long gone.</text:p>
      <text:p text:style-name="Normal">Head up in the clouds, thoughts like clear water.</text:p>
      <text:p text:style-name="Normal"><text:span text:style-name="T1633">///SMAK///</text:span></text:p>
      <text:p text:style-name="Normal">Can you hear it? A shimmer across the skin. A shiver beneath the sternum. inside you streams a current, picks up steam; flowing;</text:p>
      <text:p text:style-name="Normal"><text:span text:style-name="T1634">///RAMSA///</text:span></text:p>
      <text:p text:style-name="Normal">To be within reach. On it. Upon it. Out of breath. Out and about. Onto it. Past it all.</text:p>
      <text:p text:style-name="Normal">It is not… about the big views. vast horizons, towering peaks or the perfect light.</text:p>
      <text:p text:style-name="Normal">To live and dream is not a technicality. It's not an idea. It is to go beyond. To take the next step. To carry through and follow up. To prolong and delay. Pause and reframe. To make way for another trip. To sleep in the thick of it. To wake in ever-fresh terrain and traverse through light.</text:p>
      <text:p text:style-name="Normal">2 (Most of the time, it's just an idea.) As ideas grow, desire follows along: An urge accompanies the longing. To not talk about it, where you'll go, why it is such a great escape. Where you are and what you long for. And then you get there. To be part of the trail, part of the rain, part of the soundscape, part of the silence. It rings through your ribs, like a bell buried in your chest. A low hum sliding between your vertebrae. The hush between the branches. just beyond the bandwidth, the transistors of daily life. Out and about, far away from the divide between harmony and dissonance. Noise transpose into texture. Alertness disentangle into attention, presence. It is not about what you can post, or name, or conquer Not a box to check or a blank space to fill Not something to make room for Rather, it is space that shapes you, in return. To be out of plans, out of signal, out of reasons, out of excuses, out in the open, to be unframed. To be out of the woods. To be dressed for the occasion Equipped with layers and layers of joy. To be late, and early, but really just awake. On the edge.</text:p>
      <text:p text:style-name="Normal">3 (And then you get there.) You can go anywhere. It's not just an idea, it's the nature of being. No one knows how long you'll last. Where you'll end up. Who'll you'll meet. Or what. How far you can go. How it can feel. You can tell the tale; that's because you have already been there. You can say where you've been, because you became it - the map, the moment, vanishing into something real. Your journey, your trip. To go off track To be caught off guard To face the wonder To wander To scale: and reiterate, recollect. To render and reframe. You'll show the pictures later on, but it won't be the same. How could it? Pixellated mediation dont make the cut. The visuals won't transform anyone. No snapshot can do the trick. No upload can conceive such heights, amass such depth, or carry such weight.</text:p>
      <text:p text:style-name="Normal">4 Moments of anywhere. Never lacking. Always in good spirit. Make or break a schedule. Right on time to vanish worthwhile. To make camp. To pick it up. To respirate. Where will you go for your next hike? You are almost there already. Just a little bit longer. If possible as soon as possible. Just in time. Everywhere, anywhere. The sublime immediacy of hiking does not account for your talents or rely on your expertise. Nature has been gifted to you, and you give back time. Time won't warm you in the great outdoors. The road won't reveal itself. Next leg up, as the other, precise and careful has found its grounding, One step after another. It'll go as far as you. Your urge. Your longing. Your will. Your wonder. Nowhere. Anywhere. Some places are not destinations; they are reminders that you're still there. The cold insists. The ridgeline reveals. Terrain shifts. Sunlight saturates. Bruises, glimpses, hanging rain, drips and drops, fog and berries, sticks and stone dusk and dawn rest and shade</text:p>
      <text:p text:style-name="Normal">5 To be far away. On track of the actual, a frontier for the further. Catch the drift of what escapes words, plans, projects, productivity. Remember, there is no list but if there were it would be endless. An apetite. For what's up next, an ability to take yet another step, into what lies beyond horizons of today. To have another shot. To have deep pockets. To have luck on your side. And lust for another. To describe joy. To teach endless opportunity. To have the time slip away. Like earth between your fingers. The wind touches your skin like memory. It strikes a root-note in your spine, vibrates, from toe to top, until your heart remembers its shape. To be flung by wind. The upward movement. To ascend. The smiling descent downhill. The scent of wildlife, revered creatures in discrete habitats. Nothing is like what awaits. Times like these in spaces like that. Moments stitched between thought and instinct. Movement along trails of long gone.</text:p>
      <text:p text:style-name="Normal">6 To wake cradled in earth's raw skin. To run through light like waves in water. To walk like the sky remembers you, your sweet embrace. To live and dream is not an idea it is a rhythm beneath thought, a muscle that remembers. It is movement with meaning, the wonder of being present even when no one sees. Not to mention real time. But what about real space? In due time. To go out hiking is about to go inside a greater now. Each day a return to motion, each step a hymn to persistence. To be around the tranquility of heights. To maneuver the mesmerizing slopes. To be adjacent. To partake in the indescribable. To unravel, unearth… tell tales of deep valleys and high peaks. The contemplative ecstasies of wilderness. To take your time. To be among and adrift. Yourself yet again. To share silence and awe. To sleep where the world breathes wild, held in the hush of wind and root. To rise with cold in your chest, stars fading, horizons unraveling at your feet. Great giants between the thumb and middle finger. To stretch the moment until it shivers, to stall the conclusions through presence, to make space for what wants to arrive. To push on. Slow and steady or fast, thrilling. One step after another like pulled on a string. As hunger sinks deep. As thirst climbs. To stumble over the crest, between the ears. Joy points: That's where to go. Rest just within reach, beyond belief beneath such clouds. Cross your fingers, tend to the trail. To tend to the flame, to find the dark as anything but empty. To be found by morning light.</text:p>
      <text:p text:style-name="Normal"><text:span text:style-name="T1635">Slask</text:span><text:s/>Leaves shimmer, catching stray light like scattered sparks, A slow phosphorescence through bush, branch, bark. Earth's voltage folding into your own. A sensory shiver, like sparks of heat coiling through the spinal cord, bright, deliberate, remembered. To drink water from your bare hands. Water flows, gentle currents among the violent streams, synthesizing quiet paths for the pulse of life in every ripple. An electric hum beneath the surface of stillness. A thread in the great circuitry of being, woven through muscle and mycelium, through bark, breath, and bone; part of a current beyond. The body recognizes what the mind never learned; a soul-like syntax, a reverb of resonance. The acoustic crackling of handmade fire. A faceless frequency. Was it always there? Is it always? Can you make it in time? What is there to be done? The fire cracks — no face, no name. And so, it becomes yours. You see what you need. You hear what you fear. Was it ever otherwise? Skies stretches and horizons unfold. Wind hauling an ancient charge through branches.</text:p>
      <text:h text:style-name="Heading2" text:outline-level="2">Metod: Tankefigur som ontologisk design av totalprojekt</text:h>
      <text:p text:style-name="Normal"><text:span text:style-name="T1636">Källfil:</text:span><text:s/>Metod_ Tankefigur som ontologisk design av totalprojekt.docx |<text:s/><text:span text:style-name="T1637">Ändrad:</text:span><text:s/>2024-08-09</text:p>
      <text:p text:style-name="Normal">Tankefigur Extremsubjektiv (dvs personlig så till den grad att den vågar utgå från sig själv för allas bästa, även om personen är extremt avvikande) skönlitteratur m. generativ output.</text:p>
      <text:p text:style-name="Normal">Se: Tankefiguren (de kan vara hur många som helst) raklång från fågelperspektiv, blick stilla i sitt stängda tält. Det fyrkantiga tälttyget är hans fragila person men också hans äventyrliga karaktär. Också detta tält, denna fyrkant är inuti en ytterligare fyrkant - som är inuti en ytterligare fyrkant - membran på membran på membran relaterar till varandra men är tillräckliga i sig själva. På hörnen av fyrkanterna som skissats upp på det vita arket skriver man dit orden som utgör tankefigurens värld. Se: Fyrkanterna är som våglängder och de är mentala bland annat och de pulserar ut ur tankefigurens pannben som en serietidningsskurk.</text:p>
      <text:p text:style-name="Normal">Fyrkantsströmmen tar slut någonstans bara för att komma igen som vore tankefiguren en portal eller övergångsfas. Tankefiguren är så ofrånkomligt resonant med Världen att… Den är ett verk.</text:p>
      <text:p text:style-name="Normal">En modell blir substinat för en ytterligare generativ modell. Känslohjulet kan bli en referensbank av moduler som i sin tur kan patchas in för signalsyntes.</text:p>
      <text:p text:style-name="Normal">Parodi ska göras med kärlek, men man kan göra mycket annat av kärlek. Så parodihjulet består av ett karaktärsgalleri med ikoniska troper, som i sin tur kan ha metadata med vidare referenser.</text:p>
      <text:p text:style-name="Normal">Kontring mot martyrkomplex: Skillnaden mellan att vara ett offer och att offra</text:p>
      <text:p text:style-name="Normal">Författarrollen som "social" funktion: en kanal till det kollektiva medvetandet för den som vill plantera saker där.</text:p>
      <text:p text:style-name="Normal">En till aspekt av berättelsen: Hyperindividualismen förkroppsligad i ett konkret konstprojekt under coming of age period.</text:p>
      <text:p text:style-name="Normal">De sade att individualismen bredde ut sig och teoretiserade kring hur den var skadlig och varför den är något att motverka, för mer än 50 år sedan. Här är vi nu, och i den mån konsten resonerar med andra har vi bevis för att den finns verkligen i oss på ett helt nytt sätt än förr, djupare och djupare borrar sig kulturen in i psyken.</text:p>
      <text:p text:style-name="Normal">Att alltid vara där, på nåder. Å andra sidan - vad sjukt, vad sjukt, hör och häpna, den som förkastar tyngden till förmån för lättjan löper risk att "vara ironisk"!</text:p>
      <text:p text:style-name="Normal">Det gick åt helvete Såklart! Skulle inte kunna Annorlunda eftersom det bara är Ett sår som blöder upprepade gånger Går inte att integrera eller att stöta bort Bara passera igenom Du råkar vara passagen Ät det konstigt om du inte orkar? Hade det varit annorlunda hade du mått bra Hade du mått bra hade jag varit annorlunda Hade jag varit glad hade du varit snäll Hade ingen stört hade vilan ägt rum Väldigt enkel påsåvis att till och med solen Är som en överraskning en ständig plåga Inget att kliva upp för Utan på grund av Man måste helt enkelt Sakna och i mån av förmåga fylla upp Inte som en spegel, den begärliga empatin Går genom förkroppsligad erfarenhet Väntar tills klockan slår Hur det ringer ut, skallrar i plasten designen Skulle reproducera i olika tonlägen Stämma överens med överenskommelser Hur som helst enligt designen Duktig så Duktig Ögonkontakten mot huden man försöker klä sig si eller så och hoppas bli skonad Ontologisk design-session m. Verboten Media på videolänk 2024</text:p>
      <text:p text:style-name="Normal"><text:span text:style-name="T1638">Extraherade topics:</text:span></text:p>
      <text:list text:style-name="LFO8" text:continue-numbering="true">
        <text:list-item>
          <text:p text:style-name="P1639">Ändamålet helgar medlen</text:p>
        </text:list-item>
        <text:list-item>
          <text:p text:style-name="P1640">Vad är konspirationer</text:p>
        </text:list-item>
        <text:list-item>
          <text:p text:style-name="P1641">Profetens konspiration</text:p>
        </text:list-item>
        <text:list-item>
          <text:p text:style-name="P1642">Post-animism</text:p>
        </text:list-item>
        <text:list-item>
          <text:p text:style-name="P1643">Att-Bli-Bra-energin</text:p>
        </text:list-item>
        <text:list-item>
          <text:p text:style-name="P1644">Instinkt till Konceptpunk</text:p>
        </text:list-item>
        <text:list-item>
          <text:p text:style-name="P1645">Dålig = Risk</text:p>
        </text:list-item>
        <text:list-item>
          <text:p text:style-name="P1646">Energiförnekelse</text:p>
        </text:list-item>
        <text:list-item>
          <text:p text:style-name="P1647">Kollektiv relationalism</text:p>
        </text:list-item>
        <text:list-item>
          <text:p text:style-name="P1648">Förbjudna metaprocesser</text:p>
        </text:list-item>
        <text:list-item>
          <text:p text:style-name="P1649">Felförstådda fundamentalt</text:p>
        </text:list-item>
        <text:list-item>
          <text:p text:style-name="P1650">Biologisk Mental Pessimism</text:p>
        </text:list-item>
        <text:list-item>
          <text:p text:style-name="P1651">LURAD-ENERGIN</text:p>
        </text:list-item>
        <text:list-item>
          <text:p text:style-name="P1652">Retirera</text:p>
        </text:list-item>
        <text:list-item>
          <text:p text:style-name="P1653">Forcerad synkronicitet</text:p>
        </text:list-item>
        <text:list-item>
          <text:p text:style-name="P1654">Distraktion som Produktion</text:p>
        </text:list-item>
        <text:list-item>
          <text:p text:style-name="P1655">Struktur = OGALET</text:p>
        </text:list-item>
        <text:list-item>
          <text:p text:style-name="P1656">TANGENTER</text:p>
        </text:list-item>
        <text:list-item>
          <text:p text:style-name="P1657">Hedra Fantasin</text:p>
        </text:list-item>
        <text:list-item>
          <text:p text:style-name="P1658">Krypto Representation</text:p>
        </text:list-item>
        <text:list-item>
          <text:p text:style-name="P1659">De Galna På Internet</text:p>
        </text:list-item>
        <text:list-item>
          <text:p text:style-name="P1660">Digital Fantasi</text:p>
        </text:list-item>
        <text:list-item>
          <text:p text:style-name="P1661">30-årig Memare</text:p>
        </text:list-item>
        <text:list-item>
          <text:p text:style-name="P1662">Neurotisk Substans</text:p>
        </text:list-item>
        <text:list-item>
          <text:p text:style-name="P1663">Reaktioner</text:p>
        </text:list-item>
      </text:list>
      <text:p text:style-name="Normal">Dokumentationen ovan är delvis skapad genom Verboten Medias AI för ontologisk design.</text:p>
      <text:h text:style-name="Heading3" text:outline-level="3">Verboten Media Skrivworkshop: Pre-rationell modularitet i spegelproxess</text:h>
      <text:p text:style-name="Normal">Skönlitterära totalevents (Exempelutkast) Workshop: Lektyrstuga 1</text:p>
      <text:p text:style-name="Normal"><text:span text:style-name="T1664">Vision:</text:span><text:s/>Lära ut extremlitterär produktionsteknisk metod i förorten eller vad man nu behöver göra för att bevara svensk kultur och få eu-bidrag etc etc tex. Tex.</text:p>
      <text:h text:style-name="Heading2" text:outline-level="2">Övriga identifierade filer med Verboten Media-relaterat innehåll</text:h>
      <text:p text:style-name="Normal">Nedan listas samtliga ytterligare filer som identifierades under sökningen och som innehåller eller sannolikt innehåller Verboten/Dawkin-relaterat material.</text:p>
      <table:table table:style-name="Table1665">
        <table:table-columns>
          <table:table-column table:style-name="TableColumn1666"/>
          <table:table-column table:style-name="TableColumn1667"/>
          <table:table-column table:style-name="TableColumn1668"/>
          <table:table-column table:style-name="TableColumn1669"/>
        </table:table-columns>
        <table:table-row table:style-name="TableRow1670">
          <table:table-cell table:style-name="TableCell1671">
            <text:p text:style-name="P1672">Filnamn</text:p>
          </table:table-cell>
          <table:table-cell table:style-name="TableCell1673">
            <text:p text:style-name="P1674">Typ</text:p>
          </table:table-cell>
          <table:table-cell table:style-name="TableCell1675">
            <text:p text:style-name="P1676">Ändrad</text:p>
          </table:table-cell>
          <table:table-cell table:style-name="TableCell1677">
            <text:p text:style-name="P1678">Sökmatchning</text:p>
          </table:table-cell>
        </table:table-row>
        <table:table-row table:style-name="TableRow1679">
          <table:table-cell table:style-name="TableCell1680">
            <text:p text:style-name="P1681">Die Verboten ___ redigeras i långdokumentet.docx</text:p>
          </table:table-cell>
          <table:table-cell table:style-name="TableCell1682">
            <text:p text:style-name="P1683">docx</text:p>
          </table:table-cell>
          <table:table-cell table:style-name="TableCell1684">
            <text:p text:style-name="P1685">2021-03-04</text:p>
          </table:table-cell>
          <table:table-cell table:style-name="TableCell1686">
            <text:p text:style-name="P1687">Verboten</text:p>
          </table:table-cell>
        </table:table-row>
        <table:table-row table:style-name="TableRow1688">
          <table:table-cell table:style-name="TableCell1689">
            <text:p text:style-name="P1690">Lokalstidningsartikeln om Verboten.docx</text:p>
          </table:table-cell>
          <table:table-cell table:style-name="TableCell1691">
            <text:p text:style-name="P1692">docx</text:p>
          </table:table-cell>
          <table:table-cell table:style-name="TableCell1693">
            <text:p text:style-name="P1694">2019-11-10</text:p>
          </table:table-cell>
          <table:table-cell table:style-name="TableCell1695">
            <text:p text:style-name="P1696">Verboten</text:p>
          </table:table-cell>
        </table:table-row>
        <table:table-row table:style-name="TableRow1697">
          <table:table-cell table:style-name="TableCell1698">
            <text:p text:style-name="P1699">Verboten Media Skrivworkshop Pre-rationell modularitet i spegelproxess.docx</text:p>
          </table:table-cell>
          <table:table-cell table:style-name="TableCell1700">
            <text:p text:style-name="P1701">docx</text:p>
          </table:table-cell>
          <table:table-cell table:style-name="TableCell1702">
            <text:p text:style-name="P1703">2024-08-09</text:p>
          </table:table-cell>
          <table:table-cell table:style-name="TableCell1704">
            <text:p text:style-name="P1705">Verboten Media</text:p>
          </table:table-cell>
        </table:table-row>
        <table:table-row table:style-name="TableRow1706">
          <table:table-cell table:style-name="TableCell1707">
            <text:p text:style-name="P1708">PRIVATE Verboten Board.rtb</text:p>
          </table:table-cell>
          <table:table-cell table:style-name="TableCell1709">
            <text:p text:style-name="P1710">rtb</text:p>
          </table:table-cell>
          <table:table-cell table:style-name="TableCell1711">
            <text:p text:style-name="P1712">2024-06-18</text:p>
          </table:table-cell>
          <table:table-cell table:style-name="TableCell1713">
            <text:p text:style-name="P1714">Verboten</text:p>
          </table:table-cell>
        </table:table-row>
        <table:table-row table:style-name="TableRow1715">
          <table:table-cell table:style-name="TableCell1716">
            <text:p text:style-name="P1717">PRIVATE Verboten Board (1).pdf</text:p>
          </table:table-cell>
          <table:table-cell table:style-name="TableCell1718">
            <text:p text:style-name="P1719">pdf</text:p>
          </table:table-cell>
          <table:table-cell table:style-name="TableCell1720">
            <text:p text:style-name="P1721">2024-06-18</text:p>
          </table:table-cell>
          <table:table-cell table:style-name="TableCell1722">
            <text:p text:style-name="P1723">Verboten</text:p>
          </table:table-cell>
        </table:table-row>
        <table:table-row table:style-name="TableRow1724">
          <table:table-cell table:style-name="TableCell1725">
            <text:p text:style-name="P1726">verboten media dilledalle.m4a</text:p>
          </table:table-cell>
          <table:table-cell table:style-name="TableCell1727">
            <text:p text:style-name="P1728">m4a (audio)</text:p>
          </table:table-cell>
          <table:table-cell table:style-name="TableCell1729">
            <text:p text:style-name="P1730">2022-12-29</text:p>
          </table:table-cell>
          <table:table-cell table:style-name="TableCell1731">
            <text:p text:style-name="P1732">Verboten Media</text:p>
          </table:table-cell>
        </table:table-row>
        <table:table-row table:style-name="TableRow1733">
          <table:table-cell table:style-name="TableCell1734">
            <text:p text:style-name="P1735">stride artefact.txt</text:p>
          </table:table-cell>
          <table:table-cell table:style-name="TableCell1736">
            <text:p text:style-name="P1737">txt</text:p>
          </table:table-cell>
          <table:table-cell table:style-name="TableCell1738">
            <text:p text:style-name="P1739">2026-04-08</text:p>
          </table:table-cell>
          <table:table-cell table:style-name="TableCell1740">
            <text:p text:style-name="P1741">Verboten Media</text:p>
          </table:table-cell>
        </table:table-row>
        <table:table-row table:style-name="TableRow1742">
          <table:table-cell table:style-name="TableCell1743">
            <text:p text:style-name="P1744">tidslinje, kvalitet.docx</text:p>
          </table:table-cell>
          <table:table-cell table:style-name="TableCell1745">
            <text:p text:style-name="P1746">docx</text:p>
          </table:table-cell>
          <table:table-cell table:style-name="TableCell1747">
            <text:p text:style-name="P1748">2020-12-20</text:p>
          </table:table-cell>
          <table:table-cell table:style-name="TableCell1749">
            <text:p text:style-name="P1750">Verboten</text:p>
          </table:table-cell>
        </table:table-row>
        <table:table-row table:style-name="TableRow1751">
          <table:table-cell table:style-name="TableCell1752">
            <text:p text:style-name="P1753">Google Keep-dokument (1).docx</text:p>
          </table:table-cell>
          <table:table-cell table:style-name="TableCell1754">
            <text:p text:style-name="P1755">docx</text:p>
          </table:table-cell>
          <table:table-cell table:style-name="TableCell1756">
            <text:p text:style-name="P1757">2026-04-08</text:p>
          </table:table-cell>
          <table:table-cell table:style-name="TableCell1758">
            <text:p text:style-name="P1759">Multiple matches</text:p>
          </table:table-cell>
        </table:table-row>
        <table:table-row table:style-name="TableRow1760">
          <table:table-cell table:style-name="TableCell1761">
            <text:p text:style-name="P1762">Fågelskrämman.pdf</text:p>
          </table:table-cell>
          <table:table-cell table:style-name="TableCell1763">
            <text:p text:style-name="P1764">pdf</text:p>
          </table:table-cell>
          <table:table-cell table:style-name="TableCell1765">
            <text:p text:style-name="P1766">2024-10-07</text:p>
          </table:table-cell>
          <table:table-cell table:style-name="TableCell1767">
            <text:p text:style-name="P1768">Verboten</text:p>
          </table:table-cell>
        </table:table-row>
        <table:table-row table:style-name="TableRow1769">
          <table:table-cell table:style-name="TableCell1770">
            <text:p text:style-name="P1771">synopsis_kapitelförteckning, fördjupning.docx</text:p>
          </table:table-cell>
          <table:table-cell table:style-name="TableCell1772">
            <text:p text:style-name="P1773">docx</text:p>
          </table:table-cell>
          <table:table-cell table:style-name="TableCell1774">
            <text:p text:style-name="P1775">2020-05-03</text:p>
          </table:table-cell>
          <table:table-cell table:style-name="TableCell1776">
            <text:p text:style-name="P1777">Verboten</text:p>
          </table:table-cell>
        </table:table-row>
        <table:table-row table:style-name="TableRow1778">
          <table:table-cell table:style-name="TableCell1779">
            <text:p text:style-name="P1780"/>
          </table:table-cell>
          <table:table-cell table:style-name="TableCell1781">
            <text:p text:style-name="P1782"/>
          </table:table-cell>
          <table:table-cell table:style-name="TableCell1783">
            <text:p text:style-name="P1784"/>
          </table:table-cell>
          <table:table-cell table:style-name="TableCell1785">
            <text:p text:style-name="P1786"/>
          </table:table-cell>
        </table:table-row>
      </table:table>
      <text:p text:style-name="Normal">En mapp med namnet "Verboten" hittades på OneDrive (ändrad 2026-03-30) men föreföll tom eller dess innehåll var inte indexerat av sökningen.</text:p>
      <text:p text:style-name="Normal"><text:span text:style-name="T1787">Noteringar</text:span></text:p>
      <text:p text:style-name="Normal">Sökningen genomfördes 2026-04-08 i OneDrive med nyckelorden: "Verboten", "Verboten Media", "Förlaget", "Förläggaren" och "Dawkin". Bildfiler (JPG, PNG) exkluderades från denna sammanställning då deras innehåll inte kunde verifieras som textinnehåll. Flera av de stora kapiteldokumenten (Die Verboten, Kasinokryssaren, Uppgörelsen, Långdokumentet m.fl.) innehåller sannolikt omfattande Verboten Media-relaterat narrativt material men var för stora att inkludera i sin helhet här. Filen "verboten media dilledalle.m4a" är en ljudfil (420 MB) vars innehåll inte kunde extraheras. Google Drive var inte anslutet vid söktillfället.</text:p>
      <text:p text:style-name="P1788"/>
      <text:p text:style-name="Normal"/>
      <text:p text:style-name="Normal"/>
      <text:p text:style-name="Normal"/>
      <text:p text:style-name="Normal"/>
      <text:p text:style-name="Normal"/>
      <text:p text:style-name="P1789"/>
      <text:p text:style-name="P17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svg:font-family="Courier" style:font-family-generic="system" style:font-pitch="variable" svg:panose-1="2 7 4 9 2 2 5 2 4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mbria"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libri" style:font-name-asian="MS Gothic"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libri" style:font-name-asian="MS Gothic" style:font-name-complex="Times New Roman" fo:color="#4F81BD"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Calibri"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color="#4F81BD"/>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libri" style:font-name-asian="MS Gothic"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libri" style:font-name-asian="MS Gothic"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libri" style:font-name-asian="MS Gothic" style:font-name-complex="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libri" style:font-name-asian="MS Gothic" style:font-name-complex="Times New Roman" fo:font-style="italic" style:font-style-asian="italic" style:font-style-complex="italic" fo:color="#4F81BD" fo:letter-spacing="0.0104in"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style style:name="BodyText2" style:display-name="Body Text 2" style:family="paragraph" style:parent-style-name="Normal">
      <style:paragraph-properties fo:margin-bottom="0.0833in" fo:line-height="200%"/>
      <style:text-properties fo:hyphenate="false"/>
    </style:style>
    <style:style style:name="BodyText2Char" style:display-name="Body Text 2 Char" style:family="text" style:parent-style-name="DefaultParagraphFont"/>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BodyText3Char" style:display-name="Body Text 3 Char" style:family="text" style:parent-style-name="DefaultParagraphFont">
      <style:text-properties fo:font-size="8pt" style:font-size-asian="8pt" style:font-size-complex="8pt"/>
    </style:style>
    <style:style style:name="List" style:display-name="List" style:family="paragraph" style:parent-style-name="Normal">
      <style:paragraph-properties fo:margin-left="0.25in" fo:text-indent="-0.25in">
        <style:tab-stops/>
      </style:paragraph-properties>
      <style:text-properties fo:hyphenate="false"/>
    </style:style>
    <style:style style:name="List2" style:display-name="List 2" style:family="paragraph" style:parent-style-name="Normal">
      <style:paragraph-properties fo:margin-left="0.5in" fo:text-indent="-0.25in">
        <style:tab-stops/>
      </style:paragraph-properties>
      <style:text-properties fo:hyphenate="false"/>
    </style:style>
    <style:style style:name="List3" style:display-name="List 3" style:family="paragraph" style:parent-style-name="Normal">
      <style:paragraph-properties fo:margin-left="0.75in" fo:text-indent="-0.25in">
        <style:tab-stops/>
      </style:paragraph-properties>
      <style:text-properties fo:hyphenate="false"/>
    </style:style>
    <style:style style:name="ListBullet" style:display-name="List Bullet" style:family="paragraph" style:parent-style-name="Normal" style:list-style-name="LFO20">
      <style:text-properties fo:hyphenate="false"/>
    </style:style>
    <style:style style:name="ListBullet2" style:display-name="List Bullet 2" style:family="paragraph" style:parent-style-name="Normal" style:list-style-name="LFO21">
      <style:text-properties fo:hyphenate="false"/>
    </style:style>
    <style:style style:name="ListBullet3" style:display-name="List Bullet 3" style:family="paragraph" style:parent-style-name="Normal" style:list-style-name="LFO22">
      <style:text-properties fo:hyphenate="false"/>
    </style:style>
    <style:style style:name="ListNumber" style:display-name="List Number" style:family="paragraph" style:parent-style-name="Normal" style:list-style-name="LFO24">
      <style:text-properties fo:hyphenate="false"/>
    </style:style>
    <style:style style:name="ListNumber2" style:display-name="List Number 2" style:family="paragraph" style:parent-style-name="Normal" style:list-style-name="LFO25">
      <style:text-properties fo:hyphenate="false"/>
    </style:style>
    <style:style style:name="ListNumber3" style:display-name="List Number 3" style:family="paragraph" style:parent-style-name="Normal" style:list-style-name="LFO26">
      <style:text-properties fo:hyphenate="false"/>
    </style:style>
    <style:style style:name="ListContinue" style:display-name="List Continue" style:family="paragraph" style:parent-style-name="Normal">
      <style:paragraph-properties fo:margin-bottom="0.0833in" fo:margin-left="0.25in">
        <style:tab-stops/>
      </style:paragraph-properties>
      <style:text-properties fo:hyphenate="false"/>
    </style:style>
    <style:style style:name="ListContinue2" style:display-name="List Continue 2" style:family="paragraph" style:parent-style-name="Normal">
      <style:paragraph-properties fo:margin-bottom="0.0833in" fo:margin-left="0.5in">
        <style:tab-stops/>
      </style:paragraph-properties>
      <style:text-properties fo:hyphenate="false"/>
    </style:style>
    <style:style style:name="ListContinue3" style:display-name="List Continue 3" style:family="paragraph" style:parent-style-name="Normal">
      <style:paragraph-properties fo:margin-bottom="0.0833in" fo:margin-left="0.75in">
        <style:tab-stops/>
      </style:paragraph-properties>
      <style:text-properties fo:hyphenate="false"/>
    </style:style>
    <style:style style:name="MacroText" style:display-name="Macro Text" style:family="paragraph">
      <style:paragraph-properties>
        <style:tab-stops>
          <style:tab-stop style:type="left" style:position="0.4in"/>
          <style:tab-stop style:type="left" style:position="0.8in"/>
          <style:tab-stop style:type="left" style:position="1.2in"/>
          <style:tab-stop style:type="left" style:position="1.6in"/>
          <style:tab-stop style:type="left" style:position="2in"/>
          <style:tab-stop style:type="left" style:position="2.4in"/>
          <style:tab-stop style:type="left" style:position="2.8in"/>
        </style:tab-stops>
      </style:paragraph-properties>
      <style:text-properties style:font-name="Courier" fo:font-size="10pt" style:font-size-asian="10pt" style:font-size-complex="10pt" fo:hyphenate="false"/>
    </style:style>
    <style:style style:name="MacroTextChar" style:display-name="Macro Text Char" style:family="text" style:parent-style-name="DefaultParagraphFont">
      <style:text-properties style:font-name="Courier" fo:font-size="10pt" style:font-size-asian="10pt" style:font-size-complex="10pt"/>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parent-style-name="DefaultParagraphFont">
      <style:text-properties fo:font-style="italic" style:font-style-asian="italic" style:font-style-complex="italic" fo:color="#000000"/>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libri" style:font-name-asian="MS Gothic" style:font-name-complex="Times New Roman" fo:color="#243F60"/>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libri" style:font-name-asian="MS Gothic"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20LVL1" style:family="text">
      <style:text-properties style:font-name="Symbol"/>
    </style: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21LVL1" style:family="text">
      <style:text-properties style:font-name="Symbol"/>
    </style: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WW_CharLFO22LVL1" style:family="text">
      <style:text-properties style:font-name="Symbol"/>
    </style: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style:style style:name="WW_CharLFO23LVL1" style:family="text">
      <style:text-properties style:font-name="Symbol"/>
    </style:style>
    <text:list-style style:name="LFO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2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text:start-value="1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2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28">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generated by python-docx</dc:description>
    <dc:subject/>
    <meta:initial-creator>python-docx</meta:initial-creator>
    <dc:creator>Marius Nygren</dc:creator>
    <meta:creation-date>2026-04-10T01:32:00Z</meta:creation-date>
    <dc:date>2026-04-10T01:32:00Z</dc:date>
    <meta:template xlink:href="Normal.dotm" xlink:type="simple"/>
    <meta:editing-cycles>3</meta:editing-cycles>
    <meta:editing-duration>PT0S</meta:editing-duration>
    <meta:document-statistic meta:page-count="1" meta:paragraph-count="134" meta:word-count="10034" meta:character-count="67097" meta:row-count="476" meta:non-whitespace-character-count="57197"/>
  </office:meta>
</office:document-meta>
</file>